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ＭＳ Ｐゴシック" svg:font-family="'ＭＳ Ｐゴシック'" style:font-adornments="標準" style:font-family-generic="modern" style:font-pitch="variable"/>
    <style:font-face style:name="Albany" svg:font-family="Albany" style:font-family-generic="swiss" style:font-pitch="variable"/>
    <style:font-face style:name="東風ゴシック" svg:font-family="東風ゴシック" style:font-family-generic="swiss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834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1.843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3.171cm"/>
    </style:style>
    <style:style style:name="co6" style:family="table-column">
      <style:table-column-properties fo:break-before="auto" style:column-width="4.509cm"/>
    </style:style>
    <style:style style:name="co7" style:family="table-column">
      <style:table-column-properties fo:break-before="auto" style:column-width="2.217cm"/>
    </style:style>
    <style:style style:name="co8" style:family="table-column">
      <style:table-column-properties fo:break-before="auto" style:column-width="2.235cm"/>
    </style:style>
    <style:style style:name="co9" style:family="table-column">
      <style:table-column-properties fo:break-before="auto" style:column-width="1.071cm"/>
    </style:style>
    <style:style style:name="co10" style:family="table-column">
      <style:table-column-properties fo:break-before="auto" style:column-width="4.184cm"/>
    </style:style>
    <style:style style:name="co11" style:family="table-column">
      <style:table-column-properties fo:break-before="auto" style:column-width="0.725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4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center" fo:margin-left="0cm"/>
      <style:text-properties fo:font-size="14pt"/>
    </style:style>
    <style:style style:name="ce3" style:family="table-cell" style:parent-style-name="Default">
      <style:text-properties style:font-name="ＭＳ Ｐゴシック" style:font-name-asian="ＭＳ Ｐゴシック" style:font-name-complex="Arial Unicode MS"/>
    </style:style>
  </office:automatic-styles>
  <office:body>
    <office:spreadsheet>
      <table:table table:name="Tab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7" table:default-cell-style-name="Default"/>
        <table:table-row table:style-name="ro1">
          <table:table-cell table:style-name="ce1" office:value-type="string">
            <text:p>ふりがな</text:p>
          </table:table-cell>
          <table:table-cell table:style-name="ce2" office:value-type="string">
            <text:p>氏名</text:p>
          </table:table-cell>
          <table:table-cell table:style-name="ce2" office:value-type="string">
            <text:p>〒</text:p>
          </table:table-cell>
          <table:table-cell table:style-name="ce2" office:value-type="string">
            <text:p>住所1</text:p>
          </table:table-cell>
          <table:table-cell table:style-name="ce2" office:value-type="string">
            <text:p>住所2</text:p>
          </table:table-cell>
          <table:table-cell table:style-name="ce2" office:value-type="string">
            <text:p>電話番号</text:p>
          </table:table-cell>
          <table:table-cell table:style-name="ce2" office:value-type="string">
            <text:p>会社名</text:p>
          </table:table-cell>
          <table:table-cell table:style-name="ce2" office:value-type="string">
            <text:p>部署名</text:p>
          </table:table-cell>
          <table:table-cell table:style-name="ce2" office:value-type="string">
            <text:p>役職</text:p>
          </table:table-cell>
          <table:table-cell table:style-name="ce2" office:value-type="string">
            <text:p>備考</text:p>
          </table:table-cell>
          <table:table-cell table:style-name="ce2" office:value-type="string">
            <text:p>敬称</text:p>
          </table:table-cell>
          <table:table-cell table:style-name="ce2" office:value-type="string">
            <text:p>住所（縦）</text:p>
          </table:table-cell>
          <table:table-cell table:style-name="ce2" office:value-type="string">
            <text:p>ｎ1</text:p>
          </table:table-cell>
          <table:table-cell table:style-name="ce2" office:value-type="string">
            <text:p>ｎ2</text:p>
          </table:table-cell>
          <table:table-cell table:style-name="ce2" office:value-type="string">
            <text:p>ｎ3</text:p>
          </table:table-cell>
          <table:table-cell table:style-name="ce2" office:value-type="string">
            <text:p>ｎ4</text:p>
          </table:table-cell>
          <table:table-cell table:style-name="ce2" office:value-type="string">
            <text:p>ｎ5</text:p>
          </table:table-cell>
          <table:table-cell table:style-name="ce2" office:value-type="string">
            <text:p>ｎ6</text:p>
          </table:table-cell>
          <table:table-cell table:style-name="ce2" office:value-type="string">
            <text:p>ｎ7</text:p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5"/>
          <table:table-cell office:value-type="string">
            <text:p>様</text:p>
          </table:table-cell>
          <table:table-cell table:formula="oooc:=SUBSTITUTE(SUBSTITUTE(SUBSTITUTE(SUBSTITUTE(SUBSTITUTE(SUBSTITUTE(SUBSTITUTE(SUBSTITUTE(SUBSTITUTE(SUBSTITUTE([.E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];1;1)">
            <text:p/>
          </table:table-cell>
          <table:table-cell table:style-name="ce3" table:formula="oooc:=MID([.$C2];2;1)">
            <text:p/>
          </table:table-cell>
          <table:table-cell table:style-name="ce3" table:formula="oooc:=MID([.$C2];3;1)">
            <text:p/>
          </table:table-cell>
          <table:table-cell table:style-name="ce3" table:formula="oooc:=MID([.$C2];5;1)">
            <text:p/>
          </table:table-cell>
          <table:table-cell table:style-name="ce3" table:formula="oooc:=MID([.$C2];6;1)">
            <text:p/>
          </table:table-cell>
          <table:table-cell table:style-name="ce3" table:formula="oooc:=MID([.$C2];7;1)">
            <text:p/>
          </table:table-cell>
          <table:table-cell table:style-name="ce3" table:formula="oooc:=MID([.$C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5"/>
          <table:table-cell office:value-type="string">
            <text:p>様</text:p>
          </table:table-cell>
          <table:table-cell table:formula="oooc:=SUBSTITUTE(SUBSTITUTE(SUBSTITUTE(SUBSTITUTE(SUBSTITUTE(SUBSTITUTE(SUBSTITUTE(SUBSTITUTE(SUBSTITUTE(SUBSTITUTE([.E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];1;1)">
            <text:p/>
          </table:table-cell>
          <table:table-cell table:style-name="ce3" table:formula="oooc:=MID([.$C3];2;1)">
            <text:p/>
          </table:table-cell>
          <table:table-cell table:style-name="ce3" table:formula="oooc:=MID([.$C3];3;1)">
            <text:p/>
          </table:table-cell>
          <table:table-cell table:style-name="ce3" table:formula="oooc:=MID([.$C3];5;1)">
            <text:p/>
          </table:table-cell>
          <table:table-cell table:style-name="ce3" table:formula="oooc:=MID([.$C3];6;1)">
            <text:p/>
          </table:table-cell>
          <table:table-cell table:style-name="ce3" table:formula="oooc:=MID([.$C3];7;1)">
            <text:p/>
          </table:table-cell>
          <table:table-cell table:style-name="ce3" table:formula="oooc:=MID([.$C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5"/>
          <table:table-cell office:value-type="string">
            <text:p>様</text:p>
          </table:table-cell>
          <table:table-cell table:formula="oooc:=SUBSTITUTE(SUBSTITUTE(SUBSTITUTE(SUBSTITUTE(SUBSTITUTE(SUBSTITUTE(SUBSTITUTE(SUBSTITUTE(SUBSTITUTE(SUBSTITUTE([.E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];1;1)">
            <text:p/>
          </table:table-cell>
          <table:table-cell table:style-name="ce3" table:formula="oooc:=MID([.$C4];2;1)">
            <text:p/>
          </table:table-cell>
          <table:table-cell table:style-name="ce3" table:formula="oooc:=MID([.$C4];3;1)">
            <text:p/>
          </table:table-cell>
          <table:table-cell table:style-name="ce3" table:formula="oooc:=MID([.$C4];5;1)">
            <text:p/>
          </table:table-cell>
          <table:table-cell table:style-name="ce3" table:formula="oooc:=MID([.$C4];6;1)">
            <text:p/>
          </table:table-cell>
          <table:table-cell table:style-name="ce3" table:formula="oooc:=MID([.$C4];7;1)">
            <text:p/>
          </table:table-cell>
          <table:table-cell table:style-name="ce3" table:formula="oooc:=MID([.$C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5"/>
          <table:table-cell office:value-type="string">
            <text:p>様</text:p>
          </table:table-cell>
          <table:table-cell table:formula="oooc:=SUBSTITUTE(SUBSTITUTE(SUBSTITUTE(SUBSTITUTE(SUBSTITUTE(SUBSTITUTE(SUBSTITUTE(SUBSTITUTE(SUBSTITUTE(SUBSTITUTE([.E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5];1;1)">
            <text:p/>
          </table:table-cell>
          <table:table-cell table:style-name="ce3" table:formula="oooc:=MID([.$C5];2;1)">
            <text:p/>
          </table:table-cell>
          <table:table-cell table:style-name="ce3" table:formula="oooc:=MID([.$C5];3;1)">
            <text:p/>
          </table:table-cell>
          <table:table-cell table:style-name="ce3" table:formula="oooc:=MID([.$C5];5;1)">
            <text:p/>
          </table:table-cell>
          <table:table-cell table:style-name="ce3" table:formula="oooc:=MID([.$C5];6;1)">
            <text:p/>
          </table:table-cell>
          <table:table-cell table:style-name="ce3" table:formula="oooc:=MID([.$C5];7;1)">
            <text:p/>
          </table:table-cell>
          <table:table-cell table:style-name="ce3" table:formula="oooc:=MID([.$C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5"/>
          <table:table-cell office:value-type="string">
            <text:p>様</text:p>
          </table:table-cell>
          <table:table-cell table:formula="oooc:=SUBSTITUTE(SUBSTITUTE(SUBSTITUTE(SUBSTITUTE(SUBSTITUTE(SUBSTITUTE(SUBSTITUTE(SUBSTITUTE(SUBSTITUTE(SUBSTITUTE([.E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6];1;1)">
            <text:p/>
          </table:table-cell>
          <table:table-cell table:style-name="ce3" table:formula="oooc:=MID([.$C6];2;1)">
            <text:p/>
          </table:table-cell>
          <table:table-cell table:style-name="ce3" table:formula="oooc:=MID([.$C6];3;1)">
            <text:p/>
          </table:table-cell>
          <table:table-cell table:style-name="ce3" table:formula="oooc:=MID([.$C6];5;1)">
            <text:p/>
          </table:table-cell>
          <table:table-cell table:style-name="ce3" table:formula="oooc:=MID([.$C6];6;1)">
            <text:p/>
          </table:table-cell>
          <table:table-cell table:style-name="ce3" table:formula="oooc:=MID([.$C6];7;1)">
            <text:p/>
          </table:table-cell>
          <table:table-cell table:style-name="ce3" table:formula="oooc:=MID([.$C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5"/>
          <table:table-cell office:value-type="string">
            <text:p>様</text:p>
          </table:table-cell>
          <table:table-cell table:formula="oooc:=SUBSTITUTE(SUBSTITUTE(SUBSTITUTE(SUBSTITUTE(SUBSTITUTE(SUBSTITUTE(SUBSTITUTE(SUBSTITUTE(SUBSTITUTE(SUBSTITUTE([.E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7];1;1)">
            <text:p/>
          </table:table-cell>
          <table:table-cell table:style-name="ce3" table:formula="oooc:=MID([.$C7];2;1)">
            <text:p/>
          </table:table-cell>
          <table:table-cell table:style-name="ce3" table:formula="oooc:=MID([.$C7];3;1)">
            <text:p/>
          </table:table-cell>
          <table:table-cell table:style-name="ce3" table:formula="oooc:=MID([.$C7];5;1)">
            <text:p/>
          </table:table-cell>
          <table:table-cell table:style-name="ce3" table:formula="oooc:=MID([.$C7];6;1)">
            <text:p/>
          </table:table-cell>
          <table:table-cell table:style-name="ce3" table:formula="oooc:=MID([.$C7];7;1)">
            <text:p/>
          </table:table-cell>
          <table:table-cell table:style-name="ce3" table:formula="oooc:=MID([.$C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5"/>
          <table:table-cell office:value-type="string">
            <text:p>様</text:p>
          </table:table-cell>
          <table:table-cell table:formula="oooc:=SUBSTITUTE(SUBSTITUTE(SUBSTITUTE(SUBSTITUTE(SUBSTITUTE(SUBSTITUTE(SUBSTITUTE(SUBSTITUTE(SUBSTITUTE(SUBSTITUTE([.E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8];1;1)">
            <text:p/>
          </table:table-cell>
          <table:table-cell table:style-name="ce3" table:formula="oooc:=MID([.$C8];2;1)">
            <text:p/>
          </table:table-cell>
          <table:table-cell table:style-name="ce3" table:formula="oooc:=MID([.$C8];3;1)">
            <text:p/>
          </table:table-cell>
          <table:table-cell table:style-name="ce3" table:formula="oooc:=MID([.$C8];5;1)">
            <text:p/>
          </table:table-cell>
          <table:table-cell table:style-name="ce3" table:formula="oooc:=MID([.$C8];6;1)">
            <text:p/>
          </table:table-cell>
          <table:table-cell table:style-name="ce3" table:formula="oooc:=MID([.$C8];7;1)">
            <text:p/>
          </table:table-cell>
          <table:table-cell table:style-name="ce3" table:formula="oooc:=MID([.$C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5"/>
          <table:table-cell office:value-type="string">
            <text:p>様</text:p>
          </table:table-cell>
          <table:table-cell table:formula="oooc:=SUBSTITUTE(SUBSTITUTE(SUBSTITUTE(SUBSTITUTE(SUBSTITUTE(SUBSTITUTE(SUBSTITUTE(SUBSTITUTE(SUBSTITUTE(SUBSTITUTE([.E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9];1;1)">
            <text:p/>
          </table:table-cell>
          <table:table-cell table:style-name="ce3" table:formula="oooc:=MID([.$C9];2;1)">
            <text:p/>
          </table:table-cell>
          <table:table-cell table:style-name="ce3" table:formula="oooc:=MID([.$C9];3;1)">
            <text:p/>
          </table:table-cell>
          <table:table-cell table:style-name="ce3" table:formula="oooc:=MID([.$C9];5;1)">
            <text:p/>
          </table:table-cell>
          <table:table-cell table:style-name="ce3" table:formula="oooc:=MID([.$C9];6;1)">
            <text:p/>
          </table:table-cell>
          <table:table-cell table:style-name="ce3" table:formula="oooc:=MID([.$C9];7;1)">
            <text:p/>
          </table:table-cell>
          <table:table-cell table:style-name="ce3" table:formula="oooc:=MID([.$C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5"/>
          <table:table-cell office:value-type="string">
            <text:p>様</text:p>
          </table:table-cell>
          <table:table-cell table:formula="oooc:=SUBSTITUTE(SUBSTITUTE(SUBSTITUTE(SUBSTITUTE(SUBSTITUTE(SUBSTITUTE(SUBSTITUTE(SUBSTITUTE(SUBSTITUTE(SUBSTITUTE([.E1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0];1;1)">
            <text:p/>
          </table:table-cell>
          <table:table-cell table:style-name="ce3" table:formula="oooc:=MID([.$C10];2;1)">
            <text:p/>
          </table:table-cell>
          <table:table-cell table:style-name="ce3" table:formula="oooc:=MID([.$C10];3;1)">
            <text:p/>
          </table:table-cell>
          <table:table-cell table:style-name="ce3" table:formula="oooc:=MID([.$C10];5;1)">
            <text:p/>
          </table:table-cell>
          <table:table-cell table:style-name="ce3" table:formula="oooc:=MID([.$C10];6;1)">
            <text:p/>
          </table:table-cell>
          <table:table-cell table:style-name="ce3" table:formula="oooc:=MID([.$C10];7;1)">
            <text:p/>
          </table:table-cell>
          <table:table-cell table:style-name="ce3" table:formula="oooc:=MID([.$C1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1];1;1)">
            <text:p/>
          </table:table-cell>
          <table:table-cell table:style-name="ce3" table:formula="oooc:=MID([.$C11];2;1)">
            <text:p/>
          </table:table-cell>
          <table:table-cell table:style-name="ce3" table:formula="oooc:=MID([.$C11];3;1)">
            <text:p/>
          </table:table-cell>
          <table:table-cell table:style-name="ce3" table:formula="oooc:=MID([.$C11];5;1)">
            <text:p/>
          </table:table-cell>
          <table:table-cell table:style-name="ce3" table:formula="oooc:=MID([.$C11];6;1)">
            <text:p/>
          </table:table-cell>
          <table:table-cell table:style-name="ce3" table:formula="oooc:=MID([.$C11];7;1)">
            <text:p/>
          </table:table-cell>
          <table:table-cell table:style-name="ce3" table:formula="oooc:=MID([.$C1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2];1;1)">
            <text:p/>
          </table:table-cell>
          <table:table-cell table:style-name="ce3" table:formula="oooc:=MID([.$C12];2;1)">
            <text:p/>
          </table:table-cell>
          <table:table-cell table:style-name="ce3" table:formula="oooc:=MID([.$C12];3;1)">
            <text:p/>
          </table:table-cell>
          <table:table-cell table:style-name="ce3" table:formula="oooc:=MID([.$C12];5;1)">
            <text:p/>
          </table:table-cell>
          <table:table-cell table:style-name="ce3" table:formula="oooc:=MID([.$C12];6;1)">
            <text:p/>
          </table:table-cell>
          <table:table-cell table:style-name="ce3" table:formula="oooc:=MID([.$C12];7;1)">
            <text:p/>
          </table:table-cell>
          <table:table-cell table:style-name="ce3" table:formula="oooc:=MID([.$C1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3];1;1)">
            <text:p/>
          </table:table-cell>
          <table:table-cell table:style-name="ce3" table:formula="oooc:=MID([.$C13];2;1)">
            <text:p/>
          </table:table-cell>
          <table:table-cell table:style-name="ce3" table:formula="oooc:=MID([.$C13];3;1)">
            <text:p/>
          </table:table-cell>
          <table:table-cell table:style-name="ce3" table:formula="oooc:=MID([.$C13];5;1)">
            <text:p/>
          </table:table-cell>
          <table:table-cell table:style-name="ce3" table:formula="oooc:=MID([.$C13];6;1)">
            <text:p/>
          </table:table-cell>
          <table:table-cell table:style-name="ce3" table:formula="oooc:=MID([.$C13];7;1)">
            <text:p/>
          </table:table-cell>
          <table:table-cell table:style-name="ce3" table:formula="oooc:=MID([.$C1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4];1;1)">
            <text:p/>
          </table:table-cell>
          <table:table-cell table:style-name="ce3" table:formula="oooc:=MID([.$C14];2;1)">
            <text:p/>
          </table:table-cell>
          <table:table-cell table:style-name="ce3" table:formula="oooc:=MID([.$C14];3;1)">
            <text:p/>
          </table:table-cell>
          <table:table-cell table:style-name="ce3" table:formula="oooc:=MID([.$C14];5;1)">
            <text:p/>
          </table:table-cell>
          <table:table-cell table:style-name="ce3" table:formula="oooc:=MID([.$C14];6;1)">
            <text:p/>
          </table:table-cell>
          <table:table-cell table:style-name="ce3" table:formula="oooc:=MID([.$C14];7;1)">
            <text:p/>
          </table:table-cell>
          <table:table-cell table:style-name="ce3" table:formula="oooc:=MID([.$C1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5];1;1)">
            <text:p/>
          </table:table-cell>
          <table:table-cell table:style-name="ce3" table:formula="oooc:=MID([.$C15];2;1)">
            <text:p/>
          </table:table-cell>
          <table:table-cell table:style-name="ce3" table:formula="oooc:=MID([.$C15];3;1)">
            <text:p/>
          </table:table-cell>
          <table:table-cell table:style-name="ce3" table:formula="oooc:=MID([.$C15];5;1)">
            <text:p/>
          </table:table-cell>
          <table:table-cell table:style-name="ce3" table:formula="oooc:=MID([.$C15];6;1)">
            <text:p/>
          </table:table-cell>
          <table:table-cell table:style-name="ce3" table:formula="oooc:=MID([.$C15];7;1)">
            <text:p/>
          </table:table-cell>
          <table:table-cell table:style-name="ce3" table:formula="oooc:=MID([.$C1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6];1;1)">
            <text:p/>
          </table:table-cell>
          <table:table-cell table:style-name="ce3" table:formula="oooc:=MID([.$C16];2;1)">
            <text:p/>
          </table:table-cell>
          <table:table-cell table:style-name="ce3" table:formula="oooc:=MID([.$C16];3;1)">
            <text:p/>
          </table:table-cell>
          <table:table-cell table:style-name="ce3" table:formula="oooc:=MID([.$C16];5;1)">
            <text:p/>
          </table:table-cell>
          <table:table-cell table:style-name="ce3" table:formula="oooc:=MID([.$C16];6;1)">
            <text:p/>
          </table:table-cell>
          <table:table-cell table:style-name="ce3" table:formula="oooc:=MID([.$C16];7;1)">
            <text:p/>
          </table:table-cell>
          <table:table-cell table:style-name="ce3" table:formula="oooc:=MID([.$C1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7];1;1)">
            <text:p/>
          </table:table-cell>
          <table:table-cell table:style-name="ce3" table:formula="oooc:=MID([.$C17];2;1)">
            <text:p/>
          </table:table-cell>
          <table:table-cell table:style-name="ce3" table:formula="oooc:=MID([.$C17];3;1)">
            <text:p/>
          </table:table-cell>
          <table:table-cell table:style-name="ce3" table:formula="oooc:=MID([.$C17];5;1)">
            <text:p/>
          </table:table-cell>
          <table:table-cell table:style-name="ce3" table:formula="oooc:=MID([.$C17];6;1)">
            <text:p/>
          </table:table-cell>
          <table:table-cell table:style-name="ce3" table:formula="oooc:=MID([.$C17];7;1)">
            <text:p/>
          </table:table-cell>
          <table:table-cell table:style-name="ce3" table:formula="oooc:=MID([.$C1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8];1;1)">
            <text:p/>
          </table:table-cell>
          <table:table-cell table:style-name="ce3" table:formula="oooc:=MID([.$C18];2;1)">
            <text:p/>
          </table:table-cell>
          <table:table-cell table:style-name="ce3" table:formula="oooc:=MID([.$C18];3;1)">
            <text:p/>
          </table:table-cell>
          <table:table-cell table:style-name="ce3" table:formula="oooc:=MID([.$C18];5;1)">
            <text:p/>
          </table:table-cell>
          <table:table-cell table:style-name="ce3" table:formula="oooc:=MID([.$C18];6;1)">
            <text:p/>
          </table:table-cell>
          <table:table-cell table:style-name="ce3" table:formula="oooc:=MID([.$C18];7;1)">
            <text:p/>
          </table:table-cell>
          <table:table-cell table:style-name="ce3" table:formula="oooc:=MID([.$C1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9];1;1)">
            <text:p/>
          </table:table-cell>
          <table:table-cell table:style-name="ce3" table:formula="oooc:=MID([.$C19];2;1)">
            <text:p/>
          </table:table-cell>
          <table:table-cell table:style-name="ce3" table:formula="oooc:=MID([.$C19];3;1)">
            <text:p/>
          </table:table-cell>
          <table:table-cell table:style-name="ce3" table:formula="oooc:=MID([.$C19];5;1)">
            <text:p/>
          </table:table-cell>
          <table:table-cell table:style-name="ce3" table:formula="oooc:=MID([.$C19];6;1)">
            <text:p/>
          </table:table-cell>
          <table:table-cell table:style-name="ce3" table:formula="oooc:=MID([.$C19];7;1)">
            <text:p/>
          </table:table-cell>
          <table:table-cell table:style-name="ce3" table:formula="oooc:=MID([.$C1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0];1;1)">
            <text:p/>
          </table:table-cell>
          <table:table-cell table:style-name="ce3" table:formula="oooc:=MID([.$C20];2;1)">
            <text:p/>
          </table:table-cell>
          <table:table-cell table:style-name="ce3" table:formula="oooc:=MID([.$C20];3;1)">
            <text:p/>
          </table:table-cell>
          <table:table-cell table:style-name="ce3" table:formula="oooc:=MID([.$C20];5;1)">
            <text:p/>
          </table:table-cell>
          <table:table-cell table:style-name="ce3" table:formula="oooc:=MID([.$C20];6;1)">
            <text:p/>
          </table:table-cell>
          <table:table-cell table:style-name="ce3" table:formula="oooc:=MID([.$C20];7;1)">
            <text:p/>
          </table:table-cell>
          <table:table-cell table:style-name="ce3" table:formula="oooc:=MID([.$C2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1];1;1)">
            <text:p/>
          </table:table-cell>
          <table:table-cell table:style-name="ce3" table:formula="oooc:=MID([.$C21];2;1)">
            <text:p/>
          </table:table-cell>
          <table:table-cell table:style-name="ce3" table:formula="oooc:=MID([.$C21];3;1)">
            <text:p/>
          </table:table-cell>
          <table:table-cell table:style-name="ce3" table:formula="oooc:=MID([.$C21];5;1)">
            <text:p/>
          </table:table-cell>
          <table:table-cell table:style-name="ce3" table:formula="oooc:=MID([.$C21];6;1)">
            <text:p/>
          </table:table-cell>
          <table:table-cell table:style-name="ce3" table:formula="oooc:=MID([.$C21];7;1)">
            <text:p/>
          </table:table-cell>
          <table:table-cell table:style-name="ce3" table:formula="oooc:=MID([.$C2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2];1;1)">
            <text:p/>
          </table:table-cell>
          <table:table-cell table:style-name="ce3" table:formula="oooc:=MID([.$C22];2;1)">
            <text:p/>
          </table:table-cell>
          <table:table-cell table:style-name="ce3" table:formula="oooc:=MID([.$C22];3;1)">
            <text:p/>
          </table:table-cell>
          <table:table-cell table:style-name="ce3" table:formula="oooc:=MID([.$C22];5;1)">
            <text:p/>
          </table:table-cell>
          <table:table-cell table:style-name="ce3" table:formula="oooc:=MID([.$C22];6;1)">
            <text:p/>
          </table:table-cell>
          <table:table-cell table:style-name="ce3" table:formula="oooc:=MID([.$C22];7;1)">
            <text:p/>
          </table:table-cell>
          <table:table-cell table:style-name="ce3" table:formula="oooc:=MID([.$C2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3];1;1)">
            <text:p/>
          </table:table-cell>
          <table:table-cell table:style-name="ce3" table:formula="oooc:=MID([.$C23];2;1)">
            <text:p/>
          </table:table-cell>
          <table:table-cell table:style-name="ce3" table:formula="oooc:=MID([.$C23];3;1)">
            <text:p/>
          </table:table-cell>
          <table:table-cell table:style-name="ce3" table:formula="oooc:=MID([.$C23];5;1)">
            <text:p/>
          </table:table-cell>
          <table:table-cell table:style-name="ce3" table:formula="oooc:=MID([.$C23];6;1)">
            <text:p/>
          </table:table-cell>
          <table:table-cell table:style-name="ce3" table:formula="oooc:=MID([.$C23];7;1)">
            <text:p/>
          </table:table-cell>
          <table:table-cell table:style-name="ce3" table:formula="oooc:=MID([.$C2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4];1;1)">
            <text:p/>
          </table:table-cell>
          <table:table-cell table:style-name="ce3" table:formula="oooc:=MID([.$C24];2;1)">
            <text:p/>
          </table:table-cell>
          <table:table-cell table:style-name="ce3" table:formula="oooc:=MID([.$C24];3;1)">
            <text:p/>
          </table:table-cell>
          <table:table-cell table:style-name="ce3" table:formula="oooc:=MID([.$C24];5;1)">
            <text:p/>
          </table:table-cell>
          <table:table-cell table:style-name="ce3" table:formula="oooc:=MID([.$C24];6;1)">
            <text:p/>
          </table:table-cell>
          <table:table-cell table:style-name="ce3" table:formula="oooc:=MID([.$C24];7;1)">
            <text:p/>
          </table:table-cell>
          <table:table-cell table:style-name="ce3" table:formula="oooc:=MID([.$C2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5];1;1)">
            <text:p/>
          </table:table-cell>
          <table:table-cell table:style-name="ce3" table:formula="oooc:=MID([.$C25];2;1)">
            <text:p/>
          </table:table-cell>
          <table:table-cell table:style-name="ce3" table:formula="oooc:=MID([.$C25];3;1)">
            <text:p/>
          </table:table-cell>
          <table:table-cell table:style-name="ce3" table:formula="oooc:=MID([.$C25];5;1)">
            <text:p/>
          </table:table-cell>
          <table:table-cell table:style-name="ce3" table:formula="oooc:=MID([.$C25];6;1)">
            <text:p/>
          </table:table-cell>
          <table:table-cell table:style-name="ce3" table:formula="oooc:=MID([.$C25];7;1)">
            <text:p/>
          </table:table-cell>
          <table:table-cell table:style-name="ce3" table:formula="oooc:=MID([.$C2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6];1;1)">
            <text:p/>
          </table:table-cell>
          <table:table-cell table:style-name="ce3" table:formula="oooc:=MID([.$C26];2;1)">
            <text:p/>
          </table:table-cell>
          <table:table-cell table:style-name="ce3" table:formula="oooc:=MID([.$C26];3;1)">
            <text:p/>
          </table:table-cell>
          <table:table-cell table:style-name="ce3" table:formula="oooc:=MID([.$C26];5;1)">
            <text:p/>
          </table:table-cell>
          <table:table-cell table:style-name="ce3" table:formula="oooc:=MID([.$C26];6;1)">
            <text:p/>
          </table:table-cell>
          <table:table-cell table:style-name="ce3" table:formula="oooc:=MID([.$C26];7;1)">
            <text:p/>
          </table:table-cell>
          <table:table-cell table:style-name="ce3" table:formula="oooc:=MID([.$C2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7];1;1)">
            <text:p/>
          </table:table-cell>
          <table:table-cell table:style-name="ce3" table:formula="oooc:=MID([.$C27];2;1)">
            <text:p/>
          </table:table-cell>
          <table:table-cell table:style-name="ce3" table:formula="oooc:=MID([.$C27];3;1)">
            <text:p/>
          </table:table-cell>
          <table:table-cell table:style-name="ce3" table:formula="oooc:=MID([.$C27];5;1)">
            <text:p/>
          </table:table-cell>
          <table:table-cell table:style-name="ce3" table:formula="oooc:=MID([.$C27];6;1)">
            <text:p/>
          </table:table-cell>
          <table:table-cell table:style-name="ce3" table:formula="oooc:=MID([.$C27];7;1)">
            <text:p/>
          </table:table-cell>
          <table:table-cell table:style-name="ce3" table:formula="oooc:=MID([.$C2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8];1;1)">
            <text:p/>
          </table:table-cell>
          <table:table-cell table:style-name="ce3" table:formula="oooc:=MID([.$C28];2;1)">
            <text:p/>
          </table:table-cell>
          <table:table-cell table:style-name="ce3" table:formula="oooc:=MID([.$C28];3;1)">
            <text:p/>
          </table:table-cell>
          <table:table-cell table:style-name="ce3" table:formula="oooc:=MID([.$C28];5;1)">
            <text:p/>
          </table:table-cell>
          <table:table-cell table:style-name="ce3" table:formula="oooc:=MID([.$C28];6;1)">
            <text:p/>
          </table:table-cell>
          <table:table-cell table:style-name="ce3" table:formula="oooc:=MID([.$C28];7;1)">
            <text:p/>
          </table:table-cell>
          <table:table-cell table:style-name="ce3" table:formula="oooc:=MID([.$C2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9];1;1)">
            <text:p/>
          </table:table-cell>
          <table:table-cell table:style-name="ce3" table:formula="oooc:=MID([.$C29];2;1)">
            <text:p/>
          </table:table-cell>
          <table:table-cell table:style-name="ce3" table:formula="oooc:=MID([.$C29];3;1)">
            <text:p/>
          </table:table-cell>
          <table:table-cell table:style-name="ce3" table:formula="oooc:=MID([.$C29];5;1)">
            <text:p/>
          </table:table-cell>
          <table:table-cell table:style-name="ce3" table:formula="oooc:=MID([.$C29];6;1)">
            <text:p/>
          </table:table-cell>
          <table:table-cell table:style-name="ce3" table:formula="oooc:=MID([.$C29];7;1)">
            <text:p/>
          </table:table-cell>
          <table:table-cell table:style-name="ce3" table:formula="oooc:=MID([.$C2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0];1;1)">
            <text:p/>
          </table:table-cell>
          <table:table-cell table:style-name="ce3" table:formula="oooc:=MID([.$C30];2;1)">
            <text:p/>
          </table:table-cell>
          <table:table-cell table:style-name="ce3" table:formula="oooc:=MID([.$C30];3;1)">
            <text:p/>
          </table:table-cell>
          <table:table-cell table:style-name="ce3" table:formula="oooc:=MID([.$C30];5;1)">
            <text:p/>
          </table:table-cell>
          <table:table-cell table:style-name="ce3" table:formula="oooc:=MID([.$C30];6;1)">
            <text:p/>
          </table:table-cell>
          <table:table-cell table:style-name="ce3" table:formula="oooc:=MID([.$C30];7;1)">
            <text:p/>
          </table:table-cell>
          <table:table-cell table:style-name="ce3" table:formula="oooc:=MID([.$C3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1];1;1)">
            <text:p/>
          </table:table-cell>
          <table:table-cell table:style-name="ce3" table:formula="oooc:=MID([.$C31];2;1)">
            <text:p/>
          </table:table-cell>
          <table:table-cell table:style-name="ce3" table:formula="oooc:=MID([.$C31];3;1)">
            <text:p/>
          </table:table-cell>
          <table:table-cell table:style-name="ce3" table:formula="oooc:=MID([.$C31];5;1)">
            <text:p/>
          </table:table-cell>
          <table:table-cell table:style-name="ce3" table:formula="oooc:=MID([.$C31];6;1)">
            <text:p/>
          </table:table-cell>
          <table:table-cell table:style-name="ce3" table:formula="oooc:=MID([.$C31];7;1)">
            <text:p/>
          </table:table-cell>
          <table:table-cell table:style-name="ce3" table:formula="oooc:=MID([.$C3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2];1;1)">
            <text:p/>
          </table:table-cell>
          <table:table-cell table:style-name="ce3" table:formula="oooc:=MID([.$C32];2;1)">
            <text:p/>
          </table:table-cell>
          <table:table-cell table:style-name="ce3" table:formula="oooc:=MID([.$C32];3;1)">
            <text:p/>
          </table:table-cell>
          <table:table-cell table:style-name="ce3" table:formula="oooc:=MID([.$C32];5;1)">
            <text:p/>
          </table:table-cell>
          <table:table-cell table:style-name="ce3" table:formula="oooc:=MID([.$C32];6;1)">
            <text:p/>
          </table:table-cell>
          <table:table-cell table:style-name="ce3" table:formula="oooc:=MID([.$C32];7;1)">
            <text:p/>
          </table:table-cell>
          <table:table-cell table:style-name="ce3" table:formula="oooc:=MID([.$C3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3];1;1)">
            <text:p/>
          </table:table-cell>
          <table:table-cell table:style-name="ce3" table:formula="oooc:=MID([.$C33];2;1)">
            <text:p/>
          </table:table-cell>
          <table:table-cell table:style-name="ce3" table:formula="oooc:=MID([.$C33];3;1)">
            <text:p/>
          </table:table-cell>
          <table:table-cell table:style-name="ce3" table:formula="oooc:=MID([.$C33];5;1)">
            <text:p/>
          </table:table-cell>
          <table:table-cell table:style-name="ce3" table:formula="oooc:=MID([.$C33];6;1)">
            <text:p/>
          </table:table-cell>
          <table:table-cell table:style-name="ce3" table:formula="oooc:=MID([.$C33];7;1)">
            <text:p/>
          </table:table-cell>
          <table:table-cell table:style-name="ce3" table:formula="oooc:=MID([.$C3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4];1;1)">
            <text:p/>
          </table:table-cell>
          <table:table-cell table:style-name="ce3" table:formula="oooc:=MID([.$C34];2;1)">
            <text:p/>
          </table:table-cell>
          <table:table-cell table:style-name="ce3" table:formula="oooc:=MID([.$C34];3;1)">
            <text:p/>
          </table:table-cell>
          <table:table-cell table:style-name="ce3" table:formula="oooc:=MID([.$C34];5;1)">
            <text:p/>
          </table:table-cell>
          <table:table-cell table:style-name="ce3" table:formula="oooc:=MID([.$C34];6;1)">
            <text:p/>
          </table:table-cell>
          <table:table-cell table:style-name="ce3" table:formula="oooc:=MID([.$C34];7;1)">
            <text:p/>
          </table:table-cell>
          <table:table-cell table:style-name="ce3" table:formula="oooc:=MID([.$C3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5];1;1)">
            <text:p/>
          </table:table-cell>
          <table:table-cell table:style-name="ce3" table:formula="oooc:=MID([.$C35];2;1)">
            <text:p/>
          </table:table-cell>
          <table:table-cell table:style-name="ce3" table:formula="oooc:=MID([.$C35];3;1)">
            <text:p/>
          </table:table-cell>
          <table:table-cell table:style-name="ce3" table:formula="oooc:=MID([.$C35];5;1)">
            <text:p/>
          </table:table-cell>
          <table:table-cell table:style-name="ce3" table:formula="oooc:=MID([.$C35];6;1)">
            <text:p/>
          </table:table-cell>
          <table:table-cell table:style-name="ce3" table:formula="oooc:=MID([.$C35];7;1)">
            <text:p/>
          </table:table-cell>
          <table:table-cell table:style-name="ce3" table:formula="oooc:=MID([.$C3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6];1;1)">
            <text:p/>
          </table:table-cell>
          <table:table-cell table:style-name="ce3" table:formula="oooc:=MID([.$C36];2;1)">
            <text:p/>
          </table:table-cell>
          <table:table-cell table:style-name="ce3" table:formula="oooc:=MID([.$C36];3;1)">
            <text:p/>
          </table:table-cell>
          <table:table-cell table:style-name="ce3" table:formula="oooc:=MID([.$C36];5;1)">
            <text:p/>
          </table:table-cell>
          <table:table-cell table:style-name="ce3" table:formula="oooc:=MID([.$C36];6;1)">
            <text:p/>
          </table:table-cell>
          <table:table-cell table:style-name="ce3" table:formula="oooc:=MID([.$C36];7;1)">
            <text:p/>
          </table:table-cell>
          <table:table-cell table:style-name="ce3" table:formula="oooc:=MID([.$C3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7];1;1)">
            <text:p/>
          </table:table-cell>
          <table:table-cell table:style-name="ce3" table:formula="oooc:=MID([.$C37];2;1)">
            <text:p/>
          </table:table-cell>
          <table:table-cell table:style-name="ce3" table:formula="oooc:=MID([.$C37];3;1)">
            <text:p/>
          </table:table-cell>
          <table:table-cell table:style-name="ce3" table:formula="oooc:=MID([.$C37];5;1)">
            <text:p/>
          </table:table-cell>
          <table:table-cell table:style-name="ce3" table:formula="oooc:=MID([.$C37];6;1)">
            <text:p/>
          </table:table-cell>
          <table:table-cell table:style-name="ce3" table:formula="oooc:=MID([.$C37];7;1)">
            <text:p/>
          </table:table-cell>
          <table:table-cell table:style-name="ce3" table:formula="oooc:=MID([.$C3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8];1;1)">
            <text:p/>
          </table:table-cell>
          <table:table-cell table:style-name="ce3" table:formula="oooc:=MID([.$C38];2;1)">
            <text:p/>
          </table:table-cell>
          <table:table-cell table:style-name="ce3" table:formula="oooc:=MID([.$C38];3;1)">
            <text:p/>
          </table:table-cell>
          <table:table-cell table:style-name="ce3" table:formula="oooc:=MID([.$C38];5;1)">
            <text:p/>
          </table:table-cell>
          <table:table-cell table:style-name="ce3" table:formula="oooc:=MID([.$C38];6;1)">
            <text:p/>
          </table:table-cell>
          <table:table-cell table:style-name="ce3" table:formula="oooc:=MID([.$C38];7;1)">
            <text:p/>
          </table:table-cell>
          <table:table-cell table:style-name="ce3" table:formula="oooc:=MID([.$C3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9];1;1)">
            <text:p/>
          </table:table-cell>
          <table:table-cell table:style-name="ce3" table:formula="oooc:=MID([.$C39];2;1)">
            <text:p/>
          </table:table-cell>
          <table:table-cell table:style-name="ce3" table:formula="oooc:=MID([.$C39];3;1)">
            <text:p/>
          </table:table-cell>
          <table:table-cell table:style-name="ce3" table:formula="oooc:=MID([.$C39];5;1)">
            <text:p/>
          </table:table-cell>
          <table:table-cell table:style-name="ce3" table:formula="oooc:=MID([.$C39];6;1)">
            <text:p/>
          </table:table-cell>
          <table:table-cell table:style-name="ce3" table:formula="oooc:=MID([.$C39];7;1)">
            <text:p/>
          </table:table-cell>
          <table:table-cell table:style-name="ce3" table:formula="oooc:=MID([.$C3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0];1;1)">
            <text:p/>
          </table:table-cell>
          <table:table-cell table:style-name="ce3" table:formula="oooc:=MID([.$C40];2;1)">
            <text:p/>
          </table:table-cell>
          <table:table-cell table:style-name="ce3" table:formula="oooc:=MID([.$C40];3;1)">
            <text:p/>
          </table:table-cell>
          <table:table-cell table:style-name="ce3" table:formula="oooc:=MID([.$C40];5;1)">
            <text:p/>
          </table:table-cell>
          <table:table-cell table:style-name="ce3" table:formula="oooc:=MID([.$C40];6;1)">
            <text:p/>
          </table:table-cell>
          <table:table-cell table:style-name="ce3" table:formula="oooc:=MID([.$C40];7;1)">
            <text:p/>
          </table:table-cell>
          <table:table-cell table:style-name="ce3" table:formula="oooc:=MID([.$C4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1];1;1)">
            <text:p/>
          </table:table-cell>
          <table:table-cell table:style-name="ce3" table:formula="oooc:=MID([.$C41];2;1)">
            <text:p/>
          </table:table-cell>
          <table:table-cell table:style-name="ce3" table:formula="oooc:=MID([.$C41];3;1)">
            <text:p/>
          </table:table-cell>
          <table:table-cell table:style-name="ce3" table:formula="oooc:=MID([.$C41];5;1)">
            <text:p/>
          </table:table-cell>
          <table:table-cell table:style-name="ce3" table:formula="oooc:=MID([.$C41];6;1)">
            <text:p/>
          </table:table-cell>
          <table:table-cell table:style-name="ce3" table:formula="oooc:=MID([.$C41];7;1)">
            <text:p/>
          </table:table-cell>
          <table:table-cell table:style-name="ce3" table:formula="oooc:=MID([.$C4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2];1;1)">
            <text:p/>
          </table:table-cell>
          <table:table-cell table:style-name="ce3" table:formula="oooc:=MID([.$C42];2;1)">
            <text:p/>
          </table:table-cell>
          <table:table-cell table:style-name="ce3" table:formula="oooc:=MID([.$C42];3;1)">
            <text:p/>
          </table:table-cell>
          <table:table-cell table:style-name="ce3" table:formula="oooc:=MID([.$C42];5;1)">
            <text:p/>
          </table:table-cell>
          <table:table-cell table:style-name="ce3" table:formula="oooc:=MID([.$C42];6;1)">
            <text:p/>
          </table:table-cell>
          <table:table-cell table:style-name="ce3" table:formula="oooc:=MID([.$C42];7;1)">
            <text:p/>
          </table:table-cell>
          <table:table-cell table:style-name="ce3" table:formula="oooc:=MID([.$C4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3];1;1)">
            <text:p/>
          </table:table-cell>
          <table:table-cell table:style-name="ce3" table:formula="oooc:=MID([.$C43];2;1)">
            <text:p/>
          </table:table-cell>
          <table:table-cell table:style-name="ce3" table:formula="oooc:=MID([.$C43];3;1)">
            <text:p/>
          </table:table-cell>
          <table:table-cell table:style-name="ce3" table:formula="oooc:=MID([.$C43];5;1)">
            <text:p/>
          </table:table-cell>
          <table:table-cell table:style-name="ce3" table:formula="oooc:=MID([.$C43];6;1)">
            <text:p/>
          </table:table-cell>
          <table:table-cell table:style-name="ce3" table:formula="oooc:=MID([.$C43];7;1)">
            <text:p/>
          </table:table-cell>
          <table:table-cell table:style-name="ce3" table:formula="oooc:=MID([.$C4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4];1;1)">
            <text:p/>
          </table:table-cell>
          <table:table-cell table:style-name="ce3" table:formula="oooc:=MID([.$C44];2;1)">
            <text:p/>
          </table:table-cell>
          <table:table-cell table:style-name="ce3" table:formula="oooc:=MID([.$C44];3;1)">
            <text:p/>
          </table:table-cell>
          <table:table-cell table:style-name="ce3" table:formula="oooc:=MID([.$C44];5;1)">
            <text:p/>
          </table:table-cell>
          <table:table-cell table:style-name="ce3" table:formula="oooc:=MID([.$C44];6;1)">
            <text:p/>
          </table:table-cell>
          <table:table-cell table:style-name="ce3" table:formula="oooc:=MID([.$C44];7;1)">
            <text:p/>
          </table:table-cell>
          <table:table-cell table:style-name="ce3" table:formula="oooc:=MID([.$C4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5];1;1)">
            <text:p/>
          </table:table-cell>
          <table:table-cell table:style-name="ce3" table:formula="oooc:=MID([.$C45];2;1)">
            <text:p/>
          </table:table-cell>
          <table:table-cell table:style-name="ce3" table:formula="oooc:=MID([.$C45];3;1)">
            <text:p/>
          </table:table-cell>
          <table:table-cell table:style-name="ce3" table:formula="oooc:=MID([.$C45];5;1)">
            <text:p/>
          </table:table-cell>
          <table:table-cell table:style-name="ce3" table:formula="oooc:=MID([.$C45];6;1)">
            <text:p/>
          </table:table-cell>
          <table:table-cell table:style-name="ce3" table:formula="oooc:=MID([.$C45];7;1)">
            <text:p/>
          </table:table-cell>
          <table:table-cell table:style-name="ce3" table:formula="oooc:=MID([.$C4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6];1;1)">
            <text:p/>
          </table:table-cell>
          <table:table-cell table:style-name="ce3" table:formula="oooc:=MID([.$C46];2;1)">
            <text:p/>
          </table:table-cell>
          <table:table-cell table:style-name="ce3" table:formula="oooc:=MID([.$C46];3;1)">
            <text:p/>
          </table:table-cell>
          <table:table-cell table:style-name="ce3" table:formula="oooc:=MID([.$C46];5;1)">
            <text:p/>
          </table:table-cell>
          <table:table-cell table:style-name="ce3" table:formula="oooc:=MID([.$C46];6;1)">
            <text:p/>
          </table:table-cell>
          <table:table-cell table:style-name="ce3" table:formula="oooc:=MID([.$C46];7;1)">
            <text:p/>
          </table:table-cell>
          <table:table-cell table:style-name="ce3" table:formula="oooc:=MID([.$C4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7];1;1)">
            <text:p/>
          </table:table-cell>
          <table:table-cell table:style-name="ce3" table:formula="oooc:=MID([.$C47];2;1)">
            <text:p/>
          </table:table-cell>
          <table:table-cell table:style-name="ce3" table:formula="oooc:=MID([.$C47];3;1)">
            <text:p/>
          </table:table-cell>
          <table:table-cell table:style-name="ce3" table:formula="oooc:=MID([.$C47];5;1)">
            <text:p/>
          </table:table-cell>
          <table:table-cell table:style-name="ce3" table:formula="oooc:=MID([.$C47];6;1)">
            <text:p/>
          </table:table-cell>
          <table:table-cell table:style-name="ce3" table:formula="oooc:=MID([.$C47];7;1)">
            <text:p/>
          </table:table-cell>
          <table:table-cell table:style-name="ce3" table:formula="oooc:=MID([.$C4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8];1;1)">
            <text:p/>
          </table:table-cell>
          <table:table-cell table:style-name="ce3" table:formula="oooc:=MID([.$C48];2;1)">
            <text:p/>
          </table:table-cell>
          <table:table-cell table:style-name="ce3" table:formula="oooc:=MID([.$C48];3;1)">
            <text:p/>
          </table:table-cell>
          <table:table-cell table:style-name="ce3" table:formula="oooc:=MID([.$C48];5;1)">
            <text:p/>
          </table:table-cell>
          <table:table-cell table:style-name="ce3" table:formula="oooc:=MID([.$C48];6;1)">
            <text:p/>
          </table:table-cell>
          <table:table-cell table:style-name="ce3" table:formula="oooc:=MID([.$C48];7;1)">
            <text:p/>
          </table:table-cell>
          <table:table-cell table:style-name="ce3" table:formula="oooc:=MID([.$C4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9];1;1)">
            <text:p/>
          </table:table-cell>
          <table:table-cell table:style-name="ce3" table:formula="oooc:=MID([.$C49];2;1)">
            <text:p/>
          </table:table-cell>
          <table:table-cell table:style-name="ce3" table:formula="oooc:=MID([.$C49];3;1)">
            <text:p/>
          </table:table-cell>
          <table:table-cell table:style-name="ce3" table:formula="oooc:=MID([.$C49];5;1)">
            <text:p/>
          </table:table-cell>
          <table:table-cell table:style-name="ce3" table:formula="oooc:=MID([.$C49];6;1)">
            <text:p/>
          </table:table-cell>
          <table:table-cell table:style-name="ce3" table:formula="oooc:=MID([.$C49];7;1)">
            <text:p/>
          </table:table-cell>
          <table:table-cell table:style-name="ce3" table:formula="oooc:=MID([.$C4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5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50];1;1)">
            <text:p/>
          </table:table-cell>
          <table:table-cell table:style-name="ce3" table:formula="oooc:=MID([.$C50];2;1)">
            <text:p/>
          </table:table-cell>
          <table:table-cell table:style-name="ce3" table:formula="oooc:=MID([.$C50];3;1)">
            <text:p/>
          </table:table-cell>
          <table:table-cell table:style-name="ce3" table:formula="oooc:=MID([.$C50];5;1)">
            <text:p/>
          </table:table-cell>
          <table:table-cell table:style-name="ce3" table:formula="oooc:=MID([.$C50];6;1)">
            <text:p/>
          </table:table-cell>
          <table:table-cell table:style-name="ce3" table:formula="oooc:=MID([.$C50];7;1)">
            <text:p/>
          </table:table-cell>
          <table:table-cell table:style-name="ce3" table:formula="oooc:=MID([.$C5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5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51];1;1)">
            <text:p/>
          </table:table-cell>
          <table:table-cell table:style-name="ce3" table:formula="oooc:=MID([.$C51];2;1)">
            <text:p/>
          </table:table-cell>
          <table:table-cell table:style-name="ce3" table:formula="oooc:=MID([.$C51];3;1)">
            <text:p/>
          </table:table-cell>
          <table:table-cell table:style-name="ce3" table:formula="oooc:=MID([.$C51];5;1)">
            <text:p/>
          </table:table-cell>
          <table:table-cell table:style-name="ce3" table:formula="oooc:=MID([.$C51];6;1)">
            <text:p/>
          </table:table-cell>
          <table:table-cell table:style-name="ce3" table:formula="oooc:=MID([.$C51];7;1)">
            <text:p/>
          </table:table-cell>
          <table:table-cell table:style-name="ce3" table:formula="oooc:=MID([.$C5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5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52];1;1)">
            <text:p/>
          </table:table-cell>
          <table:table-cell table:style-name="ce3" table:formula="oooc:=MID([.$C52];2;1)">
            <text:p/>
          </table:table-cell>
          <table:table-cell table:style-name="ce3" table:formula="oooc:=MID([.$C52];3;1)">
            <text:p/>
          </table:table-cell>
          <table:table-cell table:style-name="ce3" table:formula="oooc:=MID([.$C52];5;1)">
            <text:p/>
          </table:table-cell>
          <table:table-cell table:style-name="ce3" table:formula="oooc:=MID([.$C52];6;1)">
            <text:p/>
          </table:table-cell>
          <table:table-cell table:style-name="ce3" table:formula="oooc:=MID([.$C52];7;1)">
            <text:p/>
          </table:table-cell>
          <table:table-cell table:style-name="ce3" table:formula="oooc:=MID([.$C5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5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53];1;1)">
            <text:p/>
          </table:table-cell>
          <table:table-cell table:style-name="ce3" table:formula="oooc:=MID([.$C53];2;1)">
            <text:p/>
          </table:table-cell>
          <table:table-cell table:style-name="ce3" table:formula="oooc:=MID([.$C53];3;1)">
            <text:p/>
          </table:table-cell>
          <table:table-cell table:style-name="ce3" table:formula="oooc:=MID([.$C53];5;1)">
            <text:p/>
          </table:table-cell>
          <table:table-cell table:style-name="ce3" table:formula="oooc:=MID([.$C53];6;1)">
            <text:p/>
          </table:table-cell>
          <table:table-cell table:style-name="ce3" table:formula="oooc:=MID([.$C53];7;1)">
            <text:p/>
          </table:table-cell>
          <table:table-cell table:style-name="ce3" table:formula="oooc:=MID([.$C5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5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54];1;1)">
            <text:p/>
          </table:table-cell>
          <table:table-cell table:style-name="ce3" table:formula="oooc:=MID([.$C54];2;1)">
            <text:p/>
          </table:table-cell>
          <table:table-cell table:style-name="ce3" table:formula="oooc:=MID([.$C54];3;1)">
            <text:p/>
          </table:table-cell>
          <table:table-cell table:style-name="ce3" table:formula="oooc:=MID([.$C54];5;1)">
            <text:p/>
          </table:table-cell>
          <table:table-cell table:style-name="ce3" table:formula="oooc:=MID([.$C54];6;1)">
            <text:p/>
          </table:table-cell>
          <table:table-cell table:style-name="ce3" table:formula="oooc:=MID([.$C54];7;1)">
            <text:p/>
          </table:table-cell>
          <table:table-cell table:style-name="ce3" table:formula="oooc:=MID([.$C5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5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55];1;1)">
            <text:p/>
          </table:table-cell>
          <table:table-cell table:style-name="ce3" table:formula="oooc:=MID([.$C55];2;1)">
            <text:p/>
          </table:table-cell>
          <table:table-cell table:style-name="ce3" table:formula="oooc:=MID([.$C55];3;1)">
            <text:p/>
          </table:table-cell>
          <table:table-cell table:style-name="ce3" table:formula="oooc:=MID([.$C55];5;1)">
            <text:p/>
          </table:table-cell>
          <table:table-cell table:style-name="ce3" table:formula="oooc:=MID([.$C55];6;1)">
            <text:p/>
          </table:table-cell>
          <table:table-cell table:style-name="ce3" table:formula="oooc:=MID([.$C55];7;1)">
            <text:p/>
          </table:table-cell>
          <table:table-cell table:style-name="ce3" table:formula="oooc:=MID([.$C5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5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56];1;1)">
            <text:p/>
          </table:table-cell>
          <table:table-cell table:style-name="ce3" table:formula="oooc:=MID([.$C56];2;1)">
            <text:p/>
          </table:table-cell>
          <table:table-cell table:style-name="ce3" table:formula="oooc:=MID([.$C56];3;1)">
            <text:p/>
          </table:table-cell>
          <table:table-cell table:style-name="ce3" table:formula="oooc:=MID([.$C56];5;1)">
            <text:p/>
          </table:table-cell>
          <table:table-cell table:style-name="ce3" table:formula="oooc:=MID([.$C56];6;1)">
            <text:p/>
          </table:table-cell>
          <table:table-cell table:style-name="ce3" table:formula="oooc:=MID([.$C56];7;1)">
            <text:p/>
          </table:table-cell>
          <table:table-cell table:style-name="ce3" table:formula="oooc:=MID([.$C5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5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57];1;1)">
            <text:p/>
          </table:table-cell>
          <table:table-cell table:style-name="ce3" table:formula="oooc:=MID([.$C57];2;1)">
            <text:p/>
          </table:table-cell>
          <table:table-cell table:style-name="ce3" table:formula="oooc:=MID([.$C57];3;1)">
            <text:p/>
          </table:table-cell>
          <table:table-cell table:style-name="ce3" table:formula="oooc:=MID([.$C57];5;1)">
            <text:p/>
          </table:table-cell>
          <table:table-cell table:style-name="ce3" table:formula="oooc:=MID([.$C57];6;1)">
            <text:p/>
          </table:table-cell>
          <table:table-cell table:style-name="ce3" table:formula="oooc:=MID([.$C57];7;1)">
            <text:p/>
          </table:table-cell>
          <table:table-cell table:style-name="ce3" table:formula="oooc:=MID([.$C5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5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58];1;1)">
            <text:p/>
          </table:table-cell>
          <table:table-cell table:style-name="ce3" table:formula="oooc:=MID([.$C58];2;1)">
            <text:p/>
          </table:table-cell>
          <table:table-cell table:style-name="ce3" table:formula="oooc:=MID([.$C58];3;1)">
            <text:p/>
          </table:table-cell>
          <table:table-cell table:style-name="ce3" table:formula="oooc:=MID([.$C58];5;1)">
            <text:p/>
          </table:table-cell>
          <table:table-cell table:style-name="ce3" table:formula="oooc:=MID([.$C58];6;1)">
            <text:p/>
          </table:table-cell>
          <table:table-cell table:style-name="ce3" table:formula="oooc:=MID([.$C58];7;1)">
            <text:p/>
          </table:table-cell>
          <table:table-cell table:style-name="ce3" table:formula="oooc:=MID([.$C5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5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59];1;1)">
            <text:p/>
          </table:table-cell>
          <table:table-cell table:style-name="ce3" table:formula="oooc:=MID([.$C59];2;1)">
            <text:p/>
          </table:table-cell>
          <table:table-cell table:style-name="ce3" table:formula="oooc:=MID([.$C59];3;1)">
            <text:p/>
          </table:table-cell>
          <table:table-cell table:style-name="ce3" table:formula="oooc:=MID([.$C59];5;1)">
            <text:p/>
          </table:table-cell>
          <table:table-cell table:style-name="ce3" table:formula="oooc:=MID([.$C59];6;1)">
            <text:p/>
          </table:table-cell>
          <table:table-cell table:style-name="ce3" table:formula="oooc:=MID([.$C59];7;1)">
            <text:p/>
          </table:table-cell>
          <table:table-cell table:style-name="ce3" table:formula="oooc:=MID([.$C5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6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60];1;1)">
            <text:p/>
          </table:table-cell>
          <table:table-cell table:style-name="ce3" table:formula="oooc:=MID([.$C60];2;1)">
            <text:p/>
          </table:table-cell>
          <table:table-cell table:style-name="ce3" table:formula="oooc:=MID([.$C60];3;1)">
            <text:p/>
          </table:table-cell>
          <table:table-cell table:style-name="ce3" table:formula="oooc:=MID([.$C60];5;1)">
            <text:p/>
          </table:table-cell>
          <table:table-cell table:style-name="ce3" table:formula="oooc:=MID([.$C60];6;1)">
            <text:p/>
          </table:table-cell>
          <table:table-cell table:style-name="ce3" table:formula="oooc:=MID([.$C60];7;1)">
            <text:p/>
          </table:table-cell>
          <table:table-cell table:style-name="ce3" table:formula="oooc:=MID([.$C6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6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61];1;1)">
            <text:p/>
          </table:table-cell>
          <table:table-cell table:style-name="ce3" table:formula="oooc:=MID([.$C61];2;1)">
            <text:p/>
          </table:table-cell>
          <table:table-cell table:style-name="ce3" table:formula="oooc:=MID([.$C61];3;1)">
            <text:p/>
          </table:table-cell>
          <table:table-cell table:style-name="ce3" table:formula="oooc:=MID([.$C61];5;1)">
            <text:p/>
          </table:table-cell>
          <table:table-cell table:style-name="ce3" table:formula="oooc:=MID([.$C61];6;1)">
            <text:p/>
          </table:table-cell>
          <table:table-cell table:style-name="ce3" table:formula="oooc:=MID([.$C61];7;1)">
            <text:p/>
          </table:table-cell>
          <table:table-cell table:style-name="ce3" table:formula="oooc:=MID([.$C6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6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62];1;1)">
            <text:p/>
          </table:table-cell>
          <table:table-cell table:style-name="ce3" table:formula="oooc:=MID([.$C62];2;1)">
            <text:p/>
          </table:table-cell>
          <table:table-cell table:style-name="ce3" table:formula="oooc:=MID([.$C62];3;1)">
            <text:p/>
          </table:table-cell>
          <table:table-cell table:style-name="ce3" table:formula="oooc:=MID([.$C62];5;1)">
            <text:p/>
          </table:table-cell>
          <table:table-cell table:style-name="ce3" table:formula="oooc:=MID([.$C62];6;1)">
            <text:p/>
          </table:table-cell>
          <table:table-cell table:style-name="ce3" table:formula="oooc:=MID([.$C62];7;1)">
            <text:p/>
          </table:table-cell>
          <table:table-cell table:style-name="ce3" table:formula="oooc:=MID([.$C6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6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63];1;1)">
            <text:p/>
          </table:table-cell>
          <table:table-cell table:style-name="ce3" table:formula="oooc:=MID([.$C63];2;1)">
            <text:p/>
          </table:table-cell>
          <table:table-cell table:style-name="ce3" table:formula="oooc:=MID([.$C63];3;1)">
            <text:p/>
          </table:table-cell>
          <table:table-cell table:style-name="ce3" table:formula="oooc:=MID([.$C63];5;1)">
            <text:p/>
          </table:table-cell>
          <table:table-cell table:style-name="ce3" table:formula="oooc:=MID([.$C63];6;1)">
            <text:p/>
          </table:table-cell>
          <table:table-cell table:style-name="ce3" table:formula="oooc:=MID([.$C63];7;1)">
            <text:p/>
          </table:table-cell>
          <table:table-cell table:style-name="ce3" table:formula="oooc:=MID([.$C6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6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64];1;1)">
            <text:p/>
          </table:table-cell>
          <table:table-cell table:style-name="ce3" table:formula="oooc:=MID([.$C64];2;1)">
            <text:p/>
          </table:table-cell>
          <table:table-cell table:style-name="ce3" table:formula="oooc:=MID([.$C64];3;1)">
            <text:p/>
          </table:table-cell>
          <table:table-cell table:style-name="ce3" table:formula="oooc:=MID([.$C64];5;1)">
            <text:p/>
          </table:table-cell>
          <table:table-cell table:style-name="ce3" table:formula="oooc:=MID([.$C64];6;1)">
            <text:p/>
          </table:table-cell>
          <table:table-cell table:style-name="ce3" table:formula="oooc:=MID([.$C64];7;1)">
            <text:p/>
          </table:table-cell>
          <table:table-cell table:style-name="ce3" table:formula="oooc:=MID([.$C6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6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65];1;1)">
            <text:p/>
          </table:table-cell>
          <table:table-cell table:style-name="ce3" table:formula="oooc:=MID([.$C65];2;1)">
            <text:p/>
          </table:table-cell>
          <table:table-cell table:style-name="ce3" table:formula="oooc:=MID([.$C65];3;1)">
            <text:p/>
          </table:table-cell>
          <table:table-cell table:style-name="ce3" table:formula="oooc:=MID([.$C65];5;1)">
            <text:p/>
          </table:table-cell>
          <table:table-cell table:style-name="ce3" table:formula="oooc:=MID([.$C65];6;1)">
            <text:p/>
          </table:table-cell>
          <table:table-cell table:style-name="ce3" table:formula="oooc:=MID([.$C65];7;1)">
            <text:p/>
          </table:table-cell>
          <table:table-cell table:style-name="ce3" table:formula="oooc:=MID([.$C6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6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66];1;1)">
            <text:p/>
          </table:table-cell>
          <table:table-cell table:style-name="ce3" table:formula="oooc:=MID([.$C66];2;1)">
            <text:p/>
          </table:table-cell>
          <table:table-cell table:style-name="ce3" table:formula="oooc:=MID([.$C66];3;1)">
            <text:p/>
          </table:table-cell>
          <table:table-cell table:style-name="ce3" table:formula="oooc:=MID([.$C66];5;1)">
            <text:p/>
          </table:table-cell>
          <table:table-cell table:style-name="ce3" table:formula="oooc:=MID([.$C66];6;1)">
            <text:p/>
          </table:table-cell>
          <table:table-cell table:style-name="ce3" table:formula="oooc:=MID([.$C66];7;1)">
            <text:p/>
          </table:table-cell>
          <table:table-cell table:style-name="ce3" table:formula="oooc:=MID([.$C6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6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67];1;1)">
            <text:p/>
          </table:table-cell>
          <table:table-cell table:style-name="ce3" table:formula="oooc:=MID([.$C67];2;1)">
            <text:p/>
          </table:table-cell>
          <table:table-cell table:style-name="ce3" table:formula="oooc:=MID([.$C67];3;1)">
            <text:p/>
          </table:table-cell>
          <table:table-cell table:style-name="ce3" table:formula="oooc:=MID([.$C67];5;1)">
            <text:p/>
          </table:table-cell>
          <table:table-cell table:style-name="ce3" table:formula="oooc:=MID([.$C67];6;1)">
            <text:p/>
          </table:table-cell>
          <table:table-cell table:style-name="ce3" table:formula="oooc:=MID([.$C67];7;1)">
            <text:p/>
          </table:table-cell>
          <table:table-cell table:style-name="ce3" table:formula="oooc:=MID([.$C6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6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68];1;1)">
            <text:p/>
          </table:table-cell>
          <table:table-cell table:style-name="ce3" table:formula="oooc:=MID([.$C68];2;1)">
            <text:p/>
          </table:table-cell>
          <table:table-cell table:style-name="ce3" table:formula="oooc:=MID([.$C68];3;1)">
            <text:p/>
          </table:table-cell>
          <table:table-cell table:style-name="ce3" table:formula="oooc:=MID([.$C68];5;1)">
            <text:p/>
          </table:table-cell>
          <table:table-cell table:style-name="ce3" table:formula="oooc:=MID([.$C68];6;1)">
            <text:p/>
          </table:table-cell>
          <table:table-cell table:style-name="ce3" table:formula="oooc:=MID([.$C68];7;1)">
            <text:p/>
          </table:table-cell>
          <table:table-cell table:style-name="ce3" table:formula="oooc:=MID([.$C6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6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69];1;1)">
            <text:p/>
          </table:table-cell>
          <table:table-cell table:style-name="ce3" table:formula="oooc:=MID([.$C69];2;1)">
            <text:p/>
          </table:table-cell>
          <table:table-cell table:style-name="ce3" table:formula="oooc:=MID([.$C69];3;1)">
            <text:p/>
          </table:table-cell>
          <table:table-cell table:style-name="ce3" table:formula="oooc:=MID([.$C69];5;1)">
            <text:p/>
          </table:table-cell>
          <table:table-cell table:style-name="ce3" table:formula="oooc:=MID([.$C69];6;1)">
            <text:p/>
          </table:table-cell>
          <table:table-cell table:style-name="ce3" table:formula="oooc:=MID([.$C69];7;1)">
            <text:p/>
          </table:table-cell>
          <table:table-cell table:style-name="ce3" table:formula="oooc:=MID([.$C6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7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70];1;1)">
            <text:p/>
          </table:table-cell>
          <table:table-cell table:style-name="ce3" table:formula="oooc:=MID([.$C70];2;1)">
            <text:p/>
          </table:table-cell>
          <table:table-cell table:style-name="ce3" table:formula="oooc:=MID([.$C70];3;1)">
            <text:p/>
          </table:table-cell>
          <table:table-cell table:style-name="ce3" table:formula="oooc:=MID([.$C70];5;1)">
            <text:p/>
          </table:table-cell>
          <table:table-cell table:style-name="ce3" table:formula="oooc:=MID([.$C70];6;1)">
            <text:p/>
          </table:table-cell>
          <table:table-cell table:style-name="ce3" table:formula="oooc:=MID([.$C70];7;1)">
            <text:p/>
          </table:table-cell>
          <table:table-cell table:style-name="ce3" table:formula="oooc:=MID([.$C7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7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71];1;1)">
            <text:p/>
          </table:table-cell>
          <table:table-cell table:style-name="ce3" table:formula="oooc:=MID([.$C71];2;1)">
            <text:p/>
          </table:table-cell>
          <table:table-cell table:style-name="ce3" table:formula="oooc:=MID([.$C71];3;1)">
            <text:p/>
          </table:table-cell>
          <table:table-cell table:style-name="ce3" table:formula="oooc:=MID([.$C71];5;1)">
            <text:p/>
          </table:table-cell>
          <table:table-cell table:style-name="ce3" table:formula="oooc:=MID([.$C71];6;1)">
            <text:p/>
          </table:table-cell>
          <table:table-cell table:style-name="ce3" table:formula="oooc:=MID([.$C71];7;1)">
            <text:p/>
          </table:table-cell>
          <table:table-cell table:style-name="ce3" table:formula="oooc:=MID([.$C7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7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72];1;1)">
            <text:p/>
          </table:table-cell>
          <table:table-cell table:style-name="ce3" table:formula="oooc:=MID([.$C72];2;1)">
            <text:p/>
          </table:table-cell>
          <table:table-cell table:style-name="ce3" table:formula="oooc:=MID([.$C72];3;1)">
            <text:p/>
          </table:table-cell>
          <table:table-cell table:style-name="ce3" table:formula="oooc:=MID([.$C72];5;1)">
            <text:p/>
          </table:table-cell>
          <table:table-cell table:style-name="ce3" table:formula="oooc:=MID([.$C72];6;1)">
            <text:p/>
          </table:table-cell>
          <table:table-cell table:style-name="ce3" table:formula="oooc:=MID([.$C72];7;1)">
            <text:p/>
          </table:table-cell>
          <table:table-cell table:style-name="ce3" table:formula="oooc:=MID([.$C7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7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73];1;1)">
            <text:p/>
          </table:table-cell>
          <table:table-cell table:style-name="ce3" table:formula="oooc:=MID([.$C73];2;1)">
            <text:p/>
          </table:table-cell>
          <table:table-cell table:style-name="ce3" table:formula="oooc:=MID([.$C73];3;1)">
            <text:p/>
          </table:table-cell>
          <table:table-cell table:style-name="ce3" table:formula="oooc:=MID([.$C73];5;1)">
            <text:p/>
          </table:table-cell>
          <table:table-cell table:style-name="ce3" table:formula="oooc:=MID([.$C73];6;1)">
            <text:p/>
          </table:table-cell>
          <table:table-cell table:style-name="ce3" table:formula="oooc:=MID([.$C73];7;1)">
            <text:p/>
          </table:table-cell>
          <table:table-cell table:style-name="ce3" table:formula="oooc:=MID([.$C7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7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74];1;1)">
            <text:p/>
          </table:table-cell>
          <table:table-cell table:style-name="ce3" table:formula="oooc:=MID([.$C74];2;1)">
            <text:p/>
          </table:table-cell>
          <table:table-cell table:style-name="ce3" table:formula="oooc:=MID([.$C74];3;1)">
            <text:p/>
          </table:table-cell>
          <table:table-cell table:style-name="ce3" table:formula="oooc:=MID([.$C74];5;1)">
            <text:p/>
          </table:table-cell>
          <table:table-cell table:style-name="ce3" table:formula="oooc:=MID([.$C74];6;1)">
            <text:p/>
          </table:table-cell>
          <table:table-cell table:style-name="ce3" table:formula="oooc:=MID([.$C74];7;1)">
            <text:p/>
          </table:table-cell>
          <table:table-cell table:style-name="ce3" table:formula="oooc:=MID([.$C7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7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75];1;1)">
            <text:p/>
          </table:table-cell>
          <table:table-cell table:style-name="ce3" table:formula="oooc:=MID([.$C75];2;1)">
            <text:p/>
          </table:table-cell>
          <table:table-cell table:style-name="ce3" table:formula="oooc:=MID([.$C75];3;1)">
            <text:p/>
          </table:table-cell>
          <table:table-cell table:style-name="ce3" table:formula="oooc:=MID([.$C75];5;1)">
            <text:p/>
          </table:table-cell>
          <table:table-cell table:style-name="ce3" table:formula="oooc:=MID([.$C75];6;1)">
            <text:p/>
          </table:table-cell>
          <table:table-cell table:style-name="ce3" table:formula="oooc:=MID([.$C75];7;1)">
            <text:p/>
          </table:table-cell>
          <table:table-cell table:style-name="ce3" table:formula="oooc:=MID([.$C7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7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76];1;1)">
            <text:p/>
          </table:table-cell>
          <table:table-cell table:style-name="ce3" table:formula="oooc:=MID([.$C76];2;1)">
            <text:p/>
          </table:table-cell>
          <table:table-cell table:style-name="ce3" table:formula="oooc:=MID([.$C76];3;1)">
            <text:p/>
          </table:table-cell>
          <table:table-cell table:style-name="ce3" table:formula="oooc:=MID([.$C76];5;1)">
            <text:p/>
          </table:table-cell>
          <table:table-cell table:style-name="ce3" table:formula="oooc:=MID([.$C76];6;1)">
            <text:p/>
          </table:table-cell>
          <table:table-cell table:style-name="ce3" table:formula="oooc:=MID([.$C76];7;1)">
            <text:p/>
          </table:table-cell>
          <table:table-cell table:style-name="ce3" table:formula="oooc:=MID([.$C7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7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77];1;1)">
            <text:p/>
          </table:table-cell>
          <table:table-cell table:style-name="ce3" table:formula="oooc:=MID([.$C77];2;1)">
            <text:p/>
          </table:table-cell>
          <table:table-cell table:style-name="ce3" table:formula="oooc:=MID([.$C77];3;1)">
            <text:p/>
          </table:table-cell>
          <table:table-cell table:style-name="ce3" table:formula="oooc:=MID([.$C77];5;1)">
            <text:p/>
          </table:table-cell>
          <table:table-cell table:style-name="ce3" table:formula="oooc:=MID([.$C77];6;1)">
            <text:p/>
          </table:table-cell>
          <table:table-cell table:style-name="ce3" table:formula="oooc:=MID([.$C77];7;1)">
            <text:p/>
          </table:table-cell>
          <table:table-cell table:style-name="ce3" table:formula="oooc:=MID([.$C7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7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78];1;1)">
            <text:p/>
          </table:table-cell>
          <table:table-cell table:style-name="ce3" table:formula="oooc:=MID([.$C78];2;1)">
            <text:p/>
          </table:table-cell>
          <table:table-cell table:style-name="ce3" table:formula="oooc:=MID([.$C78];3;1)">
            <text:p/>
          </table:table-cell>
          <table:table-cell table:style-name="ce3" table:formula="oooc:=MID([.$C78];5;1)">
            <text:p/>
          </table:table-cell>
          <table:table-cell table:style-name="ce3" table:formula="oooc:=MID([.$C78];6;1)">
            <text:p/>
          </table:table-cell>
          <table:table-cell table:style-name="ce3" table:formula="oooc:=MID([.$C78];7;1)">
            <text:p/>
          </table:table-cell>
          <table:table-cell table:style-name="ce3" table:formula="oooc:=MID([.$C7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7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79];1;1)">
            <text:p/>
          </table:table-cell>
          <table:table-cell table:style-name="ce3" table:formula="oooc:=MID([.$C79];2;1)">
            <text:p/>
          </table:table-cell>
          <table:table-cell table:style-name="ce3" table:formula="oooc:=MID([.$C79];3;1)">
            <text:p/>
          </table:table-cell>
          <table:table-cell table:style-name="ce3" table:formula="oooc:=MID([.$C79];5;1)">
            <text:p/>
          </table:table-cell>
          <table:table-cell table:style-name="ce3" table:formula="oooc:=MID([.$C79];6;1)">
            <text:p/>
          </table:table-cell>
          <table:table-cell table:style-name="ce3" table:formula="oooc:=MID([.$C79];7;1)">
            <text:p/>
          </table:table-cell>
          <table:table-cell table:style-name="ce3" table:formula="oooc:=MID([.$C7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8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80];1;1)">
            <text:p/>
          </table:table-cell>
          <table:table-cell table:style-name="ce3" table:formula="oooc:=MID([.$C80];2;1)">
            <text:p/>
          </table:table-cell>
          <table:table-cell table:style-name="ce3" table:formula="oooc:=MID([.$C80];3;1)">
            <text:p/>
          </table:table-cell>
          <table:table-cell table:style-name="ce3" table:formula="oooc:=MID([.$C80];5;1)">
            <text:p/>
          </table:table-cell>
          <table:table-cell table:style-name="ce3" table:formula="oooc:=MID([.$C80];6;1)">
            <text:p/>
          </table:table-cell>
          <table:table-cell table:style-name="ce3" table:formula="oooc:=MID([.$C80];7;1)">
            <text:p/>
          </table:table-cell>
          <table:table-cell table:style-name="ce3" table:formula="oooc:=MID([.$C8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8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81];1;1)">
            <text:p/>
          </table:table-cell>
          <table:table-cell table:style-name="ce3" table:formula="oooc:=MID([.$C81];2;1)">
            <text:p/>
          </table:table-cell>
          <table:table-cell table:style-name="ce3" table:formula="oooc:=MID([.$C81];3;1)">
            <text:p/>
          </table:table-cell>
          <table:table-cell table:style-name="ce3" table:formula="oooc:=MID([.$C81];5;1)">
            <text:p/>
          </table:table-cell>
          <table:table-cell table:style-name="ce3" table:formula="oooc:=MID([.$C81];6;1)">
            <text:p/>
          </table:table-cell>
          <table:table-cell table:style-name="ce3" table:formula="oooc:=MID([.$C81];7;1)">
            <text:p/>
          </table:table-cell>
          <table:table-cell table:style-name="ce3" table:formula="oooc:=MID([.$C8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8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82];1;1)">
            <text:p/>
          </table:table-cell>
          <table:table-cell table:style-name="ce3" table:formula="oooc:=MID([.$C82];2;1)">
            <text:p/>
          </table:table-cell>
          <table:table-cell table:style-name="ce3" table:formula="oooc:=MID([.$C82];3;1)">
            <text:p/>
          </table:table-cell>
          <table:table-cell table:style-name="ce3" table:formula="oooc:=MID([.$C82];5;1)">
            <text:p/>
          </table:table-cell>
          <table:table-cell table:style-name="ce3" table:formula="oooc:=MID([.$C82];6;1)">
            <text:p/>
          </table:table-cell>
          <table:table-cell table:style-name="ce3" table:formula="oooc:=MID([.$C82];7;1)">
            <text:p/>
          </table:table-cell>
          <table:table-cell table:style-name="ce3" table:formula="oooc:=MID([.$C8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8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83];1;1)">
            <text:p/>
          </table:table-cell>
          <table:table-cell table:style-name="ce3" table:formula="oooc:=MID([.$C83];2;1)">
            <text:p/>
          </table:table-cell>
          <table:table-cell table:style-name="ce3" table:formula="oooc:=MID([.$C83];3;1)">
            <text:p/>
          </table:table-cell>
          <table:table-cell table:style-name="ce3" table:formula="oooc:=MID([.$C83];5;1)">
            <text:p/>
          </table:table-cell>
          <table:table-cell table:style-name="ce3" table:formula="oooc:=MID([.$C83];6;1)">
            <text:p/>
          </table:table-cell>
          <table:table-cell table:style-name="ce3" table:formula="oooc:=MID([.$C83];7;1)">
            <text:p/>
          </table:table-cell>
          <table:table-cell table:style-name="ce3" table:formula="oooc:=MID([.$C8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8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84];1;1)">
            <text:p/>
          </table:table-cell>
          <table:table-cell table:style-name="ce3" table:formula="oooc:=MID([.$C84];2;1)">
            <text:p/>
          </table:table-cell>
          <table:table-cell table:style-name="ce3" table:formula="oooc:=MID([.$C84];3;1)">
            <text:p/>
          </table:table-cell>
          <table:table-cell table:style-name="ce3" table:formula="oooc:=MID([.$C84];5;1)">
            <text:p/>
          </table:table-cell>
          <table:table-cell table:style-name="ce3" table:formula="oooc:=MID([.$C84];6;1)">
            <text:p/>
          </table:table-cell>
          <table:table-cell table:style-name="ce3" table:formula="oooc:=MID([.$C84];7;1)">
            <text:p/>
          </table:table-cell>
          <table:table-cell table:style-name="ce3" table:formula="oooc:=MID([.$C8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8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85];1;1)">
            <text:p/>
          </table:table-cell>
          <table:table-cell table:style-name="ce3" table:formula="oooc:=MID([.$C85];2;1)">
            <text:p/>
          </table:table-cell>
          <table:table-cell table:style-name="ce3" table:formula="oooc:=MID([.$C85];3;1)">
            <text:p/>
          </table:table-cell>
          <table:table-cell table:style-name="ce3" table:formula="oooc:=MID([.$C85];5;1)">
            <text:p/>
          </table:table-cell>
          <table:table-cell table:style-name="ce3" table:formula="oooc:=MID([.$C85];6;1)">
            <text:p/>
          </table:table-cell>
          <table:table-cell table:style-name="ce3" table:formula="oooc:=MID([.$C85];7;1)">
            <text:p/>
          </table:table-cell>
          <table:table-cell table:style-name="ce3" table:formula="oooc:=MID([.$C8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8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86];1;1)">
            <text:p/>
          </table:table-cell>
          <table:table-cell table:style-name="ce3" table:formula="oooc:=MID([.$C86];2;1)">
            <text:p/>
          </table:table-cell>
          <table:table-cell table:style-name="ce3" table:formula="oooc:=MID([.$C86];3;1)">
            <text:p/>
          </table:table-cell>
          <table:table-cell table:style-name="ce3" table:formula="oooc:=MID([.$C86];5;1)">
            <text:p/>
          </table:table-cell>
          <table:table-cell table:style-name="ce3" table:formula="oooc:=MID([.$C86];6;1)">
            <text:p/>
          </table:table-cell>
          <table:table-cell table:style-name="ce3" table:formula="oooc:=MID([.$C86];7;1)">
            <text:p/>
          </table:table-cell>
          <table:table-cell table:style-name="ce3" table:formula="oooc:=MID([.$C8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8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87];1;1)">
            <text:p/>
          </table:table-cell>
          <table:table-cell table:style-name="ce3" table:formula="oooc:=MID([.$C87];2;1)">
            <text:p/>
          </table:table-cell>
          <table:table-cell table:style-name="ce3" table:formula="oooc:=MID([.$C87];3;1)">
            <text:p/>
          </table:table-cell>
          <table:table-cell table:style-name="ce3" table:formula="oooc:=MID([.$C87];5;1)">
            <text:p/>
          </table:table-cell>
          <table:table-cell table:style-name="ce3" table:formula="oooc:=MID([.$C87];6;1)">
            <text:p/>
          </table:table-cell>
          <table:table-cell table:style-name="ce3" table:formula="oooc:=MID([.$C87];7;1)">
            <text:p/>
          </table:table-cell>
          <table:table-cell table:style-name="ce3" table:formula="oooc:=MID([.$C8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8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88];1;1)">
            <text:p/>
          </table:table-cell>
          <table:table-cell table:style-name="ce3" table:formula="oooc:=MID([.$C88];2;1)">
            <text:p/>
          </table:table-cell>
          <table:table-cell table:style-name="ce3" table:formula="oooc:=MID([.$C88];3;1)">
            <text:p/>
          </table:table-cell>
          <table:table-cell table:style-name="ce3" table:formula="oooc:=MID([.$C88];5;1)">
            <text:p/>
          </table:table-cell>
          <table:table-cell table:style-name="ce3" table:formula="oooc:=MID([.$C88];6;1)">
            <text:p/>
          </table:table-cell>
          <table:table-cell table:style-name="ce3" table:formula="oooc:=MID([.$C88];7;1)">
            <text:p/>
          </table:table-cell>
          <table:table-cell table:style-name="ce3" table:formula="oooc:=MID([.$C8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8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89];1;1)">
            <text:p/>
          </table:table-cell>
          <table:table-cell table:style-name="ce3" table:formula="oooc:=MID([.$C89];2;1)">
            <text:p/>
          </table:table-cell>
          <table:table-cell table:style-name="ce3" table:formula="oooc:=MID([.$C89];3;1)">
            <text:p/>
          </table:table-cell>
          <table:table-cell table:style-name="ce3" table:formula="oooc:=MID([.$C89];5;1)">
            <text:p/>
          </table:table-cell>
          <table:table-cell table:style-name="ce3" table:formula="oooc:=MID([.$C89];6;1)">
            <text:p/>
          </table:table-cell>
          <table:table-cell table:style-name="ce3" table:formula="oooc:=MID([.$C89];7;1)">
            <text:p/>
          </table:table-cell>
          <table:table-cell table:style-name="ce3" table:formula="oooc:=MID([.$C8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9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90];1;1)">
            <text:p/>
          </table:table-cell>
          <table:table-cell table:style-name="ce3" table:formula="oooc:=MID([.$C90];2;1)">
            <text:p/>
          </table:table-cell>
          <table:table-cell table:style-name="ce3" table:formula="oooc:=MID([.$C90];3;1)">
            <text:p/>
          </table:table-cell>
          <table:table-cell table:style-name="ce3" table:formula="oooc:=MID([.$C90];5;1)">
            <text:p/>
          </table:table-cell>
          <table:table-cell table:style-name="ce3" table:formula="oooc:=MID([.$C90];6;1)">
            <text:p/>
          </table:table-cell>
          <table:table-cell table:style-name="ce3" table:formula="oooc:=MID([.$C90];7;1)">
            <text:p/>
          </table:table-cell>
          <table:table-cell table:style-name="ce3" table:formula="oooc:=MID([.$C9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9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91];1;1)">
            <text:p/>
          </table:table-cell>
          <table:table-cell table:style-name="ce3" table:formula="oooc:=MID([.$C91];2;1)">
            <text:p/>
          </table:table-cell>
          <table:table-cell table:style-name="ce3" table:formula="oooc:=MID([.$C91];3;1)">
            <text:p/>
          </table:table-cell>
          <table:table-cell table:style-name="ce3" table:formula="oooc:=MID([.$C91];5;1)">
            <text:p/>
          </table:table-cell>
          <table:table-cell table:style-name="ce3" table:formula="oooc:=MID([.$C91];6;1)">
            <text:p/>
          </table:table-cell>
          <table:table-cell table:style-name="ce3" table:formula="oooc:=MID([.$C91];7;1)">
            <text:p/>
          </table:table-cell>
          <table:table-cell table:style-name="ce3" table:formula="oooc:=MID([.$C9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9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92];1;1)">
            <text:p/>
          </table:table-cell>
          <table:table-cell table:style-name="ce3" table:formula="oooc:=MID([.$C92];2;1)">
            <text:p/>
          </table:table-cell>
          <table:table-cell table:style-name="ce3" table:formula="oooc:=MID([.$C92];3;1)">
            <text:p/>
          </table:table-cell>
          <table:table-cell table:style-name="ce3" table:formula="oooc:=MID([.$C92];5;1)">
            <text:p/>
          </table:table-cell>
          <table:table-cell table:style-name="ce3" table:formula="oooc:=MID([.$C92];6;1)">
            <text:p/>
          </table:table-cell>
          <table:table-cell table:style-name="ce3" table:formula="oooc:=MID([.$C92];7;1)">
            <text:p/>
          </table:table-cell>
          <table:table-cell table:style-name="ce3" table:formula="oooc:=MID([.$C9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9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93];1;1)">
            <text:p/>
          </table:table-cell>
          <table:table-cell table:style-name="ce3" table:formula="oooc:=MID([.$C93];2;1)">
            <text:p/>
          </table:table-cell>
          <table:table-cell table:style-name="ce3" table:formula="oooc:=MID([.$C93];3;1)">
            <text:p/>
          </table:table-cell>
          <table:table-cell table:style-name="ce3" table:formula="oooc:=MID([.$C93];5;1)">
            <text:p/>
          </table:table-cell>
          <table:table-cell table:style-name="ce3" table:formula="oooc:=MID([.$C93];6;1)">
            <text:p/>
          </table:table-cell>
          <table:table-cell table:style-name="ce3" table:formula="oooc:=MID([.$C93];7;1)">
            <text:p/>
          </table:table-cell>
          <table:table-cell table:style-name="ce3" table:formula="oooc:=MID([.$C9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9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94];1;1)">
            <text:p/>
          </table:table-cell>
          <table:table-cell table:style-name="ce3" table:formula="oooc:=MID([.$C94];2;1)">
            <text:p/>
          </table:table-cell>
          <table:table-cell table:style-name="ce3" table:formula="oooc:=MID([.$C94];3;1)">
            <text:p/>
          </table:table-cell>
          <table:table-cell table:style-name="ce3" table:formula="oooc:=MID([.$C94];5;1)">
            <text:p/>
          </table:table-cell>
          <table:table-cell table:style-name="ce3" table:formula="oooc:=MID([.$C94];6;1)">
            <text:p/>
          </table:table-cell>
          <table:table-cell table:style-name="ce3" table:formula="oooc:=MID([.$C94];7;1)">
            <text:p/>
          </table:table-cell>
          <table:table-cell table:style-name="ce3" table:formula="oooc:=MID([.$C9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9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95];1;1)">
            <text:p/>
          </table:table-cell>
          <table:table-cell table:style-name="ce3" table:formula="oooc:=MID([.$C95];2;1)">
            <text:p/>
          </table:table-cell>
          <table:table-cell table:style-name="ce3" table:formula="oooc:=MID([.$C95];3;1)">
            <text:p/>
          </table:table-cell>
          <table:table-cell table:style-name="ce3" table:formula="oooc:=MID([.$C95];5;1)">
            <text:p/>
          </table:table-cell>
          <table:table-cell table:style-name="ce3" table:formula="oooc:=MID([.$C95];6;1)">
            <text:p/>
          </table:table-cell>
          <table:table-cell table:style-name="ce3" table:formula="oooc:=MID([.$C95];7;1)">
            <text:p/>
          </table:table-cell>
          <table:table-cell table:style-name="ce3" table:formula="oooc:=MID([.$C9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9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96];1;1)">
            <text:p/>
          </table:table-cell>
          <table:table-cell table:style-name="ce3" table:formula="oooc:=MID([.$C96];2;1)">
            <text:p/>
          </table:table-cell>
          <table:table-cell table:style-name="ce3" table:formula="oooc:=MID([.$C96];3;1)">
            <text:p/>
          </table:table-cell>
          <table:table-cell table:style-name="ce3" table:formula="oooc:=MID([.$C96];5;1)">
            <text:p/>
          </table:table-cell>
          <table:table-cell table:style-name="ce3" table:formula="oooc:=MID([.$C96];6;1)">
            <text:p/>
          </table:table-cell>
          <table:table-cell table:style-name="ce3" table:formula="oooc:=MID([.$C96];7;1)">
            <text:p/>
          </table:table-cell>
          <table:table-cell table:style-name="ce3" table:formula="oooc:=MID([.$C9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9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97];1;1)">
            <text:p/>
          </table:table-cell>
          <table:table-cell table:style-name="ce3" table:formula="oooc:=MID([.$C97];2;1)">
            <text:p/>
          </table:table-cell>
          <table:table-cell table:style-name="ce3" table:formula="oooc:=MID([.$C97];3;1)">
            <text:p/>
          </table:table-cell>
          <table:table-cell table:style-name="ce3" table:formula="oooc:=MID([.$C97];5;1)">
            <text:p/>
          </table:table-cell>
          <table:table-cell table:style-name="ce3" table:formula="oooc:=MID([.$C97];6;1)">
            <text:p/>
          </table:table-cell>
          <table:table-cell table:style-name="ce3" table:formula="oooc:=MID([.$C97];7;1)">
            <text:p/>
          </table:table-cell>
          <table:table-cell table:style-name="ce3" table:formula="oooc:=MID([.$C9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9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98];1;1)">
            <text:p/>
          </table:table-cell>
          <table:table-cell table:style-name="ce3" table:formula="oooc:=MID([.$C98];2;1)">
            <text:p/>
          </table:table-cell>
          <table:table-cell table:style-name="ce3" table:formula="oooc:=MID([.$C98];3;1)">
            <text:p/>
          </table:table-cell>
          <table:table-cell table:style-name="ce3" table:formula="oooc:=MID([.$C98];5;1)">
            <text:p/>
          </table:table-cell>
          <table:table-cell table:style-name="ce3" table:formula="oooc:=MID([.$C98];6;1)">
            <text:p/>
          </table:table-cell>
          <table:table-cell table:style-name="ce3" table:formula="oooc:=MID([.$C98];7;1)">
            <text:p/>
          </table:table-cell>
          <table:table-cell table:style-name="ce3" table:formula="oooc:=MID([.$C9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9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99];1;1)">
            <text:p/>
          </table:table-cell>
          <table:table-cell table:style-name="ce3" table:formula="oooc:=MID([.$C99];2;1)">
            <text:p/>
          </table:table-cell>
          <table:table-cell table:style-name="ce3" table:formula="oooc:=MID([.$C99];3;1)">
            <text:p/>
          </table:table-cell>
          <table:table-cell table:style-name="ce3" table:formula="oooc:=MID([.$C99];5;1)">
            <text:p/>
          </table:table-cell>
          <table:table-cell table:style-name="ce3" table:formula="oooc:=MID([.$C99];6;1)">
            <text:p/>
          </table:table-cell>
          <table:table-cell table:style-name="ce3" table:formula="oooc:=MID([.$C99];7;1)">
            <text:p/>
          </table:table-cell>
          <table:table-cell table:style-name="ce3" table:formula="oooc:=MID([.$C9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0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00];1;1)">
            <text:p/>
          </table:table-cell>
          <table:table-cell table:style-name="ce3" table:formula="oooc:=MID([.$C100];2;1)">
            <text:p/>
          </table:table-cell>
          <table:table-cell table:style-name="ce3" table:formula="oooc:=MID([.$C100];3;1)">
            <text:p/>
          </table:table-cell>
          <table:table-cell table:style-name="ce3" table:formula="oooc:=MID([.$C100];5;1)">
            <text:p/>
          </table:table-cell>
          <table:table-cell table:style-name="ce3" table:formula="oooc:=MID([.$C100];6;1)">
            <text:p/>
          </table:table-cell>
          <table:table-cell table:style-name="ce3" table:formula="oooc:=MID([.$C100];7;1)">
            <text:p/>
          </table:table-cell>
          <table:table-cell table:style-name="ce3" table:formula="oooc:=MID([.$C10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0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01];1;1)">
            <text:p/>
          </table:table-cell>
          <table:table-cell table:style-name="ce3" table:formula="oooc:=MID([.$C101];2;1)">
            <text:p/>
          </table:table-cell>
          <table:table-cell table:style-name="ce3" table:formula="oooc:=MID([.$C101];3;1)">
            <text:p/>
          </table:table-cell>
          <table:table-cell table:style-name="ce3" table:formula="oooc:=MID([.$C101];5;1)">
            <text:p/>
          </table:table-cell>
          <table:table-cell table:style-name="ce3" table:formula="oooc:=MID([.$C101];6;1)">
            <text:p/>
          </table:table-cell>
          <table:table-cell table:style-name="ce3" table:formula="oooc:=MID([.$C101];7;1)">
            <text:p/>
          </table:table-cell>
          <table:table-cell table:style-name="ce3" table:formula="oooc:=MID([.$C10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0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02];1;1)">
            <text:p/>
          </table:table-cell>
          <table:table-cell table:style-name="ce3" table:formula="oooc:=MID([.$C102];2;1)">
            <text:p/>
          </table:table-cell>
          <table:table-cell table:style-name="ce3" table:formula="oooc:=MID([.$C102];3;1)">
            <text:p/>
          </table:table-cell>
          <table:table-cell table:style-name="ce3" table:formula="oooc:=MID([.$C102];5;1)">
            <text:p/>
          </table:table-cell>
          <table:table-cell table:style-name="ce3" table:formula="oooc:=MID([.$C102];6;1)">
            <text:p/>
          </table:table-cell>
          <table:table-cell table:style-name="ce3" table:formula="oooc:=MID([.$C102];7;1)">
            <text:p/>
          </table:table-cell>
          <table:table-cell table:style-name="ce3" table:formula="oooc:=MID([.$C10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0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03];1;1)">
            <text:p/>
          </table:table-cell>
          <table:table-cell table:style-name="ce3" table:formula="oooc:=MID([.$C103];2;1)">
            <text:p/>
          </table:table-cell>
          <table:table-cell table:style-name="ce3" table:formula="oooc:=MID([.$C103];3;1)">
            <text:p/>
          </table:table-cell>
          <table:table-cell table:style-name="ce3" table:formula="oooc:=MID([.$C103];5;1)">
            <text:p/>
          </table:table-cell>
          <table:table-cell table:style-name="ce3" table:formula="oooc:=MID([.$C103];6;1)">
            <text:p/>
          </table:table-cell>
          <table:table-cell table:style-name="ce3" table:formula="oooc:=MID([.$C103];7;1)">
            <text:p/>
          </table:table-cell>
          <table:table-cell table:style-name="ce3" table:formula="oooc:=MID([.$C10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0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04];1;1)">
            <text:p/>
          </table:table-cell>
          <table:table-cell table:style-name="ce3" table:formula="oooc:=MID([.$C104];2;1)">
            <text:p/>
          </table:table-cell>
          <table:table-cell table:style-name="ce3" table:formula="oooc:=MID([.$C104];3;1)">
            <text:p/>
          </table:table-cell>
          <table:table-cell table:style-name="ce3" table:formula="oooc:=MID([.$C104];5;1)">
            <text:p/>
          </table:table-cell>
          <table:table-cell table:style-name="ce3" table:formula="oooc:=MID([.$C104];6;1)">
            <text:p/>
          </table:table-cell>
          <table:table-cell table:style-name="ce3" table:formula="oooc:=MID([.$C104];7;1)">
            <text:p/>
          </table:table-cell>
          <table:table-cell table:style-name="ce3" table:formula="oooc:=MID([.$C10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0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05];1;1)">
            <text:p/>
          </table:table-cell>
          <table:table-cell table:style-name="ce3" table:formula="oooc:=MID([.$C105];2;1)">
            <text:p/>
          </table:table-cell>
          <table:table-cell table:style-name="ce3" table:formula="oooc:=MID([.$C105];3;1)">
            <text:p/>
          </table:table-cell>
          <table:table-cell table:style-name="ce3" table:formula="oooc:=MID([.$C105];5;1)">
            <text:p/>
          </table:table-cell>
          <table:table-cell table:style-name="ce3" table:formula="oooc:=MID([.$C105];6;1)">
            <text:p/>
          </table:table-cell>
          <table:table-cell table:style-name="ce3" table:formula="oooc:=MID([.$C105];7;1)">
            <text:p/>
          </table:table-cell>
          <table:table-cell table:style-name="ce3" table:formula="oooc:=MID([.$C10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0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06];1;1)">
            <text:p/>
          </table:table-cell>
          <table:table-cell table:style-name="ce3" table:formula="oooc:=MID([.$C106];2;1)">
            <text:p/>
          </table:table-cell>
          <table:table-cell table:style-name="ce3" table:formula="oooc:=MID([.$C106];3;1)">
            <text:p/>
          </table:table-cell>
          <table:table-cell table:style-name="ce3" table:formula="oooc:=MID([.$C106];5;1)">
            <text:p/>
          </table:table-cell>
          <table:table-cell table:style-name="ce3" table:formula="oooc:=MID([.$C106];6;1)">
            <text:p/>
          </table:table-cell>
          <table:table-cell table:style-name="ce3" table:formula="oooc:=MID([.$C106];7;1)">
            <text:p/>
          </table:table-cell>
          <table:table-cell table:style-name="ce3" table:formula="oooc:=MID([.$C10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0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07];1;1)">
            <text:p/>
          </table:table-cell>
          <table:table-cell table:style-name="ce3" table:formula="oooc:=MID([.$C107];2;1)">
            <text:p/>
          </table:table-cell>
          <table:table-cell table:style-name="ce3" table:formula="oooc:=MID([.$C107];3;1)">
            <text:p/>
          </table:table-cell>
          <table:table-cell table:style-name="ce3" table:formula="oooc:=MID([.$C107];5;1)">
            <text:p/>
          </table:table-cell>
          <table:table-cell table:style-name="ce3" table:formula="oooc:=MID([.$C107];6;1)">
            <text:p/>
          </table:table-cell>
          <table:table-cell table:style-name="ce3" table:formula="oooc:=MID([.$C107];7;1)">
            <text:p/>
          </table:table-cell>
          <table:table-cell table:style-name="ce3" table:formula="oooc:=MID([.$C10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0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08];1;1)">
            <text:p/>
          </table:table-cell>
          <table:table-cell table:style-name="ce3" table:formula="oooc:=MID([.$C108];2;1)">
            <text:p/>
          </table:table-cell>
          <table:table-cell table:style-name="ce3" table:formula="oooc:=MID([.$C108];3;1)">
            <text:p/>
          </table:table-cell>
          <table:table-cell table:style-name="ce3" table:formula="oooc:=MID([.$C108];5;1)">
            <text:p/>
          </table:table-cell>
          <table:table-cell table:style-name="ce3" table:formula="oooc:=MID([.$C108];6;1)">
            <text:p/>
          </table:table-cell>
          <table:table-cell table:style-name="ce3" table:formula="oooc:=MID([.$C108];7;1)">
            <text:p/>
          </table:table-cell>
          <table:table-cell table:style-name="ce3" table:formula="oooc:=MID([.$C10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0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09];1;1)">
            <text:p/>
          </table:table-cell>
          <table:table-cell table:style-name="ce3" table:formula="oooc:=MID([.$C109];2;1)">
            <text:p/>
          </table:table-cell>
          <table:table-cell table:style-name="ce3" table:formula="oooc:=MID([.$C109];3;1)">
            <text:p/>
          </table:table-cell>
          <table:table-cell table:style-name="ce3" table:formula="oooc:=MID([.$C109];5;1)">
            <text:p/>
          </table:table-cell>
          <table:table-cell table:style-name="ce3" table:formula="oooc:=MID([.$C109];6;1)">
            <text:p/>
          </table:table-cell>
          <table:table-cell table:style-name="ce3" table:formula="oooc:=MID([.$C109];7;1)">
            <text:p/>
          </table:table-cell>
          <table:table-cell table:style-name="ce3" table:formula="oooc:=MID([.$C10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1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10];1;1)">
            <text:p/>
          </table:table-cell>
          <table:table-cell table:style-name="ce3" table:formula="oooc:=MID([.$C110];2;1)">
            <text:p/>
          </table:table-cell>
          <table:table-cell table:style-name="ce3" table:formula="oooc:=MID([.$C110];3;1)">
            <text:p/>
          </table:table-cell>
          <table:table-cell table:style-name="ce3" table:formula="oooc:=MID([.$C110];5;1)">
            <text:p/>
          </table:table-cell>
          <table:table-cell table:style-name="ce3" table:formula="oooc:=MID([.$C110];6;1)">
            <text:p/>
          </table:table-cell>
          <table:table-cell table:style-name="ce3" table:formula="oooc:=MID([.$C110];7;1)">
            <text:p/>
          </table:table-cell>
          <table:table-cell table:style-name="ce3" table:formula="oooc:=MID([.$C11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1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11];1;1)">
            <text:p/>
          </table:table-cell>
          <table:table-cell table:style-name="ce3" table:formula="oooc:=MID([.$C111];2;1)">
            <text:p/>
          </table:table-cell>
          <table:table-cell table:style-name="ce3" table:formula="oooc:=MID([.$C111];3;1)">
            <text:p/>
          </table:table-cell>
          <table:table-cell table:style-name="ce3" table:formula="oooc:=MID([.$C111];5;1)">
            <text:p/>
          </table:table-cell>
          <table:table-cell table:style-name="ce3" table:formula="oooc:=MID([.$C111];6;1)">
            <text:p/>
          </table:table-cell>
          <table:table-cell table:style-name="ce3" table:formula="oooc:=MID([.$C111];7;1)">
            <text:p/>
          </table:table-cell>
          <table:table-cell table:style-name="ce3" table:formula="oooc:=MID([.$C11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1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12];1;1)">
            <text:p/>
          </table:table-cell>
          <table:table-cell table:style-name="ce3" table:formula="oooc:=MID([.$C112];2;1)">
            <text:p/>
          </table:table-cell>
          <table:table-cell table:style-name="ce3" table:formula="oooc:=MID([.$C112];3;1)">
            <text:p/>
          </table:table-cell>
          <table:table-cell table:style-name="ce3" table:formula="oooc:=MID([.$C112];5;1)">
            <text:p/>
          </table:table-cell>
          <table:table-cell table:style-name="ce3" table:formula="oooc:=MID([.$C112];6;1)">
            <text:p/>
          </table:table-cell>
          <table:table-cell table:style-name="ce3" table:formula="oooc:=MID([.$C112];7;1)">
            <text:p/>
          </table:table-cell>
          <table:table-cell table:style-name="ce3" table:formula="oooc:=MID([.$C11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1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13];1;1)">
            <text:p/>
          </table:table-cell>
          <table:table-cell table:style-name="ce3" table:formula="oooc:=MID([.$C113];2;1)">
            <text:p/>
          </table:table-cell>
          <table:table-cell table:style-name="ce3" table:formula="oooc:=MID([.$C113];3;1)">
            <text:p/>
          </table:table-cell>
          <table:table-cell table:style-name="ce3" table:formula="oooc:=MID([.$C113];5;1)">
            <text:p/>
          </table:table-cell>
          <table:table-cell table:style-name="ce3" table:formula="oooc:=MID([.$C113];6;1)">
            <text:p/>
          </table:table-cell>
          <table:table-cell table:style-name="ce3" table:formula="oooc:=MID([.$C113];7;1)">
            <text:p/>
          </table:table-cell>
          <table:table-cell table:style-name="ce3" table:formula="oooc:=MID([.$C11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1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14];1;1)">
            <text:p/>
          </table:table-cell>
          <table:table-cell table:style-name="ce3" table:formula="oooc:=MID([.$C114];2;1)">
            <text:p/>
          </table:table-cell>
          <table:table-cell table:style-name="ce3" table:formula="oooc:=MID([.$C114];3;1)">
            <text:p/>
          </table:table-cell>
          <table:table-cell table:style-name="ce3" table:formula="oooc:=MID([.$C114];5;1)">
            <text:p/>
          </table:table-cell>
          <table:table-cell table:style-name="ce3" table:formula="oooc:=MID([.$C114];6;1)">
            <text:p/>
          </table:table-cell>
          <table:table-cell table:style-name="ce3" table:formula="oooc:=MID([.$C114];7;1)">
            <text:p/>
          </table:table-cell>
          <table:table-cell table:style-name="ce3" table:formula="oooc:=MID([.$C11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1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15];1;1)">
            <text:p/>
          </table:table-cell>
          <table:table-cell table:style-name="ce3" table:formula="oooc:=MID([.$C115];2;1)">
            <text:p/>
          </table:table-cell>
          <table:table-cell table:style-name="ce3" table:formula="oooc:=MID([.$C115];3;1)">
            <text:p/>
          </table:table-cell>
          <table:table-cell table:style-name="ce3" table:formula="oooc:=MID([.$C115];5;1)">
            <text:p/>
          </table:table-cell>
          <table:table-cell table:style-name="ce3" table:formula="oooc:=MID([.$C115];6;1)">
            <text:p/>
          </table:table-cell>
          <table:table-cell table:style-name="ce3" table:formula="oooc:=MID([.$C115];7;1)">
            <text:p/>
          </table:table-cell>
          <table:table-cell table:style-name="ce3" table:formula="oooc:=MID([.$C11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1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16];1;1)">
            <text:p/>
          </table:table-cell>
          <table:table-cell table:style-name="ce3" table:formula="oooc:=MID([.$C116];2;1)">
            <text:p/>
          </table:table-cell>
          <table:table-cell table:style-name="ce3" table:formula="oooc:=MID([.$C116];3;1)">
            <text:p/>
          </table:table-cell>
          <table:table-cell table:style-name="ce3" table:formula="oooc:=MID([.$C116];5;1)">
            <text:p/>
          </table:table-cell>
          <table:table-cell table:style-name="ce3" table:formula="oooc:=MID([.$C116];6;1)">
            <text:p/>
          </table:table-cell>
          <table:table-cell table:style-name="ce3" table:formula="oooc:=MID([.$C116];7;1)">
            <text:p/>
          </table:table-cell>
          <table:table-cell table:style-name="ce3" table:formula="oooc:=MID([.$C11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1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17];1;1)">
            <text:p/>
          </table:table-cell>
          <table:table-cell table:style-name="ce3" table:formula="oooc:=MID([.$C117];2;1)">
            <text:p/>
          </table:table-cell>
          <table:table-cell table:style-name="ce3" table:formula="oooc:=MID([.$C117];3;1)">
            <text:p/>
          </table:table-cell>
          <table:table-cell table:style-name="ce3" table:formula="oooc:=MID([.$C117];5;1)">
            <text:p/>
          </table:table-cell>
          <table:table-cell table:style-name="ce3" table:formula="oooc:=MID([.$C117];6;1)">
            <text:p/>
          </table:table-cell>
          <table:table-cell table:style-name="ce3" table:formula="oooc:=MID([.$C117];7;1)">
            <text:p/>
          </table:table-cell>
          <table:table-cell table:style-name="ce3" table:formula="oooc:=MID([.$C11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1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18];1;1)">
            <text:p/>
          </table:table-cell>
          <table:table-cell table:style-name="ce3" table:formula="oooc:=MID([.$C118];2;1)">
            <text:p/>
          </table:table-cell>
          <table:table-cell table:style-name="ce3" table:formula="oooc:=MID([.$C118];3;1)">
            <text:p/>
          </table:table-cell>
          <table:table-cell table:style-name="ce3" table:formula="oooc:=MID([.$C118];5;1)">
            <text:p/>
          </table:table-cell>
          <table:table-cell table:style-name="ce3" table:formula="oooc:=MID([.$C118];6;1)">
            <text:p/>
          </table:table-cell>
          <table:table-cell table:style-name="ce3" table:formula="oooc:=MID([.$C118];7;1)">
            <text:p/>
          </table:table-cell>
          <table:table-cell table:style-name="ce3" table:formula="oooc:=MID([.$C11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1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19];1;1)">
            <text:p/>
          </table:table-cell>
          <table:table-cell table:style-name="ce3" table:formula="oooc:=MID([.$C119];2;1)">
            <text:p/>
          </table:table-cell>
          <table:table-cell table:style-name="ce3" table:formula="oooc:=MID([.$C119];3;1)">
            <text:p/>
          </table:table-cell>
          <table:table-cell table:style-name="ce3" table:formula="oooc:=MID([.$C119];5;1)">
            <text:p/>
          </table:table-cell>
          <table:table-cell table:style-name="ce3" table:formula="oooc:=MID([.$C119];6;1)">
            <text:p/>
          </table:table-cell>
          <table:table-cell table:style-name="ce3" table:formula="oooc:=MID([.$C119];7;1)">
            <text:p/>
          </table:table-cell>
          <table:table-cell table:style-name="ce3" table:formula="oooc:=MID([.$C11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2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20];1;1)">
            <text:p/>
          </table:table-cell>
          <table:table-cell table:style-name="ce3" table:formula="oooc:=MID([.$C120];2;1)">
            <text:p/>
          </table:table-cell>
          <table:table-cell table:style-name="ce3" table:formula="oooc:=MID([.$C120];3;1)">
            <text:p/>
          </table:table-cell>
          <table:table-cell table:style-name="ce3" table:formula="oooc:=MID([.$C120];5;1)">
            <text:p/>
          </table:table-cell>
          <table:table-cell table:style-name="ce3" table:formula="oooc:=MID([.$C120];6;1)">
            <text:p/>
          </table:table-cell>
          <table:table-cell table:style-name="ce3" table:formula="oooc:=MID([.$C120];7;1)">
            <text:p/>
          </table:table-cell>
          <table:table-cell table:style-name="ce3" table:formula="oooc:=MID([.$C12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2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21];1;1)">
            <text:p/>
          </table:table-cell>
          <table:table-cell table:style-name="ce3" table:formula="oooc:=MID([.$C121];2;1)">
            <text:p/>
          </table:table-cell>
          <table:table-cell table:style-name="ce3" table:formula="oooc:=MID([.$C121];3;1)">
            <text:p/>
          </table:table-cell>
          <table:table-cell table:style-name="ce3" table:formula="oooc:=MID([.$C121];5;1)">
            <text:p/>
          </table:table-cell>
          <table:table-cell table:style-name="ce3" table:formula="oooc:=MID([.$C121];6;1)">
            <text:p/>
          </table:table-cell>
          <table:table-cell table:style-name="ce3" table:formula="oooc:=MID([.$C121];7;1)">
            <text:p/>
          </table:table-cell>
          <table:table-cell table:style-name="ce3" table:formula="oooc:=MID([.$C12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2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22];1;1)">
            <text:p/>
          </table:table-cell>
          <table:table-cell table:style-name="ce3" table:formula="oooc:=MID([.$C122];2;1)">
            <text:p/>
          </table:table-cell>
          <table:table-cell table:style-name="ce3" table:formula="oooc:=MID([.$C122];3;1)">
            <text:p/>
          </table:table-cell>
          <table:table-cell table:style-name="ce3" table:formula="oooc:=MID([.$C122];5;1)">
            <text:p/>
          </table:table-cell>
          <table:table-cell table:style-name="ce3" table:formula="oooc:=MID([.$C122];6;1)">
            <text:p/>
          </table:table-cell>
          <table:table-cell table:style-name="ce3" table:formula="oooc:=MID([.$C122];7;1)">
            <text:p/>
          </table:table-cell>
          <table:table-cell table:style-name="ce3" table:formula="oooc:=MID([.$C12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2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23];1;1)">
            <text:p/>
          </table:table-cell>
          <table:table-cell table:style-name="ce3" table:formula="oooc:=MID([.$C123];2;1)">
            <text:p/>
          </table:table-cell>
          <table:table-cell table:style-name="ce3" table:formula="oooc:=MID([.$C123];3;1)">
            <text:p/>
          </table:table-cell>
          <table:table-cell table:style-name="ce3" table:formula="oooc:=MID([.$C123];5;1)">
            <text:p/>
          </table:table-cell>
          <table:table-cell table:style-name="ce3" table:formula="oooc:=MID([.$C123];6;1)">
            <text:p/>
          </table:table-cell>
          <table:table-cell table:style-name="ce3" table:formula="oooc:=MID([.$C123];7;1)">
            <text:p/>
          </table:table-cell>
          <table:table-cell table:style-name="ce3" table:formula="oooc:=MID([.$C12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2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24];1;1)">
            <text:p/>
          </table:table-cell>
          <table:table-cell table:style-name="ce3" table:formula="oooc:=MID([.$C124];2;1)">
            <text:p/>
          </table:table-cell>
          <table:table-cell table:style-name="ce3" table:formula="oooc:=MID([.$C124];3;1)">
            <text:p/>
          </table:table-cell>
          <table:table-cell table:style-name="ce3" table:formula="oooc:=MID([.$C124];5;1)">
            <text:p/>
          </table:table-cell>
          <table:table-cell table:style-name="ce3" table:formula="oooc:=MID([.$C124];6;1)">
            <text:p/>
          </table:table-cell>
          <table:table-cell table:style-name="ce3" table:formula="oooc:=MID([.$C124];7;1)">
            <text:p/>
          </table:table-cell>
          <table:table-cell table:style-name="ce3" table:formula="oooc:=MID([.$C12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2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25];1;1)">
            <text:p/>
          </table:table-cell>
          <table:table-cell table:style-name="ce3" table:formula="oooc:=MID([.$C125];2;1)">
            <text:p/>
          </table:table-cell>
          <table:table-cell table:style-name="ce3" table:formula="oooc:=MID([.$C125];3;1)">
            <text:p/>
          </table:table-cell>
          <table:table-cell table:style-name="ce3" table:formula="oooc:=MID([.$C125];5;1)">
            <text:p/>
          </table:table-cell>
          <table:table-cell table:style-name="ce3" table:formula="oooc:=MID([.$C125];6;1)">
            <text:p/>
          </table:table-cell>
          <table:table-cell table:style-name="ce3" table:formula="oooc:=MID([.$C125];7;1)">
            <text:p/>
          </table:table-cell>
          <table:table-cell table:style-name="ce3" table:formula="oooc:=MID([.$C12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2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26];1;1)">
            <text:p/>
          </table:table-cell>
          <table:table-cell table:style-name="ce3" table:formula="oooc:=MID([.$C126];2;1)">
            <text:p/>
          </table:table-cell>
          <table:table-cell table:style-name="ce3" table:formula="oooc:=MID([.$C126];3;1)">
            <text:p/>
          </table:table-cell>
          <table:table-cell table:style-name="ce3" table:formula="oooc:=MID([.$C126];5;1)">
            <text:p/>
          </table:table-cell>
          <table:table-cell table:style-name="ce3" table:formula="oooc:=MID([.$C126];6;1)">
            <text:p/>
          </table:table-cell>
          <table:table-cell table:style-name="ce3" table:formula="oooc:=MID([.$C126];7;1)">
            <text:p/>
          </table:table-cell>
          <table:table-cell table:style-name="ce3" table:formula="oooc:=MID([.$C12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2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27];1;1)">
            <text:p/>
          </table:table-cell>
          <table:table-cell table:style-name="ce3" table:formula="oooc:=MID([.$C127];2;1)">
            <text:p/>
          </table:table-cell>
          <table:table-cell table:style-name="ce3" table:formula="oooc:=MID([.$C127];3;1)">
            <text:p/>
          </table:table-cell>
          <table:table-cell table:style-name="ce3" table:formula="oooc:=MID([.$C127];5;1)">
            <text:p/>
          </table:table-cell>
          <table:table-cell table:style-name="ce3" table:formula="oooc:=MID([.$C127];6;1)">
            <text:p/>
          </table:table-cell>
          <table:table-cell table:style-name="ce3" table:formula="oooc:=MID([.$C127];7;1)">
            <text:p/>
          </table:table-cell>
          <table:table-cell table:style-name="ce3" table:formula="oooc:=MID([.$C12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2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28];1;1)">
            <text:p/>
          </table:table-cell>
          <table:table-cell table:style-name="ce3" table:formula="oooc:=MID([.$C128];2;1)">
            <text:p/>
          </table:table-cell>
          <table:table-cell table:style-name="ce3" table:formula="oooc:=MID([.$C128];3;1)">
            <text:p/>
          </table:table-cell>
          <table:table-cell table:style-name="ce3" table:formula="oooc:=MID([.$C128];5;1)">
            <text:p/>
          </table:table-cell>
          <table:table-cell table:style-name="ce3" table:formula="oooc:=MID([.$C128];6;1)">
            <text:p/>
          </table:table-cell>
          <table:table-cell table:style-name="ce3" table:formula="oooc:=MID([.$C128];7;1)">
            <text:p/>
          </table:table-cell>
          <table:table-cell table:style-name="ce3" table:formula="oooc:=MID([.$C12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2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29];1;1)">
            <text:p/>
          </table:table-cell>
          <table:table-cell table:style-name="ce3" table:formula="oooc:=MID([.$C129];2;1)">
            <text:p/>
          </table:table-cell>
          <table:table-cell table:style-name="ce3" table:formula="oooc:=MID([.$C129];3;1)">
            <text:p/>
          </table:table-cell>
          <table:table-cell table:style-name="ce3" table:formula="oooc:=MID([.$C129];5;1)">
            <text:p/>
          </table:table-cell>
          <table:table-cell table:style-name="ce3" table:formula="oooc:=MID([.$C129];6;1)">
            <text:p/>
          </table:table-cell>
          <table:table-cell table:style-name="ce3" table:formula="oooc:=MID([.$C129];7;1)">
            <text:p/>
          </table:table-cell>
          <table:table-cell table:style-name="ce3" table:formula="oooc:=MID([.$C12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3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30];1;1)">
            <text:p/>
          </table:table-cell>
          <table:table-cell table:style-name="ce3" table:formula="oooc:=MID([.$C130];2;1)">
            <text:p/>
          </table:table-cell>
          <table:table-cell table:style-name="ce3" table:formula="oooc:=MID([.$C130];3;1)">
            <text:p/>
          </table:table-cell>
          <table:table-cell table:style-name="ce3" table:formula="oooc:=MID([.$C130];5;1)">
            <text:p/>
          </table:table-cell>
          <table:table-cell table:style-name="ce3" table:formula="oooc:=MID([.$C130];6;1)">
            <text:p/>
          </table:table-cell>
          <table:table-cell table:style-name="ce3" table:formula="oooc:=MID([.$C130];7;1)">
            <text:p/>
          </table:table-cell>
          <table:table-cell table:style-name="ce3" table:formula="oooc:=MID([.$C13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3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31];1;1)">
            <text:p/>
          </table:table-cell>
          <table:table-cell table:style-name="ce3" table:formula="oooc:=MID([.$C131];2;1)">
            <text:p/>
          </table:table-cell>
          <table:table-cell table:style-name="ce3" table:formula="oooc:=MID([.$C131];3;1)">
            <text:p/>
          </table:table-cell>
          <table:table-cell table:style-name="ce3" table:formula="oooc:=MID([.$C131];5;1)">
            <text:p/>
          </table:table-cell>
          <table:table-cell table:style-name="ce3" table:formula="oooc:=MID([.$C131];6;1)">
            <text:p/>
          </table:table-cell>
          <table:table-cell table:style-name="ce3" table:formula="oooc:=MID([.$C131];7;1)">
            <text:p/>
          </table:table-cell>
          <table:table-cell table:style-name="ce3" table:formula="oooc:=MID([.$C13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3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32];1;1)">
            <text:p/>
          </table:table-cell>
          <table:table-cell table:style-name="ce3" table:formula="oooc:=MID([.$C132];2;1)">
            <text:p/>
          </table:table-cell>
          <table:table-cell table:style-name="ce3" table:formula="oooc:=MID([.$C132];3;1)">
            <text:p/>
          </table:table-cell>
          <table:table-cell table:style-name="ce3" table:formula="oooc:=MID([.$C132];5;1)">
            <text:p/>
          </table:table-cell>
          <table:table-cell table:style-name="ce3" table:formula="oooc:=MID([.$C132];6;1)">
            <text:p/>
          </table:table-cell>
          <table:table-cell table:style-name="ce3" table:formula="oooc:=MID([.$C132];7;1)">
            <text:p/>
          </table:table-cell>
          <table:table-cell table:style-name="ce3" table:formula="oooc:=MID([.$C13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3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33];1;1)">
            <text:p/>
          </table:table-cell>
          <table:table-cell table:style-name="ce3" table:formula="oooc:=MID([.$C133];2;1)">
            <text:p/>
          </table:table-cell>
          <table:table-cell table:style-name="ce3" table:formula="oooc:=MID([.$C133];3;1)">
            <text:p/>
          </table:table-cell>
          <table:table-cell table:style-name="ce3" table:formula="oooc:=MID([.$C133];5;1)">
            <text:p/>
          </table:table-cell>
          <table:table-cell table:style-name="ce3" table:formula="oooc:=MID([.$C133];6;1)">
            <text:p/>
          </table:table-cell>
          <table:table-cell table:style-name="ce3" table:formula="oooc:=MID([.$C133];7;1)">
            <text:p/>
          </table:table-cell>
          <table:table-cell table:style-name="ce3" table:formula="oooc:=MID([.$C13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3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34];1;1)">
            <text:p/>
          </table:table-cell>
          <table:table-cell table:style-name="ce3" table:formula="oooc:=MID([.$C134];2;1)">
            <text:p/>
          </table:table-cell>
          <table:table-cell table:style-name="ce3" table:formula="oooc:=MID([.$C134];3;1)">
            <text:p/>
          </table:table-cell>
          <table:table-cell table:style-name="ce3" table:formula="oooc:=MID([.$C134];5;1)">
            <text:p/>
          </table:table-cell>
          <table:table-cell table:style-name="ce3" table:formula="oooc:=MID([.$C134];6;1)">
            <text:p/>
          </table:table-cell>
          <table:table-cell table:style-name="ce3" table:formula="oooc:=MID([.$C134];7;1)">
            <text:p/>
          </table:table-cell>
          <table:table-cell table:style-name="ce3" table:formula="oooc:=MID([.$C13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3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35];1;1)">
            <text:p/>
          </table:table-cell>
          <table:table-cell table:style-name="ce3" table:formula="oooc:=MID([.$C135];2;1)">
            <text:p/>
          </table:table-cell>
          <table:table-cell table:style-name="ce3" table:formula="oooc:=MID([.$C135];3;1)">
            <text:p/>
          </table:table-cell>
          <table:table-cell table:style-name="ce3" table:formula="oooc:=MID([.$C135];5;1)">
            <text:p/>
          </table:table-cell>
          <table:table-cell table:style-name="ce3" table:formula="oooc:=MID([.$C135];6;1)">
            <text:p/>
          </table:table-cell>
          <table:table-cell table:style-name="ce3" table:formula="oooc:=MID([.$C135];7;1)">
            <text:p/>
          </table:table-cell>
          <table:table-cell table:style-name="ce3" table:formula="oooc:=MID([.$C13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3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36];1;1)">
            <text:p/>
          </table:table-cell>
          <table:table-cell table:style-name="ce3" table:formula="oooc:=MID([.$C136];2;1)">
            <text:p/>
          </table:table-cell>
          <table:table-cell table:style-name="ce3" table:formula="oooc:=MID([.$C136];3;1)">
            <text:p/>
          </table:table-cell>
          <table:table-cell table:style-name="ce3" table:formula="oooc:=MID([.$C136];5;1)">
            <text:p/>
          </table:table-cell>
          <table:table-cell table:style-name="ce3" table:formula="oooc:=MID([.$C136];6;1)">
            <text:p/>
          </table:table-cell>
          <table:table-cell table:style-name="ce3" table:formula="oooc:=MID([.$C136];7;1)">
            <text:p/>
          </table:table-cell>
          <table:table-cell table:style-name="ce3" table:formula="oooc:=MID([.$C13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3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37];1;1)">
            <text:p/>
          </table:table-cell>
          <table:table-cell table:style-name="ce3" table:formula="oooc:=MID([.$C137];2;1)">
            <text:p/>
          </table:table-cell>
          <table:table-cell table:style-name="ce3" table:formula="oooc:=MID([.$C137];3;1)">
            <text:p/>
          </table:table-cell>
          <table:table-cell table:style-name="ce3" table:formula="oooc:=MID([.$C137];5;1)">
            <text:p/>
          </table:table-cell>
          <table:table-cell table:style-name="ce3" table:formula="oooc:=MID([.$C137];6;1)">
            <text:p/>
          </table:table-cell>
          <table:table-cell table:style-name="ce3" table:formula="oooc:=MID([.$C137];7;1)">
            <text:p/>
          </table:table-cell>
          <table:table-cell table:style-name="ce3" table:formula="oooc:=MID([.$C13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3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38];1;1)">
            <text:p/>
          </table:table-cell>
          <table:table-cell table:style-name="ce3" table:formula="oooc:=MID([.$C138];2;1)">
            <text:p/>
          </table:table-cell>
          <table:table-cell table:style-name="ce3" table:formula="oooc:=MID([.$C138];3;1)">
            <text:p/>
          </table:table-cell>
          <table:table-cell table:style-name="ce3" table:formula="oooc:=MID([.$C138];5;1)">
            <text:p/>
          </table:table-cell>
          <table:table-cell table:style-name="ce3" table:formula="oooc:=MID([.$C138];6;1)">
            <text:p/>
          </table:table-cell>
          <table:table-cell table:style-name="ce3" table:formula="oooc:=MID([.$C138];7;1)">
            <text:p/>
          </table:table-cell>
          <table:table-cell table:style-name="ce3" table:formula="oooc:=MID([.$C13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3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39];1;1)">
            <text:p/>
          </table:table-cell>
          <table:table-cell table:style-name="ce3" table:formula="oooc:=MID([.$C139];2;1)">
            <text:p/>
          </table:table-cell>
          <table:table-cell table:style-name="ce3" table:formula="oooc:=MID([.$C139];3;1)">
            <text:p/>
          </table:table-cell>
          <table:table-cell table:style-name="ce3" table:formula="oooc:=MID([.$C139];5;1)">
            <text:p/>
          </table:table-cell>
          <table:table-cell table:style-name="ce3" table:formula="oooc:=MID([.$C139];6;1)">
            <text:p/>
          </table:table-cell>
          <table:table-cell table:style-name="ce3" table:formula="oooc:=MID([.$C139];7;1)">
            <text:p/>
          </table:table-cell>
          <table:table-cell table:style-name="ce3" table:formula="oooc:=MID([.$C13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4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40];1;1)">
            <text:p/>
          </table:table-cell>
          <table:table-cell table:style-name="ce3" table:formula="oooc:=MID([.$C140];2;1)">
            <text:p/>
          </table:table-cell>
          <table:table-cell table:style-name="ce3" table:formula="oooc:=MID([.$C140];3;1)">
            <text:p/>
          </table:table-cell>
          <table:table-cell table:style-name="ce3" table:formula="oooc:=MID([.$C140];5;1)">
            <text:p/>
          </table:table-cell>
          <table:table-cell table:style-name="ce3" table:formula="oooc:=MID([.$C140];6;1)">
            <text:p/>
          </table:table-cell>
          <table:table-cell table:style-name="ce3" table:formula="oooc:=MID([.$C140];7;1)">
            <text:p/>
          </table:table-cell>
          <table:table-cell table:style-name="ce3" table:formula="oooc:=MID([.$C14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4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41];1;1)">
            <text:p/>
          </table:table-cell>
          <table:table-cell table:style-name="ce3" table:formula="oooc:=MID([.$C141];2;1)">
            <text:p/>
          </table:table-cell>
          <table:table-cell table:style-name="ce3" table:formula="oooc:=MID([.$C141];3;1)">
            <text:p/>
          </table:table-cell>
          <table:table-cell table:style-name="ce3" table:formula="oooc:=MID([.$C141];5;1)">
            <text:p/>
          </table:table-cell>
          <table:table-cell table:style-name="ce3" table:formula="oooc:=MID([.$C141];6;1)">
            <text:p/>
          </table:table-cell>
          <table:table-cell table:style-name="ce3" table:formula="oooc:=MID([.$C141];7;1)">
            <text:p/>
          </table:table-cell>
          <table:table-cell table:style-name="ce3" table:formula="oooc:=MID([.$C14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4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42];1;1)">
            <text:p/>
          </table:table-cell>
          <table:table-cell table:style-name="ce3" table:formula="oooc:=MID([.$C142];2;1)">
            <text:p/>
          </table:table-cell>
          <table:table-cell table:style-name="ce3" table:formula="oooc:=MID([.$C142];3;1)">
            <text:p/>
          </table:table-cell>
          <table:table-cell table:style-name="ce3" table:formula="oooc:=MID([.$C142];5;1)">
            <text:p/>
          </table:table-cell>
          <table:table-cell table:style-name="ce3" table:formula="oooc:=MID([.$C142];6;1)">
            <text:p/>
          </table:table-cell>
          <table:table-cell table:style-name="ce3" table:formula="oooc:=MID([.$C142];7;1)">
            <text:p/>
          </table:table-cell>
          <table:table-cell table:style-name="ce3" table:formula="oooc:=MID([.$C14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4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43];1;1)">
            <text:p/>
          </table:table-cell>
          <table:table-cell table:style-name="ce3" table:formula="oooc:=MID([.$C143];2;1)">
            <text:p/>
          </table:table-cell>
          <table:table-cell table:style-name="ce3" table:formula="oooc:=MID([.$C143];3;1)">
            <text:p/>
          </table:table-cell>
          <table:table-cell table:style-name="ce3" table:formula="oooc:=MID([.$C143];5;1)">
            <text:p/>
          </table:table-cell>
          <table:table-cell table:style-name="ce3" table:formula="oooc:=MID([.$C143];6;1)">
            <text:p/>
          </table:table-cell>
          <table:table-cell table:style-name="ce3" table:formula="oooc:=MID([.$C143];7;1)">
            <text:p/>
          </table:table-cell>
          <table:table-cell table:style-name="ce3" table:formula="oooc:=MID([.$C14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4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44];1;1)">
            <text:p/>
          </table:table-cell>
          <table:table-cell table:style-name="ce3" table:formula="oooc:=MID([.$C144];2;1)">
            <text:p/>
          </table:table-cell>
          <table:table-cell table:style-name="ce3" table:formula="oooc:=MID([.$C144];3;1)">
            <text:p/>
          </table:table-cell>
          <table:table-cell table:style-name="ce3" table:formula="oooc:=MID([.$C144];5;1)">
            <text:p/>
          </table:table-cell>
          <table:table-cell table:style-name="ce3" table:formula="oooc:=MID([.$C144];6;1)">
            <text:p/>
          </table:table-cell>
          <table:table-cell table:style-name="ce3" table:formula="oooc:=MID([.$C144];7;1)">
            <text:p/>
          </table:table-cell>
          <table:table-cell table:style-name="ce3" table:formula="oooc:=MID([.$C14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4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45];1;1)">
            <text:p/>
          </table:table-cell>
          <table:table-cell table:style-name="ce3" table:formula="oooc:=MID([.$C145];2;1)">
            <text:p/>
          </table:table-cell>
          <table:table-cell table:style-name="ce3" table:formula="oooc:=MID([.$C145];3;1)">
            <text:p/>
          </table:table-cell>
          <table:table-cell table:style-name="ce3" table:formula="oooc:=MID([.$C145];5;1)">
            <text:p/>
          </table:table-cell>
          <table:table-cell table:style-name="ce3" table:formula="oooc:=MID([.$C145];6;1)">
            <text:p/>
          </table:table-cell>
          <table:table-cell table:style-name="ce3" table:formula="oooc:=MID([.$C145];7;1)">
            <text:p/>
          </table:table-cell>
          <table:table-cell table:style-name="ce3" table:formula="oooc:=MID([.$C14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4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46];1;1)">
            <text:p/>
          </table:table-cell>
          <table:table-cell table:style-name="ce3" table:formula="oooc:=MID([.$C146];2;1)">
            <text:p/>
          </table:table-cell>
          <table:table-cell table:style-name="ce3" table:formula="oooc:=MID([.$C146];3;1)">
            <text:p/>
          </table:table-cell>
          <table:table-cell table:style-name="ce3" table:formula="oooc:=MID([.$C146];5;1)">
            <text:p/>
          </table:table-cell>
          <table:table-cell table:style-name="ce3" table:formula="oooc:=MID([.$C146];6;1)">
            <text:p/>
          </table:table-cell>
          <table:table-cell table:style-name="ce3" table:formula="oooc:=MID([.$C146];7;1)">
            <text:p/>
          </table:table-cell>
          <table:table-cell table:style-name="ce3" table:formula="oooc:=MID([.$C14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4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47];1;1)">
            <text:p/>
          </table:table-cell>
          <table:table-cell table:style-name="ce3" table:formula="oooc:=MID([.$C147];2;1)">
            <text:p/>
          </table:table-cell>
          <table:table-cell table:style-name="ce3" table:formula="oooc:=MID([.$C147];3;1)">
            <text:p/>
          </table:table-cell>
          <table:table-cell table:style-name="ce3" table:formula="oooc:=MID([.$C147];5;1)">
            <text:p/>
          </table:table-cell>
          <table:table-cell table:style-name="ce3" table:formula="oooc:=MID([.$C147];6;1)">
            <text:p/>
          </table:table-cell>
          <table:table-cell table:style-name="ce3" table:formula="oooc:=MID([.$C147];7;1)">
            <text:p/>
          </table:table-cell>
          <table:table-cell table:style-name="ce3" table:formula="oooc:=MID([.$C14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4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48];1;1)">
            <text:p/>
          </table:table-cell>
          <table:table-cell table:style-name="ce3" table:formula="oooc:=MID([.$C148];2;1)">
            <text:p/>
          </table:table-cell>
          <table:table-cell table:style-name="ce3" table:formula="oooc:=MID([.$C148];3;1)">
            <text:p/>
          </table:table-cell>
          <table:table-cell table:style-name="ce3" table:formula="oooc:=MID([.$C148];5;1)">
            <text:p/>
          </table:table-cell>
          <table:table-cell table:style-name="ce3" table:formula="oooc:=MID([.$C148];6;1)">
            <text:p/>
          </table:table-cell>
          <table:table-cell table:style-name="ce3" table:formula="oooc:=MID([.$C148];7;1)">
            <text:p/>
          </table:table-cell>
          <table:table-cell table:style-name="ce3" table:formula="oooc:=MID([.$C14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4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49];1;1)">
            <text:p/>
          </table:table-cell>
          <table:table-cell table:style-name="ce3" table:formula="oooc:=MID([.$C149];2;1)">
            <text:p/>
          </table:table-cell>
          <table:table-cell table:style-name="ce3" table:formula="oooc:=MID([.$C149];3;1)">
            <text:p/>
          </table:table-cell>
          <table:table-cell table:style-name="ce3" table:formula="oooc:=MID([.$C149];5;1)">
            <text:p/>
          </table:table-cell>
          <table:table-cell table:style-name="ce3" table:formula="oooc:=MID([.$C149];6;1)">
            <text:p/>
          </table:table-cell>
          <table:table-cell table:style-name="ce3" table:formula="oooc:=MID([.$C149];7;1)">
            <text:p/>
          </table:table-cell>
          <table:table-cell table:style-name="ce3" table:formula="oooc:=MID([.$C14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5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50];1;1)">
            <text:p/>
          </table:table-cell>
          <table:table-cell table:style-name="ce3" table:formula="oooc:=MID([.$C150];2;1)">
            <text:p/>
          </table:table-cell>
          <table:table-cell table:style-name="ce3" table:formula="oooc:=MID([.$C150];3;1)">
            <text:p/>
          </table:table-cell>
          <table:table-cell table:style-name="ce3" table:formula="oooc:=MID([.$C150];5;1)">
            <text:p/>
          </table:table-cell>
          <table:table-cell table:style-name="ce3" table:formula="oooc:=MID([.$C150];6;1)">
            <text:p/>
          </table:table-cell>
          <table:table-cell table:style-name="ce3" table:formula="oooc:=MID([.$C150];7;1)">
            <text:p/>
          </table:table-cell>
          <table:table-cell table:style-name="ce3" table:formula="oooc:=MID([.$C15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5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51];1;1)">
            <text:p/>
          </table:table-cell>
          <table:table-cell table:style-name="ce3" table:formula="oooc:=MID([.$C151];2;1)">
            <text:p/>
          </table:table-cell>
          <table:table-cell table:style-name="ce3" table:formula="oooc:=MID([.$C151];3;1)">
            <text:p/>
          </table:table-cell>
          <table:table-cell table:style-name="ce3" table:formula="oooc:=MID([.$C151];5;1)">
            <text:p/>
          </table:table-cell>
          <table:table-cell table:style-name="ce3" table:formula="oooc:=MID([.$C151];6;1)">
            <text:p/>
          </table:table-cell>
          <table:table-cell table:style-name="ce3" table:formula="oooc:=MID([.$C151];7;1)">
            <text:p/>
          </table:table-cell>
          <table:table-cell table:style-name="ce3" table:formula="oooc:=MID([.$C15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5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52];1;1)">
            <text:p/>
          </table:table-cell>
          <table:table-cell table:style-name="ce3" table:formula="oooc:=MID([.$C152];2;1)">
            <text:p/>
          </table:table-cell>
          <table:table-cell table:style-name="ce3" table:formula="oooc:=MID([.$C152];3;1)">
            <text:p/>
          </table:table-cell>
          <table:table-cell table:style-name="ce3" table:formula="oooc:=MID([.$C152];5;1)">
            <text:p/>
          </table:table-cell>
          <table:table-cell table:style-name="ce3" table:formula="oooc:=MID([.$C152];6;1)">
            <text:p/>
          </table:table-cell>
          <table:table-cell table:style-name="ce3" table:formula="oooc:=MID([.$C152];7;1)">
            <text:p/>
          </table:table-cell>
          <table:table-cell table:style-name="ce3" table:formula="oooc:=MID([.$C15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5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53];1;1)">
            <text:p/>
          </table:table-cell>
          <table:table-cell table:style-name="ce3" table:formula="oooc:=MID([.$C153];2;1)">
            <text:p/>
          </table:table-cell>
          <table:table-cell table:style-name="ce3" table:formula="oooc:=MID([.$C153];3;1)">
            <text:p/>
          </table:table-cell>
          <table:table-cell table:style-name="ce3" table:formula="oooc:=MID([.$C153];5;1)">
            <text:p/>
          </table:table-cell>
          <table:table-cell table:style-name="ce3" table:formula="oooc:=MID([.$C153];6;1)">
            <text:p/>
          </table:table-cell>
          <table:table-cell table:style-name="ce3" table:formula="oooc:=MID([.$C153];7;1)">
            <text:p/>
          </table:table-cell>
          <table:table-cell table:style-name="ce3" table:formula="oooc:=MID([.$C15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5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54];1;1)">
            <text:p/>
          </table:table-cell>
          <table:table-cell table:style-name="ce3" table:formula="oooc:=MID([.$C154];2;1)">
            <text:p/>
          </table:table-cell>
          <table:table-cell table:style-name="ce3" table:formula="oooc:=MID([.$C154];3;1)">
            <text:p/>
          </table:table-cell>
          <table:table-cell table:style-name="ce3" table:formula="oooc:=MID([.$C154];5;1)">
            <text:p/>
          </table:table-cell>
          <table:table-cell table:style-name="ce3" table:formula="oooc:=MID([.$C154];6;1)">
            <text:p/>
          </table:table-cell>
          <table:table-cell table:style-name="ce3" table:formula="oooc:=MID([.$C154];7;1)">
            <text:p/>
          </table:table-cell>
          <table:table-cell table:style-name="ce3" table:formula="oooc:=MID([.$C15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5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55];1;1)">
            <text:p/>
          </table:table-cell>
          <table:table-cell table:style-name="ce3" table:formula="oooc:=MID([.$C155];2;1)">
            <text:p/>
          </table:table-cell>
          <table:table-cell table:style-name="ce3" table:formula="oooc:=MID([.$C155];3;1)">
            <text:p/>
          </table:table-cell>
          <table:table-cell table:style-name="ce3" table:formula="oooc:=MID([.$C155];5;1)">
            <text:p/>
          </table:table-cell>
          <table:table-cell table:style-name="ce3" table:formula="oooc:=MID([.$C155];6;1)">
            <text:p/>
          </table:table-cell>
          <table:table-cell table:style-name="ce3" table:formula="oooc:=MID([.$C155];7;1)">
            <text:p/>
          </table:table-cell>
          <table:table-cell table:style-name="ce3" table:formula="oooc:=MID([.$C15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5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56];1;1)">
            <text:p/>
          </table:table-cell>
          <table:table-cell table:style-name="ce3" table:formula="oooc:=MID([.$C156];2;1)">
            <text:p/>
          </table:table-cell>
          <table:table-cell table:style-name="ce3" table:formula="oooc:=MID([.$C156];3;1)">
            <text:p/>
          </table:table-cell>
          <table:table-cell table:style-name="ce3" table:formula="oooc:=MID([.$C156];5;1)">
            <text:p/>
          </table:table-cell>
          <table:table-cell table:style-name="ce3" table:formula="oooc:=MID([.$C156];6;1)">
            <text:p/>
          </table:table-cell>
          <table:table-cell table:style-name="ce3" table:formula="oooc:=MID([.$C156];7;1)">
            <text:p/>
          </table:table-cell>
          <table:table-cell table:style-name="ce3" table:formula="oooc:=MID([.$C15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5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57];1;1)">
            <text:p/>
          </table:table-cell>
          <table:table-cell table:style-name="ce3" table:formula="oooc:=MID([.$C157];2;1)">
            <text:p/>
          </table:table-cell>
          <table:table-cell table:style-name="ce3" table:formula="oooc:=MID([.$C157];3;1)">
            <text:p/>
          </table:table-cell>
          <table:table-cell table:style-name="ce3" table:formula="oooc:=MID([.$C157];5;1)">
            <text:p/>
          </table:table-cell>
          <table:table-cell table:style-name="ce3" table:formula="oooc:=MID([.$C157];6;1)">
            <text:p/>
          </table:table-cell>
          <table:table-cell table:style-name="ce3" table:formula="oooc:=MID([.$C157];7;1)">
            <text:p/>
          </table:table-cell>
          <table:table-cell table:style-name="ce3" table:formula="oooc:=MID([.$C15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5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58];1;1)">
            <text:p/>
          </table:table-cell>
          <table:table-cell table:style-name="ce3" table:formula="oooc:=MID([.$C158];2;1)">
            <text:p/>
          </table:table-cell>
          <table:table-cell table:style-name="ce3" table:formula="oooc:=MID([.$C158];3;1)">
            <text:p/>
          </table:table-cell>
          <table:table-cell table:style-name="ce3" table:formula="oooc:=MID([.$C158];5;1)">
            <text:p/>
          </table:table-cell>
          <table:table-cell table:style-name="ce3" table:formula="oooc:=MID([.$C158];6;1)">
            <text:p/>
          </table:table-cell>
          <table:table-cell table:style-name="ce3" table:formula="oooc:=MID([.$C158];7;1)">
            <text:p/>
          </table:table-cell>
          <table:table-cell table:style-name="ce3" table:formula="oooc:=MID([.$C15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5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59];1;1)">
            <text:p/>
          </table:table-cell>
          <table:table-cell table:style-name="ce3" table:formula="oooc:=MID([.$C159];2;1)">
            <text:p/>
          </table:table-cell>
          <table:table-cell table:style-name="ce3" table:formula="oooc:=MID([.$C159];3;1)">
            <text:p/>
          </table:table-cell>
          <table:table-cell table:style-name="ce3" table:formula="oooc:=MID([.$C159];5;1)">
            <text:p/>
          </table:table-cell>
          <table:table-cell table:style-name="ce3" table:formula="oooc:=MID([.$C159];6;1)">
            <text:p/>
          </table:table-cell>
          <table:table-cell table:style-name="ce3" table:formula="oooc:=MID([.$C159];7;1)">
            <text:p/>
          </table:table-cell>
          <table:table-cell table:style-name="ce3" table:formula="oooc:=MID([.$C15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6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60];1;1)">
            <text:p/>
          </table:table-cell>
          <table:table-cell table:style-name="ce3" table:formula="oooc:=MID([.$C160];2;1)">
            <text:p/>
          </table:table-cell>
          <table:table-cell table:style-name="ce3" table:formula="oooc:=MID([.$C160];3;1)">
            <text:p/>
          </table:table-cell>
          <table:table-cell table:style-name="ce3" table:formula="oooc:=MID([.$C160];5;1)">
            <text:p/>
          </table:table-cell>
          <table:table-cell table:style-name="ce3" table:formula="oooc:=MID([.$C160];6;1)">
            <text:p/>
          </table:table-cell>
          <table:table-cell table:style-name="ce3" table:formula="oooc:=MID([.$C160];7;1)">
            <text:p/>
          </table:table-cell>
          <table:table-cell table:style-name="ce3" table:formula="oooc:=MID([.$C16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6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61];1;1)">
            <text:p/>
          </table:table-cell>
          <table:table-cell table:style-name="ce3" table:formula="oooc:=MID([.$C161];2;1)">
            <text:p/>
          </table:table-cell>
          <table:table-cell table:style-name="ce3" table:formula="oooc:=MID([.$C161];3;1)">
            <text:p/>
          </table:table-cell>
          <table:table-cell table:style-name="ce3" table:formula="oooc:=MID([.$C161];5;1)">
            <text:p/>
          </table:table-cell>
          <table:table-cell table:style-name="ce3" table:formula="oooc:=MID([.$C161];6;1)">
            <text:p/>
          </table:table-cell>
          <table:table-cell table:style-name="ce3" table:formula="oooc:=MID([.$C161];7;1)">
            <text:p/>
          </table:table-cell>
          <table:table-cell table:style-name="ce3" table:formula="oooc:=MID([.$C16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6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62];1;1)">
            <text:p/>
          </table:table-cell>
          <table:table-cell table:style-name="ce3" table:formula="oooc:=MID([.$C162];2;1)">
            <text:p/>
          </table:table-cell>
          <table:table-cell table:style-name="ce3" table:formula="oooc:=MID([.$C162];3;1)">
            <text:p/>
          </table:table-cell>
          <table:table-cell table:style-name="ce3" table:formula="oooc:=MID([.$C162];5;1)">
            <text:p/>
          </table:table-cell>
          <table:table-cell table:style-name="ce3" table:formula="oooc:=MID([.$C162];6;1)">
            <text:p/>
          </table:table-cell>
          <table:table-cell table:style-name="ce3" table:formula="oooc:=MID([.$C162];7;1)">
            <text:p/>
          </table:table-cell>
          <table:table-cell table:style-name="ce3" table:formula="oooc:=MID([.$C16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6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63];1;1)">
            <text:p/>
          </table:table-cell>
          <table:table-cell table:style-name="ce3" table:formula="oooc:=MID([.$C163];2;1)">
            <text:p/>
          </table:table-cell>
          <table:table-cell table:style-name="ce3" table:formula="oooc:=MID([.$C163];3;1)">
            <text:p/>
          </table:table-cell>
          <table:table-cell table:style-name="ce3" table:formula="oooc:=MID([.$C163];5;1)">
            <text:p/>
          </table:table-cell>
          <table:table-cell table:style-name="ce3" table:formula="oooc:=MID([.$C163];6;1)">
            <text:p/>
          </table:table-cell>
          <table:table-cell table:style-name="ce3" table:formula="oooc:=MID([.$C163];7;1)">
            <text:p/>
          </table:table-cell>
          <table:table-cell table:style-name="ce3" table:formula="oooc:=MID([.$C16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6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64];1;1)">
            <text:p/>
          </table:table-cell>
          <table:table-cell table:style-name="ce3" table:formula="oooc:=MID([.$C164];2;1)">
            <text:p/>
          </table:table-cell>
          <table:table-cell table:style-name="ce3" table:formula="oooc:=MID([.$C164];3;1)">
            <text:p/>
          </table:table-cell>
          <table:table-cell table:style-name="ce3" table:formula="oooc:=MID([.$C164];5;1)">
            <text:p/>
          </table:table-cell>
          <table:table-cell table:style-name="ce3" table:formula="oooc:=MID([.$C164];6;1)">
            <text:p/>
          </table:table-cell>
          <table:table-cell table:style-name="ce3" table:formula="oooc:=MID([.$C164];7;1)">
            <text:p/>
          </table:table-cell>
          <table:table-cell table:style-name="ce3" table:formula="oooc:=MID([.$C16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6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65];1;1)">
            <text:p/>
          </table:table-cell>
          <table:table-cell table:style-name="ce3" table:formula="oooc:=MID([.$C165];2;1)">
            <text:p/>
          </table:table-cell>
          <table:table-cell table:style-name="ce3" table:formula="oooc:=MID([.$C165];3;1)">
            <text:p/>
          </table:table-cell>
          <table:table-cell table:style-name="ce3" table:formula="oooc:=MID([.$C165];5;1)">
            <text:p/>
          </table:table-cell>
          <table:table-cell table:style-name="ce3" table:formula="oooc:=MID([.$C165];6;1)">
            <text:p/>
          </table:table-cell>
          <table:table-cell table:style-name="ce3" table:formula="oooc:=MID([.$C165];7;1)">
            <text:p/>
          </table:table-cell>
          <table:table-cell table:style-name="ce3" table:formula="oooc:=MID([.$C16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6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66];1;1)">
            <text:p/>
          </table:table-cell>
          <table:table-cell table:style-name="ce3" table:formula="oooc:=MID([.$C166];2;1)">
            <text:p/>
          </table:table-cell>
          <table:table-cell table:style-name="ce3" table:formula="oooc:=MID([.$C166];3;1)">
            <text:p/>
          </table:table-cell>
          <table:table-cell table:style-name="ce3" table:formula="oooc:=MID([.$C166];5;1)">
            <text:p/>
          </table:table-cell>
          <table:table-cell table:style-name="ce3" table:formula="oooc:=MID([.$C166];6;1)">
            <text:p/>
          </table:table-cell>
          <table:table-cell table:style-name="ce3" table:formula="oooc:=MID([.$C166];7;1)">
            <text:p/>
          </table:table-cell>
          <table:table-cell table:style-name="ce3" table:formula="oooc:=MID([.$C16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6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67];1;1)">
            <text:p/>
          </table:table-cell>
          <table:table-cell table:style-name="ce3" table:formula="oooc:=MID([.$C167];2;1)">
            <text:p/>
          </table:table-cell>
          <table:table-cell table:style-name="ce3" table:formula="oooc:=MID([.$C167];3;1)">
            <text:p/>
          </table:table-cell>
          <table:table-cell table:style-name="ce3" table:formula="oooc:=MID([.$C167];5;1)">
            <text:p/>
          </table:table-cell>
          <table:table-cell table:style-name="ce3" table:formula="oooc:=MID([.$C167];6;1)">
            <text:p/>
          </table:table-cell>
          <table:table-cell table:style-name="ce3" table:formula="oooc:=MID([.$C167];7;1)">
            <text:p/>
          </table:table-cell>
          <table:table-cell table:style-name="ce3" table:formula="oooc:=MID([.$C16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6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68];1;1)">
            <text:p/>
          </table:table-cell>
          <table:table-cell table:style-name="ce3" table:formula="oooc:=MID([.$C168];2;1)">
            <text:p/>
          </table:table-cell>
          <table:table-cell table:style-name="ce3" table:formula="oooc:=MID([.$C168];3;1)">
            <text:p/>
          </table:table-cell>
          <table:table-cell table:style-name="ce3" table:formula="oooc:=MID([.$C168];5;1)">
            <text:p/>
          </table:table-cell>
          <table:table-cell table:style-name="ce3" table:formula="oooc:=MID([.$C168];6;1)">
            <text:p/>
          </table:table-cell>
          <table:table-cell table:style-name="ce3" table:formula="oooc:=MID([.$C168];7;1)">
            <text:p/>
          </table:table-cell>
          <table:table-cell table:style-name="ce3" table:formula="oooc:=MID([.$C16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6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69];1;1)">
            <text:p/>
          </table:table-cell>
          <table:table-cell table:style-name="ce3" table:formula="oooc:=MID([.$C169];2;1)">
            <text:p/>
          </table:table-cell>
          <table:table-cell table:style-name="ce3" table:formula="oooc:=MID([.$C169];3;1)">
            <text:p/>
          </table:table-cell>
          <table:table-cell table:style-name="ce3" table:formula="oooc:=MID([.$C169];5;1)">
            <text:p/>
          </table:table-cell>
          <table:table-cell table:style-name="ce3" table:formula="oooc:=MID([.$C169];6;1)">
            <text:p/>
          </table:table-cell>
          <table:table-cell table:style-name="ce3" table:formula="oooc:=MID([.$C169];7;1)">
            <text:p/>
          </table:table-cell>
          <table:table-cell table:style-name="ce3" table:formula="oooc:=MID([.$C16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7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70];1;1)">
            <text:p/>
          </table:table-cell>
          <table:table-cell table:style-name="ce3" table:formula="oooc:=MID([.$C170];2;1)">
            <text:p/>
          </table:table-cell>
          <table:table-cell table:style-name="ce3" table:formula="oooc:=MID([.$C170];3;1)">
            <text:p/>
          </table:table-cell>
          <table:table-cell table:style-name="ce3" table:formula="oooc:=MID([.$C170];5;1)">
            <text:p/>
          </table:table-cell>
          <table:table-cell table:style-name="ce3" table:formula="oooc:=MID([.$C170];6;1)">
            <text:p/>
          </table:table-cell>
          <table:table-cell table:style-name="ce3" table:formula="oooc:=MID([.$C170];7;1)">
            <text:p/>
          </table:table-cell>
          <table:table-cell table:style-name="ce3" table:formula="oooc:=MID([.$C17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7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71];1;1)">
            <text:p/>
          </table:table-cell>
          <table:table-cell table:style-name="ce3" table:formula="oooc:=MID([.$C171];2;1)">
            <text:p/>
          </table:table-cell>
          <table:table-cell table:style-name="ce3" table:formula="oooc:=MID([.$C171];3;1)">
            <text:p/>
          </table:table-cell>
          <table:table-cell table:style-name="ce3" table:formula="oooc:=MID([.$C171];5;1)">
            <text:p/>
          </table:table-cell>
          <table:table-cell table:style-name="ce3" table:formula="oooc:=MID([.$C171];6;1)">
            <text:p/>
          </table:table-cell>
          <table:table-cell table:style-name="ce3" table:formula="oooc:=MID([.$C171];7;1)">
            <text:p/>
          </table:table-cell>
          <table:table-cell table:style-name="ce3" table:formula="oooc:=MID([.$C17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7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72];1;1)">
            <text:p/>
          </table:table-cell>
          <table:table-cell table:style-name="ce3" table:formula="oooc:=MID([.$C172];2;1)">
            <text:p/>
          </table:table-cell>
          <table:table-cell table:style-name="ce3" table:formula="oooc:=MID([.$C172];3;1)">
            <text:p/>
          </table:table-cell>
          <table:table-cell table:style-name="ce3" table:formula="oooc:=MID([.$C172];5;1)">
            <text:p/>
          </table:table-cell>
          <table:table-cell table:style-name="ce3" table:formula="oooc:=MID([.$C172];6;1)">
            <text:p/>
          </table:table-cell>
          <table:table-cell table:style-name="ce3" table:formula="oooc:=MID([.$C172];7;1)">
            <text:p/>
          </table:table-cell>
          <table:table-cell table:style-name="ce3" table:formula="oooc:=MID([.$C17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7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73];1;1)">
            <text:p/>
          </table:table-cell>
          <table:table-cell table:style-name="ce3" table:formula="oooc:=MID([.$C173];2;1)">
            <text:p/>
          </table:table-cell>
          <table:table-cell table:style-name="ce3" table:formula="oooc:=MID([.$C173];3;1)">
            <text:p/>
          </table:table-cell>
          <table:table-cell table:style-name="ce3" table:formula="oooc:=MID([.$C173];5;1)">
            <text:p/>
          </table:table-cell>
          <table:table-cell table:style-name="ce3" table:formula="oooc:=MID([.$C173];6;1)">
            <text:p/>
          </table:table-cell>
          <table:table-cell table:style-name="ce3" table:formula="oooc:=MID([.$C173];7;1)">
            <text:p/>
          </table:table-cell>
          <table:table-cell table:style-name="ce3" table:formula="oooc:=MID([.$C17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7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74];1;1)">
            <text:p/>
          </table:table-cell>
          <table:table-cell table:style-name="ce3" table:formula="oooc:=MID([.$C174];2;1)">
            <text:p/>
          </table:table-cell>
          <table:table-cell table:style-name="ce3" table:formula="oooc:=MID([.$C174];3;1)">
            <text:p/>
          </table:table-cell>
          <table:table-cell table:style-name="ce3" table:formula="oooc:=MID([.$C174];5;1)">
            <text:p/>
          </table:table-cell>
          <table:table-cell table:style-name="ce3" table:formula="oooc:=MID([.$C174];6;1)">
            <text:p/>
          </table:table-cell>
          <table:table-cell table:style-name="ce3" table:formula="oooc:=MID([.$C174];7;1)">
            <text:p/>
          </table:table-cell>
          <table:table-cell table:style-name="ce3" table:formula="oooc:=MID([.$C17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7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75];1;1)">
            <text:p/>
          </table:table-cell>
          <table:table-cell table:style-name="ce3" table:formula="oooc:=MID([.$C175];2;1)">
            <text:p/>
          </table:table-cell>
          <table:table-cell table:style-name="ce3" table:formula="oooc:=MID([.$C175];3;1)">
            <text:p/>
          </table:table-cell>
          <table:table-cell table:style-name="ce3" table:formula="oooc:=MID([.$C175];5;1)">
            <text:p/>
          </table:table-cell>
          <table:table-cell table:style-name="ce3" table:formula="oooc:=MID([.$C175];6;1)">
            <text:p/>
          </table:table-cell>
          <table:table-cell table:style-name="ce3" table:formula="oooc:=MID([.$C175];7;1)">
            <text:p/>
          </table:table-cell>
          <table:table-cell table:style-name="ce3" table:formula="oooc:=MID([.$C17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7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76];1;1)">
            <text:p/>
          </table:table-cell>
          <table:table-cell table:style-name="ce3" table:formula="oooc:=MID([.$C176];2;1)">
            <text:p/>
          </table:table-cell>
          <table:table-cell table:style-name="ce3" table:formula="oooc:=MID([.$C176];3;1)">
            <text:p/>
          </table:table-cell>
          <table:table-cell table:style-name="ce3" table:formula="oooc:=MID([.$C176];5;1)">
            <text:p/>
          </table:table-cell>
          <table:table-cell table:style-name="ce3" table:formula="oooc:=MID([.$C176];6;1)">
            <text:p/>
          </table:table-cell>
          <table:table-cell table:style-name="ce3" table:formula="oooc:=MID([.$C176];7;1)">
            <text:p/>
          </table:table-cell>
          <table:table-cell table:style-name="ce3" table:formula="oooc:=MID([.$C17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7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77];1;1)">
            <text:p/>
          </table:table-cell>
          <table:table-cell table:style-name="ce3" table:formula="oooc:=MID([.$C177];2;1)">
            <text:p/>
          </table:table-cell>
          <table:table-cell table:style-name="ce3" table:formula="oooc:=MID([.$C177];3;1)">
            <text:p/>
          </table:table-cell>
          <table:table-cell table:style-name="ce3" table:formula="oooc:=MID([.$C177];5;1)">
            <text:p/>
          </table:table-cell>
          <table:table-cell table:style-name="ce3" table:formula="oooc:=MID([.$C177];6;1)">
            <text:p/>
          </table:table-cell>
          <table:table-cell table:style-name="ce3" table:formula="oooc:=MID([.$C177];7;1)">
            <text:p/>
          </table:table-cell>
          <table:table-cell table:style-name="ce3" table:formula="oooc:=MID([.$C17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7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78];1;1)">
            <text:p/>
          </table:table-cell>
          <table:table-cell table:style-name="ce3" table:formula="oooc:=MID([.$C178];2;1)">
            <text:p/>
          </table:table-cell>
          <table:table-cell table:style-name="ce3" table:formula="oooc:=MID([.$C178];3;1)">
            <text:p/>
          </table:table-cell>
          <table:table-cell table:style-name="ce3" table:formula="oooc:=MID([.$C178];5;1)">
            <text:p/>
          </table:table-cell>
          <table:table-cell table:style-name="ce3" table:formula="oooc:=MID([.$C178];6;1)">
            <text:p/>
          </table:table-cell>
          <table:table-cell table:style-name="ce3" table:formula="oooc:=MID([.$C178];7;1)">
            <text:p/>
          </table:table-cell>
          <table:table-cell table:style-name="ce3" table:formula="oooc:=MID([.$C17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7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79];1;1)">
            <text:p/>
          </table:table-cell>
          <table:table-cell table:style-name="ce3" table:formula="oooc:=MID([.$C179];2;1)">
            <text:p/>
          </table:table-cell>
          <table:table-cell table:style-name="ce3" table:formula="oooc:=MID([.$C179];3;1)">
            <text:p/>
          </table:table-cell>
          <table:table-cell table:style-name="ce3" table:formula="oooc:=MID([.$C179];5;1)">
            <text:p/>
          </table:table-cell>
          <table:table-cell table:style-name="ce3" table:formula="oooc:=MID([.$C179];6;1)">
            <text:p/>
          </table:table-cell>
          <table:table-cell table:style-name="ce3" table:formula="oooc:=MID([.$C179];7;1)">
            <text:p/>
          </table:table-cell>
          <table:table-cell table:style-name="ce3" table:formula="oooc:=MID([.$C17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8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80];1;1)">
            <text:p/>
          </table:table-cell>
          <table:table-cell table:style-name="ce3" table:formula="oooc:=MID([.$C180];2;1)">
            <text:p/>
          </table:table-cell>
          <table:table-cell table:style-name="ce3" table:formula="oooc:=MID([.$C180];3;1)">
            <text:p/>
          </table:table-cell>
          <table:table-cell table:style-name="ce3" table:formula="oooc:=MID([.$C180];5;1)">
            <text:p/>
          </table:table-cell>
          <table:table-cell table:style-name="ce3" table:formula="oooc:=MID([.$C180];6;1)">
            <text:p/>
          </table:table-cell>
          <table:table-cell table:style-name="ce3" table:formula="oooc:=MID([.$C180];7;1)">
            <text:p/>
          </table:table-cell>
          <table:table-cell table:style-name="ce3" table:formula="oooc:=MID([.$C18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8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81];1;1)">
            <text:p/>
          </table:table-cell>
          <table:table-cell table:style-name="ce3" table:formula="oooc:=MID([.$C181];2;1)">
            <text:p/>
          </table:table-cell>
          <table:table-cell table:style-name="ce3" table:formula="oooc:=MID([.$C181];3;1)">
            <text:p/>
          </table:table-cell>
          <table:table-cell table:style-name="ce3" table:formula="oooc:=MID([.$C181];5;1)">
            <text:p/>
          </table:table-cell>
          <table:table-cell table:style-name="ce3" table:formula="oooc:=MID([.$C181];6;1)">
            <text:p/>
          </table:table-cell>
          <table:table-cell table:style-name="ce3" table:formula="oooc:=MID([.$C181];7;1)">
            <text:p/>
          </table:table-cell>
          <table:table-cell table:style-name="ce3" table:formula="oooc:=MID([.$C18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8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82];1;1)">
            <text:p/>
          </table:table-cell>
          <table:table-cell table:style-name="ce3" table:formula="oooc:=MID([.$C182];2;1)">
            <text:p/>
          </table:table-cell>
          <table:table-cell table:style-name="ce3" table:formula="oooc:=MID([.$C182];3;1)">
            <text:p/>
          </table:table-cell>
          <table:table-cell table:style-name="ce3" table:formula="oooc:=MID([.$C182];5;1)">
            <text:p/>
          </table:table-cell>
          <table:table-cell table:style-name="ce3" table:formula="oooc:=MID([.$C182];6;1)">
            <text:p/>
          </table:table-cell>
          <table:table-cell table:style-name="ce3" table:formula="oooc:=MID([.$C182];7;1)">
            <text:p/>
          </table:table-cell>
          <table:table-cell table:style-name="ce3" table:formula="oooc:=MID([.$C18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8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83];1;1)">
            <text:p/>
          </table:table-cell>
          <table:table-cell table:style-name="ce3" table:formula="oooc:=MID([.$C183];2;1)">
            <text:p/>
          </table:table-cell>
          <table:table-cell table:style-name="ce3" table:formula="oooc:=MID([.$C183];3;1)">
            <text:p/>
          </table:table-cell>
          <table:table-cell table:style-name="ce3" table:formula="oooc:=MID([.$C183];5;1)">
            <text:p/>
          </table:table-cell>
          <table:table-cell table:style-name="ce3" table:formula="oooc:=MID([.$C183];6;1)">
            <text:p/>
          </table:table-cell>
          <table:table-cell table:style-name="ce3" table:formula="oooc:=MID([.$C183];7;1)">
            <text:p/>
          </table:table-cell>
          <table:table-cell table:style-name="ce3" table:formula="oooc:=MID([.$C18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8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84];1;1)">
            <text:p/>
          </table:table-cell>
          <table:table-cell table:style-name="ce3" table:formula="oooc:=MID([.$C184];2;1)">
            <text:p/>
          </table:table-cell>
          <table:table-cell table:style-name="ce3" table:formula="oooc:=MID([.$C184];3;1)">
            <text:p/>
          </table:table-cell>
          <table:table-cell table:style-name="ce3" table:formula="oooc:=MID([.$C184];5;1)">
            <text:p/>
          </table:table-cell>
          <table:table-cell table:style-name="ce3" table:formula="oooc:=MID([.$C184];6;1)">
            <text:p/>
          </table:table-cell>
          <table:table-cell table:style-name="ce3" table:formula="oooc:=MID([.$C184];7;1)">
            <text:p/>
          </table:table-cell>
          <table:table-cell table:style-name="ce3" table:formula="oooc:=MID([.$C18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8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85];1;1)">
            <text:p/>
          </table:table-cell>
          <table:table-cell table:style-name="ce3" table:formula="oooc:=MID([.$C185];2;1)">
            <text:p/>
          </table:table-cell>
          <table:table-cell table:style-name="ce3" table:formula="oooc:=MID([.$C185];3;1)">
            <text:p/>
          </table:table-cell>
          <table:table-cell table:style-name="ce3" table:formula="oooc:=MID([.$C185];5;1)">
            <text:p/>
          </table:table-cell>
          <table:table-cell table:style-name="ce3" table:formula="oooc:=MID([.$C185];6;1)">
            <text:p/>
          </table:table-cell>
          <table:table-cell table:style-name="ce3" table:formula="oooc:=MID([.$C185];7;1)">
            <text:p/>
          </table:table-cell>
          <table:table-cell table:style-name="ce3" table:formula="oooc:=MID([.$C18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8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86];1;1)">
            <text:p/>
          </table:table-cell>
          <table:table-cell table:style-name="ce3" table:formula="oooc:=MID([.$C186];2;1)">
            <text:p/>
          </table:table-cell>
          <table:table-cell table:style-name="ce3" table:formula="oooc:=MID([.$C186];3;1)">
            <text:p/>
          </table:table-cell>
          <table:table-cell table:style-name="ce3" table:formula="oooc:=MID([.$C186];5;1)">
            <text:p/>
          </table:table-cell>
          <table:table-cell table:style-name="ce3" table:formula="oooc:=MID([.$C186];6;1)">
            <text:p/>
          </table:table-cell>
          <table:table-cell table:style-name="ce3" table:formula="oooc:=MID([.$C186];7;1)">
            <text:p/>
          </table:table-cell>
          <table:table-cell table:style-name="ce3" table:formula="oooc:=MID([.$C18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8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87];1;1)">
            <text:p/>
          </table:table-cell>
          <table:table-cell table:style-name="ce3" table:formula="oooc:=MID([.$C187];2;1)">
            <text:p/>
          </table:table-cell>
          <table:table-cell table:style-name="ce3" table:formula="oooc:=MID([.$C187];3;1)">
            <text:p/>
          </table:table-cell>
          <table:table-cell table:style-name="ce3" table:formula="oooc:=MID([.$C187];5;1)">
            <text:p/>
          </table:table-cell>
          <table:table-cell table:style-name="ce3" table:formula="oooc:=MID([.$C187];6;1)">
            <text:p/>
          </table:table-cell>
          <table:table-cell table:style-name="ce3" table:formula="oooc:=MID([.$C187];7;1)">
            <text:p/>
          </table:table-cell>
          <table:table-cell table:style-name="ce3" table:formula="oooc:=MID([.$C18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8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88];1;1)">
            <text:p/>
          </table:table-cell>
          <table:table-cell table:style-name="ce3" table:formula="oooc:=MID([.$C188];2;1)">
            <text:p/>
          </table:table-cell>
          <table:table-cell table:style-name="ce3" table:formula="oooc:=MID([.$C188];3;1)">
            <text:p/>
          </table:table-cell>
          <table:table-cell table:style-name="ce3" table:formula="oooc:=MID([.$C188];5;1)">
            <text:p/>
          </table:table-cell>
          <table:table-cell table:style-name="ce3" table:formula="oooc:=MID([.$C188];6;1)">
            <text:p/>
          </table:table-cell>
          <table:table-cell table:style-name="ce3" table:formula="oooc:=MID([.$C188];7;1)">
            <text:p/>
          </table:table-cell>
          <table:table-cell table:style-name="ce3" table:formula="oooc:=MID([.$C18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8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89];1;1)">
            <text:p/>
          </table:table-cell>
          <table:table-cell table:style-name="ce3" table:formula="oooc:=MID([.$C189];2;1)">
            <text:p/>
          </table:table-cell>
          <table:table-cell table:style-name="ce3" table:formula="oooc:=MID([.$C189];3;1)">
            <text:p/>
          </table:table-cell>
          <table:table-cell table:style-name="ce3" table:formula="oooc:=MID([.$C189];5;1)">
            <text:p/>
          </table:table-cell>
          <table:table-cell table:style-name="ce3" table:formula="oooc:=MID([.$C189];6;1)">
            <text:p/>
          </table:table-cell>
          <table:table-cell table:style-name="ce3" table:formula="oooc:=MID([.$C189];7;1)">
            <text:p/>
          </table:table-cell>
          <table:table-cell table:style-name="ce3" table:formula="oooc:=MID([.$C18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9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90];1;1)">
            <text:p/>
          </table:table-cell>
          <table:table-cell table:style-name="ce3" table:formula="oooc:=MID([.$C190];2;1)">
            <text:p/>
          </table:table-cell>
          <table:table-cell table:style-name="ce3" table:formula="oooc:=MID([.$C190];3;1)">
            <text:p/>
          </table:table-cell>
          <table:table-cell table:style-name="ce3" table:formula="oooc:=MID([.$C190];5;1)">
            <text:p/>
          </table:table-cell>
          <table:table-cell table:style-name="ce3" table:formula="oooc:=MID([.$C190];6;1)">
            <text:p/>
          </table:table-cell>
          <table:table-cell table:style-name="ce3" table:formula="oooc:=MID([.$C190];7;1)">
            <text:p/>
          </table:table-cell>
          <table:table-cell table:style-name="ce3" table:formula="oooc:=MID([.$C19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9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91];1;1)">
            <text:p/>
          </table:table-cell>
          <table:table-cell table:style-name="ce3" table:formula="oooc:=MID([.$C191];2;1)">
            <text:p/>
          </table:table-cell>
          <table:table-cell table:style-name="ce3" table:formula="oooc:=MID([.$C191];3;1)">
            <text:p/>
          </table:table-cell>
          <table:table-cell table:style-name="ce3" table:formula="oooc:=MID([.$C191];5;1)">
            <text:p/>
          </table:table-cell>
          <table:table-cell table:style-name="ce3" table:formula="oooc:=MID([.$C191];6;1)">
            <text:p/>
          </table:table-cell>
          <table:table-cell table:style-name="ce3" table:formula="oooc:=MID([.$C191];7;1)">
            <text:p/>
          </table:table-cell>
          <table:table-cell table:style-name="ce3" table:formula="oooc:=MID([.$C19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9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92];1;1)">
            <text:p/>
          </table:table-cell>
          <table:table-cell table:style-name="ce3" table:formula="oooc:=MID([.$C192];2;1)">
            <text:p/>
          </table:table-cell>
          <table:table-cell table:style-name="ce3" table:formula="oooc:=MID([.$C192];3;1)">
            <text:p/>
          </table:table-cell>
          <table:table-cell table:style-name="ce3" table:formula="oooc:=MID([.$C192];5;1)">
            <text:p/>
          </table:table-cell>
          <table:table-cell table:style-name="ce3" table:formula="oooc:=MID([.$C192];6;1)">
            <text:p/>
          </table:table-cell>
          <table:table-cell table:style-name="ce3" table:formula="oooc:=MID([.$C192];7;1)">
            <text:p/>
          </table:table-cell>
          <table:table-cell table:style-name="ce3" table:formula="oooc:=MID([.$C19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9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93];1;1)">
            <text:p/>
          </table:table-cell>
          <table:table-cell table:style-name="ce3" table:formula="oooc:=MID([.$C193];2;1)">
            <text:p/>
          </table:table-cell>
          <table:table-cell table:style-name="ce3" table:formula="oooc:=MID([.$C193];3;1)">
            <text:p/>
          </table:table-cell>
          <table:table-cell table:style-name="ce3" table:formula="oooc:=MID([.$C193];5;1)">
            <text:p/>
          </table:table-cell>
          <table:table-cell table:style-name="ce3" table:formula="oooc:=MID([.$C193];6;1)">
            <text:p/>
          </table:table-cell>
          <table:table-cell table:style-name="ce3" table:formula="oooc:=MID([.$C193];7;1)">
            <text:p/>
          </table:table-cell>
          <table:table-cell table:style-name="ce3" table:formula="oooc:=MID([.$C19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9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94];1;1)">
            <text:p/>
          </table:table-cell>
          <table:table-cell table:style-name="ce3" table:formula="oooc:=MID([.$C194];2;1)">
            <text:p/>
          </table:table-cell>
          <table:table-cell table:style-name="ce3" table:formula="oooc:=MID([.$C194];3;1)">
            <text:p/>
          </table:table-cell>
          <table:table-cell table:style-name="ce3" table:formula="oooc:=MID([.$C194];5;1)">
            <text:p/>
          </table:table-cell>
          <table:table-cell table:style-name="ce3" table:formula="oooc:=MID([.$C194];6;1)">
            <text:p/>
          </table:table-cell>
          <table:table-cell table:style-name="ce3" table:formula="oooc:=MID([.$C194];7;1)">
            <text:p/>
          </table:table-cell>
          <table:table-cell table:style-name="ce3" table:formula="oooc:=MID([.$C19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9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95];1;1)">
            <text:p/>
          </table:table-cell>
          <table:table-cell table:style-name="ce3" table:formula="oooc:=MID([.$C195];2;1)">
            <text:p/>
          </table:table-cell>
          <table:table-cell table:style-name="ce3" table:formula="oooc:=MID([.$C195];3;1)">
            <text:p/>
          </table:table-cell>
          <table:table-cell table:style-name="ce3" table:formula="oooc:=MID([.$C195];5;1)">
            <text:p/>
          </table:table-cell>
          <table:table-cell table:style-name="ce3" table:formula="oooc:=MID([.$C195];6;1)">
            <text:p/>
          </table:table-cell>
          <table:table-cell table:style-name="ce3" table:formula="oooc:=MID([.$C195];7;1)">
            <text:p/>
          </table:table-cell>
          <table:table-cell table:style-name="ce3" table:formula="oooc:=MID([.$C19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9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96];1;1)">
            <text:p/>
          </table:table-cell>
          <table:table-cell table:style-name="ce3" table:formula="oooc:=MID([.$C196];2;1)">
            <text:p/>
          </table:table-cell>
          <table:table-cell table:style-name="ce3" table:formula="oooc:=MID([.$C196];3;1)">
            <text:p/>
          </table:table-cell>
          <table:table-cell table:style-name="ce3" table:formula="oooc:=MID([.$C196];5;1)">
            <text:p/>
          </table:table-cell>
          <table:table-cell table:style-name="ce3" table:formula="oooc:=MID([.$C196];6;1)">
            <text:p/>
          </table:table-cell>
          <table:table-cell table:style-name="ce3" table:formula="oooc:=MID([.$C196];7;1)">
            <text:p/>
          </table:table-cell>
          <table:table-cell table:style-name="ce3" table:formula="oooc:=MID([.$C19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9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97];1;1)">
            <text:p/>
          </table:table-cell>
          <table:table-cell table:style-name="ce3" table:formula="oooc:=MID([.$C197];2;1)">
            <text:p/>
          </table:table-cell>
          <table:table-cell table:style-name="ce3" table:formula="oooc:=MID([.$C197];3;1)">
            <text:p/>
          </table:table-cell>
          <table:table-cell table:style-name="ce3" table:formula="oooc:=MID([.$C197];5;1)">
            <text:p/>
          </table:table-cell>
          <table:table-cell table:style-name="ce3" table:formula="oooc:=MID([.$C197];6;1)">
            <text:p/>
          </table:table-cell>
          <table:table-cell table:style-name="ce3" table:formula="oooc:=MID([.$C197];7;1)">
            <text:p/>
          </table:table-cell>
          <table:table-cell table:style-name="ce3" table:formula="oooc:=MID([.$C19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9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98];1;1)">
            <text:p/>
          </table:table-cell>
          <table:table-cell table:style-name="ce3" table:formula="oooc:=MID([.$C198];2;1)">
            <text:p/>
          </table:table-cell>
          <table:table-cell table:style-name="ce3" table:formula="oooc:=MID([.$C198];3;1)">
            <text:p/>
          </table:table-cell>
          <table:table-cell table:style-name="ce3" table:formula="oooc:=MID([.$C198];5;1)">
            <text:p/>
          </table:table-cell>
          <table:table-cell table:style-name="ce3" table:formula="oooc:=MID([.$C198];6;1)">
            <text:p/>
          </table:table-cell>
          <table:table-cell table:style-name="ce3" table:formula="oooc:=MID([.$C198];7;1)">
            <text:p/>
          </table:table-cell>
          <table:table-cell table:style-name="ce3" table:formula="oooc:=MID([.$C19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19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199];1;1)">
            <text:p/>
          </table:table-cell>
          <table:table-cell table:style-name="ce3" table:formula="oooc:=MID([.$C199];2;1)">
            <text:p/>
          </table:table-cell>
          <table:table-cell table:style-name="ce3" table:formula="oooc:=MID([.$C199];3;1)">
            <text:p/>
          </table:table-cell>
          <table:table-cell table:style-name="ce3" table:formula="oooc:=MID([.$C199];5;1)">
            <text:p/>
          </table:table-cell>
          <table:table-cell table:style-name="ce3" table:formula="oooc:=MID([.$C199];6;1)">
            <text:p/>
          </table:table-cell>
          <table:table-cell table:style-name="ce3" table:formula="oooc:=MID([.$C199];7;1)">
            <text:p/>
          </table:table-cell>
          <table:table-cell table:style-name="ce3" table:formula="oooc:=MID([.$C19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0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00];1;1)">
            <text:p/>
          </table:table-cell>
          <table:table-cell table:style-name="ce3" table:formula="oooc:=MID([.$C200];2;1)">
            <text:p/>
          </table:table-cell>
          <table:table-cell table:style-name="ce3" table:formula="oooc:=MID([.$C200];3;1)">
            <text:p/>
          </table:table-cell>
          <table:table-cell table:style-name="ce3" table:formula="oooc:=MID([.$C200];5;1)">
            <text:p/>
          </table:table-cell>
          <table:table-cell table:style-name="ce3" table:formula="oooc:=MID([.$C200];6;1)">
            <text:p/>
          </table:table-cell>
          <table:table-cell table:style-name="ce3" table:formula="oooc:=MID([.$C200];7;1)">
            <text:p/>
          </table:table-cell>
          <table:table-cell table:style-name="ce3" table:formula="oooc:=MID([.$C20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0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01];1;1)">
            <text:p/>
          </table:table-cell>
          <table:table-cell table:style-name="ce3" table:formula="oooc:=MID([.$C201];2;1)">
            <text:p/>
          </table:table-cell>
          <table:table-cell table:style-name="ce3" table:formula="oooc:=MID([.$C201];3;1)">
            <text:p/>
          </table:table-cell>
          <table:table-cell table:style-name="ce3" table:formula="oooc:=MID([.$C201];5;1)">
            <text:p/>
          </table:table-cell>
          <table:table-cell table:style-name="ce3" table:formula="oooc:=MID([.$C201];6;1)">
            <text:p/>
          </table:table-cell>
          <table:table-cell table:style-name="ce3" table:formula="oooc:=MID([.$C201];7;1)">
            <text:p/>
          </table:table-cell>
          <table:table-cell table:style-name="ce3" table:formula="oooc:=MID([.$C20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0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02];1;1)">
            <text:p/>
          </table:table-cell>
          <table:table-cell table:style-name="ce3" table:formula="oooc:=MID([.$C202];2;1)">
            <text:p/>
          </table:table-cell>
          <table:table-cell table:style-name="ce3" table:formula="oooc:=MID([.$C202];3;1)">
            <text:p/>
          </table:table-cell>
          <table:table-cell table:style-name="ce3" table:formula="oooc:=MID([.$C202];5;1)">
            <text:p/>
          </table:table-cell>
          <table:table-cell table:style-name="ce3" table:formula="oooc:=MID([.$C202];6;1)">
            <text:p/>
          </table:table-cell>
          <table:table-cell table:style-name="ce3" table:formula="oooc:=MID([.$C202];7;1)">
            <text:p/>
          </table:table-cell>
          <table:table-cell table:style-name="ce3" table:formula="oooc:=MID([.$C20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0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03];1;1)">
            <text:p/>
          </table:table-cell>
          <table:table-cell table:style-name="ce3" table:formula="oooc:=MID([.$C203];2;1)">
            <text:p/>
          </table:table-cell>
          <table:table-cell table:style-name="ce3" table:formula="oooc:=MID([.$C203];3;1)">
            <text:p/>
          </table:table-cell>
          <table:table-cell table:style-name="ce3" table:formula="oooc:=MID([.$C203];5;1)">
            <text:p/>
          </table:table-cell>
          <table:table-cell table:style-name="ce3" table:formula="oooc:=MID([.$C203];6;1)">
            <text:p/>
          </table:table-cell>
          <table:table-cell table:style-name="ce3" table:formula="oooc:=MID([.$C203];7;1)">
            <text:p/>
          </table:table-cell>
          <table:table-cell table:style-name="ce3" table:formula="oooc:=MID([.$C20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0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04];1;1)">
            <text:p/>
          </table:table-cell>
          <table:table-cell table:style-name="ce3" table:formula="oooc:=MID([.$C204];2;1)">
            <text:p/>
          </table:table-cell>
          <table:table-cell table:style-name="ce3" table:formula="oooc:=MID([.$C204];3;1)">
            <text:p/>
          </table:table-cell>
          <table:table-cell table:style-name="ce3" table:formula="oooc:=MID([.$C204];5;1)">
            <text:p/>
          </table:table-cell>
          <table:table-cell table:style-name="ce3" table:formula="oooc:=MID([.$C204];6;1)">
            <text:p/>
          </table:table-cell>
          <table:table-cell table:style-name="ce3" table:formula="oooc:=MID([.$C204];7;1)">
            <text:p/>
          </table:table-cell>
          <table:table-cell table:style-name="ce3" table:formula="oooc:=MID([.$C20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0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05];1;1)">
            <text:p/>
          </table:table-cell>
          <table:table-cell table:style-name="ce3" table:formula="oooc:=MID([.$C205];2;1)">
            <text:p/>
          </table:table-cell>
          <table:table-cell table:style-name="ce3" table:formula="oooc:=MID([.$C205];3;1)">
            <text:p/>
          </table:table-cell>
          <table:table-cell table:style-name="ce3" table:formula="oooc:=MID([.$C205];5;1)">
            <text:p/>
          </table:table-cell>
          <table:table-cell table:style-name="ce3" table:formula="oooc:=MID([.$C205];6;1)">
            <text:p/>
          </table:table-cell>
          <table:table-cell table:style-name="ce3" table:formula="oooc:=MID([.$C205];7;1)">
            <text:p/>
          </table:table-cell>
          <table:table-cell table:style-name="ce3" table:formula="oooc:=MID([.$C20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0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06];1;1)">
            <text:p/>
          </table:table-cell>
          <table:table-cell table:style-name="ce3" table:formula="oooc:=MID([.$C206];2;1)">
            <text:p/>
          </table:table-cell>
          <table:table-cell table:style-name="ce3" table:formula="oooc:=MID([.$C206];3;1)">
            <text:p/>
          </table:table-cell>
          <table:table-cell table:style-name="ce3" table:formula="oooc:=MID([.$C206];5;1)">
            <text:p/>
          </table:table-cell>
          <table:table-cell table:style-name="ce3" table:formula="oooc:=MID([.$C206];6;1)">
            <text:p/>
          </table:table-cell>
          <table:table-cell table:style-name="ce3" table:formula="oooc:=MID([.$C206];7;1)">
            <text:p/>
          </table:table-cell>
          <table:table-cell table:style-name="ce3" table:formula="oooc:=MID([.$C20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0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07];1;1)">
            <text:p/>
          </table:table-cell>
          <table:table-cell table:style-name="ce3" table:formula="oooc:=MID([.$C207];2;1)">
            <text:p/>
          </table:table-cell>
          <table:table-cell table:style-name="ce3" table:formula="oooc:=MID([.$C207];3;1)">
            <text:p/>
          </table:table-cell>
          <table:table-cell table:style-name="ce3" table:formula="oooc:=MID([.$C207];5;1)">
            <text:p/>
          </table:table-cell>
          <table:table-cell table:style-name="ce3" table:formula="oooc:=MID([.$C207];6;1)">
            <text:p/>
          </table:table-cell>
          <table:table-cell table:style-name="ce3" table:formula="oooc:=MID([.$C207];7;1)">
            <text:p/>
          </table:table-cell>
          <table:table-cell table:style-name="ce3" table:formula="oooc:=MID([.$C20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0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08];1;1)">
            <text:p/>
          </table:table-cell>
          <table:table-cell table:style-name="ce3" table:formula="oooc:=MID([.$C208];2;1)">
            <text:p/>
          </table:table-cell>
          <table:table-cell table:style-name="ce3" table:formula="oooc:=MID([.$C208];3;1)">
            <text:p/>
          </table:table-cell>
          <table:table-cell table:style-name="ce3" table:formula="oooc:=MID([.$C208];5;1)">
            <text:p/>
          </table:table-cell>
          <table:table-cell table:style-name="ce3" table:formula="oooc:=MID([.$C208];6;1)">
            <text:p/>
          </table:table-cell>
          <table:table-cell table:style-name="ce3" table:formula="oooc:=MID([.$C208];7;1)">
            <text:p/>
          </table:table-cell>
          <table:table-cell table:style-name="ce3" table:formula="oooc:=MID([.$C20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0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09];1;1)">
            <text:p/>
          </table:table-cell>
          <table:table-cell table:style-name="ce3" table:formula="oooc:=MID([.$C209];2;1)">
            <text:p/>
          </table:table-cell>
          <table:table-cell table:style-name="ce3" table:formula="oooc:=MID([.$C209];3;1)">
            <text:p/>
          </table:table-cell>
          <table:table-cell table:style-name="ce3" table:formula="oooc:=MID([.$C209];5;1)">
            <text:p/>
          </table:table-cell>
          <table:table-cell table:style-name="ce3" table:formula="oooc:=MID([.$C209];6;1)">
            <text:p/>
          </table:table-cell>
          <table:table-cell table:style-name="ce3" table:formula="oooc:=MID([.$C209];7;1)">
            <text:p/>
          </table:table-cell>
          <table:table-cell table:style-name="ce3" table:formula="oooc:=MID([.$C20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1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10];1;1)">
            <text:p/>
          </table:table-cell>
          <table:table-cell table:style-name="ce3" table:formula="oooc:=MID([.$C210];2;1)">
            <text:p/>
          </table:table-cell>
          <table:table-cell table:style-name="ce3" table:formula="oooc:=MID([.$C210];3;1)">
            <text:p/>
          </table:table-cell>
          <table:table-cell table:style-name="ce3" table:formula="oooc:=MID([.$C210];5;1)">
            <text:p/>
          </table:table-cell>
          <table:table-cell table:style-name="ce3" table:formula="oooc:=MID([.$C210];6;1)">
            <text:p/>
          </table:table-cell>
          <table:table-cell table:style-name="ce3" table:formula="oooc:=MID([.$C210];7;1)">
            <text:p/>
          </table:table-cell>
          <table:table-cell table:style-name="ce3" table:formula="oooc:=MID([.$C21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1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11];1;1)">
            <text:p/>
          </table:table-cell>
          <table:table-cell table:style-name="ce3" table:formula="oooc:=MID([.$C211];2;1)">
            <text:p/>
          </table:table-cell>
          <table:table-cell table:style-name="ce3" table:formula="oooc:=MID([.$C211];3;1)">
            <text:p/>
          </table:table-cell>
          <table:table-cell table:style-name="ce3" table:formula="oooc:=MID([.$C211];5;1)">
            <text:p/>
          </table:table-cell>
          <table:table-cell table:style-name="ce3" table:formula="oooc:=MID([.$C211];6;1)">
            <text:p/>
          </table:table-cell>
          <table:table-cell table:style-name="ce3" table:formula="oooc:=MID([.$C211];7;1)">
            <text:p/>
          </table:table-cell>
          <table:table-cell table:style-name="ce3" table:formula="oooc:=MID([.$C21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1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12];1;1)">
            <text:p/>
          </table:table-cell>
          <table:table-cell table:style-name="ce3" table:formula="oooc:=MID([.$C212];2;1)">
            <text:p/>
          </table:table-cell>
          <table:table-cell table:style-name="ce3" table:formula="oooc:=MID([.$C212];3;1)">
            <text:p/>
          </table:table-cell>
          <table:table-cell table:style-name="ce3" table:formula="oooc:=MID([.$C212];5;1)">
            <text:p/>
          </table:table-cell>
          <table:table-cell table:style-name="ce3" table:formula="oooc:=MID([.$C212];6;1)">
            <text:p/>
          </table:table-cell>
          <table:table-cell table:style-name="ce3" table:formula="oooc:=MID([.$C212];7;1)">
            <text:p/>
          </table:table-cell>
          <table:table-cell table:style-name="ce3" table:formula="oooc:=MID([.$C21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1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13];1;1)">
            <text:p/>
          </table:table-cell>
          <table:table-cell table:style-name="ce3" table:formula="oooc:=MID([.$C213];2;1)">
            <text:p/>
          </table:table-cell>
          <table:table-cell table:style-name="ce3" table:formula="oooc:=MID([.$C213];3;1)">
            <text:p/>
          </table:table-cell>
          <table:table-cell table:style-name="ce3" table:formula="oooc:=MID([.$C213];5;1)">
            <text:p/>
          </table:table-cell>
          <table:table-cell table:style-name="ce3" table:formula="oooc:=MID([.$C213];6;1)">
            <text:p/>
          </table:table-cell>
          <table:table-cell table:style-name="ce3" table:formula="oooc:=MID([.$C213];7;1)">
            <text:p/>
          </table:table-cell>
          <table:table-cell table:style-name="ce3" table:formula="oooc:=MID([.$C21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1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14];1;1)">
            <text:p/>
          </table:table-cell>
          <table:table-cell table:style-name="ce3" table:formula="oooc:=MID([.$C214];2;1)">
            <text:p/>
          </table:table-cell>
          <table:table-cell table:style-name="ce3" table:formula="oooc:=MID([.$C214];3;1)">
            <text:p/>
          </table:table-cell>
          <table:table-cell table:style-name="ce3" table:formula="oooc:=MID([.$C214];5;1)">
            <text:p/>
          </table:table-cell>
          <table:table-cell table:style-name="ce3" table:formula="oooc:=MID([.$C214];6;1)">
            <text:p/>
          </table:table-cell>
          <table:table-cell table:style-name="ce3" table:formula="oooc:=MID([.$C214];7;1)">
            <text:p/>
          </table:table-cell>
          <table:table-cell table:style-name="ce3" table:formula="oooc:=MID([.$C21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1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15];1;1)">
            <text:p/>
          </table:table-cell>
          <table:table-cell table:style-name="ce3" table:formula="oooc:=MID([.$C215];2;1)">
            <text:p/>
          </table:table-cell>
          <table:table-cell table:style-name="ce3" table:formula="oooc:=MID([.$C215];3;1)">
            <text:p/>
          </table:table-cell>
          <table:table-cell table:style-name="ce3" table:formula="oooc:=MID([.$C215];5;1)">
            <text:p/>
          </table:table-cell>
          <table:table-cell table:style-name="ce3" table:formula="oooc:=MID([.$C215];6;1)">
            <text:p/>
          </table:table-cell>
          <table:table-cell table:style-name="ce3" table:formula="oooc:=MID([.$C215];7;1)">
            <text:p/>
          </table:table-cell>
          <table:table-cell table:style-name="ce3" table:formula="oooc:=MID([.$C21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1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16];1;1)">
            <text:p/>
          </table:table-cell>
          <table:table-cell table:style-name="ce3" table:formula="oooc:=MID([.$C216];2;1)">
            <text:p/>
          </table:table-cell>
          <table:table-cell table:style-name="ce3" table:formula="oooc:=MID([.$C216];3;1)">
            <text:p/>
          </table:table-cell>
          <table:table-cell table:style-name="ce3" table:formula="oooc:=MID([.$C216];5;1)">
            <text:p/>
          </table:table-cell>
          <table:table-cell table:style-name="ce3" table:formula="oooc:=MID([.$C216];6;1)">
            <text:p/>
          </table:table-cell>
          <table:table-cell table:style-name="ce3" table:formula="oooc:=MID([.$C216];7;1)">
            <text:p/>
          </table:table-cell>
          <table:table-cell table:style-name="ce3" table:formula="oooc:=MID([.$C21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1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17];1;1)">
            <text:p/>
          </table:table-cell>
          <table:table-cell table:style-name="ce3" table:formula="oooc:=MID([.$C217];2;1)">
            <text:p/>
          </table:table-cell>
          <table:table-cell table:style-name="ce3" table:formula="oooc:=MID([.$C217];3;1)">
            <text:p/>
          </table:table-cell>
          <table:table-cell table:style-name="ce3" table:formula="oooc:=MID([.$C217];5;1)">
            <text:p/>
          </table:table-cell>
          <table:table-cell table:style-name="ce3" table:formula="oooc:=MID([.$C217];6;1)">
            <text:p/>
          </table:table-cell>
          <table:table-cell table:style-name="ce3" table:formula="oooc:=MID([.$C217];7;1)">
            <text:p/>
          </table:table-cell>
          <table:table-cell table:style-name="ce3" table:formula="oooc:=MID([.$C21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1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18];1;1)">
            <text:p/>
          </table:table-cell>
          <table:table-cell table:style-name="ce3" table:formula="oooc:=MID([.$C218];2;1)">
            <text:p/>
          </table:table-cell>
          <table:table-cell table:style-name="ce3" table:formula="oooc:=MID([.$C218];3;1)">
            <text:p/>
          </table:table-cell>
          <table:table-cell table:style-name="ce3" table:formula="oooc:=MID([.$C218];5;1)">
            <text:p/>
          </table:table-cell>
          <table:table-cell table:style-name="ce3" table:formula="oooc:=MID([.$C218];6;1)">
            <text:p/>
          </table:table-cell>
          <table:table-cell table:style-name="ce3" table:formula="oooc:=MID([.$C218];7;1)">
            <text:p/>
          </table:table-cell>
          <table:table-cell table:style-name="ce3" table:formula="oooc:=MID([.$C21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1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19];1;1)">
            <text:p/>
          </table:table-cell>
          <table:table-cell table:style-name="ce3" table:formula="oooc:=MID([.$C219];2;1)">
            <text:p/>
          </table:table-cell>
          <table:table-cell table:style-name="ce3" table:formula="oooc:=MID([.$C219];3;1)">
            <text:p/>
          </table:table-cell>
          <table:table-cell table:style-name="ce3" table:formula="oooc:=MID([.$C219];5;1)">
            <text:p/>
          </table:table-cell>
          <table:table-cell table:style-name="ce3" table:formula="oooc:=MID([.$C219];6;1)">
            <text:p/>
          </table:table-cell>
          <table:table-cell table:style-name="ce3" table:formula="oooc:=MID([.$C219];7;1)">
            <text:p/>
          </table:table-cell>
          <table:table-cell table:style-name="ce3" table:formula="oooc:=MID([.$C21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2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20];1;1)">
            <text:p/>
          </table:table-cell>
          <table:table-cell table:style-name="ce3" table:formula="oooc:=MID([.$C220];2;1)">
            <text:p/>
          </table:table-cell>
          <table:table-cell table:style-name="ce3" table:formula="oooc:=MID([.$C220];3;1)">
            <text:p/>
          </table:table-cell>
          <table:table-cell table:style-name="ce3" table:formula="oooc:=MID([.$C220];5;1)">
            <text:p/>
          </table:table-cell>
          <table:table-cell table:style-name="ce3" table:formula="oooc:=MID([.$C220];6;1)">
            <text:p/>
          </table:table-cell>
          <table:table-cell table:style-name="ce3" table:formula="oooc:=MID([.$C220];7;1)">
            <text:p/>
          </table:table-cell>
          <table:table-cell table:style-name="ce3" table:formula="oooc:=MID([.$C22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2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21];1;1)">
            <text:p/>
          </table:table-cell>
          <table:table-cell table:style-name="ce3" table:formula="oooc:=MID([.$C221];2;1)">
            <text:p/>
          </table:table-cell>
          <table:table-cell table:style-name="ce3" table:formula="oooc:=MID([.$C221];3;1)">
            <text:p/>
          </table:table-cell>
          <table:table-cell table:style-name="ce3" table:formula="oooc:=MID([.$C221];5;1)">
            <text:p/>
          </table:table-cell>
          <table:table-cell table:style-name="ce3" table:formula="oooc:=MID([.$C221];6;1)">
            <text:p/>
          </table:table-cell>
          <table:table-cell table:style-name="ce3" table:formula="oooc:=MID([.$C221];7;1)">
            <text:p/>
          </table:table-cell>
          <table:table-cell table:style-name="ce3" table:formula="oooc:=MID([.$C22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2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22];1;1)">
            <text:p/>
          </table:table-cell>
          <table:table-cell table:style-name="ce3" table:formula="oooc:=MID([.$C222];2;1)">
            <text:p/>
          </table:table-cell>
          <table:table-cell table:style-name="ce3" table:formula="oooc:=MID([.$C222];3;1)">
            <text:p/>
          </table:table-cell>
          <table:table-cell table:style-name="ce3" table:formula="oooc:=MID([.$C222];5;1)">
            <text:p/>
          </table:table-cell>
          <table:table-cell table:style-name="ce3" table:formula="oooc:=MID([.$C222];6;1)">
            <text:p/>
          </table:table-cell>
          <table:table-cell table:style-name="ce3" table:formula="oooc:=MID([.$C222];7;1)">
            <text:p/>
          </table:table-cell>
          <table:table-cell table:style-name="ce3" table:formula="oooc:=MID([.$C22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2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23];1;1)">
            <text:p/>
          </table:table-cell>
          <table:table-cell table:style-name="ce3" table:formula="oooc:=MID([.$C223];2;1)">
            <text:p/>
          </table:table-cell>
          <table:table-cell table:style-name="ce3" table:formula="oooc:=MID([.$C223];3;1)">
            <text:p/>
          </table:table-cell>
          <table:table-cell table:style-name="ce3" table:formula="oooc:=MID([.$C223];5;1)">
            <text:p/>
          </table:table-cell>
          <table:table-cell table:style-name="ce3" table:formula="oooc:=MID([.$C223];6;1)">
            <text:p/>
          </table:table-cell>
          <table:table-cell table:style-name="ce3" table:formula="oooc:=MID([.$C223];7;1)">
            <text:p/>
          </table:table-cell>
          <table:table-cell table:style-name="ce3" table:formula="oooc:=MID([.$C22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2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24];1;1)">
            <text:p/>
          </table:table-cell>
          <table:table-cell table:style-name="ce3" table:formula="oooc:=MID([.$C224];2;1)">
            <text:p/>
          </table:table-cell>
          <table:table-cell table:style-name="ce3" table:formula="oooc:=MID([.$C224];3;1)">
            <text:p/>
          </table:table-cell>
          <table:table-cell table:style-name="ce3" table:formula="oooc:=MID([.$C224];5;1)">
            <text:p/>
          </table:table-cell>
          <table:table-cell table:style-name="ce3" table:formula="oooc:=MID([.$C224];6;1)">
            <text:p/>
          </table:table-cell>
          <table:table-cell table:style-name="ce3" table:formula="oooc:=MID([.$C224];7;1)">
            <text:p/>
          </table:table-cell>
          <table:table-cell table:style-name="ce3" table:formula="oooc:=MID([.$C22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2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25];1;1)">
            <text:p/>
          </table:table-cell>
          <table:table-cell table:style-name="ce3" table:formula="oooc:=MID([.$C225];2;1)">
            <text:p/>
          </table:table-cell>
          <table:table-cell table:style-name="ce3" table:formula="oooc:=MID([.$C225];3;1)">
            <text:p/>
          </table:table-cell>
          <table:table-cell table:style-name="ce3" table:formula="oooc:=MID([.$C225];5;1)">
            <text:p/>
          </table:table-cell>
          <table:table-cell table:style-name="ce3" table:formula="oooc:=MID([.$C225];6;1)">
            <text:p/>
          </table:table-cell>
          <table:table-cell table:style-name="ce3" table:formula="oooc:=MID([.$C225];7;1)">
            <text:p/>
          </table:table-cell>
          <table:table-cell table:style-name="ce3" table:formula="oooc:=MID([.$C22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2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26];1;1)">
            <text:p/>
          </table:table-cell>
          <table:table-cell table:style-name="ce3" table:formula="oooc:=MID([.$C226];2;1)">
            <text:p/>
          </table:table-cell>
          <table:table-cell table:style-name="ce3" table:formula="oooc:=MID([.$C226];3;1)">
            <text:p/>
          </table:table-cell>
          <table:table-cell table:style-name="ce3" table:formula="oooc:=MID([.$C226];5;1)">
            <text:p/>
          </table:table-cell>
          <table:table-cell table:style-name="ce3" table:formula="oooc:=MID([.$C226];6;1)">
            <text:p/>
          </table:table-cell>
          <table:table-cell table:style-name="ce3" table:formula="oooc:=MID([.$C226];7;1)">
            <text:p/>
          </table:table-cell>
          <table:table-cell table:style-name="ce3" table:formula="oooc:=MID([.$C22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2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27];1;1)">
            <text:p/>
          </table:table-cell>
          <table:table-cell table:style-name="ce3" table:formula="oooc:=MID([.$C227];2;1)">
            <text:p/>
          </table:table-cell>
          <table:table-cell table:style-name="ce3" table:formula="oooc:=MID([.$C227];3;1)">
            <text:p/>
          </table:table-cell>
          <table:table-cell table:style-name="ce3" table:formula="oooc:=MID([.$C227];5;1)">
            <text:p/>
          </table:table-cell>
          <table:table-cell table:style-name="ce3" table:formula="oooc:=MID([.$C227];6;1)">
            <text:p/>
          </table:table-cell>
          <table:table-cell table:style-name="ce3" table:formula="oooc:=MID([.$C227];7;1)">
            <text:p/>
          </table:table-cell>
          <table:table-cell table:style-name="ce3" table:formula="oooc:=MID([.$C22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2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28];1;1)">
            <text:p/>
          </table:table-cell>
          <table:table-cell table:style-name="ce3" table:formula="oooc:=MID([.$C228];2;1)">
            <text:p/>
          </table:table-cell>
          <table:table-cell table:style-name="ce3" table:formula="oooc:=MID([.$C228];3;1)">
            <text:p/>
          </table:table-cell>
          <table:table-cell table:style-name="ce3" table:formula="oooc:=MID([.$C228];5;1)">
            <text:p/>
          </table:table-cell>
          <table:table-cell table:style-name="ce3" table:formula="oooc:=MID([.$C228];6;1)">
            <text:p/>
          </table:table-cell>
          <table:table-cell table:style-name="ce3" table:formula="oooc:=MID([.$C228];7;1)">
            <text:p/>
          </table:table-cell>
          <table:table-cell table:style-name="ce3" table:formula="oooc:=MID([.$C22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2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29];1;1)">
            <text:p/>
          </table:table-cell>
          <table:table-cell table:style-name="ce3" table:formula="oooc:=MID([.$C229];2;1)">
            <text:p/>
          </table:table-cell>
          <table:table-cell table:style-name="ce3" table:formula="oooc:=MID([.$C229];3;1)">
            <text:p/>
          </table:table-cell>
          <table:table-cell table:style-name="ce3" table:formula="oooc:=MID([.$C229];5;1)">
            <text:p/>
          </table:table-cell>
          <table:table-cell table:style-name="ce3" table:formula="oooc:=MID([.$C229];6;1)">
            <text:p/>
          </table:table-cell>
          <table:table-cell table:style-name="ce3" table:formula="oooc:=MID([.$C229];7;1)">
            <text:p/>
          </table:table-cell>
          <table:table-cell table:style-name="ce3" table:formula="oooc:=MID([.$C22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3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30];1;1)">
            <text:p/>
          </table:table-cell>
          <table:table-cell table:style-name="ce3" table:formula="oooc:=MID([.$C230];2;1)">
            <text:p/>
          </table:table-cell>
          <table:table-cell table:style-name="ce3" table:formula="oooc:=MID([.$C230];3;1)">
            <text:p/>
          </table:table-cell>
          <table:table-cell table:style-name="ce3" table:formula="oooc:=MID([.$C230];5;1)">
            <text:p/>
          </table:table-cell>
          <table:table-cell table:style-name="ce3" table:formula="oooc:=MID([.$C230];6;1)">
            <text:p/>
          </table:table-cell>
          <table:table-cell table:style-name="ce3" table:formula="oooc:=MID([.$C230];7;1)">
            <text:p/>
          </table:table-cell>
          <table:table-cell table:style-name="ce3" table:formula="oooc:=MID([.$C23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3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31];1;1)">
            <text:p/>
          </table:table-cell>
          <table:table-cell table:style-name="ce3" table:formula="oooc:=MID([.$C231];2;1)">
            <text:p/>
          </table:table-cell>
          <table:table-cell table:style-name="ce3" table:formula="oooc:=MID([.$C231];3;1)">
            <text:p/>
          </table:table-cell>
          <table:table-cell table:style-name="ce3" table:formula="oooc:=MID([.$C231];5;1)">
            <text:p/>
          </table:table-cell>
          <table:table-cell table:style-name="ce3" table:formula="oooc:=MID([.$C231];6;1)">
            <text:p/>
          </table:table-cell>
          <table:table-cell table:style-name="ce3" table:formula="oooc:=MID([.$C231];7;1)">
            <text:p/>
          </table:table-cell>
          <table:table-cell table:style-name="ce3" table:formula="oooc:=MID([.$C23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3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32];1;1)">
            <text:p/>
          </table:table-cell>
          <table:table-cell table:style-name="ce3" table:formula="oooc:=MID([.$C232];2;1)">
            <text:p/>
          </table:table-cell>
          <table:table-cell table:style-name="ce3" table:formula="oooc:=MID([.$C232];3;1)">
            <text:p/>
          </table:table-cell>
          <table:table-cell table:style-name="ce3" table:formula="oooc:=MID([.$C232];5;1)">
            <text:p/>
          </table:table-cell>
          <table:table-cell table:style-name="ce3" table:formula="oooc:=MID([.$C232];6;1)">
            <text:p/>
          </table:table-cell>
          <table:table-cell table:style-name="ce3" table:formula="oooc:=MID([.$C232];7;1)">
            <text:p/>
          </table:table-cell>
          <table:table-cell table:style-name="ce3" table:formula="oooc:=MID([.$C23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3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33];1;1)">
            <text:p/>
          </table:table-cell>
          <table:table-cell table:style-name="ce3" table:formula="oooc:=MID([.$C233];2;1)">
            <text:p/>
          </table:table-cell>
          <table:table-cell table:style-name="ce3" table:formula="oooc:=MID([.$C233];3;1)">
            <text:p/>
          </table:table-cell>
          <table:table-cell table:style-name="ce3" table:formula="oooc:=MID([.$C233];5;1)">
            <text:p/>
          </table:table-cell>
          <table:table-cell table:style-name="ce3" table:formula="oooc:=MID([.$C233];6;1)">
            <text:p/>
          </table:table-cell>
          <table:table-cell table:style-name="ce3" table:formula="oooc:=MID([.$C233];7;1)">
            <text:p/>
          </table:table-cell>
          <table:table-cell table:style-name="ce3" table:formula="oooc:=MID([.$C23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3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34];1;1)">
            <text:p/>
          </table:table-cell>
          <table:table-cell table:style-name="ce3" table:formula="oooc:=MID([.$C234];2;1)">
            <text:p/>
          </table:table-cell>
          <table:table-cell table:style-name="ce3" table:formula="oooc:=MID([.$C234];3;1)">
            <text:p/>
          </table:table-cell>
          <table:table-cell table:style-name="ce3" table:formula="oooc:=MID([.$C234];5;1)">
            <text:p/>
          </table:table-cell>
          <table:table-cell table:style-name="ce3" table:formula="oooc:=MID([.$C234];6;1)">
            <text:p/>
          </table:table-cell>
          <table:table-cell table:style-name="ce3" table:formula="oooc:=MID([.$C234];7;1)">
            <text:p/>
          </table:table-cell>
          <table:table-cell table:style-name="ce3" table:formula="oooc:=MID([.$C23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3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35];1;1)">
            <text:p/>
          </table:table-cell>
          <table:table-cell table:style-name="ce3" table:formula="oooc:=MID([.$C235];2;1)">
            <text:p/>
          </table:table-cell>
          <table:table-cell table:style-name="ce3" table:formula="oooc:=MID([.$C235];3;1)">
            <text:p/>
          </table:table-cell>
          <table:table-cell table:style-name="ce3" table:formula="oooc:=MID([.$C235];5;1)">
            <text:p/>
          </table:table-cell>
          <table:table-cell table:style-name="ce3" table:formula="oooc:=MID([.$C235];6;1)">
            <text:p/>
          </table:table-cell>
          <table:table-cell table:style-name="ce3" table:formula="oooc:=MID([.$C235];7;1)">
            <text:p/>
          </table:table-cell>
          <table:table-cell table:style-name="ce3" table:formula="oooc:=MID([.$C23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3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36];1;1)">
            <text:p/>
          </table:table-cell>
          <table:table-cell table:style-name="ce3" table:formula="oooc:=MID([.$C236];2;1)">
            <text:p/>
          </table:table-cell>
          <table:table-cell table:style-name="ce3" table:formula="oooc:=MID([.$C236];3;1)">
            <text:p/>
          </table:table-cell>
          <table:table-cell table:style-name="ce3" table:formula="oooc:=MID([.$C236];5;1)">
            <text:p/>
          </table:table-cell>
          <table:table-cell table:style-name="ce3" table:formula="oooc:=MID([.$C236];6;1)">
            <text:p/>
          </table:table-cell>
          <table:table-cell table:style-name="ce3" table:formula="oooc:=MID([.$C236];7;1)">
            <text:p/>
          </table:table-cell>
          <table:table-cell table:style-name="ce3" table:formula="oooc:=MID([.$C23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3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37];1;1)">
            <text:p/>
          </table:table-cell>
          <table:table-cell table:style-name="ce3" table:formula="oooc:=MID([.$C237];2;1)">
            <text:p/>
          </table:table-cell>
          <table:table-cell table:style-name="ce3" table:formula="oooc:=MID([.$C237];3;1)">
            <text:p/>
          </table:table-cell>
          <table:table-cell table:style-name="ce3" table:formula="oooc:=MID([.$C237];5;1)">
            <text:p/>
          </table:table-cell>
          <table:table-cell table:style-name="ce3" table:formula="oooc:=MID([.$C237];6;1)">
            <text:p/>
          </table:table-cell>
          <table:table-cell table:style-name="ce3" table:formula="oooc:=MID([.$C237];7;1)">
            <text:p/>
          </table:table-cell>
          <table:table-cell table:style-name="ce3" table:formula="oooc:=MID([.$C23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3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38];1;1)">
            <text:p/>
          </table:table-cell>
          <table:table-cell table:style-name="ce3" table:formula="oooc:=MID([.$C238];2;1)">
            <text:p/>
          </table:table-cell>
          <table:table-cell table:style-name="ce3" table:formula="oooc:=MID([.$C238];3;1)">
            <text:p/>
          </table:table-cell>
          <table:table-cell table:style-name="ce3" table:formula="oooc:=MID([.$C238];5;1)">
            <text:p/>
          </table:table-cell>
          <table:table-cell table:style-name="ce3" table:formula="oooc:=MID([.$C238];6;1)">
            <text:p/>
          </table:table-cell>
          <table:table-cell table:style-name="ce3" table:formula="oooc:=MID([.$C238];7;1)">
            <text:p/>
          </table:table-cell>
          <table:table-cell table:style-name="ce3" table:formula="oooc:=MID([.$C23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3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39];1;1)">
            <text:p/>
          </table:table-cell>
          <table:table-cell table:style-name="ce3" table:formula="oooc:=MID([.$C239];2;1)">
            <text:p/>
          </table:table-cell>
          <table:table-cell table:style-name="ce3" table:formula="oooc:=MID([.$C239];3;1)">
            <text:p/>
          </table:table-cell>
          <table:table-cell table:style-name="ce3" table:formula="oooc:=MID([.$C239];5;1)">
            <text:p/>
          </table:table-cell>
          <table:table-cell table:style-name="ce3" table:formula="oooc:=MID([.$C239];6;1)">
            <text:p/>
          </table:table-cell>
          <table:table-cell table:style-name="ce3" table:formula="oooc:=MID([.$C239];7;1)">
            <text:p/>
          </table:table-cell>
          <table:table-cell table:style-name="ce3" table:formula="oooc:=MID([.$C23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4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40];1;1)">
            <text:p/>
          </table:table-cell>
          <table:table-cell table:style-name="ce3" table:formula="oooc:=MID([.$C240];2;1)">
            <text:p/>
          </table:table-cell>
          <table:table-cell table:style-name="ce3" table:formula="oooc:=MID([.$C240];3;1)">
            <text:p/>
          </table:table-cell>
          <table:table-cell table:style-name="ce3" table:formula="oooc:=MID([.$C240];5;1)">
            <text:p/>
          </table:table-cell>
          <table:table-cell table:style-name="ce3" table:formula="oooc:=MID([.$C240];6;1)">
            <text:p/>
          </table:table-cell>
          <table:table-cell table:style-name="ce3" table:formula="oooc:=MID([.$C240];7;1)">
            <text:p/>
          </table:table-cell>
          <table:table-cell table:style-name="ce3" table:formula="oooc:=MID([.$C24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4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41];1;1)">
            <text:p/>
          </table:table-cell>
          <table:table-cell table:style-name="ce3" table:formula="oooc:=MID([.$C241];2;1)">
            <text:p/>
          </table:table-cell>
          <table:table-cell table:style-name="ce3" table:formula="oooc:=MID([.$C241];3;1)">
            <text:p/>
          </table:table-cell>
          <table:table-cell table:style-name="ce3" table:formula="oooc:=MID([.$C241];5;1)">
            <text:p/>
          </table:table-cell>
          <table:table-cell table:style-name="ce3" table:formula="oooc:=MID([.$C241];6;1)">
            <text:p/>
          </table:table-cell>
          <table:table-cell table:style-name="ce3" table:formula="oooc:=MID([.$C241];7;1)">
            <text:p/>
          </table:table-cell>
          <table:table-cell table:style-name="ce3" table:formula="oooc:=MID([.$C24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4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42];1;1)">
            <text:p/>
          </table:table-cell>
          <table:table-cell table:style-name="ce3" table:formula="oooc:=MID([.$C242];2;1)">
            <text:p/>
          </table:table-cell>
          <table:table-cell table:style-name="ce3" table:formula="oooc:=MID([.$C242];3;1)">
            <text:p/>
          </table:table-cell>
          <table:table-cell table:style-name="ce3" table:formula="oooc:=MID([.$C242];5;1)">
            <text:p/>
          </table:table-cell>
          <table:table-cell table:style-name="ce3" table:formula="oooc:=MID([.$C242];6;1)">
            <text:p/>
          </table:table-cell>
          <table:table-cell table:style-name="ce3" table:formula="oooc:=MID([.$C242];7;1)">
            <text:p/>
          </table:table-cell>
          <table:table-cell table:style-name="ce3" table:formula="oooc:=MID([.$C24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4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43];1;1)">
            <text:p/>
          </table:table-cell>
          <table:table-cell table:style-name="ce3" table:formula="oooc:=MID([.$C243];2;1)">
            <text:p/>
          </table:table-cell>
          <table:table-cell table:style-name="ce3" table:formula="oooc:=MID([.$C243];3;1)">
            <text:p/>
          </table:table-cell>
          <table:table-cell table:style-name="ce3" table:formula="oooc:=MID([.$C243];5;1)">
            <text:p/>
          </table:table-cell>
          <table:table-cell table:style-name="ce3" table:formula="oooc:=MID([.$C243];6;1)">
            <text:p/>
          </table:table-cell>
          <table:table-cell table:style-name="ce3" table:formula="oooc:=MID([.$C243];7;1)">
            <text:p/>
          </table:table-cell>
          <table:table-cell table:style-name="ce3" table:formula="oooc:=MID([.$C24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4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44];1;1)">
            <text:p/>
          </table:table-cell>
          <table:table-cell table:style-name="ce3" table:formula="oooc:=MID([.$C244];2;1)">
            <text:p/>
          </table:table-cell>
          <table:table-cell table:style-name="ce3" table:formula="oooc:=MID([.$C244];3;1)">
            <text:p/>
          </table:table-cell>
          <table:table-cell table:style-name="ce3" table:formula="oooc:=MID([.$C244];5;1)">
            <text:p/>
          </table:table-cell>
          <table:table-cell table:style-name="ce3" table:formula="oooc:=MID([.$C244];6;1)">
            <text:p/>
          </table:table-cell>
          <table:table-cell table:style-name="ce3" table:formula="oooc:=MID([.$C244];7;1)">
            <text:p/>
          </table:table-cell>
          <table:table-cell table:style-name="ce3" table:formula="oooc:=MID([.$C24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4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45];1;1)">
            <text:p/>
          </table:table-cell>
          <table:table-cell table:style-name="ce3" table:formula="oooc:=MID([.$C245];2;1)">
            <text:p/>
          </table:table-cell>
          <table:table-cell table:style-name="ce3" table:formula="oooc:=MID([.$C245];3;1)">
            <text:p/>
          </table:table-cell>
          <table:table-cell table:style-name="ce3" table:formula="oooc:=MID([.$C245];5;1)">
            <text:p/>
          </table:table-cell>
          <table:table-cell table:style-name="ce3" table:formula="oooc:=MID([.$C245];6;1)">
            <text:p/>
          </table:table-cell>
          <table:table-cell table:style-name="ce3" table:formula="oooc:=MID([.$C245];7;1)">
            <text:p/>
          </table:table-cell>
          <table:table-cell table:style-name="ce3" table:formula="oooc:=MID([.$C24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4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46];1;1)">
            <text:p/>
          </table:table-cell>
          <table:table-cell table:style-name="ce3" table:formula="oooc:=MID([.$C246];2;1)">
            <text:p/>
          </table:table-cell>
          <table:table-cell table:style-name="ce3" table:formula="oooc:=MID([.$C246];3;1)">
            <text:p/>
          </table:table-cell>
          <table:table-cell table:style-name="ce3" table:formula="oooc:=MID([.$C246];5;1)">
            <text:p/>
          </table:table-cell>
          <table:table-cell table:style-name="ce3" table:formula="oooc:=MID([.$C246];6;1)">
            <text:p/>
          </table:table-cell>
          <table:table-cell table:style-name="ce3" table:formula="oooc:=MID([.$C246];7;1)">
            <text:p/>
          </table:table-cell>
          <table:table-cell table:style-name="ce3" table:formula="oooc:=MID([.$C24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4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47];1;1)">
            <text:p/>
          </table:table-cell>
          <table:table-cell table:style-name="ce3" table:formula="oooc:=MID([.$C247];2;1)">
            <text:p/>
          </table:table-cell>
          <table:table-cell table:style-name="ce3" table:formula="oooc:=MID([.$C247];3;1)">
            <text:p/>
          </table:table-cell>
          <table:table-cell table:style-name="ce3" table:formula="oooc:=MID([.$C247];5;1)">
            <text:p/>
          </table:table-cell>
          <table:table-cell table:style-name="ce3" table:formula="oooc:=MID([.$C247];6;1)">
            <text:p/>
          </table:table-cell>
          <table:table-cell table:style-name="ce3" table:formula="oooc:=MID([.$C247];7;1)">
            <text:p/>
          </table:table-cell>
          <table:table-cell table:style-name="ce3" table:formula="oooc:=MID([.$C24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4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48];1;1)">
            <text:p/>
          </table:table-cell>
          <table:table-cell table:style-name="ce3" table:formula="oooc:=MID([.$C248];2;1)">
            <text:p/>
          </table:table-cell>
          <table:table-cell table:style-name="ce3" table:formula="oooc:=MID([.$C248];3;1)">
            <text:p/>
          </table:table-cell>
          <table:table-cell table:style-name="ce3" table:formula="oooc:=MID([.$C248];5;1)">
            <text:p/>
          </table:table-cell>
          <table:table-cell table:style-name="ce3" table:formula="oooc:=MID([.$C248];6;1)">
            <text:p/>
          </table:table-cell>
          <table:table-cell table:style-name="ce3" table:formula="oooc:=MID([.$C248];7;1)">
            <text:p/>
          </table:table-cell>
          <table:table-cell table:style-name="ce3" table:formula="oooc:=MID([.$C24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4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49];1;1)">
            <text:p/>
          </table:table-cell>
          <table:table-cell table:style-name="ce3" table:formula="oooc:=MID([.$C249];2;1)">
            <text:p/>
          </table:table-cell>
          <table:table-cell table:style-name="ce3" table:formula="oooc:=MID([.$C249];3;1)">
            <text:p/>
          </table:table-cell>
          <table:table-cell table:style-name="ce3" table:formula="oooc:=MID([.$C249];5;1)">
            <text:p/>
          </table:table-cell>
          <table:table-cell table:style-name="ce3" table:formula="oooc:=MID([.$C249];6;1)">
            <text:p/>
          </table:table-cell>
          <table:table-cell table:style-name="ce3" table:formula="oooc:=MID([.$C249];7;1)">
            <text:p/>
          </table:table-cell>
          <table:table-cell table:style-name="ce3" table:formula="oooc:=MID([.$C24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5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50];1;1)">
            <text:p/>
          </table:table-cell>
          <table:table-cell table:style-name="ce3" table:formula="oooc:=MID([.$C250];2;1)">
            <text:p/>
          </table:table-cell>
          <table:table-cell table:style-name="ce3" table:formula="oooc:=MID([.$C250];3;1)">
            <text:p/>
          </table:table-cell>
          <table:table-cell table:style-name="ce3" table:formula="oooc:=MID([.$C250];5;1)">
            <text:p/>
          </table:table-cell>
          <table:table-cell table:style-name="ce3" table:formula="oooc:=MID([.$C250];6;1)">
            <text:p/>
          </table:table-cell>
          <table:table-cell table:style-name="ce3" table:formula="oooc:=MID([.$C250];7;1)">
            <text:p/>
          </table:table-cell>
          <table:table-cell table:style-name="ce3" table:formula="oooc:=MID([.$C25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5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51];1;1)">
            <text:p/>
          </table:table-cell>
          <table:table-cell table:style-name="ce3" table:formula="oooc:=MID([.$C251];2;1)">
            <text:p/>
          </table:table-cell>
          <table:table-cell table:style-name="ce3" table:formula="oooc:=MID([.$C251];3;1)">
            <text:p/>
          </table:table-cell>
          <table:table-cell table:style-name="ce3" table:formula="oooc:=MID([.$C251];5;1)">
            <text:p/>
          </table:table-cell>
          <table:table-cell table:style-name="ce3" table:formula="oooc:=MID([.$C251];6;1)">
            <text:p/>
          </table:table-cell>
          <table:table-cell table:style-name="ce3" table:formula="oooc:=MID([.$C251];7;1)">
            <text:p/>
          </table:table-cell>
          <table:table-cell table:style-name="ce3" table:formula="oooc:=MID([.$C25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5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52];1;1)">
            <text:p/>
          </table:table-cell>
          <table:table-cell table:style-name="ce3" table:formula="oooc:=MID([.$C252];2;1)">
            <text:p/>
          </table:table-cell>
          <table:table-cell table:style-name="ce3" table:formula="oooc:=MID([.$C252];3;1)">
            <text:p/>
          </table:table-cell>
          <table:table-cell table:style-name="ce3" table:formula="oooc:=MID([.$C252];5;1)">
            <text:p/>
          </table:table-cell>
          <table:table-cell table:style-name="ce3" table:formula="oooc:=MID([.$C252];6;1)">
            <text:p/>
          </table:table-cell>
          <table:table-cell table:style-name="ce3" table:formula="oooc:=MID([.$C252];7;1)">
            <text:p/>
          </table:table-cell>
          <table:table-cell table:style-name="ce3" table:formula="oooc:=MID([.$C25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5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53];1;1)">
            <text:p/>
          </table:table-cell>
          <table:table-cell table:style-name="ce3" table:formula="oooc:=MID([.$C253];2;1)">
            <text:p/>
          </table:table-cell>
          <table:table-cell table:style-name="ce3" table:formula="oooc:=MID([.$C253];3;1)">
            <text:p/>
          </table:table-cell>
          <table:table-cell table:style-name="ce3" table:formula="oooc:=MID([.$C253];5;1)">
            <text:p/>
          </table:table-cell>
          <table:table-cell table:style-name="ce3" table:formula="oooc:=MID([.$C253];6;1)">
            <text:p/>
          </table:table-cell>
          <table:table-cell table:style-name="ce3" table:formula="oooc:=MID([.$C253];7;1)">
            <text:p/>
          </table:table-cell>
          <table:table-cell table:style-name="ce3" table:formula="oooc:=MID([.$C25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5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54];1;1)">
            <text:p/>
          </table:table-cell>
          <table:table-cell table:style-name="ce3" table:formula="oooc:=MID([.$C254];2;1)">
            <text:p/>
          </table:table-cell>
          <table:table-cell table:style-name="ce3" table:formula="oooc:=MID([.$C254];3;1)">
            <text:p/>
          </table:table-cell>
          <table:table-cell table:style-name="ce3" table:formula="oooc:=MID([.$C254];5;1)">
            <text:p/>
          </table:table-cell>
          <table:table-cell table:style-name="ce3" table:formula="oooc:=MID([.$C254];6;1)">
            <text:p/>
          </table:table-cell>
          <table:table-cell table:style-name="ce3" table:formula="oooc:=MID([.$C254];7;1)">
            <text:p/>
          </table:table-cell>
          <table:table-cell table:style-name="ce3" table:formula="oooc:=MID([.$C25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5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55];1;1)">
            <text:p/>
          </table:table-cell>
          <table:table-cell table:style-name="ce3" table:formula="oooc:=MID([.$C255];2;1)">
            <text:p/>
          </table:table-cell>
          <table:table-cell table:style-name="ce3" table:formula="oooc:=MID([.$C255];3;1)">
            <text:p/>
          </table:table-cell>
          <table:table-cell table:style-name="ce3" table:formula="oooc:=MID([.$C255];5;1)">
            <text:p/>
          </table:table-cell>
          <table:table-cell table:style-name="ce3" table:formula="oooc:=MID([.$C255];6;1)">
            <text:p/>
          </table:table-cell>
          <table:table-cell table:style-name="ce3" table:formula="oooc:=MID([.$C255];7;1)">
            <text:p/>
          </table:table-cell>
          <table:table-cell table:style-name="ce3" table:formula="oooc:=MID([.$C25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5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56];1;1)">
            <text:p/>
          </table:table-cell>
          <table:table-cell table:style-name="ce3" table:formula="oooc:=MID([.$C256];2;1)">
            <text:p/>
          </table:table-cell>
          <table:table-cell table:style-name="ce3" table:formula="oooc:=MID([.$C256];3;1)">
            <text:p/>
          </table:table-cell>
          <table:table-cell table:style-name="ce3" table:formula="oooc:=MID([.$C256];5;1)">
            <text:p/>
          </table:table-cell>
          <table:table-cell table:style-name="ce3" table:formula="oooc:=MID([.$C256];6;1)">
            <text:p/>
          </table:table-cell>
          <table:table-cell table:style-name="ce3" table:formula="oooc:=MID([.$C256];7;1)">
            <text:p/>
          </table:table-cell>
          <table:table-cell table:style-name="ce3" table:formula="oooc:=MID([.$C25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5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57];1;1)">
            <text:p/>
          </table:table-cell>
          <table:table-cell table:style-name="ce3" table:formula="oooc:=MID([.$C257];2;1)">
            <text:p/>
          </table:table-cell>
          <table:table-cell table:style-name="ce3" table:formula="oooc:=MID([.$C257];3;1)">
            <text:p/>
          </table:table-cell>
          <table:table-cell table:style-name="ce3" table:formula="oooc:=MID([.$C257];5;1)">
            <text:p/>
          </table:table-cell>
          <table:table-cell table:style-name="ce3" table:formula="oooc:=MID([.$C257];6;1)">
            <text:p/>
          </table:table-cell>
          <table:table-cell table:style-name="ce3" table:formula="oooc:=MID([.$C257];7;1)">
            <text:p/>
          </table:table-cell>
          <table:table-cell table:style-name="ce3" table:formula="oooc:=MID([.$C25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5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58];1;1)">
            <text:p/>
          </table:table-cell>
          <table:table-cell table:style-name="ce3" table:formula="oooc:=MID([.$C258];2;1)">
            <text:p/>
          </table:table-cell>
          <table:table-cell table:style-name="ce3" table:formula="oooc:=MID([.$C258];3;1)">
            <text:p/>
          </table:table-cell>
          <table:table-cell table:style-name="ce3" table:formula="oooc:=MID([.$C258];5;1)">
            <text:p/>
          </table:table-cell>
          <table:table-cell table:style-name="ce3" table:formula="oooc:=MID([.$C258];6;1)">
            <text:p/>
          </table:table-cell>
          <table:table-cell table:style-name="ce3" table:formula="oooc:=MID([.$C258];7;1)">
            <text:p/>
          </table:table-cell>
          <table:table-cell table:style-name="ce3" table:formula="oooc:=MID([.$C25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5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59];1;1)">
            <text:p/>
          </table:table-cell>
          <table:table-cell table:style-name="ce3" table:formula="oooc:=MID([.$C259];2;1)">
            <text:p/>
          </table:table-cell>
          <table:table-cell table:style-name="ce3" table:formula="oooc:=MID([.$C259];3;1)">
            <text:p/>
          </table:table-cell>
          <table:table-cell table:style-name="ce3" table:formula="oooc:=MID([.$C259];5;1)">
            <text:p/>
          </table:table-cell>
          <table:table-cell table:style-name="ce3" table:formula="oooc:=MID([.$C259];6;1)">
            <text:p/>
          </table:table-cell>
          <table:table-cell table:style-name="ce3" table:formula="oooc:=MID([.$C259];7;1)">
            <text:p/>
          </table:table-cell>
          <table:table-cell table:style-name="ce3" table:formula="oooc:=MID([.$C25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6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60];1;1)">
            <text:p/>
          </table:table-cell>
          <table:table-cell table:style-name="ce3" table:formula="oooc:=MID([.$C260];2;1)">
            <text:p/>
          </table:table-cell>
          <table:table-cell table:style-name="ce3" table:formula="oooc:=MID([.$C260];3;1)">
            <text:p/>
          </table:table-cell>
          <table:table-cell table:style-name="ce3" table:formula="oooc:=MID([.$C260];5;1)">
            <text:p/>
          </table:table-cell>
          <table:table-cell table:style-name="ce3" table:formula="oooc:=MID([.$C260];6;1)">
            <text:p/>
          </table:table-cell>
          <table:table-cell table:style-name="ce3" table:formula="oooc:=MID([.$C260];7;1)">
            <text:p/>
          </table:table-cell>
          <table:table-cell table:style-name="ce3" table:formula="oooc:=MID([.$C26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6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61];1;1)">
            <text:p/>
          </table:table-cell>
          <table:table-cell table:style-name="ce3" table:formula="oooc:=MID([.$C261];2;1)">
            <text:p/>
          </table:table-cell>
          <table:table-cell table:style-name="ce3" table:formula="oooc:=MID([.$C261];3;1)">
            <text:p/>
          </table:table-cell>
          <table:table-cell table:style-name="ce3" table:formula="oooc:=MID([.$C261];5;1)">
            <text:p/>
          </table:table-cell>
          <table:table-cell table:style-name="ce3" table:formula="oooc:=MID([.$C261];6;1)">
            <text:p/>
          </table:table-cell>
          <table:table-cell table:style-name="ce3" table:formula="oooc:=MID([.$C261];7;1)">
            <text:p/>
          </table:table-cell>
          <table:table-cell table:style-name="ce3" table:formula="oooc:=MID([.$C26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6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62];1;1)">
            <text:p/>
          </table:table-cell>
          <table:table-cell table:style-name="ce3" table:formula="oooc:=MID([.$C262];2;1)">
            <text:p/>
          </table:table-cell>
          <table:table-cell table:style-name="ce3" table:formula="oooc:=MID([.$C262];3;1)">
            <text:p/>
          </table:table-cell>
          <table:table-cell table:style-name="ce3" table:formula="oooc:=MID([.$C262];5;1)">
            <text:p/>
          </table:table-cell>
          <table:table-cell table:style-name="ce3" table:formula="oooc:=MID([.$C262];6;1)">
            <text:p/>
          </table:table-cell>
          <table:table-cell table:style-name="ce3" table:formula="oooc:=MID([.$C262];7;1)">
            <text:p/>
          </table:table-cell>
          <table:table-cell table:style-name="ce3" table:formula="oooc:=MID([.$C26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6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63];1;1)">
            <text:p/>
          </table:table-cell>
          <table:table-cell table:style-name="ce3" table:formula="oooc:=MID([.$C263];2;1)">
            <text:p/>
          </table:table-cell>
          <table:table-cell table:style-name="ce3" table:formula="oooc:=MID([.$C263];3;1)">
            <text:p/>
          </table:table-cell>
          <table:table-cell table:style-name="ce3" table:formula="oooc:=MID([.$C263];5;1)">
            <text:p/>
          </table:table-cell>
          <table:table-cell table:style-name="ce3" table:formula="oooc:=MID([.$C263];6;1)">
            <text:p/>
          </table:table-cell>
          <table:table-cell table:style-name="ce3" table:formula="oooc:=MID([.$C263];7;1)">
            <text:p/>
          </table:table-cell>
          <table:table-cell table:style-name="ce3" table:formula="oooc:=MID([.$C26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6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64];1;1)">
            <text:p/>
          </table:table-cell>
          <table:table-cell table:style-name="ce3" table:formula="oooc:=MID([.$C264];2;1)">
            <text:p/>
          </table:table-cell>
          <table:table-cell table:style-name="ce3" table:formula="oooc:=MID([.$C264];3;1)">
            <text:p/>
          </table:table-cell>
          <table:table-cell table:style-name="ce3" table:formula="oooc:=MID([.$C264];5;1)">
            <text:p/>
          </table:table-cell>
          <table:table-cell table:style-name="ce3" table:formula="oooc:=MID([.$C264];6;1)">
            <text:p/>
          </table:table-cell>
          <table:table-cell table:style-name="ce3" table:formula="oooc:=MID([.$C264];7;1)">
            <text:p/>
          </table:table-cell>
          <table:table-cell table:style-name="ce3" table:formula="oooc:=MID([.$C26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6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65];1;1)">
            <text:p/>
          </table:table-cell>
          <table:table-cell table:style-name="ce3" table:formula="oooc:=MID([.$C265];2;1)">
            <text:p/>
          </table:table-cell>
          <table:table-cell table:style-name="ce3" table:formula="oooc:=MID([.$C265];3;1)">
            <text:p/>
          </table:table-cell>
          <table:table-cell table:style-name="ce3" table:formula="oooc:=MID([.$C265];5;1)">
            <text:p/>
          </table:table-cell>
          <table:table-cell table:style-name="ce3" table:formula="oooc:=MID([.$C265];6;1)">
            <text:p/>
          </table:table-cell>
          <table:table-cell table:style-name="ce3" table:formula="oooc:=MID([.$C265];7;1)">
            <text:p/>
          </table:table-cell>
          <table:table-cell table:style-name="ce3" table:formula="oooc:=MID([.$C26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6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66];1;1)">
            <text:p/>
          </table:table-cell>
          <table:table-cell table:style-name="ce3" table:formula="oooc:=MID([.$C266];2;1)">
            <text:p/>
          </table:table-cell>
          <table:table-cell table:style-name="ce3" table:formula="oooc:=MID([.$C266];3;1)">
            <text:p/>
          </table:table-cell>
          <table:table-cell table:style-name="ce3" table:formula="oooc:=MID([.$C266];5;1)">
            <text:p/>
          </table:table-cell>
          <table:table-cell table:style-name="ce3" table:formula="oooc:=MID([.$C266];6;1)">
            <text:p/>
          </table:table-cell>
          <table:table-cell table:style-name="ce3" table:formula="oooc:=MID([.$C266];7;1)">
            <text:p/>
          </table:table-cell>
          <table:table-cell table:style-name="ce3" table:formula="oooc:=MID([.$C26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6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67];1;1)">
            <text:p/>
          </table:table-cell>
          <table:table-cell table:style-name="ce3" table:formula="oooc:=MID([.$C267];2;1)">
            <text:p/>
          </table:table-cell>
          <table:table-cell table:style-name="ce3" table:formula="oooc:=MID([.$C267];3;1)">
            <text:p/>
          </table:table-cell>
          <table:table-cell table:style-name="ce3" table:formula="oooc:=MID([.$C267];5;1)">
            <text:p/>
          </table:table-cell>
          <table:table-cell table:style-name="ce3" table:formula="oooc:=MID([.$C267];6;1)">
            <text:p/>
          </table:table-cell>
          <table:table-cell table:style-name="ce3" table:formula="oooc:=MID([.$C267];7;1)">
            <text:p/>
          </table:table-cell>
          <table:table-cell table:style-name="ce3" table:formula="oooc:=MID([.$C26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6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68];1;1)">
            <text:p/>
          </table:table-cell>
          <table:table-cell table:style-name="ce3" table:formula="oooc:=MID([.$C268];2;1)">
            <text:p/>
          </table:table-cell>
          <table:table-cell table:style-name="ce3" table:formula="oooc:=MID([.$C268];3;1)">
            <text:p/>
          </table:table-cell>
          <table:table-cell table:style-name="ce3" table:formula="oooc:=MID([.$C268];5;1)">
            <text:p/>
          </table:table-cell>
          <table:table-cell table:style-name="ce3" table:formula="oooc:=MID([.$C268];6;1)">
            <text:p/>
          </table:table-cell>
          <table:table-cell table:style-name="ce3" table:formula="oooc:=MID([.$C268];7;1)">
            <text:p/>
          </table:table-cell>
          <table:table-cell table:style-name="ce3" table:formula="oooc:=MID([.$C26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6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69];1;1)">
            <text:p/>
          </table:table-cell>
          <table:table-cell table:style-name="ce3" table:formula="oooc:=MID([.$C269];2;1)">
            <text:p/>
          </table:table-cell>
          <table:table-cell table:style-name="ce3" table:formula="oooc:=MID([.$C269];3;1)">
            <text:p/>
          </table:table-cell>
          <table:table-cell table:style-name="ce3" table:formula="oooc:=MID([.$C269];5;1)">
            <text:p/>
          </table:table-cell>
          <table:table-cell table:style-name="ce3" table:formula="oooc:=MID([.$C269];6;1)">
            <text:p/>
          </table:table-cell>
          <table:table-cell table:style-name="ce3" table:formula="oooc:=MID([.$C269];7;1)">
            <text:p/>
          </table:table-cell>
          <table:table-cell table:style-name="ce3" table:formula="oooc:=MID([.$C26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7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70];1;1)">
            <text:p/>
          </table:table-cell>
          <table:table-cell table:style-name="ce3" table:formula="oooc:=MID([.$C270];2;1)">
            <text:p/>
          </table:table-cell>
          <table:table-cell table:style-name="ce3" table:formula="oooc:=MID([.$C270];3;1)">
            <text:p/>
          </table:table-cell>
          <table:table-cell table:style-name="ce3" table:formula="oooc:=MID([.$C270];5;1)">
            <text:p/>
          </table:table-cell>
          <table:table-cell table:style-name="ce3" table:formula="oooc:=MID([.$C270];6;1)">
            <text:p/>
          </table:table-cell>
          <table:table-cell table:style-name="ce3" table:formula="oooc:=MID([.$C270];7;1)">
            <text:p/>
          </table:table-cell>
          <table:table-cell table:style-name="ce3" table:formula="oooc:=MID([.$C27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7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71];1;1)">
            <text:p/>
          </table:table-cell>
          <table:table-cell table:style-name="ce3" table:formula="oooc:=MID([.$C271];2;1)">
            <text:p/>
          </table:table-cell>
          <table:table-cell table:style-name="ce3" table:formula="oooc:=MID([.$C271];3;1)">
            <text:p/>
          </table:table-cell>
          <table:table-cell table:style-name="ce3" table:formula="oooc:=MID([.$C271];5;1)">
            <text:p/>
          </table:table-cell>
          <table:table-cell table:style-name="ce3" table:formula="oooc:=MID([.$C271];6;1)">
            <text:p/>
          </table:table-cell>
          <table:table-cell table:style-name="ce3" table:formula="oooc:=MID([.$C271];7;1)">
            <text:p/>
          </table:table-cell>
          <table:table-cell table:style-name="ce3" table:formula="oooc:=MID([.$C27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7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72];1;1)">
            <text:p/>
          </table:table-cell>
          <table:table-cell table:style-name="ce3" table:formula="oooc:=MID([.$C272];2;1)">
            <text:p/>
          </table:table-cell>
          <table:table-cell table:style-name="ce3" table:formula="oooc:=MID([.$C272];3;1)">
            <text:p/>
          </table:table-cell>
          <table:table-cell table:style-name="ce3" table:formula="oooc:=MID([.$C272];5;1)">
            <text:p/>
          </table:table-cell>
          <table:table-cell table:style-name="ce3" table:formula="oooc:=MID([.$C272];6;1)">
            <text:p/>
          </table:table-cell>
          <table:table-cell table:style-name="ce3" table:formula="oooc:=MID([.$C272];7;1)">
            <text:p/>
          </table:table-cell>
          <table:table-cell table:style-name="ce3" table:formula="oooc:=MID([.$C27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7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73];1;1)">
            <text:p/>
          </table:table-cell>
          <table:table-cell table:style-name="ce3" table:formula="oooc:=MID([.$C273];2;1)">
            <text:p/>
          </table:table-cell>
          <table:table-cell table:style-name="ce3" table:formula="oooc:=MID([.$C273];3;1)">
            <text:p/>
          </table:table-cell>
          <table:table-cell table:style-name="ce3" table:formula="oooc:=MID([.$C273];5;1)">
            <text:p/>
          </table:table-cell>
          <table:table-cell table:style-name="ce3" table:formula="oooc:=MID([.$C273];6;1)">
            <text:p/>
          </table:table-cell>
          <table:table-cell table:style-name="ce3" table:formula="oooc:=MID([.$C273];7;1)">
            <text:p/>
          </table:table-cell>
          <table:table-cell table:style-name="ce3" table:formula="oooc:=MID([.$C27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7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74];1;1)">
            <text:p/>
          </table:table-cell>
          <table:table-cell table:style-name="ce3" table:formula="oooc:=MID([.$C274];2;1)">
            <text:p/>
          </table:table-cell>
          <table:table-cell table:style-name="ce3" table:formula="oooc:=MID([.$C274];3;1)">
            <text:p/>
          </table:table-cell>
          <table:table-cell table:style-name="ce3" table:formula="oooc:=MID([.$C274];5;1)">
            <text:p/>
          </table:table-cell>
          <table:table-cell table:style-name="ce3" table:formula="oooc:=MID([.$C274];6;1)">
            <text:p/>
          </table:table-cell>
          <table:table-cell table:style-name="ce3" table:formula="oooc:=MID([.$C274];7;1)">
            <text:p/>
          </table:table-cell>
          <table:table-cell table:style-name="ce3" table:formula="oooc:=MID([.$C27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7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75];1;1)">
            <text:p/>
          </table:table-cell>
          <table:table-cell table:style-name="ce3" table:formula="oooc:=MID([.$C275];2;1)">
            <text:p/>
          </table:table-cell>
          <table:table-cell table:style-name="ce3" table:formula="oooc:=MID([.$C275];3;1)">
            <text:p/>
          </table:table-cell>
          <table:table-cell table:style-name="ce3" table:formula="oooc:=MID([.$C275];5;1)">
            <text:p/>
          </table:table-cell>
          <table:table-cell table:style-name="ce3" table:formula="oooc:=MID([.$C275];6;1)">
            <text:p/>
          </table:table-cell>
          <table:table-cell table:style-name="ce3" table:formula="oooc:=MID([.$C275];7;1)">
            <text:p/>
          </table:table-cell>
          <table:table-cell table:style-name="ce3" table:formula="oooc:=MID([.$C27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7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76];1;1)">
            <text:p/>
          </table:table-cell>
          <table:table-cell table:style-name="ce3" table:formula="oooc:=MID([.$C276];2;1)">
            <text:p/>
          </table:table-cell>
          <table:table-cell table:style-name="ce3" table:formula="oooc:=MID([.$C276];3;1)">
            <text:p/>
          </table:table-cell>
          <table:table-cell table:style-name="ce3" table:formula="oooc:=MID([.$C276];5;1)">
            <text:p/>
          </table:table-cell>
          <table:table-cell table:style-name="ce3" table:formula="oooc:=MID([.$C276];6;1)">
            <text:p/>
          </table:table-cell>
          <table:table-cell table:style-name="ce3" table:formula="oooc:=MID([.$C276];7;1)">
            <text:p/>
          </table:table-cell>
          <table:table-cell table:style-name="ce3" table:formula="oooc:=MID([.$C27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7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77];1;1)">
            <text:p/>
          </table:table-cell>
          <table:table-cell table:style-name="ce3" table:formula="oooc:=MID([.$C277];2;1)">
            <text:p/>
          </table:table-cell>
          <table:table-cell table:style-name="ce3" table:formula="oooc:=MID([.$C277];3;1)">
            <text:p/>
          </table:table-cell>
          <table:table-cell table:style-name="ce3" table:formula="oooc:=MID([.$C277];5;1)">
            <text:p/>
          </table:table-cell>
          <table:table-cell table:style-name="ce3" table:formula="oooc:=MID([.$C277];6;1)">
            <text:p/>
          </table:table-cell>
          <table:table-cell table:style-name="ce3" table:formula="oooc:=MID([.$C277];7;1)">
            <text:p/>
          </table:table-cell>
          <table:table-cell table:style-name="ce3" table:formula="oooc:=MID([.$C27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7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78];1;1)">
            <text:p/>
          </table:table-cell>
          <table:table-cell table:style-name="ce3" table:formula="oooc:=MID([.$C278];2;1)">
            <text:p/>
          </table:table-cell>
          <table:table-cell table:style-name="ce3" table:formula="oooc:=MID([.$C278];3;1)">
            <text:p/>
          </table:table-cell>
          <table:table-cell table:style-name="ce3" table:formula="oooc:=MID([.$C278];5;1)">
            <text:p/>
          </table:table-cell>
          <table:table-cell table:style-name="ce3" table:formula="oooc:=MID([.$C278];6;1)">
            <text:p/>
          </table:table-cell>
          <table:table-cell table:style-name="ce3" table:formula="oooc:=MID([.$C278];7;1)">
            <text:p/>
          </table:table-cell>
          <table:table-cell table:style-name="ce3" table:formula="oooc:=MID([.$C27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7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79];1;1)">
            <text:p/>
          </table:table-cell>
          <table:table-cell table:style-name="ce3" table:formula="oooc:=MID([.$C279];2;1)">
            <text:p/>
          </table:table-cell>
          <table:table-cell table:style-name="ce3" table:formula="oooc:=MID([.$C279];3;1)">
            <text:p/>
          </table:table-cell>
          <table:table-cell table:style-name="ce3" table:formula="oooc:=MID([.$C279];5;1)">
            <text:p/>
          </table:table-cell>
          <table:table-cell table:style-name="ce3" table:formula="oooc:=MID([.$C279];6;1)">
            <text:p/>
          </table:table-cell>
          <table:table-cell table:style-name="ce3" table:formula="oooc:=MID([.$C279];7;1)">
            <text:p/>
          </table:table-cell>
          <table:table-cell table:style-name="ce3" table:formula="oooc:=MID([.$C27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8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80];1;1)">
            <text:p/>
          </table:table-cell>
          <table:table-cell table:style-name="ce3" table:formula="oooc:=MID([.$C280];2;1)">
            <text:p/>
          </table:table-cell>
          <table:table-cell table:style-name="ce3" table:formula="oooc:=MID([.$C280];3;1)">
            <text:p/>
          </table:table-cell>
          <table:table-cell table:style-name="ce3" table:formula="oooc:=MID([.$C280];5;1)">
            <text:p/>
          </table:table-cell>
          <table:table-cell table:style-name="ce3" table:formula="oooc:=MID([.$C280];6;1)">
            <text:p/>
          </table:table-cell>
          <table:table-cell table:style-name="ce3" table:formula="oooc:=MID([.$C280];7;1)">
            <text:p/>
          </table:table-cell>
          <table:table-cell table:style-name="ce3" table:formula="oooc:=MID([.$C28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8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81];1;1)">
            <text:p/>
          </table:table-cell>
          <table:table-cell table:style-name="ce3" table:formula="oooc:=MID([.$C281];2;1)">
            <text:p/>
          </table:table-cell>
          <table:table-cell table:style-name="ce3" table:formula="oooc:=MID([.$C281];3;1)">
            <text:p/>
          </table:table-cell>
          <table:table-cell table:style-name="ce3" table:formula="oooc:=MID([.$C281];5;1)">
            <text:p/>
          </table:table-cell>
          <table:table-cell table:style-name="ce3" table:formula="oooc:=MID([.$C281];6;1)">
            <text:p/>
          </table:table-cell>
          <table:table-cell table:style-name="ce3" table:formula="oooc:=MID([.$C281];7;1)">
            <text:p/>
          </table:table-cell>
          <table:table-cell table:style-name="ce3" table:formula="oooc:=MID([.$C28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8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82];1;1)">
            <text:p/>
          </table:table-cell>
          <table:table-cell table:style-name="ce3" table:formula="oooc:=MID([.$C282];2;1)">
            <text:p/>
          </table:table-cell>
          <table:table-cell table:style-name="ce3" table:formula="oooc:=MID([.$C282];3;1)">
            <text:p/>
          </table:table-cell>
          <table:table-cell table:style-name="ce3" table:formula="oooc:=MID([.$C282];5;1)">
            <text:p/>
          </table:table-cell>
          <table:table-cell table:style-name="ce3" table:formula="oooc:=MID([.$C282];6;1)">
            <text:p/>
          </table:table-cell>
          <table:table-cell table:style-name="ce3" table:formula="oooc:=MID([.$C282];7;1)">
            <text:p/>
          </table:table-cell>
          <table:table-cell table:style-name="ce3" table:formula="oooc:=MID([.$C28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8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83];1;1)">
            <text:p/>
          </table:table-cell>
          <table:table-cell table:style-name="ce3" table:formula="oooc:=MID([.$C283];2;1)">
            <text:p/>
          </table:table-cell>
          <table:table-cell table:style-name="ce3" table:formula="oooc:=MID([.$C283];3;1)">
            <text:p/>
          </table:table-cell>
          <table:table-cell table:style-name="ce3" table:formula="oooc:=MID([.$C283];5;1)">
            <text:p/>
          </table:table-cell>
          <table:table-cell table:style-name="ce3" table:formula="oooc:=MID([.$C283];6;1)">
            <text:p/>
          </table:table-cell>
          <table:table-cell table:style-name="ce3" table:formula="oooc:=MID([.$C283];7;1)">
            <text:p/>
          </table:table-cell>
          <table:table-cell table:style-name="ce3" table:formula="oooc:=MID([.$C28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8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84];1;1)">
            <text:p/>
          </table:table-cell>
          <table:table-cell table:style-name="ce3" table:formula="oooc:=MID([.$C284];2;1)">
            <text:p/>
          </table:table-cell>
          <table:table-cell table:style-name="ce3" table:formula="oooc:=MID([.$C284];3;1)">
            <text:p/>
          </table:table-cell>
          <table:table-cell table:style-name="ce3" table:formula="oooc:=MID([.$C284];5;1)">
            <text:p/>
          </table:table-cell>
          <table:table-cell table:style-name="ce3" table:formula="oooc:=MID([.$C284];6;1)">
            <text:p/>
          </table:table-cell>
          <table:table-cell table:style-name="ce3" table:formula="oooc:=MID([.$C284];7;1)">
            <text:p/>
          </table:table-cell>
          <table:table-cell table:style-name="ce3" table:formula="oooc:=MID([.$C28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8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85];1;1)">
            <text:p/>
          </table:table-cell>
          <table:table-cell table:style-name="ce3" table:formula="oooc:=MID([.$C285];2;1)">
            <text:p/>
          </table:table-cell>
          <table:table-cell table:style-name="ce3" table:formula="oooc:=MID([.$C285];3;1)">
            <text:p/>
          </table:table-cell>
          <table:table-cell table:style-name="ce3" table:formula="oooc:=MID([.$C285];5;1)">
            <text:p/>
          </table:table-cell>
          <table:table-cell table:style-name="ce3" table:formula="oooc:=MID([.$C285];6;1)">
            <text:p/>
          </table:table-cell>
          <table:table-cell table:style-name="ce3" table:formula="oooc:=MID([.$C285];7;1)">
            <text:p/>
          </table:table-cell>
          <table:table-cell table:style-name="ce3" table:formula="oooc:=MID([.$C28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8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86];1;1)">
            <text:p/>
          </table:table-cell>
          <table:table-cell table:style-name="ce3" table:formula="oooc:=MID([.$C286];2;1)">
            <text:p/>
          </table:table-cell>
          <table:table-cell table:style-name="ce3" table:formula="oooc:=MID([.$C286];3;1)">
            <text:p/>
          </table:table-cell>
          <table:table-cell table:style-name="ce3" table:formula="oooc:=MID([.$C286];5;1)">
            <text:p/>
          </table:table-cell>
          <table:table-cell table:style-name="ce3" table:formula="oooc:=MID([.$C286];6;1)">
            <text:p/>
          </table:table-cell>
          <table:table-cell table:style-name="ce3" table:formula="oooc:=MID([.$C286];7;1)">
            <text:p/>
          </table:table-cell>
          <table:table-cell table:style-name="ce3" table:formula="oooc:=MID([.$C28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8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87];1;1)">
            <text:p/>
          </table:table-cell>
          <table:table-cell table:style-name="ce3" table:formula="oooc:=MID([.$C287];2;1)">
            <text:p/>
          </table:table-cell>
          <table:table-cell table:style-name="ce3" table:formula="oooc:=MID([.$C287];3;1)">
            <text:p/>
          </table:table-cell>
          <table:table-cell table:style-name="ce3" table:formula="oooc:=MID([.$C287];5;1)">
            <text:p/>
          </table:table-cell>
          <table:table-cell table:style-name="ce3" table:formula="oooc:=MID([.$C287];6;1)">
            <text:p/>
          </table:table-cell>
          <table:table-cell table:style-name="ce3" table:formula="oooc:=MID([.$C287];7;1)">
            <text:p/>
          </table:table-cell>
          <table:table-cell table:style-name="ce3" table:formula="oooc:=MID([.$C28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8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88];1;1)">
            <text:p/>
          </table:table-cell>
          <table:table-cell table:style-name="ce3" table:formula="oooc:=MID([.$C288];2;1)">
            <text:p/>
          </table:table-cell>
          <table:table-cell table:style-name="ce3" table:formula="oooc:=MID([.$C288];3;1)">
            <text:p/>
          </table:table-cell>
          <table:table-cell table:style-name="ce3" table:formula="oooc:=MID([.$C288];5;1)">
            <text:p/>
          </table:table-cell>
          <table:table-cell table:style-name="ce3" table:formula="oooc:=MID([.$C288];6;1)">
            <text:p/>
          </table:table-cell>
          <table:table-cell table:style-name="ce3" table:formula="oooc:=MID([.$C288];7;1)">
            <text:p/>
          </table:table-cell>
          <table:table-cell table:style-name="ce3" table:formula="oooc:=MID([.$C28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8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89];1;1)">
            <text:p/>
          </table:table-cell>
          <table:table-cell table:style-name="ce3" table:formula="oooc:=MID([.$C289];2;1)">
            <text:p/>
          </table:table-cell>
          <table:table-cell table:style-name="ce3" table:formula="oooc:=MID([.$C289];3;1)">
            <text:p/>
          </table:table-cell>
          <table:table-cell table:style-name="ce3" table:formula="oooc:=MID([.$C289];5;1)">
            <text:p/>
          </table:table-cell>
          <table:table-cell table:style-name="ce3" table:formula="oooc:=MID([.$C289];6;1)">
            <text:p/>
          </table:table-cell>
          <table:table-cell table:style-name="ce3" table:formula="oooc:=MID([.$C289];7;1)">
            <text:p/>
          </table:table-cell>
          <table:table-cell table:style-name="ce3" table:formula="oooc:=MID([.$C28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9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90];1;1)">
            <text:p/>
          </table:table-cell>
          <table:table-cell table:style-name="ce3" table:formula="oooc:=MID([.$C290];2;1)">
            <text:p/>
          </table:table-cell>
          <table:table-cell table:style-name="ce3" table:formula="oooc:=MID([.$C290];3;1)">
            <text:p/>
          </table:table-cell>
          <table:table-cell table:style-name="ce3" table:formula="oooc:=MID([.$C290];5;1)">
            <text:p/>
          </table:table-cell>
          <table:table-cell table:style-name="ce3" table:formula="oooc:=MID([.$C290];6;1)">
            <text:p/>
          </table:table-cell>
          <table:table-cell table:style-name="ce3" table:formula="oooc:=MID([.$C290];7;1)">
            <text:p/>
          </table:table-cell>
          <table:table-cell table:style-name="ce3" table:formula="oooc:=MID([.$C29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9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91];1;1)">
            <text:p/>
          </table:table-cell>
          <table:table-cell table:style-name="ce3" table:formula="oooc:=MID([.$C291];2;1)">
            <text:p/>
          </table:table-cell>
          <table:table-cell table:style-name="ce3" table:formula="oooc:=MID([.$C291];3;1)">
            <text:p/>
          </table:table-cell>
          <table:table-cell table:style-name="ce3" table:formula="oooc:=MID([.$C291];5;1)">
            <text:p/>
          </table:table-cell>
          <table:table-cell table:style-name="ce3" table:formula="oooc:=MID([.$C291];6;1)">
            <text:p/>
          </table:table-cell>
          <table:table-cell table:style-name="ce3" table:formula="oooc:=MID([.$C291];7;1)">
            <text:p/>
          </table:table-cell>
          <table:table-cell table:style-name="ce3" table:formula="oooc:=MID([.$C29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9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92];1;1)">
            <text:p/>
          </table:table-cell>
          <table:table-cell table:style-name="ce3" table:formula="oooc:=MID([.$C292];2;1)">
            <text:p/>
          </table:table-cell>
          <table:table-cell table:style-name="ce3" table:formula="oooc:=MID([.$C292];3;1)">
            <text:p/>
          </table:table-cell>
          <table:table-cell table:style-name="ce3" table:formula="oooc:=MID([.$C292];5;1)">
            <text:p/>
          </table:table-cell>
          <table:table-cell table:style-name="ce3" table:formula="oooc:=MID([.$C292];6;1)">
            <text:p/>
          </table:table-cell>
          <table:table-cell table:style-name="ce3" table:formula="oooc:=MID([.$C292];7;1)">
            <text:p/>
          </table:table-cell>
          <table:table-cell table:style-name="ce3" table:formula="oooc:=MID([.$C29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9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93];1;1)">
            <text:p/>
          </table:table-cell>
          <table:table-cell table:style-name="ce3" table:formula="oooc:=MID([.$C293];2;1)">
            <text:p/>
          </table:table-cell>
          <table:table-cell table:style-name="ce3" table:formula="oooc:=MID([.$C293];3;1)">
            <text:p/>
          </table:table-cell>
          <table:table-cell table:style-name="ce3" table:formula="oooc:=MID([.$C293];5;1)">
            <text:p/>
          </table:table-cell>
          <table:table-cell table:style-name="ce3" table:formula="oooc:=MID([.$C293];6;1)">
            <text:p/>
          </table:table-cell>
          <table:table-cell table:style-name="ce3" table:formula="oooc:=MID([.$C293];7;1)">
            <text:p/>
          </table:table-cell>
          <table:table-cell table:style-name="ce3" table:formula="oooc:=MID([.$C29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9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94];1;1)">
            <text:p/>
          </table:table-cell>
          <table:table-cell table:style-name="ce3" table:formula="oooc:=MID([.$C294];2;1)">
            <text:p/>
          </table:table-cell>
          <table:table-cell table:style-name="ce3" table:formula="oooc:=MID([.$C294];3;1)">
            <text:p/>
          </table:table-cell>
          <table:table-cell table:style-name="ce3" table:formula="oooc:=MID([.$C294];5;1)">
            <text:p/>
          </table:table-cell>
          <table:table-cell table:style-name="ce3" table:formula="oooc:=MID([.$C294];6;1)">
            <text:p/>
          </table:table-cell>
          <table:table-cell table:style-name="ce3" table:formula="oooc:=MID([.$C294];7;1)">
            <text:p/>
          </table:table-cell>
          <table:table-cell table:style-name="ce3" table:formula="oooc:=MID([.$C29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9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95];1;1)">
            <text:p/>
          </table:table-cell>
          <table:table-cell table:style-name="ce3" table:formula="oooc:=MID([.$C295];2;1)">
            <text:p/>
          </table:table-cell>
          <table:table-cell table:style-name="ce3" table:formula="oooc:=MID([.$C295];3;1)">
            <text:p/>
          </table:table-cell>
          <table:table-cell table:style-name="ce3" table:formula="oooc:=MID([.$C295];5;1)">
            <text:p/>
          </table:table-cell>
          <table:table-cell table:style-name="ce3" table:formula="oooc:=MID([.$C295];6;1)">
            <text:p/>
          </table:table-cell>
          <table:table-cell table:style-name="ce3" table:formula="oooc:=MID([.$C295];7;1)">
            <text:p/>
          </table:table-cell>
          <table:table-cell table:style-name="ce3" table:formula="oooc:=MID([.$C29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9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96];1;1)">
            <text:p/>
          </table:table-cell>
          <table:table-cell table:style-name="ce3" table:formula="oooc:=MID([.$C296];2;1)">
            <text:p/>
          </table:table-cell>
          <table:table-cell table:style-name="ce3" table:formula="oooc:=MID([.$C296];3;1)">
            <text:p/>
          </table:table-cell>
          <table:table-cell table:style-name="ce3" table:formula="oooc:=MID([.$C296];5;1)">
            <text:p/>
          </table:table-cell>
          <table:table-cell table:style-name="ce3" table:formula="oooc:=MID([.$C296];6;1)">
            <text:p/>
          </table:table-cell>
          <table:table-cell table:style-name="ce3" table:formula="oooc:=MID([.$C296];7;1)">
            <text:p/>
          </table:table-cell>
          <table:table-cell table:style-name="ce3" table:formula="oooc:=MID([.$C29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9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97];1;1)">
            <text:p/>
          </table:table-cell>
          <table:table-cell table:style-name="ce3" table:formula="oooc:=MID([.$C297];2;1)">
            <text:p/>
          </table:table-cell>
          <table:table-cell table:style-name="ce3" table:formula="oooc:=MID([.$C297];3;1)">
            <text:p/>
          </table:table-cell>
          <table:table-cell table:style-name="ce3" table:formula="oooc:=MID([.$C297];5;1)">
            <text:p/>
          </table:table-cell>
          <table:table-cell table:style-name="ce3" table:formula="oooc:=MID([.$C297];6;1)">
            <text:p/>
          </table:table-cell>
          <table:table-cell table:style-name="ce3" table:formula="oooc:=MID([.$C297];7;1)">
            <text:p/>
          </table:table-cell>
          <table:table-cell table:style-name="ce3" table:formula="oooc:=MID([.$C29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9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98];1;1)">
            <text:p/>
          </table:table-cell>
          <table:table-cell table:style-name="ce3" table:formula="oooc:=MID([.$C298];2;1)">
            <text:p/>
          </table:table-cell>
          <table:table-cell table:style-name="ce3" table:formula="oooc:=MID([.$C298];3;1)">
            <text:p/>
          </table:table-cell>
          <table:table-cell table:style-name="ce3" table:formula="oooc:=MID([.$C298];5;1)">
            <text:p/>
          </table:table-cell>
          <table:table-cell table:style-name="ce3" table:formula="oooc:=MID([.$C298];6;1)">
            <text:p/>
          </table:table-cell>
          <table:table-cell table:style-name="ce3" table:formula="oooc:=MID([.$C298];7;1)">
            <text:p/>
          </table:table-cell>
          <table:table-cell table:style-name="ce3" table:formula="oooc:=MID([.$C29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29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299];1;1)">
            <text:p/>
          </table:table-cell>
          <table:table-cell table:style-name="ce3" table:formula="oooc:=MID([.$C299];2;1)">
            <text:p/>
          </table:table-cell>
          <table:table-cell table:style-name="ce3" table:formula="oooc:=MID([.$C299];3;1)">
            <text:p/>
          </table:table-cell>
          <table:table-cell table:style-name="ce3" table:formula="oooc:=MID([.$C299];5;1)">
            <text:p/>
          </table:table-cell>
          <table:table-cell table:style-name="ce3" table:formula="oooc:=MID([.$C299];6;1)">
            <text:p/>
          </table:table-cell>
          <table:table-cell table:style-name="ce3" table:formula="oooc:=MID([.$C299];7;1)">
            <text:p/>
          </table:table-cell>
          <table:table-cell table:style-name="ce3" table:formula="oooc:=MID([.$C29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0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00];1;1)">
            <text:p/>
          </table:table-cell>
          <table:table-cell table:style-name="ce3" table:formula="oooc:=MID([.$C300];2;1)">
            <text:p/>
          </table:table-cell>
          <table:table-cell table:style-name="ce3" table:formula="oooc:=MID([.$C300];3;1)">
            <text:p/>
          </table:table-cell>
          <table:table-cell table:style-name="ce3" table:formula="oooc:=MID([.$C300];5;1)">
            <text:p/>
          </table:table-cell>
          <table:table-cell table:style-name="ce3" table:formula="oooc:=MID([.$C300];6;1)">
            <text:p/>
          </table:table-cell>
          <table:table-cell table:style-name="ce3" table:formula="oooc:=MID([.$C300];7;1)">
            <text:p/>
          </table:table-cell>
          <table:table-cell table:style-name="ce3" table:formula="oooc:=MID([.$C30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0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01];1;1)">
            <text:p/>
          </table:table-cell>
          <table:table-cell table:style-name="ce3" table:formula="oooc:=MID([.$C301];2;1)">
            <text:p/>
          </table:table-cell>
          <table:table-cell table:style-name="ce3" table:formula="oooc:=MID([.$C301];3;1)">
            <text:p/>
          </table:table-cell>
          <table:table-cell table:style-name="ce3" table:formula="oooc:=MID([.$C301];5;1)">
            <text:p/>
          </table:table-cell>
          <table:table-cell table:style-name="ce3" table:formula="oooc:=MID([.$C301];6;1)">
            <text:p/>
          </table:table-cell>
          <table:table-cell table:style-name="ce3" table:formula="oooc:=MID([.$C301];7;1)">
            <text:p/>
          </table:table-cell>
          <table:table-cell table:style-name="ce3" table:formula="oooc:=MID([.$C30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0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02];1;1)">
            <text:p/>
          </table:table-cell>
          <table:table-cell table:style-name="ce3" table:formula="oooc:=MID([.$C302];2;1)">
            <text:p/>
          </table:table-cell>
          <table:table-cell table:style-name="ce3" table:formula="oooc:=MID([.$C302];3;1)">
            <text:p/>
          </table:table-cell>
          <table:table-cell table:style-name="ce3" table:formula="oooc:=MID([.$C302];5;1)">
            <text:p/>
          </table:table-cell>
          <table:table-cell table:style-name="ce3" table:formula="oooc:=MID([.$C302];6;1)">
            <text:p/>
          </table:table-cell>
          <table:table-cell table:style-name="ce3" table:formula="oooc:=MID([.$C302];7;1)">
            <text:p/>
          </table:table-cell>
          <table:table-cell table:style-name="ce3" table:formula="oooc:=MID([.$C30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0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03];1;1)">
            <text:p/>
          </table:table-cell>
          <table:table-cell table:style-name="ce3" table:formula="oooc:=MID([.$C303];2;1)">
            <text:p/>
          </table:table-cell>
          <table:table-cell table:style-name="ce3" table:formula="oooc:=MID([.$C303];3;1)">
            <text:p/>
          </table:table-cell>
          <table:table-cell table:style-name="ce3" table:formula="oooc:=MID([.$C303];5;1)">
            <text:p/>
          </table:table-cell>
          <table:table-cell table:style-name="ce3" table:formula="oooc:=MID([.$C303];6;1)">
            <text:p/>
          </table:table-cell>
          <table:table-cell table:style-name="ce3" table:formula="oooc:=MID([.$C303];7;1)">
            <text:p/>
          </table:table-cell>
          <table:table-cell table:style-name="ce3" table:formula="oooc:=MID([.$C30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0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04];1;1)">
            <text:p/>
          </table:table-cell>
          <table:table-cell table:style-name="ce3" table:formula="oooc:=MID([.$C304];2;1)">
            <text:p/>
          </table:table-cell>
          <table:table-cell table:style-name="ce3" table:formula="oooc:=MID([.$C304];3;1)">
            <text:p/>
          </table:table-cell>
          <table:table-cell table:style-name="ce3" table:formula="oooc:=MID([.$C304];5;1)">
            <text:p/>
          </table:table-cell>
          <table:table-cell table:style-name="ce3" table:formula="oooc:=MID([.$C304];6;1)">
            <text:p/>
          </table:table-cell>
          <table:table-cell table:style-name="ce3" table:formula="oooc:=MID([.$C304];7;1)">
            <text:p/>
          </table:table-cell>
          <table:table-cell table:style-name="ce3" table:formula="oooc:=MID([.$C30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0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05];1;1)">
            <text:p/>
          </table:table-cell>
          <table:table-cell table:style-name="ce3" table:formula="oooc:=MID([.$C305];2;1)">
            <text:p/>
          </table:table-cell>
          <table:table-cell table:style-name="ce3" table:formula="oooc:=MID([.$C305];3;1)">
            <text:p/>
          </table:table-cell>
          <table:table-cell table:style-name="ce3" table:formula="oooc:=MID([.$C305];5;1)">
            <text:p/>
          </table:table-cell>
          <table:table-cell table:style-name="ce3" table:formula="oooc:=MID([.$C305];6;1)">
            <text:p/>
          </table:table-cell>
          <table:table-cell table:style-name="ce3" table:formula="oooc:=MID([.$C305];7;1)">
            <text:p/>
          </table:table-cell>
          <table:table-cell table:style-name="ce3" table:formula="oooc:=MID([.$C30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0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06];1;1)">
            <text:p/>
          </table:table-cell>
          <table:table-cell table:style-name="ce3" table:formula="oooc:=MID([.$C306];2;1)">
            <text:p/>
          </table:table-cell>
          <table:table-cell table:style-name="ce3" table:formula="oooc:=MID([.$C306];3;1)">
            <text:p/>
          </table:table-cell>
          <table:table-cell table:style-name="ce3" table:formula="oooc:=MID([.$C306];5;1)">
            <text:p/>
          </table:table-cell>
          <table:table-cell table:style-name="ce3" table:formula="oooc:=MID([.$C306];6;1)">
            <text:p/>
          </table:table-cell>
          <table:table-cell table:style-name="ce3" table:formula="oooc:=MID([.$C306];7;1)">
            <text:p/>
          </table:table-cell>
          <table:table-cell table:style-name="ce3" table:formula="oooc:=MID([.$C30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0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07];1;1)">
            <text:p/>
          </table:table-cell>
          <table:table-cell table:style-name="ce3" table:formula="oooc:=MID([.$C307];2;1)">
            <text:p/>
          </table:table-cell>
          <table:table-cell table:style-name="ce3" table:formula="oooc:=MID([.$C307];3;1)">
            <text:p/>
          </table:table-cell>
          <table:table-cell table:style-name="ce3" table:formula="oooc:=MID([.$C307];5;1)">
            <text:p/>
          </table:table-cell>
          <table:table-cell table:style-name="ce3" table:formula="oooc:=MID([.$C307];6;1)">
            <text:p/>
          </table:table-cell>
          <table:table-cell table:style-name="ce3" table:formula="oooc:=MID([.$C307];7;1)">
            <text:p/>
          </table:table-cell>
          <table:table-cell table:style-name="ce3" table:formula="oooc:=MID([.$C30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0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08];1;1)">
            <text:p/>
          </table:table-cell>
          <table:table-cell table:style-name="ce3" table:formula="oooc:=MID([.$C308];2;1)">
            <text:p/>
          </table:table-cell>
          <table:table-cell table:style-name="ce3" table:formula="oooc:=MID([.$C308];3;1)">
            <text:p/>
          </table:table-cell>
          <table:table-cell table:style-name="ce3" table:formula="oooc:=MID([.$C308];5;1)">
            <text:p/>
          </table:table-cell>
          <table:table-cell table:style-name="ce3" table:formula="oooc:=MID([.$C308];6;1)">
            <text:p/>
          </table:table-cell>
          <table:table-cell table:style-name="ce3" table:formula="oooc:=MID([.$C308];7;1)">
            <text:p/>
          </table:table-cell>
          <table:table-cell table:style-name="ce3" table:formula="oooc:=MID([.$C30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0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09];1;1)">
            <text:p/>
          </table:table-cell>
          <table:table-cell table:style-name="ce3" table:formula="oooc:=MID([.$C309];2;1)">
            <text:p/>
          </table:table-cell>
          <table:table-cell table:style-name="ce3" table:formula="oooc:=MID([.$C309];3;1)">
            <text:p/>
          </table:table-cell>
          <table:table-cell table:style-name="ce3" table:formula="oooc:=MID([.$C309];5;1)">
            <text:p/>
          </table:table-cell>
          <table:table-cell table:style-name="ce3" table:formula="oooc:=MID([.$C309];6;1)">
            <text:p/>
          </table:table-cell>
          <table:table-cell table:style-name="ce3" table:formula="oooc:=MID([.$C309];7;1)">
            <text:p/>
          </table:table-cell>
          <table:table-cell table:style-name="ce3" table:formula="oooc:=MID([.$C30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1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10];1;1)">
            <text:p/>
          </table:table-cell>
          <table:table-cell table:style-name="ce3" table:formula="oooc:=MID([.$C310];2;1)">
            <text:p/>
          </table:table-cell>
          <table:table-cell table:style-name="ce3" table:formula="oooc:=MID([.$C310];3;1)">
            <text:p/>
          </table:table-cell>
          <table:table-cell table:style-name="ce3" table:formula="oooc:=MID([.$C310];5;1)">
            <text:p/>
          </table:table-cell>
          <table:table-cell table:style-name="ce3" table:formula="oooc:=MID([.$C310];6;1)">
            <text:p/>
          </table:table-cell>
          <table:table-cell table:style-name="ce3" table:formula="oooc:=MID([.$C310];7;1)">
            <text:p/>
          </table:table-cell>
          <table:table-cell table:style-name="ce3" table:formula="oooc:=MID([.$C31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1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11];1;1)">
            <text:p/>
          </table:table-cell>
          <table:table-cell table:style-name="ce3" table:formula="oooc:=MID([.$C311];2;1)">
            <text:p/>
          </table:table-cell>
          <table:table-cell table:style-name="ce3" table:formula="oooc:=MID([.$C311];3;1)">
            <text:p/>
          </table:table-cell>
          <table:table-cell table:style-name="ce3" table:formula="oooc:=MID([.$C311];5;1)">
            <text:p/>
          </table:table-cell>
          <table:table-cell table:style-name="ce3" table:formula="oooc:=MID([.$C311];6;1)">
            <text:p/>
          </table:table-cell>
          <table:table-cell table:style-name="ce3" table:formula="oooc:=MID([.$C311];7;1)">
            <text:p/>
          </table:table-cell>
          <table:table-cell table:style-name="ce3" table:formula="oooc:=MID([.$C31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1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12];1;1)">
            <text:p/>
          </table:table-cell>
          <table:table-cell table:style-name="ce3" table:formula="oooc:=MID([.$C312];2;1)">
            <text:p/>
          </table:table-cell>
          <table:table-cell table:style-name="ce3" table:formula="oooc:=MID([.$C312];3;1)">
            <text:p/>
          </table:table-cell>
          <table:table-cell table:style-name="ce3" table:formula="oooc:=MID([.$C312];5;1)">
            <text:p/>
          </table:table-cell>
          <table:table-cell table:style-name="ce3" table:formula="oooc:=MID([.$C312];6;1)">
            <text:p/>
          </table:table-cell>
          <table:table-cell table:style-name="ce3" table:formula="oooc:=MID([.$C312];7;1)">
            <text:p/>
          </table:table-cell>
          <table:table-cell table:style-name="ce3" table:formula="oooc:=MID([.$C31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1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13];1;1)">
            <text:p/>
          </table:table-cell>
          <table:table-cell table:style-name="ce3" table:formula="oooc:=MID([.$C313];2;1)">
            <text:p/>
          </table:table-cell>
          <table:table-cell table:style-name="ce3" table:formula="oooc:=MID([.$C313];3;1)">
            <text:p/>
          </table:table-cell>
          <table:table-cell table:style-name="ce3" table:formula="oooc:=MID([.$C313];5;1)">
            <text:p/>
          </table:table-cell>
          <table:table-cell table:style-name="ce3" table:formula="oooc:=MID([.$C313];6;1)">
            <text:p/>
          </table:table-cell>
          <table:table-cell table:style-name="ce3" table:formula="oooc:=MID([.$C313];7;1)">
            <text:p/>
          </table:table-cell>
          <table:table-cell table:style-name="ce3" table:formula="oooc:=MID([.$C31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1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14];1;1)">
            <text:p/>
          </table:table-cell>
          <table:table-cell table:style-name="ce3" table:formula="oooc:=MID([.$C314];2;1)">
            <text:p/>
          </table:table-cell>
          <table:table-cell table:style-name="ce3" table:formula="oooc:=MID([.$C314];3;1)">
            <text:p/>
          </table:table-cell>
          <table:table-cell table:style-name="ce3" table:formula="oooc:=MID([.$C314];5;1)">
            <text:p/>
          </table:table-cell>
          <table:table-cell table:style-name="ce3" table:formula="oooc:=MID([.$C314];6;1)">
            <text:p/>
          </table:table-cell>
          <table:table-cell table:style-name="ce3" table:formula="oooc:=MID([.$C314];7;1)">
            <text:p/>
          </table:table-cell>
          <table:table-cell table:style-name="ce3" table:formula="oooc:=MID([.$C31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1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15];1;1)">
            <text:p/>
          </table:table-cell>
          <table:table-cell table:style-name="ce3" table:formula="oooc:=MID([.$C315];2;1)">
            <text:p/>
          </table:table-cell>
          <table:table-cell table:style-name="ce3" table:formula="oooc:=MID([.$C315];3;1)">
            <text:p/>
          </table:table-cell>
          <table:table-cell table:style-name="ce3" table:formula="oooc:=MID([.$C315];5;1)">
            <text:p/>
          </table:table-cell>
          <table:table-cell table:style-name="ce3" table:formula="oooc:=MID([.$C315];6;1)">
            <text:p/>
          </table:table-cell>
          <table:table-cell table:style-name="ce3" table:formula="oooc:=MID([.$C315];7;1)">
            <text:p/>
          </table:table-cell>
          <table:table-cell table:style-name="ce3" table:formula="oooc:=MID([.$C31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1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16];1;1)">
            <text:p/>
          </table:table-cell>
          <table:table-cell table:style-name="ce3" table:formula="oooc:=MID([.$C316];2;1)">
            <text:p/>
          </table:table-cell>
          <table:table-cell table:style-name="ce3" table:formula="oooc:=MID([.$C316];3;1)">
            <text:p/>
          </table:table-cell>
          <table:table-cell table:style-name="ce3" table:formula="oooc:=MID([.$C316];5;1)">
            <text:p/>
          </table:table-cell>
          <table:table-cell table:style-name="ce3" table:formula="oooc:=MID([.$C316];6;1)">
            <text:p/>
          </table:table-cell>
          <table:table-cell table:style-name="ce3" table:formula="oooc:=MID([.$C316];7;1)">
            <text:p/>
          </table:table-cell>
          <table:table-cell table:style-name="ce3" table:formula="oooc:=MID([.$C31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1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17];1;1)">
            <text:p/>
          </table:table-cell>
          <table:table-cell table:style-name="ce3" table:formula="oooc:=MID([.$C317];2;1)">
            <text:p/>
          </table:table-cell>
          <table:table-cell table:style-name="ce3" table:formula="oooc:=MID([.$C317];3;1)">
            <text:p/>
          </table:table-cell>
          <table:table-cell table:style-name="ce3" table:formula="oooc:=MID([.$C317];5;1)">
            <text:p/>
          </table:table-cell>
          <table:table-cell table:style-name="ce3" table:formula="oooc:=MID([.$C317];6;1)">
            <text:p/>
          </table:table-cell>
          <table:table-cell table:style-name="ce3" table:formula="oooc:=MID([.$C317];7;1)">
            <text:p/>
          </table:table-cell>
          <table:table-cell table:style-name="ce3" table:formula="oooc:=MID([.$C31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1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18];1;1)">
            <text:p/>
          </table:table-cell>
          <table:table-cell table:style-name="ce3" table:formula="oooc:=MID([.$C318];2;1)">
            <text:p/>
          </table:table-cell>
          <table:table-cell table:style-name="ce3" table:formula="oooc:=MID([.$C318];3;1)">
            <text:p/>
          </table:table-cell>
          <table:table-cell table:style-name="ce3" table:formula="oooc:=MID([.$C318];5;1)">
            <text:p/>
          </table:table-cell>
          <table:table-cell table:style-name="ce3" table:formula="oooc:=MID([.$C318];6;1)">
            <text:p/>
          </table:table-cell>
          <table:table-cell table:style-name="ce3" table:formula="oooc:=MID([.$C318];7;1)">
            <text:p/>
          </table:table-cell>
          <table:table-cell table:style-name="ce3" table:formula="oooc:=MID([.$C31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1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19];1;1)">
            <text:p/>
          </table:table-cell>
          <table:table-cell table:style-name="ce3" table:formula="oooc:=MID([.$C319];2;1)">
            <text:p/>
          </table:table-cell>
          <table:table-cell table:style-name="ce3" table:formula="oooc:=MID([.$C319];3;1)">
            <text:p/>
          </table:table-cell>
          <table:table-cell table:style-name="ce3" table:formula="oooc:=MID([.$C319];5;1)">
            <text:p/>
          </table:table-cell>
          <table:table-cell table:style-name="ce3" table:formula="oooc:=MID([.$C319];6;1)">
            <text:p/>
          </table:table-cell>
          <table:table-cell table:style-name="ce3" table:formula="oooc:=MID([.$C319];7;1)">
            <text:p/>
          </table:table-cell>
          <table:table-cell table:style-name="ce3" table:formula="oooc:=MID([.$C31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2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20];1;1)">
            <text:p/>
          </table:table-cell>
          <table:table-cell table:style-name="ce3" table:formula="oooc:=MID([.$C320];2;1)">
            <text:p/>
          </table:table-cell>
          <table:table-cell table:style-name="ce3" table:formula="oooc:=MID([.$C320];3;1)">
            <text:p/>
          </table:table-cell>
          <table:table-cell table:style-name="ce3" table:formula="oooc:=MID([.$C320];5;1)">
            <text:p/>
          </table:table-cell>
          <table:table-cell table:style-name="ce3" table:formula="oooc:=MID([.$C320];6;1)">
            <text:p/>
          </table:table-cell>
          <table:table-cell table:style-name="ce3" table:formula="oooc:=MID([.$C320];7;1)">
            <text:p/>
          </table:table-cell>
          <table:table-cell table:style-name="ce3" table:formula="oooc:=MID([.$C32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2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21];1;1)">
            <text:p/>
          </table:table-cell>
          <table:table-cell table:style-name="ce3" table:formula="oooc:=MID([.$C321];2;1)">
            <text:p/>
          </table:table-cell>
          <table:table-cell table:style-name="ce3" table:formula="oooc:=MID([.$C321];3;1)">
            <text:p/>
          </table:table-cell>
          <table:table-cell table:style-name="ce3" table:formula="oooc:=MID([.$C321];5;1)">
            <text:p/>
          </table:table-cell>
          <table:table-cell table:style-name="ce3" table:formula="oooc:=MID([.$C321];6;1)">
            <text:p/>
          </table:table-cell>
          <table:table-cell table:style-name="ce3" table:formula="oooc:=MID([.$C321];7;1)">
            <text:p/>
          </table:table-cell>
          <table:table-cell table:style-name="ce3" table:formula="oooc:=MID([.$C32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2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22];1;1)">
            <text:p/>
          </table:table-cell>
          <table:table-cell table:style-name="ce3" table:formula="oooc:=MID([.$C322];2;1)">
            <text:p/>
          </table:table-cell>
          <table:table-cell table:style-name="ce3" table:formula="oooc:=MID([.$C322];3;1)">
            <text:p/>
          </table:table-cell>
          <table:table-cell table:style-name="ce3" table:formula="oooc:=MID([.$C322];5;1)">
            <text:p/>
          </table:table-cell>
          <table:table-cell table:style-name="ce3" table:formula="oooc:=MID([.$C322];6;1)">
            <text:p/>
          </table:table-cell>
          <table:table-cell table:style-name="ce3" table:formula="oooc:=MID([.$C322];7;1)">
            <text:p/>
          </table:table-cell>
          <table:table-cell table:style-name="ce3" table:formula="oooc:=MID([.$C32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2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23];1;1)">
            <text:p/>
          </table:table-cell>
          <table:table-cell table:style-name="ce3" table:formula="oooc:=MID([.$C323];2;1)">
            <text:p/>
          </table:table-cell>
          <table:table-cell table:style-name="ce3" table:formula="oooc:=MID([.$C323];3;1)">
            <text:p/>
          </table:table-cell>
          <table:table-cell table:style-name="ce3" table:formula="oooc:=MID([.$C323];5;1)">
            <text:p/>
          </table:table-cell>
          <table:table-cell table:style-name="ce3" table:formula="oooc:=MID([.$C323];6;1)">
            <text:p/>
          </table:table-cell>
          <table:table-cell table:style-name="ce3" table:formula="oooc:=MID([.$C323];7;1)">
            <text:p/>
          </table:table-cell>
          <table:table-cell table:style-name="ce3" table:formula="oooc:=MID([.$C32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2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24];1;1)">
            <text:p/>
          </table:table-cell>
          <table:table-cell table:style-name="ce3" table:formula="oooc:=MID([.$C324];2;1)">
            <text:p/>
          </table:table-cell>
          <table:table-cell table:style-name="ce3" table:formula="oooc:=MID([.$C324];3;1)">
            <text:p/>
          </table:table-cell>
          <table:table-cell table:style-name="ce3" table:formula="oooc:=MID([.$C324];5;1)">
            <text:p/>
          </table:table-cell>
          <table:table-cell table:style-name="ce3" table:formula="oooc:=MID([.$C324];6;1)">
            <text:p/>
          </table:table-cell>
          <table:table-cell table:style-name="ce3" table:formula="oooc:=MID([.$C324];7;1)">
            <text:p/>
          </table:table-cell>
          <table:table-cell table:style-name="ce3" table:formula="oooc:=MID([.$C32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2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25];1;1)">
            <text:p/>
          </table:table-cell>
          <table:table-cell table:style-name="ce3" table:formula="oooc:=MID([.$C325];2;1)">
            <text:p/>
          </table:table-cell>
          <table:table-cell table:style-name="ce3" table:formula="oooc:=MID([.$C325];3;1)">
            <text:p/>
          </table:table-cell>
          <table:table-cell table:style-name="ce3" table:formula="oooc:=MID([.$C325];5;1)">
            <text:p/>
          </table:table-cell>
          <table:table-cell table:style-name="ce3" table:formula="oooc:=MID([.$C325];6;1)">
            <text:p/>
          </table:table-cell>
          <table:table-cell table:style-name="ce3" table:formula="oooc:=MID([.$C325];7;1)">
            <text:p/>
          </table:table-cell>
          <table:table-cell table:style-name="ce3" table:formula="oooc:=MID([.$C32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2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26];1;1)">
            <text:p/>
          </table:table-cell>
          <table:table-cell table:style-name="ce3" table:formula="oooc:=MID([.$C326];2;1)">
            <text:p/>
          </table:table-cell>
          <table:table-cell table:style-name="ce3" table:formula="oooc:=MID([.$C326];3;1)">
            <text:p/>
          </table:table-cell>
          <table:table-cell table:style-name="ce3" table:formula="oooc:=MID([.$C326];5;1)">
            <text:p/>
          </table:table-cell>
          <table:table-cell table:style-name="ce3" table:formula="oooc:=MID([.$C326];6;1)">
            <text:p/>
          </table:table-cell>
          <table:table-cell table:style-name="ce3" table:formula="oooc:=MID([.$C326];7;1)">
            <text:p/>
          </table:table-cell>
          <table:table-cell table:style-name="ce3" table:formula="oooc:=MID([.$C32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2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27];1;1)">
            <text:p/>
          </table:table-cell>
          <table:table-cell table:style-name="ce3" table:formula="oooc:=MID([.$C327];2;1)">
            <text:p/>
          </table:table-cell>
          <table:table-cell table:style-name="ce3" table:formula="oooc:=MID([.$C327];3;1)">
            <text:p/>
          </table:table-cell>
          <table:table-cell table:style-name="ce3" table:formula="oooc:=MID([.$C327];5;1)">
            <text:p/>
          </table:table-cell>
          <table:table-cell table:style-name="ce3" table:formula="oooc:=MID([.$C327];6;1)">
            <text:p/>
          </table:table-cell>
          <table:table-cell table:style-name="ce3" table:formula="oooc:=MID([.$C327];7;1)">
            <text:p/>
          </table:table-cell>
          <table:table-cell table:style-name="ce3" table:formula="oooc:=MID([.$C32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2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28];1;1)">
            <text:p/>
          </table:table-cell>
          <table:table-cell table:style-name="ce3" table:formula="oooc:=MID([.$C328];2;1)">
            <text:p/>
          </table:table-cell>
          <table:table-cell table:style-name="ce3" table:formula="oooc:=MID([.$C328];3;1)">
            <text:p/>
          </table:table-cell>
          <table:table-cell table:style-name="ce3" table:formula="oooc:=MID([.$C328];5;1)">
            <text:p/>
          </table:table-cell>
          <table:table-cell table:style-name="ce3" table:formula="oooc:=MID([.$C328];6;1)">
            <text:p/>
          </table:table-cell>
          <table:table-cell table:style-name="ce3" table:formula="oooc:=MID([.$C328];7;1)">
            <text:p/>
          </table:table-cell>
          <table:table-cell table:style-name="ce3" table:formula="oooc:=MID([.$C32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2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29];1;1)">
            <text:p/>
          </table:table-cell>
          <table:table-cell table:style-name="ce3" table:formula="oooc:=MID([.$C329];2;1)">
            <text:p/>
          </table:table-cell>
          <table:table-cell table:style-name="ce3" table:formula="oooc:=MID([.$C329];3;1)">
            <text:p/>
          </table:table-cell>
          <table:table-cell table:style-name="ce3" table:formula="oooc:=MID([.$C329];5;1)">
            <text:p/>
          </table:table-cell>
          <table:table-cell table:style-name="ce3" table:formula="oooc:=MID([.$C329];6;1)">
            <text:p/>
          </table:table-cell>
          <table:table-cell table:style-name="ce3" table:formula="oooc:=MID([.$C329];7;1)">
            <text:p/>
          </table:table-cell>
          <table:table-cell table:style-name="ce3" table:formula="oooc:=MID([.$C32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3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30];1;1)">
            <text:p/>
          </table:table-cell>
          <table:table-cell table:style-name="ce3" table:formula="oooc:=MID([.$C330];2;1)">
            <text:p/>
          </table:table-cell>
          <table:table-cell table:style-name="ce3" table:formula="oooc:=MID([.$C330];3;1)">
            <text:p/>
          </table:table-cell>
          <table:table-cell table:style-name="ce3" table:formula="oooc:=MID([.$C330];5;1)">
            <text:p/>
          </table:table-cell>
          <table:table-cell table:style-name="ce3" table:formula="oooc:=MID([.$C330];6;1)">
            <text:p/>
          </table:table-cell>
          <table:table-cell table:style-name="ce3" table:formula="oooc:=MID([.$C330];7;1)">
            <text:p/>
          </table:table-cell>
          <table:table-cell table:style-name="ce3" table:formula="oooc:=MID([.$C33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3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31];1;1)">
            <text:p/>
          </table:table-cell>
          <table:table-cell table:style-name="ce3" table:formula="oooc:=MID([.$C331];2;1)">
            <text:p/>
          </table:table-cell>
          <table:table-cell table:style-name="ce3" table:formula="oooc:=MID([.$C331];3;1)">
            <text:p/>
          </table:table-cell>
          <table:table-cell table:style-name="ce3" table:formula="oooc:=MID([.$C331];5;1)">
            <text:p/>
          </table:table-cell>
          <table:table-cell table:style-name="ce3" table:formula="oooc:=MID([.$C331];6;1)">
            <text:p/>
          </table:table-cell>
          <table:table-cell table:style-name="ce3" table:formula="oooc:=MID([.$C331];7;1)">
            <text:p/>
          </table:table-cell>
          <table:table-cell table:style-name="ce3" table:formula="oooc:=MID([.$C33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3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32];1;1)">
            <text:p/>
          </table:table-cell>
          <table:table-cell table:style-name="ce3" table:formula="oooc:=MID([.$C332];2;1)">
            <text:p/>
          </table:table-cell>
          <table:table-cell table:style-name="ce3" table:formula="oooc:=MID([.$C332];3;1)">
            <text:p/>
          </table:table-cell>
          <table:table-cell table:style-name="ce3" table:formula="oooc:=MID([.$C332];5;1)">
            <text:p/>
          </table:table-cell>
          <table:table-cell table:style-name="ce3" table:formula="oooc:=MID([.$C332];6;1)">
            <text:p/>
          </table:table-cell>
          <table:table-cell table:style-name="ce3" table:formula="oooc:=MID([.$C332];7;1)">
            <text:p/>
          </table:table-cell>
          <table:table-cell table:style-name="ce3" table:formula="oooc:=MID([.$C33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3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33];1;1)">
            <text:p/>
          </table:table-cell>
          <table:table-cell table:style-name="ce3" table:formula="oooc:=MID([.$C333];2;1)">
            <text:p/>
          </table:table-cell>
          <table:table-cell table:style-name="ce3" table:formula="oooc:=MID([.$C333];3;1)">
            <text:p/>
          </table:table-cell>
          <table:table-cell table:style-name="ce3" table:formula="oooc:=MID([.$C333];5;1)">
            <text:p/>
          </table:table-cell>
          <table:table-cell table:style-name="ce3" table:formula="oooc:=MID([.$C333];6;1)">
            <text:p/>
          </table:table-cell>
          <table:table-cell table:style-name="ce3" table:formula="oooc:=MID([.$C333];7;1)">
            <text:p/>
          </table:table-cell>
          <table:table-cell table:style-name="ce3" table:formula="oooc:=MID([.$C33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3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34];1;1)">
            <text:p/>
          </table:table-cell>
          <table:table-cell table:style-name="ce3" table:formula="oooc:=MID([.$C334];2;1)">
            <text:p/>
          </table:table-cell>
          <table:table-cell table:style-name="ce3" table:formula="oooc:=MID([.$C334];3;1)">
            <text:p/>
          </table:table-cell>
          <table:table-cell table:style-name="ce3" table:formula="oooc:=MID([.$C334];5;1)">
            <text:p/>
          </table:table-cell>
          <table:table-cell table:style-name="ce3" table:formula="oooc:=MID([.$C334];6;1)">
            <text:p/>
          </table:table-cell>
          <table:table-cell table:style-name="ce3" table:formula="oooc:=MID([.$C334];7;1)">
            <text:p/>
          </table:table-cell>
          <table:table-cell table:style-name="ce3" table:formula="oooc:=MID([.$C33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3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35];1;1)">
            <text:p/>
          </table:table-cell>
          <table:table-cell table:style-name="ce3" table:formula="oooc:=MID([.$C335];2;1)">
            <text:p/>
          </table:table-cell>
          <table:table-cell table:style-name="ce3" table:formula="oooc:=MID([.$C335];3;1)">
            <text:p/>
          </table:table-cell>
          <table:table-cell table:style-name="ce3" table:formula="oooc:=MID([.$C335];5;1)">
            <text:p/>
          </table:table-cell>
          <table:table-cell table:style-name="ce3" table:formula="oooc:=MID([.$C335];6;1)">
            <text:p/>
          </table:table-cell>
          <table:table-cell table:style-name="ce3" table:formula="oooc:=MID([.$C335];7;1)">
            <text:p/>
          </table:table-cell>
          <table:table-cell table:style-name="ce3" table:formula="oooc:=MID([.$C33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3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36];1;1)">
            <text:p/>
          </table:table-cell>
          <table:table-cell table:style-name="ce3" table:formula="oooc:=MID([.$C336];2;1)">
            <text:p/>
          </table:table-cell>
          <table:table-cell table:style-name="ce3" table:formula="oooc:=MID([.$C336];3;1)">
            <text:p/>
          </table:table-cell>
          <table:table-cell table:style-name="ce3" table:formula="oooc:=MID([.$C336];5;1)">
            <text:p/>
          </table:table-cell>
          <table:table-cell table:style-name="ce3" table:formula="oooc:=MID([.$C336];6;1)">
            <text:p/>
          </table:table-cell>
          <table:table-cell table:style-name="ce3" table:formula="oooc:=MID([.$C336];7;1)">
            <text:p/>
          </table:table-cell>
          <table:table-cell table:style-name="ce3" table:formula="oooc:=MID([.$C33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3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37];1;1)">
            <text:p/>
          </table:table-cell>
          <table:table-cell table:style-name="ce3" table:formula="oooc:=MID([.$C337];2;1)">
            <text:p/>
          </table:table-cell>
          <table:table-cell table:style-name="ce3" table:formula="oooc:=MID([.$C337];3;1)">
            <text:p/>
          </table:table-cell>
          <table:table-cell table:style-name="ce3" table:formula="oooc:=MID([.$C337];5;1)">
            <text:p/>
          </table:table-cell>
          <table:table-cell table:style-name="ce3" table:formula="oooc:=MID([.$C337];6;1)">
            <text:p/>
          </table:table-cell>
          <table:table-cell table:style-name="ce3" table:formula="oooc:=MID([.$C337];7;1)">
            <text:p/>
          </table:table-cell>
          <table:table-cell table:style-name="ce3" table:formula="oooc:=MID([.$C33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3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38];1;1)">
            <text:p/>
          </table:table-cell>
          <table:table-cell table:style-name="ce3" table:formula="oooc:=MID([.$C338];2;1)">
            <text:p/>
          </table:table-cell>
          <table:table-cell table:style-name="ce3" table:formula="oooc:=MID([.$C338];3;1)">
            <text:p/>
          </table:table-cell>
          <table:table-cell table:style-name="ce3" table:formula="oooc:=MID([.$C338];5;1)">
            <text:p/>
          </table:table-cell>
          <table:table-cell table:style-name="ce3" table:formula="oooc:=MID([.$C338];6;1)">
            <text:p/>
          </table:table-cell>
          <table:table-cell table:style-name="ce3" table:formula="oooc:=MID([.$C338];7;1)">
            <text:p/>
          </table:table-cell>
          <table:table-cell table:style-name="ce3" table:formula="oooc:=MID([.$C33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3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39];1;1)">
            <text:p/>
          </table:table-cell>
          <table:table-cell table:style-name="ce3" table:formula="oooc:=MID([.$C339];2;1)">
            <text:p/>
          </table:table-cell>
          <table:table-cell table:style-name="ce3" table:formula="oooc:=MID([.$C339];3;1)">
            <text:p/>
          </table:table-cell>
          <table:table-cell table:style-name="ce3" table:formula="oooc:=MID([.$C339];5;1)">
            <text:p/>
          </table:table-cell>
          <table:table-cell table:style-name="ce3" table:formula="oooc:=MID([.$C339];6;1)">
            <text:p/>
          </table:table-cell>
          <table:table-cell table:style-name="ce3" table:formula="oooc:=MID([.$C339];7;1)">
            <text:p/>
          </table:table-cell>
          <table:table-cell table:style-name="ce3" table:formula="oooc:=MID([.$C33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4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40];1;1)">
            <text:p/>
          </table:table-cell>
          <table:table-cell table:style-name="ce3" table:formula="oooc:=MID([.$C340];2;1)">
            <text:p/>
          </table:table-cell>
          <table:table-cell table:style-name="ce3" table:formula="oooc:=MID([.$C340];3;1)">
            <text:p/>
          </table:table-cell>
          <table:table-cell table:style-name="ce3" table:formula="oooc:=MID([.$C340];5;1)">
            <text:p/>
          </table:table-cell>
          <table:table-cell table:style-name="ce3" table:formula="oooc:=MID([.$C340];6;1)">
            <text:p/>
          </table:table-cell>
          <table:table-cell table:style-name="ce3" table:formula="oooc:=MID([.$C340];7;1)">
            <text:p/>
          </table:table-cell>
          <table:table-cell table:style-name="ce3" table:formula="oooc:=MID([.$C34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4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41];1;1)">
            <text:p/>
          </table:table-cell>
          <table:table-cell table:style-name="ce3" table:formula="oooc:=MID([.$C341];2;1)">
            <text:p/>
          </table:table-cell>
          <table:table-cell table:style-name="ce3" table:formula="oooc:=MID([.$C341];3;1)">
            <text:p/>
          </table:table-cell>
          <table:table-cell table:style-name="ce3" table:formula="oooc:=MID([.$C341];5;1)">
            <text:p/>
          </table:table-cell>
          <table:table-cell table:style-name="ce3" table:formula="oooc:=MID([.$C341];6;1)">
            <text:p/>
          </table:table-cell>
          <table:table-cell table:style-name="ce3" table:formula="oooc:=MID([.$C341];7;1)">
            <text:p/>
          </table:table-cell>
          <table:table-cell table:style-name="ce3" table:formula="oooc:=MID([.$C34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4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42];1;1)">
            <text:p/>
          </table:table-cell>
          <table:table-cell table:style-name="ce3" table:formula="oooc:=MID([.$C342];2;1)">
            <text:p/>
          </table:table-cell>
          <table:table-cell table:style-name="ce3" table:formula="oooc:=MID([.$C342];3;1)">
            <text:p/>
          </table:table-cell>
          <table:table-cell table:style-name="ce3" table:formula="oooc:=MID([.$C342];5;1)">
            <text:p/>
          </table:table-cell>
          <table:table-cell table:style-name="ce3" table:formula="oooc:=MID([.$C342];6;1)">
            <text:p/>
          </table:table-cell>
          <table:table-cell table:style-name="ce3" table:formula="oooc:=MID([.$C342];7;1)">
            <text:p/>
          </table:table-cell>
          <table:table-cell table:style-name="ce3" table:formula="oooc:=MID([.$C34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4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43];1;1)">
            <text:p/>
          </table:table-cell>
          <table:table-cell table:style-name="ce3" table:formula="oooc:=MID([.$C343];2;1)">
            <text:p/>
          </table:table-cell>
          <table:table-cell table:style-name="ce3" table:formula="oooc:=MID([.$C343];3;1)">
            <text:p/>
          </table:table-cell>
          <table:table-cell table:style-name="ce3" table:formula="oooc:=MID([.$C343];5;1)">
            <text:p/>
          </table:table-cell>
          <table:table-cell table:style-name="ce3" table:formula="oooc:=MID([.$C343];6;1)">
            <text:p/>
          </table:table-cell>
          <table:table-cell table:style-name="ce3" table:formula="oooc:=MID([.$C343];7;1)">
            <text:p/>
          </table:table-cell>
          <table:table-cell table:style-name="ce3" table:formula="oooc:=MID([.$C34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4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44];1;1)">
            <text:p/>
          </table:table-cell>
          <table:table-cell table:style-name="ce3" table:formula="oooc:=MID([.$C344];2;1)">
            <text:p/>
          </table:table-cell>
          <table:table-cell table:style-name="ce3" table:formula="oooc:=MID([.$C344];3;1)">
            <text:p/>
          </table:table-cell>
          <table:table-cell table:style-name="ce3" table:formula="oooc:=MID([.$C344];5;1)">
            <text:p/>
          </table:table-cell>
          <table:table-cell table:style-name="ce3" table:formula="oooc:=MID([.$C344];6;1)">
            <text:p/>
          </table:table-cell>
          <table:table-cell table:style-name="ce3" table:formula="oooc:=MID([.$C344];7;1)">
            <text:p/>
          </table:table-cell>
          <table:table-cell table:style-name="ce3" table:formula="oooc:=MID([.$C34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4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45];1;1)">
            <text:p/>
          </table:table-cell>
          <table:table-cell table:style-name="ce3" table:formula="oooc:=MID([.$C345];2;1)">
            <text:p/>
          </table:table-cell>
          <table:table-cell table:style-name="ce3" table:formula="oooc:=MID([.$C345];3;1)">
            <text:p/>
          </table:table-cell>
          <table:table-cell table:style-name="ce3" table:formula="oooc:=MID([.$C345];5;1)">
            <text:p/>
          </table:table-cell>
          <table:table-cell table:style-name="ce3" table:formula="oooc:=MID([.$C345];6;1)">
            <text:p/>
          </table:table-cell>
          <table:table-cell table:style-name="ce3" table:formula="oooc:=MID([.$C345];7;1)">
            <text:p/>
          </table:table-cell>
          <table:table-cell table:style-name="ce3" table:formula="oooc:=MID([.$C34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4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46];1;1)">
            <text:p/>
          </table:table-cell>
          <table:table-cell table:style-name="ce3" table:formula="oooc:=MID([.$C346];2;1)">
            <text:p/>
          </table:table-cell>
          <table:table-cell table:style-name="ce3" table:formula="oooc:=MID([.$C346];3;1)">
            <text:p/>
          </table:table-cell>
          <table:table-cell table:style-name="ce3" table:formula="oooc:=MID([.$C346];5;1)">
            <text:p/>
          </table:table-cell>
          <table:table-cell table:style-name="ce3" table:formula="oooc:=MID([.$C346];6;1)">
            <text:p/>
          </table:table-cell>
          <table:table-cell table:style-name="ce3" table:formula="oooc:=MID([.$C346];7;1)">
            <text:p/>
          </table:table-cell>
          <table:table-cell table:style-name="ce3" table:formula="oooc:=MID([.$C34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4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47];1;1)">
            <text:p/>
          </table:table-cell>
          <table:table-cell table:style-name="ce3" table:formula="oooc:=MID([.$C347];2;1)">
            <text:p/>
          </table:table-cell>
          <table:table-cell table:style-name="ce3" table:formula="oooc:=MID([.$C347];3;1)">
            <text:p/>
          </table:table-cell>
          <table:table-cell table:style-name="ce3" table:formula="oooc:=MID([.$C347];5;1)">
            <text:p/>
          </table:table-cell>
          <table:table-cell table:style-name="ce3" table:formula="oooc:=MID([.$C347];6;1)">
            <text:p/>
          </table:table-cell>
          <table:table-cell table:style-name="ce3" table:formula="oooc:=MID([.$C347];7;1)">
            <text:p/>
          </table:table-cell>
          <table:table-cell table:style-name="ce3" table:formula="oooc:=MID([.$C34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4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48];1;1)">
            <text:p/>
          </table:table-cell>
          <table:table-cell table:style-name="ce3" table:formula="oooc:=MID([.$C348];2;1)">
            <text:p/>
          </table:table-cell>
          <table:table-cell table:style-name="ce3" table:formula="oooc:=MID([.$C348];3;1)">
            <text:p/>
          </table:table-cell>
          <table:table-cell table:style-name="ce3" table:formula="oooc:=MID([.$C348];5;1)">
            <text:p/>
          </table:table-cell>
          <table:table-cell table:style-name="ce3" table:formula="oooc:=MID([.$C348];6;1)">
            <text:p/>
          </table:table-cell>
          <table:table-cell table:style-name="ce3" table:formula="oooc:=MID([.$C348];7;1)">
            <text:p/>
          </table:table-cell>
          <table:table-cell table:style-name="ce3" table:formula="oooc:=MID([.$C34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4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49];1;1)">
            <text:p/>
          </table:table-cell>
          <table:table-cell table:style-name="ce3" table:formula="oooc:=MID([.$C349];2;1)">
            <text:p/>
          </table:table-cell>
          <table:table-cell table:style-name="ce3" table:formula="oooc:=MID([.$C349];3;1)">
            <text:p/>
          </table:table-cell>
          <table:table-cell table:style-name="ce3" table:formula="oooc:=MID([.$C349];5;1)">
            <text:p/>
          </table:table-cell>
          <table:table-cell table:style-name="ce3" table:formula="oooc:=MID([.$C349];6;1)">
            <text:p/>
          </table:table-cell>
          <table:table-cell table:style-name="ce3" table:formula="oooc:=MID([.$C349];7;1)">
            <text:p/>
          </table:table-cell>
          <table:table-cell table:style-name="ce3" table:formula="oooc:=MID([.$C34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5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50];1;1)">
            <text:p/>
          </table:table-cell>
          <table:table-cell table:style-name="ce3" table:formula="oooc:=MID([.$C350];2;1)">
            <text:p/>
          </table:table-cell>
          <table:table-cell table:style-name="ce3" table:formula="oooc:=MID([.$C350];3;1)">
            <text:p/>
          </table:table-cell>
          <table:table-cell table:style-name="ce3" table:formula="oooc:=MID([.$C350];5;1)">
            <text:p/>
          </table:table-cell>
          <table:table-cell table:style-name="ce3" table:formula="oooc:=MID([.$C350];6;1)">
            <text:p/>
          </table:table-cell>
          <table:table-cell table:style-name="ce3" table:formula="oooc:=MID([.$C350];7;1)">
            <text:p/>
          </table:table-cell>
          <table:table-cell table:style-name="ce3" table:formula="oooc:=MID([.$C35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5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51];1;1)">
            <text:p/>
          </table:table-cell>
          <table:table-cell table:style-name="ce3" table:formula="oooc:=MID([.$C351];2;1)">
            <text:p/>
          </table:table-cell>
          <table:table-cell table:style-name="ce3" table:formula="oooc:=MID([.$C351];3;1)">
            <text:p/>
          </table:table-cell>
          <table:table-cell table:style-name="ce3" table:formula="oooc:=MID([.$C351];5;1)">
            <text:p/>
          </table:table-cell>
          <table:table-cell table:style-name="ce3" table:formula="oooc:=MID([.$C351];6;1)">
            <text:p/>
          </table:table-cell>
          <table:table-cell table:style-name="ce3" table:formula="oooc:=MID([.$C351];7;1)">
            <text:p/>
          </table:table-cell>
          <table:table-cell table:style-name="ce3" table:formula="oooc:=MID([.$C35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5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52];1;1)">
            <text:p/>
          </table:table-cell>
          <table:table-cell table:style-name="ce3" table:formula="oooc:=MID([.$C352];2;1)">
            <text:p/>
          </table:table-cell>
          <table:table-cell table:style-name="ce3" table:formula="oooc:=MID([.$C352];3;1)">
            <text:p/>
          </table:table-cell>
          <table:table-cell table:style-name="ce3" table:formula="oooc:=MID([.$C352];5;1)">
            <text:p/>
          </table:table-cell>
          <table:table-cell table:style-name="ce3" table:formula="oooc:=MID([.$C352];6;1)">
            <text:p/>
          </table:table-cell>
          <table:table-cell table:style-name="ce3" table:formula="oooc:=MID([.$C352];7;1)">
            <text:p/>
          </table:table-cell>
          <table:table-cell table:style-name="ce3" table:formula="oooc:=MID([.$C35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5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53];1;1)">
            <text:p/>
          </table:table-cell>
          <table:table-cell table:style-name="ce3" table:formula="oooc:=MID([.$C353];2;1)">
            <text:p/>
          </table:table-cell>
          <table:table-cell table:style-name="ce3" table:formula="oooc:=MID([.$C353];3;1)">
            <text:p/>
          </table:table-cell>
          <table:table-cell table:style-name="ce3" table:formula="oooc:=MID([.$C353];5;1)">
            <text:p/>
          </table:table-cell>
          <table:table-cell table:style-name="ce3" table:formula="oooc:=MID([.$C353];6;1)">
            <text:p/>
          </table:table-cell>
          <table:table-cell table:style-name="ce3" table:formula="oooc:=MID([.$C353];7;1)">
            <text:p/>
          </table:table-cell>
          <table:table-cell table:style-name="ce3" table:formula="oooc:=MID([.$C35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5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54];1;1)">
            <text:p/>
          </table:table-cell>
          <table:table-cell table:style-name="ce3" table:formula="oooc:=MID([.$C354];2;1)">
            <text:p/>
          </table:table-cell>
          <table:table-cell table:style-name="ce3" table:formula="oooc:=MID([.$C354];3;1)">
            <text:p/>
          </table:table-cell>
          <table:table-cell table:style-name="ce3" table:formula="oooc:=MID([.$C354];5;1)">
            <text:p/>
          </table:table-cell>
          <table:table-cell table:style-name="ce3" table:formula="oooc:=MID([.$C354];6;1)">
            <text:p/>
          </table:table-cell>
          <table:table-cell table:style-name="ce3" table:formula="oooc:=MID([.$C354];7;1)">
            <text:p/>
          </table:table-cell>
          <table:table-cell table:style-name="ce3" table:formula="oooc:=MID([.$C35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5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55];1;1)">
            <text:p/>
          </table:table-cell>
          <table:table-cell table:style-name="ce3" table:formula="oooc:=MID([.$C355];2;1)">
            <text:p/>
          </table:table-cell>
          <table:table-cell table:style-name="ce3" table:formula="oooc:=MID([.$C355];3;1)">
            <text:p/>
          </table:table-cell>
          <table:table-cell table:style-name="ce3" table:formula="oooc:=MID([.$C355];5;1)">
            <text:p/>
          </table:table-cell>
          <table:table-cell table:style-name="ce3" table:formula="oooc:=MID([.$C355];6;1)">
            <text:p/>
          </table:table-cell>
          <table:table-cell table:style-name="ce3" table:formula="oooc:=MID([.$C355];7;1)">
            <text:p/>
          </table:table-cell>
          <table:table-cell table:style-name="ce3" table:formula="oooc:=MID([.$C35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5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56];1;1)">
            <text:p/>
          </table:table-cell>
          <table:table-cell table:style-name="ce3" table:formula="oooc:=MID([.$C356];2;1)">
            <text:p/>
          </table:table-cell>
          <table:table-cell table:style-name="ce3" table:formula="oooc:=MID([.$C356];3;1)">
            <text:p/>
          </table:table-cell>
          <table:table-cell table:style-name="ce3" table:formula="oooc:=MID([.$C356];5;1)">
            <text:p/>
          </table:table-cell>
          <table:table-cell table:style-name="ce3" table:formula="oooc:=MID([.$C356];6;1)">
            <text:p/>
          </table:table-cell>
          <table:table-cell table:style-name="ce3" table:formula="oooc:=MID([.$C356];7;1)">
            <text:p/>
          </table:table-cell>
          <table:table-cell table:style-name="ce3" table:formula="oooc:=MID([.$C35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5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57];1;1)">
            <text:p/>
          </table:table-cell>
          <table:table-cell table:style-name="ce3" table:formula="oooc:=MID([.$C357];2;1)">
            <text:p/>
          </table:table-cell>
          <table:table-cell table:style-name="ce3" table:formula="oooc:=MID([.$C357];3;1)">
            <text:p/>
          </table:table-cell>
          <table:table-cell table:style-name="ce3" table:formula="oooc:=MID([.$C357];5;1)">
            <text:p/>
          </table:table-cell>
          <table:table-cell table:style-name="ce3" table:formula="oooc:=MID([.$C357];6;1)">
            <text:p/>
          </table:table-cell>
          <table:table-cell table:style-name="ce3" table:formula="oooc:=MID([.$C357];7;1)">
            <text:p/>
          </table:table-cell>
          <table:table-cell table:style-name="ce3" table:formula="oooc:=MID([.$C35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5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58];1;1)">
            <text:p/>
          </table:table-cell>
          <table:table-cell table:style-name="ce3" table:formula="oooc:=MID([.$C358];2;1)">
            <text:p/>
          </table:table-cell>
          <table:table-cell table:style-name="ce3" table:formula="oooc:=MID([.$C358];3;1)">
            <text:p/>
          </table:table-cell>
          <table:table-cell table:style-name="ce3" table:formula="oooc:=MID([.$C358];5;1)">
            <text:p/>
          </table:table-cell>
          <table:table-cell table:style-name="ce3" table:formula="oooc:=MID([.$C358];6;1)">
            <text:p/>
          </table:table-cell>
          <table:table-cell table:style-name="ce3" table:formula="oooc:=MID([.$C358];7;1)">
            <text:p/>
          </table:table-cell>
          <table:table-cell table:style-name="ce3" table:formula="oooc:=MID([.$C35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5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59];1;1)">
            <text:p/>
          </table:table-cell>
          <table:table-cell table:style-name="ce3" table:formula="oooc:=MID([.$C359];2;1)">
            <text:p/>
          </table:table-cell>
          <table:table-cell table:style-name="ce3" table:formula="oooc:=MID([.$C359];3;1)">
            <text:p/>
          </table:table-cell>
          <table:table-cell table:style-name="ce3" table:formula="oooc:=MID([.$C359];5;1)">
            <text:p/>
          </table:table-cell>
          <table:table-cell table:style-name="ce3" table:formula="oooc:=MID([.$C359];6;1)">
            <text:p/>
          </table:table-cell>
          <table:table-cell table:style-name="ce3" table:formula="oooc:=MID([.$C359];7;1)">
            <text:p/>
          </table:table-cell>
          <table:table-cell table:style-name="ce3" table:formula="oooc:=MID([.$C35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6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60];1;1)">
            <text:p/>
          </table:table-cell>
          <table:table-cell table:style-name="ce3" table:formula="oooc:=MID([.$C360];2;1)">
            <text:p/>
          </table:table-cell>
          <table:table-cell table:style-name="ce3" table:formula="oooc:=MID([.$C360];3;1)">
            <text:p/>
          </table:table-cell>
          <table:table-cell table:style-name="ce3" table:formula="oooc:=MID([.$C360];5;1)">
            <text:p/>
          </table:table-cell>
          <table:table-cell table:style-name="ce3" table:formula="oooc:=MID([.$C360];6;1)">
            <text:p/>
          </table:table-cell>
          <table:table-cell table:style-name="ce3" table:formula="oooc:=MID([.$C360];7;1)">
            <text:p/>
          </table:table-cell>
          <table:table-cell table:style-name="ce3" table:formula="oooc:=MID([.$C36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6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61];1;1)">
            <text:p/>
          </table:table-cell>
          <table:table-cell table:style-name="ce3" table:formula="oooc:=MID([.$C361];2;1)">
            <text:p/>
          </table:table-cell>
          <table:table-cell table:style-name="ce3" table:formula="oooc:=MID([.$C361];3;1)">
            <text:p/>
          </table:table-cell>
          <table:table-cell table:style-name="ce3" table:formula="oooc:=MID([.$C361];5;1)">
            <text:p/>
          </table:table-cell>
          <table:table-cell table:style-name="ce3" table:formula="oooc:=MID([.$C361];6;1)">
            <text:p/>
          </table:table-cell>
          <table:table-cell table:style-name="ce3" table:formula="oooc:=MID([.$C361];7;1)">
            <text:p/>
          </table:table-cell>
          <table:table-cell table:style-name="ce3" table:formula="oooc:=MID([.$C36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6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62];1;1)">
            <text:p/>
          </table:table-cell>
          <table:table-cell table:style-name="ce3" table:formula="oooc:=MID([.$C362];2;1)">
            <text:p/>
          </table:table-cell>
          <table:table-cell table:style-name="ce3" table:formula="oooc:=MID([.$C362];3;1)">
            <text:p/>
          </table:table-cell>
          <table:table-cell table:style-name="ce3" table:formula="oooc:=MID([.$C362];5;1)">
            <text:p/>
          </table:table-cell>
          <table:table-cell table:style-name="ce3" table:formula="oooc:=MID([.$C362];6;1)">
            <text:p/>
          </table:table-cell>
          <table:table-cell table:style-name="ce3" table:formula="oooc:=MID([.$C362];7;1)">
            <text:p/>
          </table:table-cell>
          <table:table-cell table:style-name="ce3" table:formula="oooc:=MID([.$C36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6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63];1;1)">
            <text:p/>
          </table:table-cell>
          <table:table-cell table:style-name="ce3" table:formula="oooc:=MID([.$C363];2;1)">
            <text:p/>
          </table:table-cell>
          <table:table-cell table:style-name="ce3" table:formula="oooc:=MID([.$C363];3;1)">
            <text:p/>
          </table:table-cell>
          <table:table-cell table:style-name="ce3" table:formula="oooc:=MID([.$C363];5;1)">
            <text:p/>
          </table:table-cell>
          <table:table-cell table:style-name="ce3" table:formula="oooc:=MID([.$C363];6;1)">
            <text:p/>
          </table:table-cell>
          <table:table-cell table:style-name="ce3" table:formula="oooc:=MID([.$C363];7;1)">
            <text:p/>
          </table:table-cell>
          <table:table-cell table:style-name="ce3" table:formula="oooc:=MID([.$C36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6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64];1;1)">
            <text:p/>
          </table:table-cell>
          <table:table-cell table:style-name="ce3" table:formula="oooc:=MID([.$C364];2;1)">
            <text:p/>
          </table:table-cell>
          <table:table-cell table:style-name="ce3" table:formula="oooc:=MID([.$C364];3;1)">
            <text:p/>
          </table:table-cell>
          <table:table-cell table:style-name="ce3" table:formula="oooc:=MID([.$C364];5;1)">
            <text:p/>
          </table:table-cell>
          <table:table-cell table:style-name="ce3" table:formula="oooc:=MID([.$C364];6;1)">
            <text:p/>
          </table:table-cell>
          <table:table-cell table:style-name="ce3" table:formula="oooc:=MID([.$C364];7;1)">
            <text:p/>
          </table:table-cell>
          <table:table-cell table:style-name="ce3" table:formula="oooc:=MID([.$C36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6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65];1;1)">
            <text:p/>
          </table:table-cell>
          <table:table-cell table:style-name="ce3" table:formula="oooc:=MID([.$C365];2;1)">
            <text:p/>
          </table:table-cell>
          <table:table-cell table:style-name="ce3" table:formula="oooc:=MID([.$C365];3;1)">
            <text:p/>
          </table:table-cell>
          <table:table-cell table:style-name="ce3" table:formula="oooc:=MID([.$C365];5;1)">
            <text:p/>
          </table:table-cell>
          <table:table-cell table:style-name="ce3" table:formula="oooc:=MID([.$C365];6;1)">
            <text:p/>
          </table:table-cell>
          <table:table-cell table:style-name="ce3" table:formula="oooc:=MID([.$C365];7;1)">
            <text:p/>
          </table:table-cell>
          <table:table-cell table:style-name="ce3" table:formula="oooc:=MID([.$C36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6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66];1;1)">
            <text:p/>
          </table:table-cell>
          <table:table-cell table:style-name="ce3" table:formula="oooc:=MID([.$C366];2;1)">
            <text:p/>
          </table:table-cell>
          <table:table-cell table:style-name="ce3" table:formula="oooc:=MID([.$C366];3;1)">
            <text:p/>
          </table:table-cell>
          <table:table-cell table:style-name="ce3" table:formula="oooc:=MID([.$C366];5;1)">
            <text:p/>
          </table:table-cell>
          <table:table-cell table:style-name="ce3" table:formula="oooc:=MID([.$C366];6;1)">
            <text:p/>
          </table:table-cell>
          <table:table-cell table:style-name="ce3" table:formula="oooc:=MID([.$C366];7;1)">
            <text:p/>
          </table:table-cell>
          <table:table-cell table:style-name="ce3" table:formula="oooc:=MID([.$C36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6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67];1;1)">
            <text:p/>
          </table:table-cell>
          <table:table-cell table:style-name="ce3" table:formula="oooc:=MID([.$C367];2;1)">
            <text:p/>
          </table:table-cell>
          <table:table-cell table:style-name="ce3" table:formula="oooc:=MID([.$C367];3;1)">
            <text:p/>
          </table:table-cell>
          <table:table-cell table:style-name="ce3" table:formula="oooc:=MID([.$C367];5;1)">
            <text:p/>
          </table:table-cell>
          <table:table-cell table:style-name="ce3" table:formula="oooc:=MID([.$C367];6;1)">
            <text:p/>
          </table:table-cell>
          <table:table-cell table:style-name="ce3" table:formula="oooc:=MID([.$C367];7;1)">
            <text:p/>
          </table:table-cell>
          <table:table-cell table:style-name="ce3" table:formula="oooc:=MID([.$C36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6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68];1;1)">
            <text:p/>
          </table:table-cell>
          <table:table-cell table:style-name="ce3" table:formula="oooc:=MID([.$C368];2;1)">
            <text:p/>
          </table:table-cell>
          <table:table-cell table:style-name="ce3" table:formula="oooc:=MID([.$C368];3;1)">
            <text:p/>
          </table:table-cell>
          <table:table-cell table:style-name="ce3" table:formula="oooc:=MID([.$C368];5;1)">
            <text:p/>
          </table:table-cell>
          <table:table-cell table:style-name="ce3" table:formula="oooc:=MID([.$C368];6;1)">
            <text:p/>
          </table:table-cell>
          <table:table-cell table:style-name="ce3" table:formula="oooc:=MID([.$C368];7;1)">
            <text:p/>
          </table:table-cell>
          <table:table-cell table:style-name="ce3" table:formula="oooc:=MID([.$C36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6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69];1;1)">
            <text:p/>
          </table:table-cell>
          <table:table-cell table:style-name="ce3" table:formula="oooc:=MID([.$C369];2;1)">
            <text:p/>
          </table:table-cell>
          <table:table-cell table:style-name="ce3" table:formula="oooc:=MID([.$C369];3;1)">
            <text:p/>
          </table:table-cell>
          <table:table-cell table:style-name="ce3" table:formula="oooc:=MID([.$C369];5;1)">
            <text:p/>
          </table:table-cell>
          <table:table-cell table:style-name="ce3" table:formula="oooc:=MID([.$C369];6;1)">
            <text:p/>
          </table:table-cell>
          <table:table-cell table:style-name="ce3" table:formula="oooc:=MID([.$C369];7;1)">
            <text:p/>
          </table:table-cell>
          <table:table-cell table:style-name="ce3" table:formula="oooc:=MID([.$C36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7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70];1;1)">
            <text:p/>
          </table:table-cell>
          <table:table-cell table:style-name="ce3" table:formula="oooc:=MID([.$C370];2;1)">
            <text:p/>
          </table:table-cell>
          <table:table-cell table:style-name="ce3" table:formula="oooc:=MID([.$C370];3;1)">
            <text:p/>
          </table:table-cell>
          <table:table-cell table:style-name="ce3" table:formula="oooc:=MID([.$C370];5;1)">
            <text:p/>
          </table:table-cell>
          <table:table-cell table:style-name="ce3" table:formula="oooc:=MID([.$C370];6;1)">
            <text:p/>
          </table:table-cell>
          <table:table-cell table:style-name="ce3" table:formula="oooc:=MID([.$C370];7;1)">
            <text:p/>
          </table:table-cell>
          <table:table-cell table:style-name="ce3" table:formula="oooc:=MID([.$C37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7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71];1;1)">
            <text:p/>
          </table:table-cell>
          <table:table-cell table:style-name="ce3" table:formula="oooc:=MID([.$C371];2;1)">
            <text:p/>
          </table:table-cell>
          <table:table-cell table:style-name="ce3" table:formula="oooc:=MID([.$C371];3;1)">
            <text:p/>
          </table:table-cell>
          <table:table-cell table:style-name="ce3" table:formula="oooc:=MID([.$C371];5;1)">
            <text:p/>
          </table:table-cell>
          <table:table-cell table:style-name="ce3" table:formula="oooc:=MID([.$C371];6;1)">
            <text:p/>
          </table:table-cell>
          <table:table-cell table:style-name="ce3" table:formula="oooc:=MID([.$C371];7;1)">
            <text:p/>
          </table:table-cell>
          <table:table-cell table:style-name="ce3" table:formula="oooc:=MID([.$C37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7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72];1;1)">
            <text:p/>
          </table:table-cell>
          <table:table-cell table:style-name="ce3" table:formula="oooc:=MID([.$C372];2;1)">
            <text:p/>
          </table:table-cell>
          <table:table-cell table:style-name="ce3" table:formula="oooc:=MID([.$C372];3;1)">
            <text:p/>
          </table:table-cell>
          <table:table-cell table:style-name="ce3" table:formula="oooc:=MID([.$C372];5;1)">
            <text:p/>
          </table:table-cell>
          <table:table-cell table:style-name="ce3" table:formula="oooc:=MID([.$C372];6;1)">
            <text:p/>
          </table:table-cell>
          <table:table-cell table:style-name="ce3" table:formula="oooc:=MID([.$C372];7;1)">
            <text:p/>
          </table:table-cell>
          <table:table-cell table:style-name="ce3" table:formula="oooc:=MID([.$C37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7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73];1;1)">
            <text:p/>
          </table:table-cell>
          <table:table-cell table:style-name="ce3" table:formula="oooc:=MID([.$C373];2;1)">
            <text:p/>
          </table:table-cell>
          <table:table-cell table:style-name="ce3" table:formula="oooc:=MID([.$C373];3;1)">
            <text:p/>
          </table:table-cell>
          <table:table-cell table:style-name="ce3" table:formula="oooc:=MID([.$C373];5;1)">
            <text:p/>
          </table:table-cell>
          <table:table-cell table:style-name="ce3" table:formula="oooc:=MID([.$C373];6;1)">
            <text:p/>
          </table:table-cell>
          <table:table-cell table:style-name="ce3" table:formula="oooc:=MID([.$C373];7;1)">
            <text:p/>
          </table:table-cell>
          <table:table-cell table:style-name="ce3" table:formula="oooc:=MID([.$C37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7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74];1;1)">
            <text:p/>
          </table:table-cell>
          <table:table-cell table:style-name="ce3" table:formula="oooc:=MID([.$C374];2;1)">
            <text:p/>
          </table:table-cell>
          <table:table-cell table:style-name="ce3" table:formula="oooc:=MID([.$C374];3;1)">
            <text:p/>
          </table:table-cell>
          <table:table-cell table:style-name="ce3" table:formula="oooc:=MID([.$C374];5;1)">
            <text:p/>
          </table:table-cell>
          <table:table-cell table:style-name="ce3" table:formula="oooc:=MID([.$C374];6;1)">
            <text:p/>
          </table:table-cell>
          <table:table-cell table:style-name="ce3" table:formula="oooc:=MID([.$C374];7;1)">
            <text:p/>
          </table:table-cell>
          <table:table-cell table:style-name="ce3" table:formula="oooc:=MID([.$C37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7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75];1;1)">
            <text:p/>
          </table:table-cell>
          <table:table-cell table:style-name="ce3" table:formula="oooc:=MID([.$C375];2;1)">
            <text:p/>
          </table:table-cell>
          <table:table-cell table:style-name="ce3" table:formula="oooc:=MID([.$C375];3;1)">
            <text:p/>
          </table:table-cell>
          <table:table-cell table:style-name="ce3" table:formula="oooc:=MID([.$C375];5;1)">
            <text:p/>
          </table:table-cell>
          <table:table-cell table:style-name="ce3" table:formula="oooc:=MID([.$C375];6;1)">
            <text:p/>
          </table:table-cell>
          <table:table-cell table:style-name="ce3" table:formula="oooc:=MID([.$C375];7;1)">
            <text:p/>
          </table:table-cell>
          <table:table-cell table:style-name="ce3" table:formula="oooc:=MID([.$C37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7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76];1;1)">
            <text:p/>
          </table:table-cell>
          <table:table-cell table:style-name="ce3" table:formula="oooc:=MID([.$C376];2;1)">
            <text:p/>
          </table:table-cell>
          <table:table-cell table:style-name="ce3" table:formula="oooc:=MID([.$C376];3;1)">
            <text:p/>
          </table:table-cell>
          <table:table-cell table:style-name="ce3" table:formula="oooc:=MID([.$C376];5;1)">
            <text:p/>
          </table:table-cell>
          <table:table-cell table:style-name="ce3" table:formula="oooc:=MID([.$C376];6;1)">
            <text:p/>
          </table:table-cell>
          <table:table-cell table:style-name="ce3" table:formula="oooc:=MID([.$C376];7;1)">
            <text:p/>
          </table:table-cell>
          <table:table-cell table:style-name="ce3" table:formula="oooc:=MID([.$C37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7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77];1;1)">
            <text:p/>
          </table:table-cell>
          <table:table-cell table:style-name="ce3" table:formula="oooc:=MID([.$C377];2;1)">
            <text:p/>
          </table:table-cell>
          <table:table-cell table:style-name="ce3" table:formula="oooc:=MID([.$C377];3;1)">
            <text:p/>
          </table:table-cell>
          <table:table-cell table:style-name="ce3" table:formula="oooc:=MID([.$C377];5;1)">
            <text:p/>
          </table:table-cell>
          <table:table-cell table:style-name="ce3" table:formula="oooc:=MID([.$C377];6;1)">
            <text:p/>
          </table:table-cell>
          <table:table-cell table:style-name="ce3" table:formula="oooc:=MID([.$C377];7;1)">
            <text:p/>
          </table:table-cell>
          <table:table-cell table:style-name="ce3" table:formula="oooc:=MID([.$C37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7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78];1;1)">
            <text:p/>
          </table:table-cell>
          <table:table-cell table:style-name="ce3" table:formula="oooc:=MID([.$C378];2;1)">
            <text:p/>
          </table:table-cell>
          <table:table-cell table:style-name="ce3" table:formula="oooc:=MID([.$C378];3;1)">
            <text:p/>
          </table:table-cell>
          <table:table-cell table:style-name="ce3" table:formula="oooc:=MID([.$C378];5;1)">
            <text:p/>
          </table:table-cell>
          <table:table-cell table:style-name="ce3" table:formula="oooc:=MID([.$C378];6;1)">
            <text:p/>
          </table:table-cell>
          <table:table-cell table:style-name="ce3" table:formula="oooc:=MID([.$C378];7;1)">
            <text:p/>
          </table:table-cell>
          <table:table-cell table:style-name="ce3" table:formula="oooc:=MID([.$C37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7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79];1;1)">
            <text:p/>
          </table:table-cell>
          <table:table-cell table:style-name="ce3" table:formula="oooc:=MID([.$C379];2;1)">
            <text:p/>
          </table:table-cell>
          <table:table-cell table:style-name="ce3" table:formula="oooc:=MID([.$C379];3;1)">
            <text:p/>
          </table:table-cell>
          <table:table-cell table:style-name="ce3" table:formula="oooc:=MID([.$C379];5;1)">
            <text:p/>
          </table:table-cell>
          <table:table-cell table:style-name="ce3" table:formula="oooc:=MID([.$C379];6;1)">
            <text:p/>
          </table:table-cell>
          <table:table-cell table:style-name="ce3" table:formula="oooc:=MID([.$C379];7;1)">
            <text:p/>
          </table:table-cell>
          <table:table-cell table:style-name="ce3" table:formula="oooc:=MID([.$C37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8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80];1;1)">
            <text:p/>
          </table:table-cell>
          <table:table-cell table:style-name="ce3" table:formula="oooc:=MID([.$C380];2;1)">
            <text:p/>
          </table:table-cell>
          <table:table-cell table:style-name="ce3" table:formula="oooc:=MID([.$C380];3;1)">
            <text:p/>
          </table:table-cell>
          <table:table-cell table:style-name="ce3" table:formula="oooc:=MID([.$C380];5;1)">
            <text:p/>
          </table:table-cell>
          <table:table-cell table:style-name="ce3" table:formula="oooc:=MID([.$C380];6;1)">
            <text:p/>
          </table:table-cell>
          <table:table-cell table:style-name="ce3" table:formula="oooc:=MID([.$C380];7;1)">
            <text:p/>
          </table:table-cell>
          <table:table-cell table:style-name="ce3" table:formula="oooc:=MID([.$C38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8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81];1;1)">
            <text:p/>
          </table:table-cell>
          <table:table-cell table:style-name="ce3" table:formula="oooc:=MID([.$C381];2;1)">
            <text:p/>
          </table:table-cell>
          <table:table-cell table:style-name="ce3" table:formula="oooc:=MID([.$C381];3;1)">
            <text:p/>
          </table:table-cell>
          <table:table-cell table:style-name="ce3" table:formula="oooc:=MID([.$C381];5;1)">
            <text:p/>
          </table:table-cell>
          <table:table-cell table:style-name="ce3" table:formula="oooc:=MID([.$C381];6;1)">
            <text:p/>
          </table:table-cell>
          <table:table-cell table:style-name="ce3" table:formula="oooc:=MID([.$C381];7;1)">
            <text:p/>
          </table:table-cell>
          <table:table-cell table:style-name="ce3" table:formula="oooc:=MID([.$C38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8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82];1;1)">
            <text:p/>
          </table:table-cell>
          <table:table-cell table:style-name="ce3" table:formula="oooc:=MID([.$C382];2;1)">
            <text:p/>
          </table:table-cell>
          <table:table-cell table:style-name="ce3" table:formula="oooc:=MID([.$C382];3;1)">
            <text:p/>
          </table:table-cell>
          <table:table-cell table:style-name="ce3" table:formula="oooc:=MID([.$C382];5;1)">
            <text:p/>
          </table:table-cell>
          <table:table-cell table:style-name="ce3" table:formula="oooc:=MID([.$C382];6;1)">
            <text:p/>
          </table:table-cell>
          <table:table-cell table:style-name="ce3" table:formula="oooc:=MID([.$C382];7;1)">
            <text:p/>
          </table:table-cell>
          <table:table-cell table:style-name="ce3" table:formula="oooc:=MID([.$C38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8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83];1;1)">
            <text:p/>
          </table:table-cell>
          <table:table-cell table:style-name="ce3" table:formula="oooc:=MID([.$C383];2;1)">
            <text:p/>
          </table:table-cell>
          <table:table-cell table:style-name="ce3" table:formula="oooc:=MID([.$C383];3;1)">
            <text:p/>
          </table:table-cell>
          <table:table-cell table:style-name="ce3" table:formula="oooc:=MID([.$C383];5;1)">
            <text:p/>
          </table:table-cell>
          <table:table-cell table:style-name="ce3" table:formula="oooc:=MID([.$C383];6;1)">
            <text:p/>
          </table:table-cell>
          <table:table-cell table:style-name="ce3" table:formula="oooc:=MID([.$C383];7;1)">
            <text:p/>
          </table:table-cell>
          <table:table-cell table:style-name="ce3" table:formula="oooc:=MID([.$C38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8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84];1;1)">
            <text:p/>
          </table:table-cell>
          <table:table-cell table:style-name="ce3" table:formula="oooc:=MID([.$C384];2;1)">
            <text:p/>
          </table:table-cell>
          <table:table-cell table:style-name="ce3" table:formula="oooc:=MID([.$C384];3;1)">
            <text:p/>
          </table:table-cell>
          <table:table-cell table:style-name="ce3" table:formula="oooc:=MID([.$C384];5;1)">
            <text:p/>
          </table:table-cell>
          <table:table-cell table:style-name="ce3" table:formula="oooc:=MID([.$C384];6;1)">
            <text:p/>
          </table:table-cell>
          <table:table-cell table:style-name="ce3" table:formula="oooc:=MID([.$C384];7;1)">
            <text:p/>
          </table:table-cell>
          <table:table-cell table:style-name="ce3" table:formula="oooc:=MID([.$C38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8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85];1;1)">
            <text:p/>
          </table:table-cell>
          <table:table-cell table:style-name="ce3" table:formula="oooc:=MID([.$C385];2;1)">
            <text:p/>
          </table:table-cell>
          <table:table-cell table:style-name="ce3" table:formula="oooc:=MID([.$C385];3;1)">
            <text:p/>
          </table:table-cell>
          <table:table-cell table:style-name="ce3" table:formula="oooc:=MID([.$C385];5;1)">
            <text:p/>
          </table:table-cell>
          <table:table-cell table:style-name="ce3" table:formula="oooc:=MID([.$C385];6;1)">
            <text:p/>
          </table:table-cell>
          <table:table-cell table:style-name="ce3" table:formula="oooc:=MID([.$C385];7;1)">
            <text:p/>
          </table:table-cell>
          <table:table-cell table:style-name="ce3" table:formula="oooc:=MID([.$C38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8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86];1;1)">
            <text:p/>
          </table:table-cell>
          <table:table-cell table:style-name="ce3" table:formula="oooc:=MID([.$C386];2;1)">
            <text:p/>
          </table:table-cell>
          <table:table-cell table:style-name="ce3" table:formula="oooc:=MID([.$C386];3;1)">
            <text:p/>
          </table:table-cell>
          <table:table-cell table:style-name="ce3" table:formula="oooc:=MID([.$C386];5;1)">
            <text:p/>
          </table:table-cell>
          <table:table-cell table:style-name="ce3" table:formula="oooc:=MID([.$C386];6;1)">
            <text:p/>
          </table:table-cell>
          <table:table-cell table:style-name="ce3" table:formula="oooc:=MID([.$C386];7;1)">
            <text:p/>
          </table:table-cell>
          <table:table-cell table:style-name="ce3" table:formula="oooc:=MID([.$C38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8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87];1;1)">
            <text:p/>
          </table:table-cell>
          <table:table-cell table:style-name="ce3" table:formula="oooc:=MID([.$C387];2;1)">
            <text:p/>
          </table:table-cell>
          <table:table-cell table:style-name="ce3" table:formula="oooc:=MID([.$C387];3;1)">
            <text:p/>
          </table:table-cell>
          <table:table-cell table:style-name="ce3" table:formula="oooc:=MID([.$C387];5;1)">
            <text:p/>
          </table:table-cell>
          <table:table-cell table:style-name="ce3" table:formula="oooc:=MID([.$C387];6;1)">
            <text:p/>
          </table:table-cell>
          <table:table-cell table:style-name="ce3" table:formula="oooc:=MID([.$C387];7;1)">
            <text:p/>
          </table:table-cell>
          <table:table-cell table:style-name="ce3" table:formula="oooc:=MID([.$C38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8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88];1;1)">
            <text:p/>
          </table:table-cell>
          <table:table-cell table:style-name="ce3" table:formula="oooc:=MID([.$C388];2;1)">
            <text:p/>
          </table:table-cell>
          <table:table-cell table:style-name="ce3" table:formula="oooc:=MID([.$C388];3;1)">
            <text:p/>
          </table:table-cell>
          <table:table-cell table:style-name="ce3" table:formula="oooc:=MID([.$C388];5;1)">
            <text:p/>
          </table:table-cell>
          <table:table-cell table:style-name="ce3" table:formula="oooc:=MID([.$C388];6;1)">
            <text:p/>
          </table:table-cell>
          <table:table-cell table:style-name="ce3" table:formula="oooc:=MID([.$C388];7;1)">
            <text:p/>
          </table:table-cell>
          <table:table-cell table:style-name="ce3" table:formula="oooc:=MID([.$C38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8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89];1;1)">
            <text:p/>
          </table:table-cell>
          <table:table-cell table:style-name="ce3" table:formula="oooc:=MID([.$C389];2;1)">
            <text:p/>
          </table:table-cell>
          <table:table-cell table:style-name="ce3" table:formula="oooc:=MID([.$C389];3;1)">
            <text:p/>
          </table:table-cell>
          <table:table-cell table:style-name="ce3" table:formula="oooc:=MID([.$C389];5;1)">
            <text:p/>
          </table:table-cell>
          <table:table-cell table:style-name="ce3" table:formula="oooc:=MID([.$C389];6;1)">
            <text:p/>
          </table:table-cell>
          <table:table-cell table:style-name="ce3" table:formula="oooc:=MID([.$C389];7;1)">
            <text:p/>
          </table:table-cell>
          <table:table-cell table:style-name="ce3" table:formula="oooc:=MID([.$C38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9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90];1;1)">
            <text:p/>
          </table:table-cell>
          <table:table-cell table:style-name="ce3" table:formula="oooc:=MID([.$C390];2;1)">
            <text:p/>
          </table:table-cell>
          <table:table-cell table:style-name="ce3" table:formula="oooc:=MID([.$C390];3;1)">
            <text:p/>
          </table:table-cell>
          <table:table-cell table:style-name="ce3" table:formula="oooc:=MID([.$C390];5;1)">
            <text:p/>
          </table:table-cell>
          <table:table-cell table:style-name="ce3" table:formula="oooc:=MID([.$C390];6;1)">
            <text:p/>
          </table:table-cell>
          <table:table-cell table:style-name="ce3" table:formula="oooc:=MID([.$C390];7;1)">
            <text:p/>
          </table:table-cell>
          <table:table-cell table:style-name="ce3" table:formula="oooc:=MID([.$C39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9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91];1;1)">
            <text:p/>
          </table:table-cell>
          <table:table-cell table:style-name="ce3" table:formula="oooc:=MID([.$C391];2;1)">
            <text:p/>
          </table:table-cell>
          <table:table-cell table:style-name="ce3" table:formula="oooc:=MID([.$C391];3;1)">
            <text:p/>
          </table:table-cell>
          <table:table-cell table:style-name="ce3" table:formula="oooc:=MID([.$C391];5;1)">
            <text:p/>
          </table:table-cell>
          <table:table-cell table:style-name="ce3" table:formula="oooc:=MID([.$C391];6;1)">
            <text:p/>
          </table:table-cell>
          <table:table-cell table:style-name="ce3" table:formula="oooc:=MID([.$C391];7;1)">
            <text:p/>
          </table:table-cell>
          <table:table-cell table:style-name="ce3" table:formula="oooc:=MID([.$C39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9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92];1;1)">
            <text:p/>
          </table:table-cell>
          <table:table-cell table:style-name="ce3" table:formula="oooc:=MID([.$C392];2;1)">
            <text:p/>
          </table:table-cell>
          <table:table-cell table:style-name="ce3" table:formula="oooc:=MID([.$C392];3;1)">
            <text:p/>
          </table:table-cell>
          <table:table-cell table:style-name="ce3" table:formula="oooc:=MID([.$C392];5;1)">
            <text:p/>
          </table:table-cell>
          <table:table-cell table:style-name="ce3" table:formula="oooc:=MID([.$C392];6;1)">
            <text:p/>
          </table:table-cell>
          <table:table-cell table:style-name="ce3" table:formula="oooc:=MID([.$C392];7;1)">
            <text:p/>
          </table:table-cell>
          <table:table-cell table:style-name="ce3" table:formula="oooc:=MID([.$C39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9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93];1;1)">
            <text:p/>
          </table:table-cell>
          <table:table-cell table:style-name="ce3" table:formula="oooc:=MID([.$C393];2;1)">
            <text:p/>
          </table:table-cell>
          <table:table-cell table:style-name="ce3" table:formula="oooc:=MID([.$C393];3;1)">
            <text:p/>
          </table:table-cell>
          <table:table-cell table:style-name="ce3" table:formula="oooc:=MID([.$C393];5;1)">
            <text:p/>
          </table:table-cell>
          <table:table-cell table:style-name="ce3" table:formula="oooc:=MID([.$C393];6;1)">
            <text:p/>
          </table:table-cell>
          <table:table-cell table:style-name="ce3" table:formula="oooc:=MID([.$C393];7;1)">
            <text:p/>
          </table:table-cell>
          <table:table-cell table:style-name="ce3" table:formula="oooc:=MID([.$C39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9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94];1;1)">
            <text:p/>
          </table:table-cell>
          <table:table-cell table:style-name="ce3" table:formula="oooc:=MID([.$C394];2;1)">
            <text:p/>
          </table:table-cell>
          <table:table-cell table:style-name="ce3" table:formula="oooc:=MID([.$C394];3;1)">
            <text:p/>
          </table:table-cell>
          <table:table-cell table:style-name="ce3" table:formula="oooc:=MID([.$C394];5;1)">
            <text:p/>
          </table:table-cell>
          <table:table-cell table:style-name="ce3" table:formula="oooc:=MID([.$C394];6;1)">
            <text:p/>
          </table:table-cell>
          <table:table-cell table:style-name="ce3" table:formula="oooc:=MID([.$C394];7;1)">
            <text:p/>
          </table:table-cell>
          <table:table-cell table:style-name="ce3" table:formula="oooc:=MID([.$C39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9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95];1;1)">
            <text:p/>
          </table:table-cell>
          <table:table-cell table:style-name="ce3" table:formula="oooc:=MID([.$C395];2;1)">
            <text:p/>
          </table:table-cell>
          <table:table-cell table:style-name="ce3" table:formula="oooc:=MID([.$C395];3;1)">
            <text:p/>
          </table:table-cell>
          <table:table-cell table:style-name="ce3" table:formula="oooc:=MID([.$C395];5;1)">
            <text:p/>
          </table:table-cell>
          <table:table-cell table:style-name="ce3" table:formula="oooc:=MID([.$C395];6;1)">
            <text:p/>
          </table:table-cell>
          <table:table-cell table:style-name="ce3" table:formula="oooc:=MID([.$C395];7;1)">
            <text:p/>
          </table:table-cell>
          <table:table-cell table:style-name="ce3" table:formula="oooc:=MID([.$C39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9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96];1;1)">
            <text:p/>
          </table:table-cell>
          <table:table-cell table:style-name="ce3" table:formula="oooc:=MID([.$C396];2;1)">
            <text:p/>
          </table:table-cell>
          <table:table-cell table:style-name="ce3" table:formula="oooc:=MID([.$C396];3;1)">
            <text:p/>
          </table:table-cell>
          <table:table-cell table:style-name="ce3" table:formula="oooc:=MID([.$C396];5;1)">
            <text:p/>
          </table:table-cell>
          <table:table-cell table:style-name="ce3" table:formula="oooc:=MID([.$C396];6;1)">
            <text:p/>
          </table:table-cell>
          <table:table-cell table:style-name="ce3" table:formula="oooc:=MID([.$C396];7;1)">
            <text:p/>
          </table:table-cell>
          <table:table-cell table:style-name="ce3" table:formula="oooc:=MID([.$C39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9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97];1;1)">
            <text:p/>
          </table:table-cell>
          <table:table-cell table:style-name="ce3" table:formula="oooc:=MID([.$C397];2;1)">
            <text:p/>
          </table:table-cell>
          <table:table-cell table:style-name="ce3" table:formula="oooc:=MID([.$C397];3;1)">
            <text:p/>
          </table:table-cell>
          <table:table-cell table:style-name="ce3" table:formula="oooc:=MID([.$C397];5;1)">
            <text:p/>
          </table:table-cell>
          <table:table-cell table:style-name="ce3" table:formula="oooc:=MID([.$C397];6;1)">
            <text:p/>
          </table:table-cell>
          <table:table-cell table:style-name="ce3" table:formula="oooc:=MID([.$C397];7;1)">
            <text:p/>
          </table:table-cell>
          <table:table-cell table:style-name="ce3" table:formula="oooc:=MID([.$C39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9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98];1;1)">
            <text:p/>
          </table:table-cell>
          <table:table-cell table:style-name="ce3" table:formula="oooc:=MID([.$C398];2;1)">
            <text:p/>
          </table:table-cell>
          <table:table-cell table:style-name="ce3" table:formula="oooc:=MID([.$C398];3;1)">
            <text:p/>
          </table:table-cell>
          <table:table-cell table:style-name="ce3" table:formula="oooc:=MID([.$C398];5;1)">
            <text:p/>
          </table:table-cell>
          <table:table-cell table:style-name="ce3" table:formula="oooc:=MID([.$C398];6;1)">
            <text:p/>
          </table:table-cell>
          <table:table-cell table:style-name="ce3" table:formula="oooc:=MID([.$C398];7;1)">
            <text:p/>
          </table:table-cell>
          <table:table-cell table:style-name="ce3" table:formula="oooc:=MID([.$C39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39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399];1;1)">
            <text:p/>
          </table:table-cell>
          <table:table-cell table:style-name="ce3" table:formula="oooc:=MID([.$C399];2;1)">
            <text:p/>
          </table:table-cell>
          <table:table-cell table:style-name="ce3" table:formula="oooc:=MID([.$C399];3;1)">
            <text:p/>
          </table:table-cell>
          <table:table-cell table:style-name="ce3" table:formula="oooc:=MID([.$C399];5;1)">
            <text:p/>
          </table:table-cell>
          <table:table-cell table:style-name="ce3" table:formula="oooc:=MID([.$C399];6;1)">
            <text:p/>
          </table:table-cell>
          <table:table-cell table:style-name="ce3" table:formula="oooc:=MID([.$C399];7;1)">
            <text:p/>
          </table:table-cell>
          <table:table-cell table:style-name="ce3" table:formula="oooc:=MID([.$C39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0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00];1;1)">
            <text:p/>
          </table:table-cell>
          <table:table-cell table:style-name="ce3" table:formula="oooc:=MID([.$C400];2;1)">
            <text:p/>
          </table:table-cell>
          <table:table-cell table:style-name="ce3" table:formula="oooc:=MID([.$C400];3;1)">
            <text:p/>
          </table:table-cell>
          <table:table-cell table:style-name="ce3" table:formula="oooc:=MID([.$C400];5;1)">
            <text:p/>
          </table:table-cell>
          <table:table-cell table:style-name="ce3" table:formula="oooc:=MID([.$C400];6;1)">
            <text:p/>
          </table:table-cell>
          <table:table-cell table:style-name="ce3" table:formula="oooc:=MID([.$C400];7;1)">
            <text:p/>
          </table:table-cell>
          <table:table-cell table:style-name="ce3" table:formula="oooc:=MID([.$C40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0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01];1;1)">
            <text:p/>
          </table:table-cell>
          <table:table-cell table:style-name="ce3" table:formula="oooc:=MID([.$C401];2;1)">
            <text:p/>
          </table:table-cell>
          <table:table-cell table:style-name="ce3" table:formula="oooc:=MID([.$C401];3;1)">
            <text:p/>
          </table:table-cell>
          <table:table-cell table:style-name="ce3" table:formula="oooc:=MID([.$C401];5;1)">
            <text:p/>
          </table:table-cell>
          <table:table-cell table:style-name="ce3" table:formula="oooc:=MID([.$C401];6;1)">
            <text:p/>
          </table:table-cell>
          <table:table-cell table:style-name="ce3" table:formula="oooc:=MID([.$C401];7;1)">
            <text:p/>
          </table:table-cell>
          <table:table-cell table:style-name="ce3" table:formula="oooc:=MID([.$C40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0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02];1;1)">
            <text:p/>
          </table:table-cell>
          <table:table-cell table:style-name="ce3" table:formula="oooc:=MID([.$C402];2;1)">
            <text:p/>
          </table:table-cell>
          <table:table-cell table:style-name="ce3" table:formula="oooc:=MID([.$C402];3;1)">
            <text:p/>
          </table:table-cell>
          <table:table-cell table:style-name="ce3" table:formula="oooc:=MID([.$C402];5;1)">
            <text:p/>
          </table:table-cell>
          <table:table-cell table:style-name="ce3" table:formula="oooc:=MID([.$C402];6;1)">
            <text:p/>
          </table:table-cell>
          <table:table-cell table:style-name="ce3" table:formula="oooc:=MID([.$C402];7;1)">
            <text:p/>
          </table:table-cell>
          <table:table-cell table:style-name="ce3" table:formula="oooc:=MID([.$C40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0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03];1;1)">
            <text:p/>
          </table:table-cell>
          <table:table-cell table:style-name="ce3" table:formula="oooc:=MID([.$C403];2;1)">
            <text:p/>
          </table:table-cell>
          <table:table-cell table:style-name="ce3" table:formula="oooc:=MID([.$C403];3;1)">
            <text:p/>
          </table:table-cell>
          <table:table-cell table:style-name="ce3" table:formula="oooc:=MID([.$C403];5;1)">
            <text:p/>
          </table:table-cell>
          <table:table-cell table:style-name="ce3" table:formula="oooc:=MID([.$C403];6;1)">
            <text:p/>
          </table:table-cell>
          <table:table-cell table:style-name="ce3" table:formula="oooc:=MID([.$C403];7;1)">
            <text:p/>
          </table:table-cell>
          <table:table-cell table:style-name="ce3" table:formula="oooc:=MID([.$C40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0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04];1;1)">
            <text:p/>
          </table:table-cell>
          <table:table-cell table:style-name="ce3" table:formula="oooc:=MID([.$C404];2;1)">
            <text:p/>
          </table:table-cell>
          <table:table-cell table:style-name="ce3" table:formula="oooc:=MID([.$C404];3;1)">
            <text:p/>
          </table:table-cell>
          <table:table-cell table:style-name="ce3" table:formula="oooc:=MID([.$C404];5;1)">
            <text:p/>
          </table:table-cell>
          <table:table-cell table:style-name="ce3" table:formula="oooc:=MID([.$C404];6;1)">
            <text:p/>
          </table:table-cell>
          <table:table-cell table:style-name="ce3" table:formula="oooc:=MID([.$C404];7;1)">
            <text:p/>
          </table:table-cell>
          <table:table-cell table:style-name="ce3" table:formula="oooc:=MID([.$C40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0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05];1;1)">
            <text:p/>
          </table:table-cell>
          <table:table-cell table:style-name="ce3" table:formula="oooc:=MID([.$C405];2;1)">
            <text:p/>
          </table:table-cell>
          <table:table-cell table:style-name="ce3" table:formula="oooc:=MID([.$C405];3;1)">
            <text:p/>
          </table:table-cell>
          <table:table-cell table:style-name="ce3" table:formula="oooc:=MID([.$C405];5;1)">
            <text:p/>
          </table:table-cell>
          <table:table-cell table:style-name="ce3" table:formula="oooc:=MID([.$C405];6;1)">
            <text:p/>
          </table:table-cell>
          <table:table-cell table:style-name="ce3" table:formula="oooc:=MID([.$C405];7;1)">
            <text:p/>
          </table:table-cell>
          <table:table-cell table:style-name="ce3" table:formula="oooc:=MID([.$C40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0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06];1;1)">
            <text:p/>
          </table:table-cell>
          <table:table-cell table:style-name="ce3" table:formula="oooc:=MID([.$C406];2;1)">
            <text:p/>
          </table:table-cell>
          <table:table-cell table:style-name="ce3" table:formula="oooc:=MID([.$C406];3;1)">
            <text:p/>
          </table:table-cell>
          <table:table-cell table:style-name="ce3" table:formula="oooc:=MID([.$C406];5;1)">
            <text:p/>
          </table:table-cell>
          <table:table-cell table:style-name="ce3" table:formula="oooc:=MID([.$C406];6;1)">
            <text:p/>
          </table:table-cell>
          <table:table-cell table:style-name="ce3" table:formula="oooc:=MID([.$C406];7;1)">
            <text:p/>
          </table:table-cell>
          <table:table-cell table:style-name="ce3" table:formula="oooc:=MID([.$C40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0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07];1;1)">
            <text:p/>
          </table:table-cell>
          <table:table-cell table:style-name="ce3" table:formula="oooc:=MID([.$C407];2;1)">
            <text:p/>
          </table:table-cell>
          <table:table-cell table:style-name="ce3" table:formula="oooc:=MID([.$C407];3;1)">
            <text:p/>
          </table:table-cell>
          <table:table-cell table:style-name="ce3" table:formula="oooc:=MID([.$C407];5;1)">
            <text:p/>
          </table:table-cell>
          <table:table-cell table:style-name="ce3" table:formula="oooc:=MID([.$C407];6;1)">
            <text:p/>
          </table:table-cell>
          <table:table-cell table:style-name="ce3" table:formula="oooc:=MID([.$C407];7;1)">
            <text:p/>
          </table:table-cell>
          <table:table-cell table:style-name="ce3" table:formula="oooc:=MID([.$C40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0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08];1;1)">
            <text:p/>
          </table:table-cell>
          <table:table-cell table:style-name="ce3" table:formula="oooc:=MID([.$C408];2;1)">
            <text:p/>
          </table:table-cell>
          <table:table-cell table:style-name="ce3" table:formula="oooc:=MID([.$C408];3;1)">
            <text:p/>
          </table:table-cell>
          <table:table-cell table:style-name="ce3" table:formula="oooc:=MID([.$C408];5;1)">
            <text:p/>
          </table:table-cell>
          <table:table-cell table:style-name="ce3" table:formula="oooc:=MID([.$C408];6;1)">
            <text:p/>
          </table:table-cell>
          <table:table-cell table:style-name="ce3" table:formula="oooc:=MID([.$C408];7;1)">
            <text:p/>
          </table:table-cell>
          <table:table-cell table:style-name="ce3" table:formula="oooc:=MID([.$C40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0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09];1;1)">
            <text:p/>
          </table:table-cell>
          <table:table-cell table:style-name="ce3" table:formula="oooc:=MID([.$C409];2;1)">
            <text:p/>
          </table:table-cell>
          <table:table-cell table:style-name="ce3" table:formula="oooc:=MID([.$C409];3;1)">
            <text:p/>
          </table:table-cell>
          <table:table-cell table:style-name="ce3" table:formula="oooc:=MID([.$C409];5;1)">
            <text:p/>
          </table:table-cell>
          <table:table-cell table:style-name="ce3" table:formula="oooc:=MID([.$C409];6;1)">
            <text:p/>
          </table:table-cell>
          <table:table-cell table:style-name="ce3" table:formula="oooc:=MID([.$C409];7;1)">
            <text:p/>
          </table:table-cell>
          <table:table-cell table:style-name="ce3" table:formula="oooc:=MID([.$C40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1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10];1;1)">
            <text:p/>
          </table:table-cell>
          <table:table-cell table:style-name="ce3" table:formula="oooc:=MID([.$C410];2;1)">
            <text:p/>
          </table:table-cell>
          <table:table-cell table:style-name="ce3" table:formula="oooc:=MID([.$C410];3;1)">
            <text:p/>
          </table:table-cell>
          <table:table-cell table:style-name="ce3" table:formula="oooc:=MID([.$C410];5;1)">
            <text:p/>
          </table:table-cell>
          <table:table-cell table:style-name="ce3" table:formula="oooc:=MID([.$C410];6;1)">
            <text:p/>
          </table:table-cell>
          <table:table-cell table:style-name="ce3" table:formula="oooc:=MID([.$C410];7;1)">
            <text:p/>
          </table:table-cell>
          <table:table-cell table:style-name="ce3" table:formula="oooc:=MID([.$C41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1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11];1;1)">
            <text:p/>
          </table:table-cell>
          <table:table-cell table:style-name="ce3" table:formula="oooc:=MID([.$C411];2;1)">
            <text:p/>
          </table:table-cell>
          <table:table-cell table:style-name="ce3" table:formula="oooc:=MID([.$C411];3;1)">
            <text:p/>
          </table:table-cell>
          <table:table-cell table:style-name="ce3" table:formula="oooc:=MID([.$C411];5;1)">
            <text:p/>
          </table:table-cell>
          <table:table-cell table:style-name="ce3" table:formula="oooc:=MID([.$C411];6;1)">
            <text:p/>
          </table:table-cell>
          <table:table-cell table:style-name="ce3" table:formula="oooc:=MID([.$C411];7;1)">
            <text:p/>
          </table:table-cell>
          <table:table-cell table:style-name="ce3" table:formula="oooc:=MID([.$C41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1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12];1;1)">
            <text:p/>
          </table:table-cell>
          <table:table-cell table:style-name="ce3" table:formula="oooc:=MID([.$C412];2;1)">
            <text:p/>
          </table:table-cell>
          <table:table-cell table:style-name="ce3" table:formula="oooc:=MID([.$C412];3;1)">
            <text:p/>
          </table:table-cell>
          <table:table-cell table:style-name="ce3" table:formula="oooc:=MID([.$C412];5;1)">
            <text:p/>
          </table:table-cell>
          <table:table-cell table:style-name="ce3" table:formula="oooc:=MID([.$C412];6;1)">
            <text:p/>
          </table:table-cell>
          <table:table-cell table:style-name="ce3" table:formula="oooc:=MID([.$C412];7;1)">
            <text:p/>
          </table:table-cell>
          <table:table-cell table:style-name="ce3" table:formula="oooc:=MID([.$C41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1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13];1;1)">
            <text:p/>
          </table:table-cell>
          <table:table-cell table:style-name="ce3" table:formula="oooc:=MID([.$C413];2;1)">
            <text:p/>
          </table:table-cell>
          <table:table-cell table:style-name="ce3" table:formula="oooc:=MID([.$C413];3;1)">
            <text:p/>
          </table:table-cell>
          <table:table-cell table:style-name="ce3" table:formula="oooc:=MID([.$C413];5;1)">
            <text:p/>
          </table:table-cell>
          <table:table-cell table:style-name="ce3" table:formula="oooc:=MID([.$C413];6;1)">
            <text:p/>
          </table:table-cell>
          <table:table-cell table:style-name="ce3" table:formula="oooc:=MID([.$C413];7;1)">
            <text:p/>
          </table:table-cell>
          <table:table-cell table:style-name="ce3" table:formula="oooc:=MID([.$C41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1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14];1;1)">
            <text:p/>
          </table:table-cell>
          <table:table-cell table:style-name="ce3" table:formula="oooc:=MID([.$C414];2;1)">
            <text:p/>
          </table:table-cell>
          <table:table-cell table:style-name="ce3" table:formula="oooc:=MID([.$C414];3;1)">
            <text:p/>
          </table:table-cell>
          <table:table-cell table:style-name="ce3" table:formula="oooc:=MID([.$C414];5;1)">
            <text:p/>
          </table:table-cell>
          <table:table-cell table:style-name="ce3" table:formula="oooc:=MID([.$C414];6;1)">
            <text:p/>
          </table:table-cell>
          <table:table-cell table:style-name="ce3" table:formula="oooc:=MID([.$C414];7;1)">
            <text:p/>
          </table:table-cell>
          <table:table-cell table:style-name="ce3" table:formula="oooc:=MID([.$C41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1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15];1;1)">
            <text:p/>
          </table:table-cell>
          <table:table-cell table:style-name="ce3" table:formula="oooc:=MID([.$C415];2;1)">
            <text:p/>
          </table:table-cell>
          <table:table-cell table:style-name="ce3" table:formula="oooc:=MID([.$C415];3;1)">
            <text:p/>
          </table:table-cell>
          <table:table-cell table:style-name="ce3" table:formula="oooc:=MID([.$C415];5;1)">
            <text:p/>
          </table:table-cell>
          <table:table-cell table:style-name="ce3" table:formula="oooc:=MID([.$C415];6;1)">
            <text:p/>
          </table:table-cell>
          <table:table-cell table:style-name="ce3" table:formula="oooc:=MID([.$C415];7;1)">
            <text:p/>
          </table:table-cell>
          <table:table-cell table:style-name="ce3" table:formula="oooc:=MID([.$C41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1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16];1;1)">
            <text:p/>
          </table:table-cell>
          <table:table-cell table:style-name="ce3" table:formula="oooc:=MID([.$C416];2;1)">
            <text:p/>
          </table:table-cell>
          <table:table-cell table:style-name="ce3" table:formula="oooc:=MID([.$C416];3;1)">
            <text:p/>
          </table:table-cell>
          <table:table-cell table:style-name="ce3" table:formula="oooc:=MID([.$C416];5;1)">
            <text:p/>
          </table:table-cell>
          <table:table-cell table:style-name="ce3" table:formula="oooc:=MID([.$C416];6;1)">
            <text:p/>
          </table:table-cell>
          <table:table-cell table:style-name="ce3" table:formula="oooc:=MID([.$C416];7;1)">
            <text:p/>
          </table:table-cell>
          <table:table-cell table:style-name="ce3" table:formula="oooc:=MID([.$C41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1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17];1;1)">
            <text:p/>
          </table:table-cell>
          <table:table-cell table:style-name="ce3" table:formula="oooc:=MID([.$C417];2;1)">
            <text:p/>
          </table:table-cell>
          <table:table-cell table:style-name="ce3" table:formula="oooc:=MID([.$C417];3;1)">
            <text:p/>
          </table:table-cell>
          <table:table-cell table:style-name="ce3" table:formula="oooc:=MID([.$C417];5;1)">
            <text:p/>
          </table:table-cell>
          <table:table-cell table:style-name="ce3" table:formula="oooc:=MID([.$C417];6;1)">
            <text:p/>
          </table:table-cell>
          <table:table-cell table:style-name="ce3" table:formula="oooc:=MID([.$C417];7;1)">
            <text:p/>
          </table:table-cell>
          <table:table-cell table:style-name="ce3" table:formula="oooc:=MID([.$C41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1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18];1;1)">
            <text:p/>
          </table:table-cell>
          <table:table-cell table:style-name="ce3" table:formula="oooc:=MID([.$C418];2;1)">
            <text:p/>
          </table:table-cell>
          <table:table-cell table:style-name="ce3" table:formula="oooc:=MID([.$C418];3;1)">
            <text:p/>
          </table:table-cell>
          <table:table-cell table:style-name="ce3" table:formula="oooc:=MID([.$C418];5;1)">
            <text:p/>
          </table:table-cell>
          <table:table-cell table:style-name="ce3" table:formula="oooc:=MID([.$C418];6;1)">
            <text:p/>
          </table:table-cell>
          <table:table-cell table:style-name="ce3" table:formula="oooc:=MID([.$C418];7;1)">
            <text:p/>
          </table:table-cell>
          <table:table-cell table:style-name="ce3" table:formula="oooc:=MID([.$C41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1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19];1;1)">
            <text:p/>
          </table:table-cell>
          <table:table-cell table:style-name="ce3" table:formula="oooc:=MID([.$C419];2;1)">
            <text:p/>
          </table:table-cell>
          <table:table-cell table:style-name="ce3" table:formula="oooc:=MID([.$C419];3;1)">
            <text:p/>
          </table:table-cell>
          <table:table-cell table:style-name="ce3" table:formula="oooc:=MID([.$C419];5;1)">
            <text:p/>
          </table:table-cell>
          <table:table-cell table:style-name="ce3" table:formula="oooc:=MID([.$C419];6;1)">
            <text:p/>
          </table:table-cell>
          <table:table-cell table:style-name="ce3" table:formula="oooc:=MID([.$C419];7;1)">
            <text:p/>
          </table:table-cell>
          <table:table-cell table:style-name="ce3" table:formula="oooc:=MID([.$C41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2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20];1;1)">
            <text:p/>
          </table:table-cell>
          <table:table-cell table:style-name="ce3" table:formula="oooc:=MID([.$C420];2;1)">
            <text:p/>
          </table:table-cell>
          <table:table-cell table:style-name="ce3" table:formula="oooc:=MID([.$C420];3;1)">
            <text:p/>
          </table:table-cell>
          <table:table-cell table:style-name="ce3" table:formula="oooc:=MID([.$C420];5;1)">
            <text:p/>
          </table:table-cell>
          <table:table-cell table:style-name="ce3" table:formula="oooc:=MID([.$C420];6;1)">
            <text:p/>
          </table:table-cell>
          <table:table-cell table:style-name="ce3" table:formula="oooc:=MID([.$C420];7;1)">
            <text:p/>
          </table:table-cell>
          <table:table-cell table:style-name="ce3" table:formula="oooc:=MID([.$C42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2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21];1;1)">
            <text:p/>
          </table:table-cell>
          <table:table-cell table:style-name="ce3" table:formula="oooc:=MID([.$C421];2;1)">
            <text:p/>
          </table:table-cell>
          <table:table-cell table:style-name="ce3" table:formula="oooc:=MID([.$C421];3;1)">
            <text:p/>
          </table:table-cell>
          <table:table-cell table:style-name="ce3" table:formula="oooc:=MID([.$C421];5;1)">
            <text:p/>
          </table:table-cell>
          <table:table-cell table:style-name="ce3" table:formula="oooc:=MID([.$C421];6;1)">
            <text:p/>
          </table:table-cell>
          <table:table-cell table:style-name="ce3" table:formula="oooc:=MID([.$C421];7;1)">
            <text:p/>
          </table:table-cell>
          <table:table-cell table:style-name="ce3" table:formula="oooc:=MID([.$C42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2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22];1;1)">
            <text:p/>
          </table:table-cell>
          <table:table-cell table:style-name="ce3" table:formula="oooc:=MID([.$C422];2;1)">
            <text:p/>
          </table:table-cell>
          <table:table-cell table:style-name="ce3" table:formula="oooc:=MID([.$C422];3;1)">
            <text:p/>
          </table:table-cell>
          <table:table-cell table:style-name="ce3" table:formula="oooc:=MID([.$C422];5;1)">
            <text:p/>
          </table:table-cell>
          <table:table-cell table:style-name="ce3" table:formula="oooc:=MID([.$C422];6;1)">
            <text:p/>
          </table:table-cell>
          <table:table-cell table:style-name="ce3" table:formula="oooc:=MID([.$C422];7;1)">
            <text:p/>
          </table:table-cell>
          <table:table-cell table:style-name="ce3" table:formula="oooc:=MID([.$C42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2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23];1;1)">
            <text:p/>
          </table:table-cell>
          <table:table-cell table:style-name="ce3" table:formula="oooc:=MID([.$C423];2;1)">
            <text:p/>
          </table:table-cell>
          <table:table-cell table:style-name="ce3" table:formula="oooc:=MID([.$C423];3;1)">
            <text:p/>
          </table:table-cell>
          <table:table-cell table:style-name="ce3" table:formula="oooc:=MID([.$C423];5;1)">
            <text:p/>
          </table:table-cell>
          <table:table-cell table:style-name="ce3" table:formula="oooc:=MID([.$C423];6;1)">
            <text:p/>
          </table:table-cell>
          <table:table-cell table:style-name="ce3" table:formula="oooc:=MID([.$C423];7;1)">
            <text:p/>
          </table:table-cell>
          <table:table-cell table:style-name="ce3" table:formula="oooc:=MID([.$C42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2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24];1;1)">
            <text:p/>
          </table:table-cell>
          <table:table-cell table:style-name="ce3" table:formula="oooc:=MID([.$C424];2;1)">
            <text:p/>
          </table:table-cell>
          <table:table-cell table:style-name="ce3" table:formula="oooc:=MID([.$C424];3;1)">
            <text:p/>
          </table:table-cell>
          <table:table-cell table:style-name="ce3" table:formula="oooc:=MID([.$C424];5;1)">
            <text:p/>
          </table:table-cell>
          <table:table-cell table:style-name="ce3" table:formula="oooc:=MID([.$C424];6;1)">
            <text:p/>
          </table:table-cell>
          <table:table-cell table:style-name="ce3" table:formula="oooc:=MID([.$C424];7;1)">
            <text:p/>
          </table:table-cell>
          <table:table-cell table:style-name="ce3" table:formula="oooc:=MID([.$C42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2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25];1;1)">
            <text:p/>
          </table:table-cell>
          <table:table-cell table:style-name="ce3" table:formula="oooc:=MID([.$C425];2;1)">
            <text:p/>
          </table:table-cell>
          <table:table-cell table:style-name="ce3" table:formula="oooc:=MID([.$C425];3;1)">
            <text:p/>
          </table:table-cell>
          <table:table-cell table:style-name="ce3" table:formula="oooc:=MID([.$C425];5;1)">
            <text:p/>
          </table:table-cell>
          <table:table-cell table:style-name="ce3" table:formula="oooc:=MID([.$C425];6;1)">
            <text:p/>
          </table:table-cell>
          <table:table-cell table:style-name="ce3" table:formula="oooc:=MID([.$C425];7;1)">
            <text:p/>
          </table:table-cell>
          <table:table-cell table:style-name="ce3" table:formula="oooc:=MID([.$C42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2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26];1;1)">
            <text:p/>
          </table:table-cell>
          <table:table-cell table:style-name="ce3" table:formula="oooc:=MID([.$C426];2;1)">
            <text:p/>
          </table:table-cell>
          <table:table-cell table:style-name="ce3" table:formula="oooc:=MID([.$C426];3;1)">
            <text:p/>
          </table:table-cell>
          <table:table-cell table:style-name="ce3" table:formula="oooc:=MID([.$C426];5;1)">
            <text:p/>
          </table:table-cell>
          <table:table-cell table:style-name="ce3" table:formula="oooc:=MID([.$C426];6;1)">
            <text:p/>
          </table:table-cell>
          <table:table-cell table:style-name="ce3" table:formula="oooc:=MID([.$C426];7;1)">
            <text:p/>
          </table:table-cell>
          <table:table-cell table:style-name="ce3" table:formula="oooc:=MID([.$C42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2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27];1;1)">
            <text:p/>
          </table:table-cell>
          <table:table-cell table:style-name="ce3" table:formula="oooc:=MID([.$C427];2;1)">
            <text:p/>
          </table:table-cell>
          <table:table-cell table:style-name="ce3" table:formula="oooc:=MID([.$C427];3;1)">
            <text:p/>
          </table:table-cell>
          <table:table-cell table:style-name="ce3" table:formula="oooc:=MID([.$C427];5;1)">
            <text:p/>
          </table:table-cell>
          <table:table-cell table:style-name="ce3" table:formula="oooc:=MID([.$C427];6;1)">
            <text:p/>
          </table:table-cell>
          <table:table-cell table:style-name="ce3" table:formula="oooc:=MID([.$C427];7;1)">
            <text:p/>
          </table:table-cell>
          <table:table-cell table:style-name="ce3" table:formula="oooc:=MID([.$C42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2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28];1;1)">
            <text:p/>
          </table:table-cell>
          <table:table-cell table:style-name="ce3" table:formula="oooc:=MID([.$C428];2;1)">
            <text:p/>
          </table:table-cell>
          <table:table-cell table:style-name="ce3" table:formula="oooc:=MID([.$C428];3;1)">
            <text:p/>
          </table:table-cell>
          <table:table-cell table:style-name="ce3" table:formula="oooc:=MID([.$C428];5;1)">
            <text:p/>
          </table:table-cell>
          <table:table-cell table:style-name="ce3" table:formula="oooc:=MID([.$C428];6;1)">
            <text:p/>
          </table:table-cell>
          <table:table-cell table:style-name="ce3" table:formula="oooc:=MID([.$C428];7;1)">
            <text:p/>
          </table:table-cell>
          <table:table-cell table:style-name="ce3" table:formula="oooc:=MID([.$C42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2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29];1;1)">
            <text:p/>
          </table:table-cell>
          <table:table-cell table:style-name="ce3" table:formula="oooc:=MID([.$C429];2;1)">
            <text:p/>
          </table:table-cell>
          <table:table-cell table:style-name="ce3" table:formula="oooc:=MID([.$C429];3;1)">
            <text:p/>
          </table:table-cell>
          <table:table-cell table:style-name="ce3" table:formula="oooc:=MID([.$C429];5;1)">
            <text:p/>
          </table:table-cell>
          <table:table-cell table:style-name="ce3" table:formula="oooc:=MID([.$C429];6;1)">
            <text:p/>
          </table:table-cell>
          <table:table-cell table:style-name="ce3" table:formula="oooc:=MID([.$C429];7;1)">
            <text:p/>
          </table:table-cell>
          <table:table-cell table:style-name="ce3" table:formula="oooc:=MID([.$C42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3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30];1;1)">
            <text:p/>
          </table:table-cell>
          <table:table-cell table:style-name="ce3" table:formula="oooc:=MID([.$C430];2;1)">
            <text:p/>
          </table:table-cell>
          <table:table-cell table:style-name="ce3" table:formula="oooc:=MID([.$C430];3;1)">
            <text:p/>
          </table:table-cell>
          <table:table-cell table:style-name="ce3" table:formula="oooc:=MID([.$C430];5;1)">
            <text:p/>
          </table:table-cell>
          <table:table-cell table:style-name="ce3" table:formula="oooc:=MID([.$C430];6;1)">
            <text:p/>
          </table:table-cell>
          <table:table-cell table:style-name="ce3" table:formula="oooc:=MID([.$C430];7;1)">
            <text:p/>
          </table:table-cell>
          <table:table-cell table:style-name="ce3" table:formula="oooc:=MID([.$C43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3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31];1;1)">
            <text:p/>
          </table:table-cell>
          <table:table-cell table:style-name="ce3" table:formula="oooc:=MID([.$C431];2;1)">
            <text:p/>
          </table:table-cell>
          <table:table-cell table:style-name="ce3" table:formula="oooc:=MID([.$C431];3;1)">
            <text:p/>
          </table:table-cell>
          <table:table-cell table:style-name="ce3" table:formula="oooc:=MID([.$C431];5;1)">
            <text:p/>
          </table:table-cell>
          <table:table-cell table:style-name="ce3" table:formula="oooc:=MID([.$C431];6;1)">
            <text:p/>
          </table:table-cell>
          <table:table-cell table:style-name="ce3" table:formula="oooc:=MID([.$C431];7;1)">
            <text:p/>
          </table:table-cell>
          <table:table-cell table:style-name="ce3" table:formula="oooc:=MID([.$C43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3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32];1;1)">
            <text:p/>
          </table:table-cell>
          <table:table-cell table:style-name="ce3" table:formula="oooc:=MID([.$C432];2;1)">
            <text:p/>
          </table:table-cell>
          <table:table-cell table:style-name="ce3" table:formula="oooc:=MID([.$C432];3;1)">
            <text:p/>
          </table:table-cell>
          <table:table-cell table:style-name="ce3" table:formula="oooc:=MID([.$C432];5;1)">
            <text:p/>
          </table:table-cell>
          <table:table-cell table:style-name="ce3" table:formula="oooc:=MID([.$C432];6;1)">
            <text:p/>
          </table:table-cell>
          <table:table-cell table:style-name="ce3" table:formula="oooc:=MID([.$C432];7;1)">
            <text:p/>
          </table:table-cell>
          <table:table-cell table:style-name="ce3" table:formula="oooc:=MID([.$C43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3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33];1;1)">
            <text:p/>
          </table:table-cell>
          <table:table-cell table:style-name="ce3" table:formula="oooc:=MID([.$C433];2;1)">
            <text:p/>
          </table:table-cell>
          <table:table-cell table:style-name="ce3" table:formula="oooc:=MID([.$C433];3;1)">
            <text:p/>
          </table:table-cell>
          <table:table-cell table:style-name="ce3" table:formula="oooc:=MID([.$C433];5;1)">
            <text:p/>
          </table:table-cell>
          <table:table-cell table:style-name="ce3" table:formula="oooc:=MID([.$C433];6;1)">
            <text:p/>
          </table:table-cell>
          <table:table-cell table:style-name="ce3" table:formula="oooc:=MID([.$C433];7;1)">
            <text:p/>
          </table:table-cell>
          <table:table-cell table:style-name="ce3" table:formula="oooc:=MID([.$C43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3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34];1;1)">
            <text:p/>
          </table:table-cell>
          <table:table-cell table:style-name="ce3" table:formula="oooc:=MID([.$C434];2;1)">
            <text:p/>
          </table:table-cell>
          <table:table-cell table:style-name="ce3" table:formula="oooc:=MID([.$C434];3;1)">
            <text:p/>
          </table:table-cell>
          <table:table-cell table:style-name="ce3" table:formula="oooc:=MID([.$C434];5;1)">
            <text:p/>
          </table:table-cell>
          <table:table-cell table:style-name="ce3" table:formula="oooc:=MID([.$C434];6;1)">
            <text:p/>
          </table:table-cell>
          <table:table-cell table:style-name="ce3" table:formula="oooc:=MID([.$C434];7;1)">
            <text:p/>
          </table:table-cell>
          <table:table-cell table:style-name="ce3" table:formula="oooc:=MID([.$C43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3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35];1;1)">
            <text:p/>
          </table:table-cell>
          <table:table-cell table:style-name="ce3" table:formula="oooc:=MID([.$C435];2;1)">
            <text:p/>
          </table:table-cell>
          <table:table-cell table:style-name="ce3" table:formula="oooc:=MID([.$C435];3;1)">
            <text:p/>
          </table:table-cell>
          <table:table-cell table:style-name="ce3" table:formula="oooc:=MID([.$C435];5;1)">
            <text:p/>
          </table:table-cell>
          <table:table-cell table:style-name="ce3" table:formula="oooc:=MID([.$C435];6;1)">
            <text:p/>
          </table:table-cell>
          <table:table-cell table:style-name="ce3" table:formula="oooc:=MID([.$C435];7;1)">
            <text:p/>
          </table:table-cell>
          <table:table-cell table:style-name="ce3" table:formula="oooc:=MID([.$C43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3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36];1;1)">
            <text:p/>
          </table:table-cell>
          <table:table-cell table:style-name="ce3" table:formula="oooc:=MID([.$C436];2;1)">
            <text:p/>
          </table:table-cell>
          <table:table-cell table:style-name="ce3" table:formula="oooc:=MID([.$C436];3;1)">
            <text:p/>
          </table:table-cell>
          <table:table-cell table:style-name="ce3" table:formula="oooc:=MID([.$C436];5;1)">
            <text:p/>
          </table:table-cell>
          <table:table-cell table:style-name="ce3" table:formula="oooc:=MID([.$C436];6;1)">
            <text:p/>
          </table:table-cell>
          <table:table-cell table:style-name="ce3" table:formula="oooc:=MID([.$C436];7;1)">
            <text:p/>
          </table:table-cell>
          <table:table-cell table:style-name="ce3" table:formula="oooc:=MID([.$C43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3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37];1;1)">
            <text:p/>
          </table:table-cell>
          <table:table-cell table:style-name="ce3" table:formula="oooc:=MID([.$C437];2;1)">
            <text:p/>
          </table:table-cell>
          <table:table-cell table:style-name="ce3" table:formula="oooc:=MID([.$C437];3;1)">
            <text:p/>
          </table:table-cell>
          <table:table-cell table:style-name="ce3" table:formula="oooc:=MID([.$C437];5;1)">
            <text:p/>
          </table:table-cell>
          <table:table-cell table:style-name="ce3" table:formula="oooc:=MID([.$C437];6;1)">
            <text:p/>
          </table:table-cell>
          <table:table-cell table:style-name="ce3" table:formula="oooc:=MID([.$C437];7;1)">
            <text:p/>
          </table:table-cell>
          <table:table-cell table:style-name="ce3" table:formula="oooc:=MID([.$C43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3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38];1;1)">
            <text:p/>
          </table:table-cell>
          <table:table-cell table:style-name="ce3" table:formula="oooc:=MID([.$C438];2;1)">
            <text:p/>
          </table:table-cell>
          <table:table-cell table:style-name="ce3" table:formula="oooc:=MID([.$C438];3;1)">
            <text:p/>
          </table:table-cell>
          <table:table-cell table:style-name="ce3" table:formula="oooc:=MID([.$C438];5;1)">
            <text:p/>
          </table:table-cell>
          <table:table-cell table:style-name="ce3" table:formula="oooc:=MID([.$C438];6;1)">
            <text:p/>
          </table:table-cell>
          <table:table-cell table:style-name="ce3" table:formula="oooc:=MID([.$C438];7;1)">
            <text:p/>
          </table:table-cell>
          <table:table-cell table:style-name="ce3" table:formula="oooc:=MID([.$C43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3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39];1;1)">
            <text:p/>
          </table:table-cell>
          <table:table-cell table:style-name="ce3" table:formula="oooc:=MID([.$C439];2;1)">
            <text:p/>
          </table:table-cell>
          <table:table-cell table:style-name="ce3" table:formula="oooc:=MID([.$C439];3;1)">
            <text:p/>
          </table:table-cell>
          <table:table-cell table:style-name="ce3" table:formula="oooc:=MID([.$C439];5;1)">
            <text:p/>
          </table:table-cell>
          <table:table-cell table:style-name="ce3" table:formula="oooc:=MID([.$C439];6;1)">
            <text:p/>
          </table:table-cell>
          <table:table-cell table:style-name="ce3" table:formula="oooc:=MID([.$C439];7;1)">
            <text:p/>
          </table:table-cell>
          <table:table-cell table:style-name="ce3" table:formula="oooc:=MID([.$C43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4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40];1;1)">
            <text:p/>
          </table:table-cell>
          <table:table-cell table:style-name="ce3" table:formula="oooc:=MID([.$C440];2;1)">
            <text:p/>
          </table:table-cell>
          <table:table-cell table:style-name="ce3" table:formula="oooc:=MID([.$C440];3;1)">
            <text:p/>
          </table:table-cell>
          <table:table-cell table:style-name="ce3" table:formula="oooc:=MID([.$C440];5;1)">
            <text:p/>
          </table:table-cell>
          <table:table-cell table:style-name="ce3" table:formula="oooc:=MID([.$C440];6;1)">
            <text:p/>
          </table:table-cell>
          <table:table-cell table:style-name="ce3" table:formula="oooc:=MID([.$C440];7;1)">
            <text:p/>
          </table:table-cell>
          <table:table-cell table:style-name="ce3" table:formula="oooc:=MID([.$C44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4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41];1;1)">
            <text:p/>
          </table:table-cell>
          <table:table-cell table:style-name="ce3" table:formula="oooc:=MID([.$C441];2;1)">
            <text:p/>
          </table:table-cell>
          <table:table-cell table:style-name="ce3" table:formula="oooc:=MID([.$C441];3;1)">
            <text:p/>
          </table:table-cell>
          <table:table-cell table:style-name="ce3" table:formula="oooc:=MID([.$C441];5;1)">
            <text:p/>
          </table:table-cell>
          <table:table-cell table:style-name="ce3" table:formula="oooc:=MID([.$C441];6;1)">
            <text:p/>
          </table:table-cell>
          <table:table-cell table:style-name="ce3" table:formula="oooc:=MID([.$C441];7;1)">
            <text:p/>
          </table:table-cell>
          <table:table-cell table:style-name="ce3" table:formula="oooc:=MID([.$C44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4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42];1;1)">
            <text:p/>
          </table:table-cell>
          <table:table-cell table:style-name="ce3" table:formula="oooc:=MID([.$C442];2;1)">
            <text:p/>
          </table:table-cell>
          <table:table-cell table:style-name="ce3" table:formula="oooc:=MID([.$C442];3;1)">
            <text:p/>
          </table:table-cell>
          <table:table-cell table:style-name="ce3" table:formula="oooc:=MID([.$C442];5;1)">
            <text:p/>
          </table:table-cell>
          <table:table-cell table:style-name="ce3" table:formula="oooc:=MID([.$C442];6;1)">
            <text:p/>
          </table:table-cell>
          <table:table-cell table:style-name="ce3" table:formula="oooc:=MID([.$C442];7;1)">
            <text:p/>
          </table:table-cell>
          <table:table-cell table:style-name="ce3" table:formula="oooc:=MID([.$C44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4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43];1;1)">
            <text:p/>
          </table:table-cell>
          <table:table-cell table:style-name="ce3" table:formula="oooc:=MID([.$C443];2;1)">
            <text:p/>
          </table:table-cell>
          <table:table-cell table:style-name="ce3" table:formula="oooc:=MID([.$C443];3;1)">
            <text:p/>
          </table:table-cell>
          <table:table-cell table:style-name="ce3" table:formula="oooc:=MID([.$C443];5;1)">
            <text:p/>
          </table:table-cell>
          <table:table-cell table:style-name="ce3" table:formula="oooc:=MID([.$C443];6;1)">
            <text:p/>
          </table:table-cell>
          <table:table-cell table:style-name="ce3" table:formula="oooc:=MID([.$C443];7;1)">
            <text:p/>
          </table:table-cell>
          <table:table-cell table:style-name="ce3" table:formula="oooc:=MID([.$C44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4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44];1;1)">
            <text:p/>
          </table:table-cell>
          <table:table-cell table:style-name="ce3" table:formula="oooc:=MID([.$C444];2;1)">
            <text:p/>
          </table:table-cell>
          <table:table-cell table:style-name="ce3" table:formula="oooc:=MID([.$C444];3;1)">
            <text:p/>
          </table:table-cell>
          <table:table-cell table:style-name="ce3" table:formula="oooc:=MID([.$C444];5;1)">
            <text:p/>
          </table:table-cell>
          <table:table-cell table:style-name="ce3" table:formula="oooc:=MID([.$C444];6;1)">
            <text:p/>
          </table:table-cell>
          <table:table-cell table:style-name="ce3" table:formula="oooc:=MID([.$C444];7;1)">
            <text:p/>
          </table:table-cell>
          <table:table-cell table:style-name="ce3" table:formula="oooc:=MID([.$C44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4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45];1;1)">
            <text:p/>
          </table:table-cell>
          <table:table-cell table:style-name="ce3" table:formula="oooc:=MID([.$C445];2;1)">
            <text:p/>
          </table:table-cell>
          <table:table-cell table:style-name="ce3" table:formula="oooc:=MID([.$C445];3;1)">
            <text:p/>
          </table:table-cell>
          <table:table-cell table:style-name="ce3" table:formula="oooc:=MID([.$C445];5;1)">
            <text:p/>
          </table:table-cell>
          <table:table-cell table:style-name="ce3" table:formula="oooc:=MID([.$C445];6;1)">
            <text:p/>
          </table:table-cell>
          <table:table-cell table:style-name="ce3" table:formula="oooc:=MID([.$C445];7;1)">
            <text:p/>
          </table:table-cell>
          <table:table-cell table:style-name="ce3" table:formula="oooc:=MID([.$C44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4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46];1;1)">
            <text:p/>
          </table:table-cell>
          <table:table-cell table:style-name="ce3" table:formula="oooc:=MID([.$C446];2;1)">
            <text:p/>
          </table:table-cell>
          <table:table-cell table:style-name="ce3" table:formula="oooc:=MID([.$C446];3;1)">
            <text:p/>
          </table:table-cell>
          <table:table-cell table:style-name="ce3" table:formula="oooc:=MID([.$C446];5;1)">
            <text:p/>
          </table:table-cell>
          <table:table-cell table:style-name="ce3" table:formula="oooc:=MID([.$C446];6;1)">
            <text:p/>
          </table:table-cell>
          <table:table-cell table:style-name="ce3" table:formula="oooc:=MID([.$C446];7;1)">
            <text:p/>
          </table:table-cell>
          <table:table-cell table:style-name="ce3" table:formula="oooc:=MID([.$C44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4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47];1;1)">
            <text:p/>
          </table:table-cell>
          <table:table-cell table:style-name="ce3" table:formula="oooc:=MID([.$C447];2;1)">
            <text:p/>
          </table:table-cell>
          <table:table-cell table:style-name="ce3" table:formula="oooc:=MID([.$C447];3;1)">
            <text:p/>
          </table:table-cell>
          <table:table-cell table:style-name="ce3" table:formula="oooc:=MID([.$C447];5;1)">
            <text:p/>
          </table:table-cell>
          <table:table-cell table:style-name="ce3" table:formula="oooc:=MID([.$C447];6;1)">
            <text:p/>
          </table:table-cell>
          <table:table-cell table:style-name="ce3" table:formula="oooc:=MID([.$C447];7;1)">
            <text:p/>
          </table:table-cell>
          <table:table-cell table:style-name="ce3" table:formula="oooc:=MID([.$C44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4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48];1;1)">
            <text:p/>
          </table:table-cell>
          <table:table-cell table:style-name="ce3" table:formula="oooc:=MID([.$C448];2;1)">
            <text:p/>
          </table:table-cell>
          <table:table-cell table:style-name="ce3" table:formula="oooc:=MID([.$C448];3;1)">
            <text:p/>
          </table:table-cell>
          <table:table-cell table:style-name="ce3" table:formula="oooc:=MID([.$C448];5;1)">
            <text:p/>
          </table:table-cell>
          <table:table-cell table:style-name="ce3" table:formula="oooc:=MID([.$C448];6;1)">
            <text:p/>
          </table:table-cell>
          <table:table-cell table:style-name="ce3" table:formula="oooc:=MID([.$C448];7;1)">
            <text:p/>
          </table:table-cell>
          <table:table-cell table:style-name="ce3" table:formula="oooc:=MID([.$C44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4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49];1;1)">
            <text:p/>
          </table:table-cell>
          <table:table-cell table:style-name="ce3" table:formula="oooc:=MID([.$C449];2;1)">
            <text:p/>
          </table:table-cell>
          <table:table-cell table:style-name="ce3" table:formula="oooc:=MID([.$C449];3;1)">
            <text:p/>
          </table:table-cell>
          <table:table-cell table:style-name="ce3" table:formula="oooc:=MID([.$C449];5;1)">
            <text:p/>
          </table:table-cell>
          <table:table-cell table:style-name="ce3" table:formula="oooc:=MID([.$C449];6;1)">
            <text:p/>
          </table:table-cell>
          <table:table-cell table:style-name="ce3" table:formula="oooc:=MID([.$C449];7;1)">
            <text:p/>
          </table:table-cell>
          <table:table-cell table:style-name="ce3" table:formula="oooc:=MID([.$C44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5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50];1;1)">
            <text:p/>
          </table:table-cell>
          <table:table-cell table:style-name="ce3" table:formula="oooc:=MID([.$C450];2;1)">
            <text:p/>
          </table:table-cell>
          <table:table-cell table:style-name="ce3" table:formula="oooc:=MID([.$C450];3;1)">
            <text:p/>
          </table:table-cell>
          <table:table-cell table:style-name="ce3" table:formula="oooc:=MID([.$C450];5;1)">
            <text:p/>
          </table:table-cell>
          <table:table-cell table:style-name="ce3" table:formula="oooc:=MID([.$C450];6;1)">
            <text:p/>
          </table:table-cell>
          <table:table-cell table:style-name="ce3" table:formula="oooc:=MID([.$C450];7;1)">
            <text:p/>
          </table:table-cell>
          <table:table-cell table:style-name="ce3" table:formula="oooc:=MID([.$C45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5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51];1;1)">
            <text:p/>
          </table:table-cell>
          <table:table-cell table:style-name="ce3" table:formula="oooc:=MID([.$C451];2;1)">
            <text:p/>
          </table:table-cell>
          <table:table-cell table:style-name="ce3" table:formula="oooc:=MID([.$C451];3;1)">
            <text:p/>
          </table:table-cell>
          <table:table-cell table:style-name="ce3" table:formula="oooc:=MID([.$C451];5;1)">
            <text:p/>
          </table:table-cell>
          <table:table-cell table:style-name="ce3" table:formula="oooc:=MID([.$C451];6;1)">
            <text:p/>
          </table:table-cell>
          <table:table-cell table:style-name="ce3" table:formula="oooc:=MID([.$C451];7;1)">
            <text:p/>
          </table:table-cell>
          <table:table-cell table:style-name="ce3" table:formula="oooc:=MID([.$C45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5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52];1;1)">
            <text:p/>
          </table:table-cell>
          <table:table-cell table:style-name="ce3" table:formula="oooc:=MID([.$C452];2;1)">
            <text:p/>
          </table:table-cell>
          <table:table-cell table:style-name="ce3" table:formula="oooc:=MID([.$C452];3;1)">
            <text:p/>
          </table:table-cell>
          <table:table-cell table:style-name="ce3" table:formula="oooc:=MID([.$C452];5;1)">
            <text:p/>
          </table:table-cell>
          <table:table-cell table:style-name="ce3" table:formula="oooc:=MID([.$C452];6;1)">
            <text:p/>
          </table:table-cell>
          <table:table-cell table:style-name="ce3" table:formula="oooc:=MID([.$C452];7;1)">
            <text:p/>
          </table:table-cell>
          <table:table-cell table:style-name="ce3" table:formula="oooc:=MID([.$C45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5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53];1;1)">
            <text:p/>
          </table:table-cell>
          <table:table-cell table:style-name="ce3" table:formula="oooc:=MID([.$C453];2;1)">
            <text:p/>
          </table:table-cell>
          <table:table-cell table:style-name="ce3" table:formula="oooc:=MID([.$C453];3;1)">
            <text:p/>
          </table:table-cell>
          <table:table-cell table:style-name="ce3" table:formula="oooc:=MID([.$C453];5;1)">
            <text:p/>
          </table:table-cell>
          <table:table-cell table:style-name="ce3" table:formula="oooc:=MID([.$C453];6;1)">
            <text:p/>
          </table:table-cell>
          <table:table-cell table:style-name="ce3" table:formula="oooc:=MID([.$C453];7;1)">
            <text:p/>
          </table:table-cell>
          <table:table-cell table:style-name="ce3" table:formula="oooc:=MID([.$C45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5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54];1;1)">
            <text:p/>
          </table:table-cell>
          <table:table-cell table:style-name="ce3" table:formula="oooc:=MID([.$C454];2;1)">
            <text:p/>
          </table:table-cell>
          <table:table-cell table:style-name="ce3" table:formula="oooc:=MID([.$C454];3;1)">
            <text:p/>
          </table:table-cell>
          <table:table-cell table:style-name="ce3" table:formula="oooc:=MID([.$C454];5;1)">
            <text:p/>
          </table:table-cell>
          <table:table-cell table:style-name="ce3" table:formula="oooc:=MID([.$C454];6;1)">
            <text:p/>
          </table:table-cell>
          <table:table-cell table:style-name="ce3" table:formula="oooc:=MID([.$C454];7;1)">
            <text:p/>
          </table:table-cell>
          <table:table-cell table:style-name="ce3" table:formula="oooc:=MID([.$C45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5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55];1;1)">
            <text:p/>
          </table:table-cell>
          <table:table-cell table:style-name="ce3" table:formula="oooc:=MID([.$C455];2;1)">
            <text:p/>
          </table:table-cell>
          <table:table-cell table:style-name="ce3" table:formula="oooc:=MID([.$C455];3;1)">
            <text:p/>
          </table:table-cell>
          <table:table-cell table:style-name="ce3" table:formula="oooc:=MID([.$C455];5;1)">
            <text:p/>
          </table:table-cell>
          <table:table-cell table:style-name="ce3" table:formula="oooc:=MID([.$C455];6;1)">
            <text:p/>
          </table:table-cell>
          <table:table-cell table:style-name="ce3" table:formula="oooc:=MID([.$C455];7;1)">
            <text:p/>
          </table:table-cell>
          <table:table-cell table:style-name="ce3" table:formula="oooc:=MID([.$C45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5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56];1;1)">
            <text:p/>
          </table:table-cell>
          <table:table-cell table:style-name="ce3" table:formula="oooc:=MID([.$C456];2;1)">
            <text:p/>
          </table:table-cell>
          <table:table-cell table:style-name="ce3" table:formula="oooc:=MID([.$C456];3;1)">
            <text:p/>
          </table:table-cell>
          <table:table-cell table:style-name="ce3" table:formula="oooc:=MID([.$C456];5;1)">
            <text:p/>
          </table:table-cell>
          <table:table-cell table:style-name="ce3" table:formula="oooc:=MID([.$C456];6;1)">
            <text:p/>
          </table:table-cell>
          <table:table-cell table:style-name="ce3" table:formula="oooc:=MID([.$C456];7;1)">
            <text:p/>
          </table:table-cell>
          <table:table-cell table:style-name="ce3" table:formula="oooc:=MID([.$C45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5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57];1;1)">
            <text:p/>
          </table:table-cell>
          <table:table-cell table:style-name="ce3" table:formula="oooc:=MID([.$C457];2;1)">
            <text:p/>
          </table:table-cell>
          <table:table-cell table:style-name="ce3" table:formula="oooc:=MID([.$C457];3;1)">
            <text:p/>
          </table:table-cell>
          <table:table-cell table:style-name="ce3" table:formula="oooc:=MID([.$C457];5;1)">
            <text:p/>
          </table:table-cell>
          <table:table-cell table:style-name="ce3" table:formula="oooc:=MID([.$C457];6;1)">
            <text:p/>
          </table:table-cell>
          <table:table-cell table:style-name="ce3" table:formula="oooc:=MID([.$C457];7;1)">
            <text:p/>
          </table:table-cell>
          <table:table-cell table:style-name="ce3" table:formula="oooc:=MID([.$C45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5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58];1;1)">
            <text:p/>
          </table:table-cell>
          <table:table-cell table:style-name="ce3" table:formula="oooc:=MID([.$C458];2;1)">
            <text:p/>
          </table:table-cell>
          <table:table-cell table:style-name="ce3" table:formula="oooc:=MID([.$C458];3;1)">
            <text:p/>
          </table:table-cell>
          <table:table-cell table:style-name="ce3" table:formula="oooc:=MID([.$C458];5;1)">
            <text:p/>
          </table:table-cell>
          <table:table-cell table:style-name="ce3" table:formula="oooc:=MID([.$C458];6;1)">
            <text:p/>
          </table:table-cell>
          <table:table-cell table:style-name="ce3" table:formula="oooc:=MID([.$C458];7;1)">
            <text:p/>
          </table:table-cell>
          <table:table-cell table:style-name="ce3" table:formula="oooc:=MID([.$C45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5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59];1;1)">
            <text:p/>
          </table:table-cell>
          <table:table-cell table:style-name="ce3" table:formula="oooc:=MID([.$C459];2;1)">
            <text:p/>
          </table:table-cell>
          <table:table-cell table:style-name="ce3" table:formula="oooc:=MID([.$C459];3;1)">
            <text:p/>
          </table:table-cell>
          <table:table-cell table:style-name="ce3" table:formula="oooc:=MID([.$C459];5;1)">
            <text:p/>
          </table:table-cell>
          <table:table-cell table:style-name="ce3" table:formula="oooc:=MID([.$C459];6;1)">
            <text:p/>
          </table:table-cell>
          <table:table-cell table:style-name="ce3" table:formula="oooc:=MID([.$C459];7;1)">
            <text:p/>
          </table:table-cell>
          <table:table-cell table:style-name="ce3" table:formula="oooc:=MID([.$C45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6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60];1;1)">
            <text:p/>
          </table:table-cell>
          <table:table-cell table:style-name="ce3" table:formula="oooc:=MID([.$C460];2;1)">
            <text:p/>
          </table:table-cell>
          <table:table-cell table:style-name="ce3" table:formula="oooc:=MID([.$C460];3;1)">
            <text:p/>
          </table:table-cell>
          <table:table-cell table:style-name="ce3" table:formula="oooc:=MID([.$C460];5;1)">
            <text:p/>
          </table:table-cell>
          <table:table-cell table:style-name="ce3" table:formula="oooc:=MID([.$C460];6;1)">
            <text:p/>
          </table:table-cell>
          <table:table-cell table:style-name="ce3" table:formula="oooc:=MID([.$C460];7;1)">
            <text:p/>
          </table:table-cell>
          <table:table-cell table:style-name="ce3" table:formula="oooc:=MID([.$C46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6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61];1;1)">
            <text:p/>
          </table:table-cell>
          <table:table-cell table:style-name="ce3" table:formula="oooc:=MID([.$C461];2;1)">
            <text:p/>
          </table:table-cell>
          <table:table-cell table:style-name="ce3" table:formula="oooc:=MID([.$C461];3;1)">
            <text:p/>
          </table:table-cell>
          <table:table-cell table:style-name="ce3" table:formula="oooc:=MID([.$C461];5;1)">
            <text:p/>
          </table:table-cell>
          <table:table-cell table:style-name="ce3" table:formula="oooc:=MID([.$C461];6;1)">
            <text:p/>
          </table:table-cell>
          <table:table-cell table:style-name="ce3" table:formula="oooc:=MID([.$C461];7;1)">
            <text:p/>
          </table:table-cell>
          <table:table-cell table:style-name="ce3" table:formula="oooc:=MID([.$C46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6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62];1;1)">
            <text:p/>
          </table:table-cell>
          <table:table-cell table:style-name="ce3" table:formula="oooc:=MID([.$C462];2;1)">
            <text:p/>
          </table:table-cell>
          <table:table-cell table:style-name="ce3" table:formula="oooc:=MID([.$C462];3;1)">
            <text:p/>
          </table:table-cell>
          <table:table-cell table:style-name="ce3" table:formula="oooc:=MID([.$C462];5;1)">
            <text:p/>
          </table:table-cell>
          <table:table-cell table:style-name="ce3" table:formula="oooc:=MID([.$C462];6;1)">
            <text:p/>
          </table:table-cell>
          <table:table-cell table:style-name="ce3" table:formula="oooc:=MID([.$C462];7;1)">
            <text:p/>
          </table:table-cell>
          <table:table-cell table:style-name="ce3" table:formula="oooc:=MID([.$C46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6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63];1;1)">
            <text:p/>
          </table:table-cell>
          <table:table-cell table:style-name="ce3" table:formula="oooc:=MID([.$C463];2;1)">
            <text:p/>
          </table:table-cell>
          <table:table-cell table:style-name="ce3" table:formula="oooc:=MID([.$C463];3;1)">
            <text:p/>
          </table:table-cell>
          <table:table-cell table:style-name="ce3" table:formula="oooc:=MID([.$C463];5;1)">
            <text:p/>
          </table:table-cell>
          <table:table-cell table:style-name="ce3" table:formula="oooc:=MID([.$C463];6;1)">
            <text:p/>
          </table:table-cell>
          <table:table-cell table:style-name="ce3" table:formula="oooc:=MID([.$C463];7;1)">
            <text:p/>
          </table:table-cell>
          <table:table-cell table:style-name="ce3" table:formula="oooc:=MID([.$C46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6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64];1;1)">
            <text:p/>
          </table:table-cell>
          <table:table-cell table:style-name="ce3" table:formula="oooc:=MID([.$C464];2;1)">
            <text:p/>
          </table:table-cell>
          <table:table-cell table:style-name="ce3" table:formula="oooc:=MID([.$C464];3;1)">
            <text:p/>
          </table:table-cell>
          <table:table-cell table:style-name="ce3" table:formula="oooc:=MID([.$C464];5;1)">
            <text:p/>
          </table:table-cell>
          <table:table-cell table:style-name="ce3" table:formula="oooc:=MID([.$C464];6;1)">
            <text:p/>
          </table:table-cell>
          <table:table-cell table:style-name="ce3" table:formula="oooc:=MID([.$C464];7;1)">
            <text:p/>
          </table:table-cell>
          <table:table-cell table:style-name="ce3" table:formula="oooc:=MID([.$C46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6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65];1;1)">
            <text:p/>
          </table:table-cell>
          <table:table-cell table:style-name="ce3" table:formula="oooc:=MID([.$C465];2;1)">
            <text:p/>
          </table:table-cell>
          <table:table-cell table:style-name="ce3" table:formula="oooc:=MID([.$C465];3;1)">
            <text:p/>
          </table:table-cell>
          <table:table-cell table:style-name="ce3" table:formula="oooc:=MID([.$C465];5;1)">
            <text:p/>
          </table:table-cell>
          <table:table-cell table:style-name="ce3" table:formula="oooc:=MID([.$C465];6;1)">
            <text:p/>
          </table:table-cell>
          <table:table-cell table:style-name="ce3" table:formula="oooc:=MID([.$C465];7;1)">
            <text:p/>
          </table:table-cell>
          <table:table-cell table:style-name="ce3" table:formula="oooc:=MID([.$C46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6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66];1;1)">
            <text:p/>
          </table:table-cell>
          <table:table-cell table:style-name="ce3" table:formula="oooc:=MID([.$C466];2;1)">
            <text:p/>
          </table:table-cell>
          <table:table-cell table:style-name="ce3" table:formula="oooc:=MID([.$C466];3;1)">
            <text:p/>
          </table:table-cell>
          <table:table-cell table:style-name="ce3" table:formula="oooc:=MID([.$C466];5;1)">
            <text:p/>
          </table:table-cell>
          <table:table-cell table:style-name="ce3" table:formula="oooc:=MID([.$C466];6;1)">
            <text:p/>
          </table:table-cell>
          <table:table-cell table:style-name="ce3" table:formula="oooc:=MID([.$C466];7;1)">
            <text:p/>
          </table:table-cell>
          <table:table-cell table:style-name="ce3" table:formula="oooc:=MID([.$C46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6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67];1;1)">
            <text:p/>
          </table:table-cell>
          <table:table-cell table:style-name="ce3" table:formula="oooc:=MID([.$C467];2;1)">
            <text:p/>
          </table:table-cell>
          <table:table-cell table:style-name="ce3" table:formula="oooc:=MID([.$C467];3;1)">
            <text:p/>
          </table:table-cell>
          <table:table-cell table:style-name="ce3" table:formula="oooc:=MID([.$C467];5;1)">
            <text:p/>
          </table:table-cell>
          <table:table-cell table:style-name="ce3" table:formula="oooc:=MID([.$C467];6;1)">
            <text:p/>
          </table:table-cell>
          <table:table-cell table:style-name="ce3" table:formula="oooc:=MID([.$C467];7;1)">
            <text:p/>
          </table:table-cell>
          <table:table-cell table:style-name="ce3" table:formula="oooc:=MID([.$C46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6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68];1;1)">
            <text:p/>
          </table:table-cell>
          <table:table-cell table:style-name="ce3" table:formula="oooc:=MID([.$C468];2;1)">
            <text:p/>
          </table:table-cell>
          <table:table-cell table:style-name="ce3" table:formula="oooc:=MID([.$C468];3;1)">
            <text:p/>
          </table:table-cell>
          <table:table-cell table:style-name="ce3" table:formula="oooc:=MID([.$C468];5;1)">
            <text:p/>
          </table:table-cell>
          <table:table-cell table:style-name="ce3" table:formula="oooc:=MID([.$C468];6;1)">
            <text:p/>
          </table:table-cell>
          <table:table-cell table:style-name="ce3" table:formula="oooc:=MID([.$C468];7;1)">
            <text:p/>
          </table:table-cell>
          <table:table-cell table:style-name="ce3" table:formula="oooc:=MID([.$C46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6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69];1;1)">
            <text:p/>
          </table:table-cell>
          <table:table-cell table:style-name="ce3" table:formula="oooc:=MID([.$C469];2;1)">
            <text:p/>
          </table:table-cell>
          <table:table-cell table:style-name="ce3" table:formula="oooc:=MID([.$C469];3;1)">
            <text:p/>
          </table:table-cell>
          <table:table-cell table:style-name="ce3" table:formula="oooc:=MID([.$C469];5;1)">
            <text:p/>
          </table:table-cell>
          <table:table-cell table:style-name="ce3" table:formula="oooc:=MID([.$C469];6;1)">
            <text:p/>
          </table:table-cell>
          <table:table-cell table:style-name="ce3" table:formula="oooc:=MID([.$C469];7;1)">
            <text:p/>
          </table:table-cell>
          <table:table-cell table:style-name="ce3" table:formula="oooc:=MID([.$C46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7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70];1;1)">
            <text:p/>
          </table:table-cell>
          <table:table-cell table:style-name="ce3" table:formula="oooc:=MID([.$C470];2;1)">
            <text:p/>
          </table:table-cell>
          <table:table-cell table:style-name="ce3" table:formula="oooc:=MID([.$C470];3;1)">
            <text:p/>
          </table:table-cell>
          <table:table-cell table:style-name="ce3" table:formula="oooc:=MID([.$C470];5;1)">
            <text:p/>
          </table:table-cell>
          <table:table-cell table:style-name="ce3" table:formula="oooc:=MID([.$C470];6;1)">
            <text:p/>
          </table:table-cell>
          <table:table-cell table:style-name="ce3" table:formula="oooc:=MID([.$C470];7;1)">
            <text:p/>
          </table:table-cell>
          <table:table-cell table:style-name="ce3" table:formula="oooc:=MID([.$C47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7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71];1;1)">
            <text:p/>
          </table:table-cell>
          <table:table-cell table:style-name="ce3" table:formula="oooc:=MID([.$C471];2;1)">
            <text:p/>
          </table:table-cell>
          <table:table-cell table:style-name="ce3" table:formula="oooc:=MID([.$C471];3;1)">
            <text:p/>
          </table:table-cell>
          <table:table-cell table:style-name="ce3" table:formula="oooc:=MID([.$C471];5;1)">
            <text:p/>
          </table:table-cell>
          <table:table-cell table:style-name="ce3" table:formula="oooc:=MID([.$C471];6;1)">
            <text:p/>
          </table:table-cell>
          <table:table-cell table:style-name="ce3" table:formula="oooc:=MID([.$C471];7;1)">
            <text:p/>
          </table:table-cell>
          <table:table-cell table:style-name="ce3" table:formula="oooc:=MID([.$C47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7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72];1;1)">
            <text:p/>
          </table:table-cell>
          <table:table-cell table:style-name="ce3" table:formula="oooc:=MID([.$C472];2;1)">
            <text:p/>
          </table:table-cell>
          <table:table-cell table:style-name="ce3" table:formula="oooc:=MID([.$C472];3;1)">
            <text:p/>
          </table:table-cell>
          <table:table-cell table:style-name="ce3" table:formula="oooc:=MID([.$C472];5;1)">
            <text:p/>
          </table:table-cell>
          <table:table-cell table:style-name="ce3" table:formula="oooc:=MID([.$C472];6;1)">
            <text:p/>
          </table:table-cell>
          <table:table-cell table:style-name="ce3" table:formula="oooc:=MID([.$C472];7;1)">
            <text:p/>
          </table:table-cell>
          <table:table-cell table:style-name="ce3" table:formula="oooc:=MID([.$C47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7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73];1;1)">
            <text:p/>
          </table:table-cell>
          <table:table-cell table:style-name="ce3" table:formula="oooc:=MID([.$C473];2;1)">
            <text:p/>
          </table:table-cell>
          <table:table-cell table:style-name="ce3" table:formula="oooc:=MID([.$C473];3;1)">
            <text:p/>
          </table:table-cell>
          <table:table-cell table:style-name="ce3" table:formula="oooc:=MID([.$C473];5;1)">
            <text:p/>
          </table:table-cell>
          <table:table-cell table:style-name="ce3" table:formula="oooc:=MID([.$C473];6;1)">
            <text:p/>
          </table:table-cell>
          <table:table-cell table:style-name="ce3" table:formula="oooc:=MID([.$C473];7;1)">
            <text:p/>
          </table:table-cell>
          <table:table-cell table:style-name="ce3" table:formula="oooc:=MID([.$C47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7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74];1;1)">
            <text:p/>
          </table:table-cell>
          <table:table-cell table:style-name="ce3" table:formula="oooc:=MID([.$C474];2;1)">
            <text:p/>
          </table:table-cell>
          <table:table-cell table:style-name="ce3" table:formula="oooc:=MID([.$C474];3;1)">
            <text:p/>
          </table:table-cell>
          <table:table-cell table:style-name="ce3" table:formula="oooc:=MID([.$C474];5;1)">
            <text:p/>
          </table:table-cell>
          <table:table-cell table:style-name="ce3" table:formula="oooc:=MID([.$C474];6;1)">
            <text:p/>
          </table:table-cell>
          <table:table-cell table:style-name="ce3" table:formula="oooc:=MID([.$C474];7;1)">
            <text:p/>
          </table:table-cell>
          <table:table-cell table:style-name="ce3" table:formula="oooc:=MID([.$C47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7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75];1;1)">
            <text:p/>
          </table:table-cell>
          <table:table-cell table:style-name="ce3" table:formula="oooc:=MID([.$C475];2;1)">
            <text:p/>
          </table:table-cell>
          <table:table-cell table:style-name="ce3" table:formula="oooc:=MID([.$C475];3;1)">
            <text:p/>
          </table:table-cell>
          <table:table-cell table:style-name="ce3" table:formula="oooc:=MID([.$C475];5;1)">
            <text:p/>
          </table:table-cell>
          <table:table-cell table:style-name="ce3" table:formula="oooc:=MID([.$C475];6;1)">
            <text:p/>
          </table:table-cell>
          <table:table-cell table:style-name="ce3" table:formula="oooc:=MID([.$C475];7;1)">
            <text:p/>
          </table:table-cell>
          <table:table-cell table:style-name="ce3" table:formula="oooc:=MID([.$C47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7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76];1;1)">
            <text:p/>
          </table:table-cell>
          <table:table-cell table:style-name="ce3" table:formula="oooc:=MID([.$C476];2;1)">
            <text:p/>
          </table:table-cell>
          <table:table-cell table:style-name="ce3" table:formula="oooc:=MID([.$C476];3;1)">
            <text:p/>
          </table:table-cell>
          <table:table-cell table:style-name="ce3" table:formula="oooc:=MID([.$C476];5;1)">
            <text:p/>
          </table:table-cell>
          <table:table-cell table:style-name="ce3" table:formula="oooc:=MID([.$C476];6;1)">
            <text:p/>
          </table:table-cell>
          <table:table-cell table:style-name="ce3" table:formula="oooc:=MID([.$C476];7;1)">
            <text:p/>
          </table:table-cell>
          <table:table-cell table:style-name="ce3" table:formula="oooc:=MID([.$C47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7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77];1;1)">
            <text:p/>
          </table:table-cell>
          <table:table-cell table:style-name="ce3" table:formula="oooc:=MID([.$C477];2;1)">
            <text:p/>
          </table:table-cell>
          <table:table-cell table:style-name="ce3" table:formula="oooc:=MID([.$C477];3;1)">
            <text:p/>
          </table:table-cell>
          <table:table-cell table:style-name="ce3" table:formula="oooc:=MID([.$C477];5;1)">
            <text:p/>
          </table:table-cell>
          <table:table-cell table:style-name="ce3" table:formula="oooc:=MID([.$C477];6;1)">
            <text:p/>
          </table:table-cell>
          <table:table-cell table:style-name="ce3" table:formula="oooc:=MID([.$C477];7;1)">
            <text:p/>
          </table:table-cell>
          <table:table-cell table:style-name="ce3" table:formula="oooc:=MID([.$C47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7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78];1;1)">
            <text:p/>
          </table:table-cell>
          <table:table-cell table:style-name="ce3" table:formula="oooc:=MID([.$C478];2;1)">
            <text:p/>
          </table:table-cell>
          <table:table-cell table:style-name="ce3" table:formula="oooc:=MID([.$C478];3;1)">
            <text:p/>
          </table:table-cell>
          <table:table-cell table:style-name="ce3" table:formula="oooc:=MID([.$C478];5;1)">
            <text:p/>
          </table:table-cell>
          <table:table-cell table:style-name="ce3" table:formula="oooc:=MID([.$C478];6;1)">
            <text:p/>
          </table:table-cell>
          <table:table-cell table:style-name="ce3" table:formula="oooc:=MID([.$C478];7;1)">
            <text:p/>
          </table:table-cell>
          <table:table-cell table:style-name="ce3" table:formula="oooc:=MID([.$C47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7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79];1;1)">
            <text:p/>
          </table:table-cell>
          <table:table-cell table:style-name="ce3" table:formula="oooc:=MID([.$C479];2;1)">
            <text:p/>
          </table:table-cell>
          <table:table-cell table:style-name="ce3" table:formula="oooc:=MID([.$C479];3;1)">
            <text:p/>
          </table:table-cell>
          <table:table-cell table:style-name="ce3" table:formula="oooc:=MID([.$C479];5;1)">
            <text:p/>
          </table:table-cell>
          <table:table-cell table:style-name="ce3" table:formula="oooc:=MID([.$C479];6;1)">
            <text:p/>
          </table:table-cell>
          <table:table-cell table:style-name="ce3" table:formula="oooc:=MID([.$C479];7;1)">
            <text:p/>
          </table:table-cell>
          <table:table-cell table:style-name="ce3" table:formula="oooc:=MID([.$C47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8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80];1;1)">
            <text:p/>
          </table:table-cell>
          <table:table-cell table:style-name="ce3" table:formula="oooc:=MID([.$C480];2;1)">
            <text:p/>
          </table:table-cell>
          <table:table-cell table:style-name="ce3" table:formula="oooc:=MID([.$C480];3;1)">
            <text:p/>
          </table:table-cell>
          <table:table-cell table:style-name="ce3" table:formula="oooc:=MID([.$C480];5;1)">
            <text:p/>
          </table:table-cell>
          <table:table-cell table:style-name="ce3" table:formula="oooc:=MID([.$C480];6;1)">
            <text:p/>
          </table:table-cell>
          <table:table-cell table:style-name="ce3" table:formula="oooc:=MID([.$C480];7;1)">
            <text:p/>
          </table:table-cell>
          <table:table-cell table:style-name="ce3" table:formula="oooc:=MID([.$C48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8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81];1;1)">
            <text:p/>
          </table:table-cell>
          <table:table-cell table:style-name="ce3" table:formula="oooc:=MID([.$C481];2;1)">
            <text:p/>
          </table:table-cell>
          <table:table-cell table:style-name="ce3" table:formula="oooc:=MID([.$C481];3;1)">
            <text:p/>
          </table:table-cell>
          <table:table-cell table:style-name="ce3" table:formula="oooc:=MID([.$C481];5;1)">
            <text:p/>
          </table:table-cell>
          <table:table-cell table:style-name="ce3" table:formula="oooc:=MID([.$C481];6;1)">
            <text:p/>
          </table:table-cell>
          <table:table-cell table:style-name="ce3" table:formula="oooc:=MID([.$C481];7;1)">
            <text:p/>
          </table:table-cell>
          <table:table-cell table:style-name="ce3" table:formula="oooc:=MID([.$C48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8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82];1;1)">
            <text:p/>
          </table:table-cell>
          <table:table-cell table:style-name="ce3" table:formula="oooc:=MID([.$C482];2;1)">
            <text:p/>
          </table:table-cell>
          <table:table-cell table:style-name="ce3" table:formula="oooc:=MID([.$C482];3;1)">
            <text:p/>
          </table:table-cell>
          <table:table-cell table:style-name="ce3" table:formula="oooc:=MID([.$C482];5;1)">
            <text:p/>
          </table:table-cell>
          <table:table-cell table:style-name="ce3" table:formula="oooc:=MID([.$C482];6;1)">
            <text:p/>
          </table:table-cell>
          <table:table-cell table:style-name="ce3" table:formula="oooc:=MID([.$C482];7;1)">
            <text:p/>
          </table:table-cell>
          <table:table-cell table:style-name="ce3" table:formula="oooc:=MID([.$C48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8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83];1;1)">
            <text:p/>
          </table:table-cell>
          <table:table-cell table:style-name="ce3" table:formula="oooc:=MID([.$C483];2;1)">
            <text:p/>
          </table:table-cell>
          <table:table-cell table:style-name="ce3" table:formula="oooc:=MID([.$C483];3;1)">
            <text:p/>
          </table:table-cell>
          <table:table-cell table:style-name="ce3" table:formula="oooc:=MID([.$C483];5;1)">
            <text:p/>
          </table:table-cell>
          <table:table-cell table:style-name="ce3" table:formula="oooc:=MID([.$C483];6;1)">
            <text:p/>
          </table:table-cell>
          <table:table-cell table:style-name="ce3" table:formula="oooc:=MID([.$C483];7;1)">
            <text:p/>
          </table:table-cell>
          <table:table-cell table:style-name="ce3" table:formula="oooc:=MID([.$C48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8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84];1;1)">
            <text:p/>
          </table:table-cell>
          <table:table-cell table:style-name="ce3" table:formula="oooc:=MID([.$C484];2;1)">
            <text:p/>
          </table:table-cell>
          <table:table-cell table:style-name="ce3" table:formula="oooc:=MID([.$C484];3;1)">
            <text:p/>
          </table:table-cell>
          <table:table-cell table:style-name="ce3" table:formula="oooc:=MID([.$C484];5;1)">
            <text:p/>
          </table:table-cell>
          <table:table-cell table:style-name="ce3" table:formula="oooc:=MID([.$C484];6;1)">
            <text:p/>
          </table:table-cell>
          <table:table-cell table:style-name="ce3" table:formula="oooc:=MID([.$C484];7;1)">
            <text:p/>
          </table:table-cell>
          <table:table-cell table:style-name="ce3" table:formula="oooc:=MID([.$C48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8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85];1;1)">
            <text:p/>
          </table:table-cell>
          <table:table-cell table:style-name="ce3" table:formula="oooc:=MID([.$C485];2;1)">
            <text:p/>
          </table:table-cell>
          <table:table-cell table:style-name="ce3" table:formula="oooc:=MID([.$C485];3;1)">
            <text:p/>
          </table:table-cell>
          <table:table-cell table:style-name="ce3" table:formula="oooc:=MID([.$C485];5;1)">
            <text:p/>
          </table:table-cell>
          <table:table-cell table:style-name="ce3" table:formula="oooc:=MID([.$C485];6;1)">
            <text:p/>
          </table:table-cell>
          <table:table-cell table:style-name="ce3" table:formula="oooc:=MID([.$C485];7;1)">
            <text:p/>
          </table:table-cell>
          <table:table-cell table:style-name="ce3" table:formula="oooc:=MID([.$C48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8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86];1;1)">
            <text:p/>
          </table:table-cell>
          <table:table-cell table:style-name="ce3" table:formula="oooc:=MID([.$C486];2;1)">
            <text:p/>
          </table:table-cell>
          <table:table-cell table:style-name="ce3" table:formula="oooc:=MID([.$C486];3;1)">
            <text:p/>
          </table:table-cell>
          <table:table-cell table:style-name="ce3" table:formula="oooc:=MID([.$C486];5;1)">
            <text:p/>
          </table:table-cell>
          <table:table-cell table:style-name="ce3" table:formula="oooc:=MID([.$C486];6;1)">
            <text:p/>
          </table:table-cell>
          <table:table-cell table:style-name="ce3" table:formula="oooc:=MID([.$C486];7;1)">
            <text:p/>
          </table:table-cell>
          <table:table-cell table:style-name="ce3" table:formula="oooc:=MID([.$C48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8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87];1;1)">
            <text:p/>
          </table:table-cell>
          <table:table-cell table:style-name="ce3" table:formula="oooc:=MID([.$C487];2;1)">
            <text:p/>
          </table:table-cell>
          <table:table-cell table:style-name="ce3" table:formula="oooc:=MID([.$C487];3;1)">
            <text:p/>
          </table:table-cell>
          <table:table-cell table:style-name="ce3" table:formula="oooc:=MID([.$C487];5;1)">
            <text:p/>
          </table:table-cell>
          <table:table-cell table:style-name="ce3" table:formula="oooc:=MID([.$C487];6;1)">
            <text:p/>
          </table:table-cell>
          <table:table-cell table:style-name="ce3" table:formula="oooc:=MID([.$C487];7;1)">
            <text:p/>
          </table:table-cell>
          <table:table-cell table:style-name="ce3" table:formula="oooc:=MID([.$C48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8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88];1;1)">
            <text:p/>
          </table:table-cell>
          <table:table-cell table:style-name="ce3" table:formula="oooc:=MID([.$C488];2;1)">
            <text:p/>
          </table:table-cell>
          <table:table-cell table:style-name="ce3" table:formula="oooc:=MID([.$C488];3;1)">
            <text:p/>
          </table:table-cell>
          <table:table-cell table:style-name="ce3" table:formula="oooc:=MID([.$C488];5;1)">
            <text:p/>
          </table:table-cell>
          <table:table-cell table:style-name="ce3" table:formula="oooc:=MID([.$C488];6;1)">
            <text:p/>
          </table:table-cell>
          <table:table-cell table:style-name="ce3" table:formula="oooc:=MID([.$C488];7;1)">
            <text:p/>
          </table:table-cell>
          <table:table-cell table:style-name="ce3" table:formula="oooc:=MID([.$C48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8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89];1;1)">
            <text:p/>
          </table:table-cell>
          <table:table-cell table:style-name="ce3" table:formula="oooc:=MID([.$C489];2;1)">
            <text:p/>
          </table:table-cell>
          <table:table-cell table:style-name="ce3" table:formula="oooc:=MID([.$C489];3;1)">
            <text:p/>
          </table:table-cell>
          <table:table-cell table:style-name="ce3" table:formula="oooc:=MID([.$C489];5;1)">
            <text:p/>
          </table:table-cell>
          <table:table-cell table:style-name="ce3" table:formula="oooc:=MID([.$C489];6;1)">
            <text:p/>
          </table:table-cell>
          <table:table-cell table:style-name="ce3" table:formula="oooc:=MID([.$C489];7;1)">
            <text:p/>
          </table:table-cell>
          <table:table-cell table:style-name="ce3" table:formula="oooc:=MID([.$C48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9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90];1;1)">
            <text:p/>
          </table:table-cell>
          <table:table-cell table:style-name="ce3" table:formula="oooc:=MID([.$C490];2;1)">
            <text:p/>
          </table:table-cell>
          <table:table-cell table:style-name="ce3" table:formula="oooc:=MID([.$C490];3;1)">
            <text:p/>
          </table:table-cell>
          <table:table-cell table:style-name="ce3" table:formula="oooc:=MID([.$C490];5;1)">
            <text:p/>
          </table:table-cell>
          <table:table-cell table:style-name="ce3" table:formula="oooc:=MID([.$C490];6;1)">
            <text:p/>
          </table:table-cell>
          <table:table-cell table:style-name="ce3" table:formula="oooc:=MID([.$C490];7;1)">
            <text:p/>
          </table:table-cell>
          <table:table-cell table:style-name="ce3" table:formula="oooc:=MID([.$C490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91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91];1;1)">
            <text:p/>
          </table:table-cell>
          <table:table-cell table:style-name="ce3" table:formula="oooc:=MID([.$C491];2;1)">
            <text:p/>
          </table:table-cell>
          <table:table-cell table:style-name="ce3" table:formula="oooc:=MID([.$C491];3;1)">
            <text:p/>
          </table:table-cell>
          <table:table-cell table:style-name="ce3" table:formula="oooc:=MID([.$C491];5;1)">
            <text:p/>
          </table:table-cell>
          <table:table-cell table:style-name="ce3" table:formula="oooc:=MID([.$C491];6;1)">
            <text:p/>
          </table:table-cell>
          <table:table-cell table:style-name="ce3" table:formula="oooc:=MID([.$C491];7;1)">
            <text:p/>
          </table:table-cell>
          <table:table-cell table:style-name="ce3" table:formula="oooc:=MID([.$C491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92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92];1;1)">
            <text:p/>
          </table:table-cell>
          <table:table-cell table:style-name="ce3" table:formula="oooc:=MID([.$C492];2;1)">
            <text:p/>
          </table:table-cell>
          <table:table-cell table:style-name="ce3" table:formula="oooc:=MID([.$C492];3;1)">
            <text:p/>
          </table:table-cell>
          <table:table-cell table:style-name="ce3" table:formula="oooc:=MID([.$C492];5;1)">
            <text:p/>
          </table:table-cell>
          <table:table-cell table:style-name="ce3" table:formula="oooc:=MID([.$C492];6;1)">
            <text:p/>
          </table:table-cell>
          <table:table-cell table:style-name="ce3" table:formula="oooc:=MID([.$C492];7;1)">
            <text:p/>
          </table:table-cell>
          <table:table-cell table:style-name="ce3" table:formula="oooc:=MID([.$C492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93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93];1;1)">
            <text:p/>
          </table:table-cell>
          <table:table-cell table:style-name="ce3" table:formula="oooc:=MID([.$C493];2;1)">
            <text:p/>
          </table:table-cell>
          <table:table-cell table:style-name="ce3" table:formula="oooc:=MID([.$C493];3;1)">
            <text:p/>
          </table:table-cell>
          <table:table-cell table:style-name="ce3" table:formula="oooc:=MID([.$C493];5;1)">
            <text:p/>
          </table:table-cell>
          <table:table-cell table:style-name="ce3" table:formula="oooc:=MID([.$C493];6;1)">
            <text:p/>
          </table:table-cell>
          <table:table-cell table:style-name="ce3" table:formula="oooc:=MID([.$C493];7;1)">
            <text:p/>
          </table:table-cell>
          <table:table-cell table:style-name="ce3" table:formula="oooc:=MID([.$C493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94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94];1;1)">
            <text:p/>
          </table:table-cell>
          <table:table-cell table:style-name="ce3" table:formula="oooc:=MID([.$C494];2;1)">
            <text:p/>
          </table:table-cell>
          <table:table-cell table:style-name="ce3" table:formula="oooc:=MID([.$C494];3;1)">
            <text:p/>
          </table:table-cell>
          <table:table-cell table:style-name="ce3" table:formula="oooc:=MID([.$C494];5;1)">
            <text:p/>
          </table:table-cell>
          <table:table-cell table:style-name="ce3" table:formula="oooc:=MID([.$C494];6;1)">
            <text:p/>
          </table:table-cell>
          <table:table-cell table:style-name="ce3" table:formula="oooc:=MID([.$C494];7;1)">
            <text:p/>
          </table:table-cell>
          <table:table-cell table:style-name="ce3" table:formula="oooc:=MID([.$C494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95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95];1;1)">
            <text:p/>
          </table:table-cell>
          <table:table-cell table:style-name="ce3" table:formula="oooc:=MID([.$C495];2;1)">
            <text:p/>
          </table:table-cell>
          <table:table-cell table:style-name="ce3" table:formula="oooc:=MID([.$C495];3;1)">
            <text:p/>
          </table:table-cell>
          <table:table-cell table:style-name="ce3" table:formula="oooc:=MID([.$C495];5;1)">
            <text:p/>
          </table:table-cell>
          <table:table-cell table:style-name="ce3" table:formula="oooc:=MID([.$C495];6;1)">
            <text:p/>
          </table:table-cell>
          <table:table-cell table:style-name="ce3" table:formula="oooc:=MID([.$C495];7;1)">
            <text:p/>
          </table:table-cell>
          <table:table-cell table:style-name="ce3" table:formula="oooc:=MID([.$C495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96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96];1;1)">
            <text:p/>
          </table:table-cell>
          <table:table-cell table:style-name="ce3" table:formula="oooc:=MID([.$C496];2;1)">
            <text:p/>
          </table:table-cell>
          <table:table-cell table:style-name="ce3" table:formula="oooc:=MID([.$C496];3;1)">
            <text:p/>
          </table:table-cell>
          <table:table-cell table:style-name="ce3" table:formula="oooc:=MID([.$C496];5;1)">
            <text:p/>
          </table:table-cell>
          <table:table-cell table:style-name="ce3" table:formula="oooc:=MID([.$C496];6;1)">
            <text:p/>
          </table:table-cell>
          <table:table-cell table:style-name="ce3" table:formula="oooc:=MID([.$C496];7;1)">
            <text:p/>
          </table:table-cell>
          <table:table-cell table:style-name="ce3" table:formula="oooc:=MID([.$C496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97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97];1;1)">
            <text:p/>
          </table:table-cell>
          <table:table-cell table:style-name="ce3" table:formula="oooc:=MID([.$C497];2;1)">
            <text:p/>
          </table:table-cell>
          <table:table-cell table:style-name="ce3" table:formula="oooc:=MID([.$C497];3;1)">
            <text:p/>
          </table:table-cell>
          <table:table-cell table:style-name="ce3" table:formula="oooc:=MID([.$C497];5;1)">
            <text:p/>
          </table:table-cell>
          <table:table-cell table:style-name="ce3" table:formula="oooc:=MID([.$C497];6;1)">
            <text:p/>
          </table:table-cell>
          <table:table-cell table:style-name="ce3" table:formula="oooc:=MID([.$C497];7;1)">
            <text:p/>
          </table:table-cell>
          <table:table-cell table:style-name="ce3" table:formula="oooc:=MID([.$C497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98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98];1;1)">
            <text:p/>
          </table:table-cell>
          <table:table-cell table:style-name="ce3" table:formula="oooc:=MID([.$C498];2;1)">
            <text:p/>
          </table:table-cell>
          <table:table-cell table:style-name="ce3" table:formula="oooc:=MID([.$C498];3;1)">
            <text:p/>
          </table:table-cell>
          <table:table-cell table:style-name="ce3" table:formula="oooc:=MID([.$C498];5;1)">
            <text:p/>
          </table:table-cell>
          <table:table-cell table:style-name="ce3" table:formula="oooc:=MID([.$C498];6;1)">
            <text:p/>
          </table:table-cell>
          <table:table-cell table:style-name="ce3" table:formula="oooc:=MID([.$C498];7;1)">
            <text:p/>
          </table:table-cell>
          <table:table-cell table:style-name="ce3" table:formula="oooc:=MID([.$C498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499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499];1;1)">
            <text:p/>
          </table:table-cell>
          <table:table-cell table:style-name="ce3" table:formula="oooc:=MID([.$C499];2;1)">
            <text:p/>
          </table:table-cell>
          <table:table-cell table:style-name="ce3" table:formula="oooc:=MID([.$C499];3;1)">
            <text:p/>
          </table:table-cell>
          <table:table-cell table:style-name="ce3" table:formula="oooc:=MID([.$C499];5;1)">
            <text:p/>
          </table:table-cell>
          <table:table-cell table:style-name="ce3" table:formula="oooc:=MID([.$C499];6;1)">
            <text:p/>
          </table:table-cell>
          <table:table-cell table:style-name="ce3" table:formula="oooc:=MID([.$C499];7;1)">
            <text:p/>
          </table:table-cell>
          <table:table-cell table:style-name="ce3" table:formula="oooc:=MID([.$C499];8;1)">
            <text:p/>
          </table:table-cell>
        </table:table-row>
        <table:table-row table:style-name="ro2">
          <table:table-cell table:number-columns-repeated="2"/>
          <table:table-cell/>
          <table:table-cell/>
          <table:table-cell/>
          <table:table-cell table:number-columns-repeated="6"/>
          <table:table-cell table:formula="oooc:=SUBSTITUTE(SUBSTITUTE(SUBSTITUTE(SUBSTITUTE(SUBSTITUTE(SUBSTITUTE(SUBSTITUTE(SUBSTITUTE(SUBSTITUTE(SUBSTITUTE([.E500];&quot;0&quot;;&quot;〇&quot;);&quot;9&quot;;&quot;九&quot;);&quot;8&quot;;&quot;八&quot;);&quot;7&quot;;&quot;七&quot;);&quot;6&quot;;&quot;六&quot;);&quot;5&quot;;&quot;五&quot;);&quot;4&quot;;&quot;四&quot;);&quot;3&quot;;&quot;三&quot;);&quot;2&quot;;&quot;二&quot;);&quot;1&quot;;&quot;一&quot;)">
            <text:p/>
          </table:table-cell>
          <table:table-cell table:style-name="ce3" table:formula="oooc:=MID([.$C500];1;1)">
            <text:p/>
          </table:table-cell>
          <table:table-cell table:style-name="ce3" table:formula="oooc:=MID([.$C500];2;1)">
            <text:p/>
          </table:table-cell>
          <table:table-cell table:style-name="ce3" table:formula="oooc:=MID([.$C500];3;1)">
            <text:p/>
          </table:table-cell>
          <table:table-cell table:style-name="ce3" table:formula="oooc:=MID([.$C500];5;1)">
            <text:p/>
          </table:table-cell>
          <table:table-cell table:style-name="ce3" table:formula="oooc:=MID([.$C500];6;1)">
            <text:p/>
          </table:table-cell>
          <table:table-cell table:style-name="ce3" table:formula="oooc:=MID([.$C500];7;1)">
            <text:p/>
          </table:table-cell>
          <table:table-cell table:style-name="ce3" table:formula="oooc:=MID([.$C500];8;1)">
            <text:p/>
          </table:table-cell>
        </table:table-row>
        <table:table-row table:style-name="ro2" table:number-rows-repeated="6503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Table2" table:style-name="ta1" table:print="false">
        <table:table-column table:style-name="co12" table:default-cell-style-name="Default"/>
        <table:table-row table:style-name="ro2" table:number-rows-repeated="65535">
          <table:table-cell/>
        </table:table-row>
        <table:table-row table:style-name="ro2">
          <table:table-cell/>
        </table:table-row>
      </table:table>
      <table:table table:name="Table3" table:style-name="ta1" table:print="false">
        <table:table-column table:style-name="co12" table:default-cell-style-name="Default"/>
        <table:table-row table:style-name="ro2" table:number-rows-repeated="65535">
          <table:table-cell/>
        </table:table-row>
        <table:table-row table:style-name="ro2">
          <table:table-cell/>
        </table:table-row>
      </table:table>
      <table:database-ranges>
        <table:database-range table:name="address" table:target-range-address="Table1.C1:Table1.S1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ＭＳ Ｐゴシック" svg:font-family="'ＭＳ Ｐゴシック'" style:font-adornments="標準" style:font-family-generic="modern" style:font-pitch="variable"/>
    <style:font-face style:name="Albany" svg:font-family="Albany" style:font-family-generic="swiss" style:font-pitch="variable"/>
    <style:font-face style:name="東風ゴシック" svg:font-family="東風ゴシック" style:font-family-generic="swiss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HG Mincho Light J" style:language-asian="ja" style:country-asian="JP" style:font-name-complex="Arial Unicode MS" style:language-complex="ja" style:country-complex="JP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>
      <style:text-properties style:font-name="ＭＳ Ｐゴシック" fo:font-size="11pt" style:font-name-asian="ＭＳ Ｐゴシック" style:font-size-asian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pm1">
      <style:page-layout-properties fo:page-width="20.999cm" fo:page-height="29.699cm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1-02">2007/01/02</text:date>, <text:time>12:11:2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2-10-27T06:09:08</meta:creation-date>
    <dc:date>2007-01-02T12:11:28</dc:date>
    <dc:language>en-US</dc:language>
    <meta:editing-cycles>16</meta:editing-cycles>
    <meta:editing-duration>PT1H53M42S</meta:editing-duration>
    <meta:template xlink:type="simple" xlink:actuate="onRequest" xlink:role="template" xlink:href="/Program%20Files/OpenOffice.org1.0.1/user/template/標準.sxc" xlink:title="標準" meta:date="2002-10-27T06:09:08"/>
    <meta:user-defined meta:name="Info 1"/>
    <meta:user-defined meta:name="Info 2"/>
    <meta:user-defined meta:name="Info 3"/>
    <meta:user-defined meta:name="Info 4"/>
    <meta:document-statistic meta:table-count="3" meta:cell-count="5018"/>
  </office:meta>
</office:document-meta>
</file>